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3.21pt"/>
    </style:style>
    <style:style style:name="co2" style:family="table-column">
      <style:table-column-properties fo:break-before="auto" style:column-width="43.71pt"/>
    </style:style>
    <style:style style:name="co3" style:family="table-column">
      <style:table-column-properties fo:break-before="auto" style:column-width="647.66pt"/>
    </style:style>
    <style:style style:name="co4" style:family="table-column">
      <style:table-column-properties fo:break-before="auto" style:column-width="38.89pt"/>
    </style:style>
    <style:style style:name="co5" style:family="table-column">
      <style:table-column-properties fo:break-before="auto" style:column-width="61.09pt"/>
    </style:style>
    <style:style style:name="co6" style:family="table-column">
      <style:table-column-properties fo:break-before="auto" style:column-width="179.4pt"/>
    </style:style>
    <style:style style:name="co7" style:family="table-column">
      <style:table-column-properties fo:break-before="auto" style:column-width="226.2pt"/>
    </style:style>
    <style:style style:name="co8"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ccess">
      <style:table-properties table:display="true" style:writing-mode="lr-tb"/>
    </style:style>
    <style:style style:name="ta2" style:family="table" style:master-page-name="PageStyle_5f_API">
      <style:table-properties table:display="true" style:writing-mode="lr-tb"/>
    </style:style>
    <style:style style:name="ta3" style:family="table" style:master-page-name="PageStyle_5f_Architecture">
      <style:table-properties table:display="true" style:writing-mode="lr-tb"/>
    </style:style>
    <style:style style:name="ta4" style:family="table" style:master-page-name="PageStyle_5f_Authentication">
      <style:table-properties table:display="true" style:writing-mode="lr-tb"/>
    </style:style>
    <style:style style:name="ta5" style:family="table" style:master-page-name="PageStyle_5f_BusLogic">
      <style:table-properties table:display="true" style:writing-mode="lr-tb"/>
    </style:style>
    <style:style style:name="ta6" style:family="table" style:master-page-name="PageStyle_5f_Communications">
      <style:table-properties table:display="true" style:writing-mode="lr-tb"/>
    </style:style>
    <style:style style:name="ta7" style:family="table" style:master-page-name="PageStyle_5f_Config">
      <style:table-properties table:display="true" style:writing-mode="lr-tb"/>
    </style:style>
    <style:style style:name="ta8" style:family="table" style:master-page-name="PageStyle_5f_Crypto">
      <style:table-properties table:display="true" style:writing-mode="lr-tb"/>
    </style:style>
    <style:style style:name="ta9" style:family="table" style:master-page-name="PageStyle_5f_Data">
      <style:table-properties table:display="true" style:writing-mode="lr-tb"/>
    </style:style>
    <style:style style:name="ta10" style:family="table" style:master-page-name="PageStyle_5f_Error">
      <style:table-properties table:display="true" style:writing-mode="lr-tb"/>
    </style:style>
    <style:style style:name="ta11" style:family="table" style:master-page-name="PageStyle_5f_Files">
      <style:table-properties table:display="true" style:writing-mode="lr-tb"/>
    </style:style>
    <style:style style:name="ta12" style:family="table" style:master-page-name="PageStyle_5f_Malicious">
      <style:table-properties table:display="true" style:writing-mode="lr-tb"/>
    </style:style>
    <style:style style:name="ta13" style:family="table" style:master-page-name="PageStyle_5f_Session">
      <style:table-properties table:display="true" style:writing-mode="lr-tb"/>
    </style:style>
    <style:style style:name="ta14" style:family="table" style:master-page-name="PageStyle_5f_Validation">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Access.B2"/>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Access.B2"/>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ccess.C2"/>
    </style:style>
    <style:style style:name="ce1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ccess.C2"/>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Access.C44"/>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API.B2"/>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API.B2"/>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PI.C2"/>
    </style:style>
    <style:style style:name="ce2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PI.C2"/>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API.C44"/>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Architecture.B2"/>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rchitecture.C2"/>
    </style:style>
    <style:style style:name="ce2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rchitecture.C2"/>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Architecture.C44"/>
    </style:style>
    <style:style style:name="ce28"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Authentication.B2"/>
    </style:style>
    <style:style style:name="ce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Authentication.C2"/>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44]=0)" style:apply-style-name="ConditionalStyle_5f_1" style:base-cell-address="Authentication.C44"/>
    </style:style>
    <style:style style:name="ce3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BusLogic.B2"/>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BusLogic.B2"/>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BusLogic.C2"/>
    </style:style>
    <style:style style:name="ce3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BusLogic.C2"/>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BusLogic.C44"/>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Communications.B2"/>
    </style:style>
    <style:style style:name="ce4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Communications.B2"/>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ommunications.C2"/>
    </style:style>
    <style:style style:name="ce4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ommunications.C2"/>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Communications.C44"/>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Config.B2"/>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onfig.C2"/>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F44]=0)" style:apply-style-name="ConditionalStyle_5f_1" style:base-cell-address="Config.C44"/>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Crypto.B2"/>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Crypto.B2"/>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rypto.C2"/>
    </style:style>
    <style:style style:name="ce5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Crypto.C2"/>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Crypto.C44"/>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Data.B2"/>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Data.B2"/>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Data.C2"/>
    </style:style>
    <style:style style:name="ce5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Data.C2"/>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Data.C44"/>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Error.B2"/>
    </style:style>
    <style:style style:name="ce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Error.B2"/>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Error.C2"/>
    </style:style>
    <style:style style:name="ce6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Error.C2"/>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Error.C44"/>
    </style:style>
    <style:style style:name="ce6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Files.B2"/>
    </style:style>
    <style:style style:name="ce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Files.B2"/>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Files.C2"/>
    </style:style>
    <style:style style:name="ce6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Files.C2"/>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Files.C44"/>
    </style:style>
    <style:style style:name="ce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Malicious.B2"/>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Malicious.B2"/>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Malicious.C2"/>
    </style:style>
    <style:style style:name="ce7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Malicious.C2"/>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Malicious.C44"/>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Session.B2"/>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Session.B2"/>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Session.C2"/>
    </style:style>
    <style:style style:name="ce7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Session.C2"/>
    </style:style>
    <style:style style:name="ce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Session.C44"/>
    </style:style>
    <style:style style:name="ce8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3" style:apply-style-name="ConditionalStyle_5f_3" style:base-cell-address="Validation.B2"/>
    </style:style>
    <style:style style:name="ce8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3" style:apply-style-name="ConditionalStyle_5f_3" style:base-cell-address="Validation.B2"/>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E2]=1)" style:apply-style-name="ConditionalStyle_5f_2" style:base-cell-address="Validation.C2"/>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F44]=0)" style:apply-style-name="ConditionalStyle_5f_1" style:base-cell-address="Validation.C44"/>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cces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7"/>
          <table:table-cell table:number-columns-repeated="999"/>
        </table:table-row>
        <table:table-row table:style-name="ro1">
          <table:table-cell table:style-name="ce2" office:value-type="date" office:date-value="2001-01-04" calcext:value-type="date">
            <text:p>4.1.2001</text:p>
          </table:table-cell>
          <table:table-cell table:style-name="ce5" office:value-type="float" office:value="1" calcext:value-type="float">
            <text:p>1</text:p>
          </table:table-cell>
          <table:table-cell table:style-name="ce9" office:value-type="string" calcext:value-type="string">
            <text:p>Verify that the application enforces access control rules on a trusted service layer, especially if client-side access control is present and could be bypassed.</text:p>
          </table:table-cell>
          <table:table-cell table:style-name="ce13" office:value-type="float" office:value="602" calcext:value-type="float">
            <text:p>60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lt;&gt;&quot;&quot;;CONCATENATE(&quot;https://cwe.mitre.org/data/definitions/&quot;;[.D2]; &quot;.html&quot;);&quot;&quot;)" office:value-type="string" office:string-value="https://cwe.mitre.org/data/definitions/602.html" calcext:value-type="string">
            <text:p>https://cwe.mitre.org/data/definitions/602.html</text:p>
          </table:table-cell>
          <table:table-cell table:number-columns-repeated="1016"/>
        </table:table-row>
        <table:table-row table:style-name="ro1">
          <table:table-cell table:style-name="ce2" office:value-type="date" office:date-value="2002-01-04" calcext:value-type="date">
            <text:p>4.1.2002</text:p>
          </table:table-cell>
          <table:table-cell table:style-name="ce5" office:value-type="float" office:value="1" calcext:value-type="float">
            <text:p>1</text:p>
          </table:table-cell>
          <table:table-cell table:style-name="ce9" office:value-type="string" calcext:value-type="string">
            <text:p>Verify that all user and data attributes and policy information used by access controls cannot be manipulated by end users unless specifically authorized.</text:p>
          </table:table-cell>
          <table:table-cell table:style-name="ce13" office:value-type="float" office:value="639" calcext:value-type="float">
            <text:p>63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3]&lt;&gt;&quot;&quot;;CONCATENATE(&quot;https://cwe.mitre.org/data/definitions/&quot;;[.D3]; &quot;.html&quot;);&quot;&quot;)" office:value-type="string" office:string-value="https://cwe.mitre.org/data/definitions/639.html" calcext:value-type="string">
            <text:p>https://cwe.mitre.org/data/definitions/639.html</text:p>
          </table:table-cell>
          <table:table-cell table:number-columns-repeated="1016"/>
        </table:table-row>
        <table:table-row table:style-name="ro1">
          <table:table-cell table:style-name="ce2" office:value-type="date" office:date-value="2003-01-04" calcext:value-type="date">
            <text:p>4.1.2003</text:p>
          </table:table-cell>
          <table:table-cell table:style-name="ce5" office:value-type="float" office:value="1" calcext:value-type="float">
            <text:p>1</text:p>
          </table:table-cell>
          <table:table-cell table:style-name="ce9"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13" office:value-type="float" office:value="285" calcext:value-type="float">
            <text:p>28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4]&lt;&gt;&quot;&quot;;CONCATENATE(&quot;https://cwe.mitre.org/data/definitions/&quot;;[.D4];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 office:value-type="date" office:date-value="2004-01-04" calcext:value-type="date">
            <text:p>4.1.2004</text:p>
          </table:table-cell>
          <table:table-cell table:style-name="ce5" office:value-type="float" office:value="1" calcext:value-type="float">
            <text:p>1</text:p>
          </table:table-cell>
          <table:table-cell table:style-name="ce9" office:value-type="string" calcext:value-type="string">
            <text:p>Verify that the principle of deny by default exists whereby new users/roles start with minimal or no permissions and users/roles do not receive access to new features until access is explicitly assigned. <text:s/>([C7](https://www.owasp.org/index.php/OWASP_Proactive_Controls#tab=Formal_Numbering))</text:p>
          </table:table-cell>
          <table:table-cell table:style-name="ce13" office:value-type="float" office:value="276" calcext:value-type="float">
            <text:p>276</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5]&lt;&gt;&quot;&quot;;CONCATENATE(&quot;https://cwe.mitre.org/data/definitions/&quot;;[.D5]; &quot;.html&quot;);&quot;&quot;)" office:value-type="string" office:string-value="https://cwe.mitre.org/data/definitions/276.html" calcext:value-type="string">
            <text:p>https://cwe.mitre.org/data/definitions/276.html</text:p>
          </table:table-cell>
          <table:table-cell table:number-columns-repeated="1016"/>
        </table:table-row>
        <table:table-row table:style-name="ro1">
          <table:table-cell table:style-name="ce2" office:value-type="date" office:date-value="2005-01-04" calcext:value-type="date">
            <text:p>4.1.2005</text:p>
          </table:table-cell>
          <table:table-cell table:style-name="ce5" office:value-type="float" office:value="1" calcext:value-type="float">
            <text:p>1</text:p>
          </table:table-cell>
          <table:table-cell table:style-name="ce9" office:value-type="string" calcext:value-type="string">
            <text:p>Verify that access controls fail securely including when an exception occurs. ([C10](https://www.owasp.org/index.php/OWASP_Proactive_Controls#tab=Formal_Numbering))</text:p>
          </table:table-cell>
          <table:table-cell table:style-name="ce13" office:value-type="float" office:value="285" calcext:value-type="float">
            <text:p>28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6]&lt;&gt;&quot;&quot;;CONCATENATE(&quot;https://cwe.mitre.org/data/definitions/&quot;;[.D6];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 office:value-type="date" office:date-value="2001-02-04" calcext:value-type="date">
            <text:p>4.2.2001</text:p>
          </table:table-cell>
          <table:table-cell table:style-name="ce5" office:value-type="float" office:value="1" calcext:value-type="float">
            <text:p>1</text:p>
          </table:table-cell>
          <table:table-cell table:style-name="ce9"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13" office:value-type="float" office:value="639" calcext:value-type="float">
            <text:p>63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7]&lt;&gt;&quot;&quot;;CONCATENATE(&quot;https://cwe.mitre.org/data/definitions/&quot;;[.D7]; &quot;.html&quot;);&quot;&quot;)" office:value-type="string" office:string-value="https://cwe.mitre.org/data/definitions/639.html" calcext:value-type="string">
            <text:p>https://cwe.mitre.org/data/definitions/639.html</text:p>
          </table:table-cell>
          <table:table-cell table:number-columns-repeated="1016"/>
        </table:table-row>
        <table:table-row table:style-name="ro1">
          <table:table-cell table:style-name="ce2" office:value-type="date" office:date-value="2002-02-04" calcext:value-type="date">
            <text:p>4.2.2002</text:p>
          </table:table-cell>
          <table:table-cell table:style-name="ce5" office:value-type="float" office:value="1" calcext:value-type="float">
            <text:p>1</text:p>
          </table:table-cell>
          <table:table-cell table:style-name="ce9"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13" office:value-type="float" office:value="352" calcext:value-type="float">
            <text:p>35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8]&lt;&gt;&quot;&quot;;CONCATENATE(&quot;https://cwe.mitre.org/data/definitions/&quot;;[.D8]; &quot;.html&quot;);&quot;&quot;)" office:value-type="string" office:string-value="https://cwe.mitre.org/data/definitions/352.html" calcext:value-type="string">
            <text:p>https://cwe.mitre.org/data/definitions/352.html</text:p>
          </table:table-cell>
          <table:table-cell table:number-columns-repeated="1016"/>
        </table:table-row>
        <table:table-row table:style-name="ro1">
          <table:table-cell table:style-name="ce2" office:value-type="date" office:date-value="2001-03-04" calcext:value-type="date">
            <text:p>4.3.2001</text:p>
          </table:table-cell>
          <table:table-cell table:style-name="ce5" office:value-type="float" office:value="1" calcext:value-type="float">
            <text:p>1</text:p>
          </table:table-cell>
          <table:table-cell table:style-name="ce9" office:value-type="string" calcext:value-type="string">
            <text:p>Verify administrative interfaces use appropriate multi-factor authentication to prevent unauthorized use.</text:p>
          </table:table-cell>
          <table:table-cell table:style-name="ce13" office:value-type="float" office:value="419" calcext:value-type="float">
            <text:p>41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9]&lt;&gt;&quot;&quot;;CONCATENATE(&quot;https://cwe.mitre.org/data/definitions/&quot;;[.D9]; &quot;.html&quot;);&quot;&quot;)" office:value-type="string" office:string-value="https://cwe.mitre.org/data/definitions/419.html" calcext:value-type="string">
            <text:p>https://cwe.mitre.org/data/definitions/419.html</text:p>
          </table:table-cell>
          <table:table-cell table:number-columns-repeated="1016"/>
        </table:table-row>
        <table:table-row table:style-name="ro1">
          <table:table-cell table:style-name="ce2" office:value-type="date" office:date-value="2002-03-04" calcext:value-type="date">
            <text:p>4.3.2002</text:p>
          </table:table-cell>
          <table:table-cell table:style-name="ce5" office:value-type="float" office:value="1" calcext:value-type="float">
            <text:p>1</text:p>
          </table:table-cell>
          <table:table-cell table:style-name="ce9"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13" office:value-type="float" office:value="548" calcext:value-type="float">
            <text:p>548</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0]&lt;&gt;&quot;&quot;;CONCATENATE(&quot;https://cwe.mitre.org/data/definitions/&quot;;[.D10]; &quot;.html&quot;);&quot;&quot;)" office:value-type="string" office:string-value="https://cwe.mitre.org/data/definitions/548.html" calcext:value-type="string">
            <text:p>https://cwe.mitre.org/data/definitions/548.html</text:p>
          </table:table-cell>
          <table:table-cell table:number-columns-repeated="1016"/>
        </table:table-row>
        <table:table-row table:style-name="ro1">
          <table:table-cell table:style-name="ce2" office:value-type="date" office:date-value="2003-03-04" calcext:value-type="date">
            <text:p>4.3.2003</text:p>
          </table:table-cell>
          <table:table-cell table:style-name="ce5" office:value-type="float" office:value="2" calcext:value-type="float">
            <text:p>2</text:p>
          </table:table-cell>
          <table:table-cell table:style-name="ce9"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13" office:value-type="float" office:value="732" calcext:value-type="float">
            <text:p>73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1]&lt;&gt;&quot;&quot;;CONCATENATE(&quot;https://cwe.mitre.org/data/definitions/&quot;;[.D11]; &quot;.html&quot;);&quot;&quot;)" office:value-type="string" office:string-value="https://cwe.mitre.org/data/definitions/732.html" calcext:value-type="string">
            <text:p>https://cwe.mitre.org/data/definitions/732.html</text:p>
          </table:table-cell>
          <table:table-cell table:number-columns-repeated="1016"/>
        </table:table-row>
        <table:table-row table:style-name="ro1">
          <table:table-cell table:style-name="ce2" office:value-type="date" office:date-value="2001-01-04" calcext:value-type="date">
            <text:p>4.1.2001</text:p>
          </table:table-cell>
          <table:table-cell table:style-name="ce5" office:value-type="float" office:value="1" calcext:value-type="float">
            <text:p>1</text:p>
          </table:table-cell>
          <table:table-cell table:style-name="ce9" office:value-type="string" calcext:value-type="string">
            <text:p>Verify that the application enforces access control rules on a trusted service layer, especially if client-side access control is present and could be bypassed.</text:p>
          </table:table-cell>
          <table:table-cell table:style-name="ce13" office:value-type="float" office:value="602" calcext:value-type="float">
            <text:p>60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2]&lt;&gt;&quot;&quot;;CONCATENATE(&quot;https://cwe.mitre.org/data/definitions/&quot;;[.D12]; &quot;.html&quot;);&quot;&quot;)" office:value-type="string" office:string-value="https://cwe.mitre.org/data/definitions/602.html" calcext:value-type="string">
            <text:p>https://cwe.mitre.org/data/definitions/602.html</text:p>
          </table:table-cell>
          <table:table-cell table:number-columns-repeated="1016"/>
        </table:table-row>
        <table:table-row table:style-name="ro1">
          <table:table-cell table:style-name="ce2" office:value-type="date" office:date-value="2002-01-04" calcext:value-type="date">
            <text:p>4.1.2002</text:p>
          </table:table-cell>
          <table:table-cell table:style-name="ce5" office:value-type="float" office:value="1" calcext:value-type="float">
            <text:p>1</text:p>
          </table:table-cell>
          <table:table-cell table:style-name="ce9" office:value-type="string" calcext:value-type="string">
            <text:p>Verify that all user and data attributes and policy information used by access controls cannot be manipulated by end users unless specifically authorized.</text:p>
          </table:table-cell>
          <table:table-cell table:style-name="ce13" office:value-type="float" office:value="639" calcext:value-type="float">
            <text:p>63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3]&lt;&gt;&quot;&quot;;CONCATENATE(&quot;https://cwe.mitre.org/data/definitions/&quot;;[.D13]; &quot;.html&quot;);&quot;&quot;)" office:value-type="string" office:string-value="https://cwe.mitre.org/data/definitions/639.html" calcext:value-type="string">
            <text:p>https://cwe.mitre.org/data/definitions/639.html</text:p>
          </table:table-cell>
          <table:table-cell table:number-columns-repeated="1016"/>
        </table:table-row>
        <table:table-row table:style-name="ro1">
          <table:table-cell table:style-name="ce2" office:value-type="date" office:date-value="2003-01-04" calcext:value-type="date">
            <text:p>4.1.2003</text:p>
          </table:table-cell>
          <table:table-cell table:style-name="ce5" office:value-type="float" office:value="1" calcext:value-type="float">
            <text:p>1</text:p>
          </table:table-cell>
          <table:table-cell table:style-name="ce9"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13" office:value-type="float" office:value="285" calcext:value-type="float">
            <text:p>28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4]&lt;&gt;&quot;&quot;;CONCATENATE(&quot;https://cwe.mitre.org/data/definitions/&quot;;[.D14];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 office:value-type="date" office:date-value="2004-01-04" calcext:value-type="date">
            <text:p>4.1.2004</text:p>
          </table:table-cell>
          <table:table-cell table:style-name="ce5" office:value-type="float" office:value="1" calcext:value-type="float">
            <text:p>1</text:p>
          </table:table-cell>
          <table:table-cell table:style-name="ce9" office:value-type="string" calcext:value-type="string">
            <text:p>Verify that the principle of deny by default exists whereby new users/roles start with minimal or no permissions and users/roles do not receive access to new features until access is explicitly assigned. <text:s/>([C7](https://www.owasp.org/index.php/OWASP_Proactive_Controls#tab=Formal_Numbering))</text:p>
          </table:table-cell>
          <table:table-cell table:style-name="ce13" office:value-type="float" office:value="276" calcext:value-type="float">
            <text:p>276</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5]&lt;&gt;&quot;&quot;;CONCATENATE(&quot;https://cwe.mitre.org/data/definitions/&quot;;[.D15]; &quot;.html&quot;);&quot;&quot;)" office:value-type="string" office:string-value="https://cwe.mitre.org/data/definitions/276.html" calcext:value-type="string">
            <text:p>https://cwe.mitre.org/data/definitions/276.html</text:p>
          </table:table-cell>
          <table:table-cell table:number-columns-repeated="1016"/>
        </table:table-row>
        <table:table-row table:style-name="ro1">
          <table:table-cell table:style-name="ce2" office:value-type="date" office:date-value="2005-01-04" calcext:value-type="date">
            <text:p>4.1.2005</text:p>
          </table:table-cell>
          <table:table-cell table:style-name="ce5" office:value-type="float" office:value="1" calcext:value-type="float">
            <text:p>1</text:p>
          </table:table-cell>
          <table:table-cell table:style-name="ce9" office:value-type="string" calcext:value-type="string">
            <text:p>Verify that access controls fail securely including when an exception occurs. ([C10](https://www.owasp.org/index.php/OWASP_Proactive_Controls#tab=Formal_Numbering))</text:p>
          </table:table-cell>
          <table:table-cell table:style-name="ce13" office:value-type="float" office:value="285" calcext:value-type="float">
            <text:p>28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6]&lt;&gt;&quot;&quot;;CONCATENATE(&quot;https://cwe.mitre.org/data/definitions/&quot;;[.D16];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 office:value-type="date" office:date-value="2001-02-04" calcext:value-type="date">
            <text:p>4.2.2001</text:p>
          </table:table-cell>
          <table:table-cell table:style-name="ce5" office:value-type="float" office:value="1" calcext:value-type="float">
            <text:p>1</text:p>
          </table:table-cell>
          <table:table-cell table:style-name="ce9"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13" office:value-type="float" office:value="639" calcext:value-type="float">
            <text:p>63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7]&lt;&gt;&quot;&quot;;CONCATENATE(&quot;https://cwe.mitre.org/data/definitions/&quot;;[.D17]; &quot;.html&quot;);&quot;&quot;)" office:value-type="string" office:string-value="https://cwe.mitre.org/data/definitions/639.html" calcext:value-type="string">
            <text:p>https://cwe.mitre.org/data/definitions/639.html</text:p>
          </table:table-cell>
          <table:table-cell table:number-columns-repeated="1016"/>
        </table:table-row>
        <table:table-row table:style-name="ro1">
          <table:table-cell table:style-name="ce2" office:value-type="date" office:date-value="2002-02-04" calcext:value-type="date">
            <text:p>4.2.2002</text:p>
          </table:table-cell>
          <table:table-cell table:style-name="ce5" office:value-type="float" office:value="1" calcext:value-type="float">
            <text:p>1</text:p>
          </table:table-cell>
          <table:table-cell table:style-name="ce9"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13" office:value-type="float" office:value="352" calcext:value-type="float">
            <text:p>35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8]&lt;&gt;&quot;&quot;;CONCATENATE(&quot;https://cwe.mitre.org/data/definitions/&quot;;[.D18]; &quot;.html&quot;);&quot;&quot;)" office:value-type="string" office:string-value="https://cwe.mitre.org/data/definitions/352.html" calcext:value-type="string">
            <text:p>https://cwe.mitre.org/data/definitions/352.html</text:p>
          </table:table-cell>
          <table:table-cell table:number-columns-repeated="1016"/>
        </table:table-row>
        <table:table-row table:style-name="ro1">
          <table:table-cell table:style-name="ce2" office:value-type="date" office:date-value="2001-03-04" calcext:value-type="date">
            <text:p>4.3.2001</text:p>
          </table:table-cell>
          <table:table-cell table:style-name="ce5" office:value-type="float" office:value="1" calcext:value-type="float">
            <text:p>1</text:p>
          </table:table-cell>
          <table:table-cell table:style-name="ce9" office:value-type="string" calcext:value-type="string">
            <text:p>Verify administrative interfaces use appropriate multi-factor authentication to prevent unauthorized use.</text:p>
          </table:table-cell>
          <table:table-cell table:style-name="ce13" office:value-type="float" office:value="419" calcext:value-type="float">
            <text:p>41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9]&lt;&gt;&quot;&quot;;CONCATENATE(&quot;https://cwe.mitre.org/data/definitions/&quot;;[.D19]; &quot;.html&quot;);&quot;&quot;)" office:value-type="string" office:string-value="https://cwe.mitre.org/data/definitions/419.html" calcext:value-type="string">
            <text:p>https://cwe.mitre.org/data/definitions/419.html</text:p>
          </table:table-cell>
          <table:table-cell table:number-columns-repeated="1016"/>
        </table:table-row>
        <table:table-row table:style-name="ro1">
          <table:table-cell table:style-name="ce2" office:value-type="date" office:date-value="2002-03-04" calcext:value-type="date">
            <text:p>4.3.2002</text:p>
          </table:table-cell>
          <table:table-cell table:style-name="ce5" office:value-type="float" office:value="1" calcext:value-type="float">
            <text:p>1</text:p>
          </table:table-cell>
          <table:table-cell table:style-name="ce9"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13" office:value-type="float" office:value="548" calcext:value-type="float">
            <text:p>548</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0]&lt;&gt;&quot;&quot;;CONCATENATE(&quot;https://cwe.mitre.org/data/definitions/&quot;;[.D20]; &quot;.html&quot;);&quot;&quot;)" office:value-type="string" office:string-value="https://cwe.mitre.org/data/definitions/548.html" calcext:value-type="string">
            <text:p>https://cwe.mitre.org/data/definitions/548.html</text:p>
          </table:table-cell>
          <table:table-cell table:number-columns-repeated="1016"/>
        </table:table-row>
        <table:table-row table:style-name="ro1">
          <table:table-cell table:style-name="ce2" office:value-type="date" office:date-value="2003-03-04" calcext:value-type="date">
            <text:p>4.3.2003</text:p>
          </table:table-cell>
          <table:table-cell table:style-name="ce5" office:value-type="float" office:value="2" calcext:value-type="float">
            <text:p>2</text:p>
          </table:table-cell>
          <table:table-cell table:style-name="ce9"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13" office:value-type="float" office:value="732" calcext:value-type="float">
            <text:p>73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1]&lt;&gt;&quot;&quot;;CONCATENATE(&quot;https://cwe.mitre.org/data/definitions/&quot;;[.D21]; &quot;.html&quot;);&quot;&quot;)" office:value-type="string" office:string-value="https://cwe.mitre.org/data/definitions/732.html" calcext:value-type="string">
            <text:p>https://cwe.mitre.org/data/definitions/732.html</text:p>
          </table:table-cell>
          <table:table-cell table:number-columns-repeated="1016"/>
        </table:table-row>
        <table:table-row table:style-name="ro1" table:number-rows-repeated="19">
          <table:table-cell table:style-name="ce3"/>
          <table:table-cell table:style-name="ce6"/>
          <table:table-cell table:style-name="ce9"/>
          <table:table-cell table:style-name="ce13"/>
          <table:table-cell table:number-columns-repeated="1020"/>
        </table:table-row>
        <table:table-row table:style-name="ro1">
          <table:table-cell table:style-name="ce3"/>
          <table:table-cell table:style-name="ce6"/>
          <table:table-cell table:style-name="ce10"/>
          <table:table-cell table:style-name="ce13"/>
          <table:table-cell table:number-columns-repeated="1020"/>
        </table:table-row>
        <table:table-row table:style-name="ro1" table:number-rows-repeated="2">
          <table:table-cell table:style-name="ce3"/>
          <table:table-cell table:style-name="ce6"/>
          <table:table-cell table:style-name="ce9"/>
          <table:table-cell table:style-name="ce13"/>
          <table:table-cell table:number-columns-repeated="1020"/>
        </table:table-row>
        <table:table-row table:style-name="ro1">
          <table:table-cell table:style-name="ce4"/>
          <table:table-cell table:style-name="ce7"/>
          <table:table-cell table:style-name="ce11"/>
          <table:table-cell table:style-name="ce14"/>
          <table:table-cell table:number-columns-repeated="1020"/>
        </table:table-row>
        <table:table-row table:style-name="ro1" table:number-rows-repeated="957">
          <table:table-cell table:style-name="ce4"/>
          <table:table-cell table:style-name="ce7"/>
          <table:table-cell table:style-name="ce12"/>
          <table:table-cell table:style-name="ce14"/>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Access.$F$1:.$F$1001"/>
        </table:named-expressions>
        <calcext:conditional-formats>
          <calcext:conditional-format calcext:target-range-address="Access.C44:Access.C44">
            <calcext:condition calcext:apply-style-name="ConditionalStyle_1" calcext:value="formula-is([.F44]=0)" calcext:base-cell-address="Access.C44"/>
          </calcext:conditional-format>
          <calcext:conditional-format calcext:target-range-address="Access.C2:Access.C43">
            <calcext:condition calcext:apply-style-name="ConditionalStyle_2" calcext:value="formula-is([.E2]=1)" calcext:base-cell-address="Access.C2"/>
          </calcext:conditional-format>
          <calcext:conditional-format calcext:target-range-address="Access.C2:Access.C43">
            <calcext:condition calcext:apply-style-name="ConditionalStyle_1" calcext:value="formula-is([.F2]=0)" calcext:base-cell-address="Access.C2"/>
          </calcext:conditional-format>
          <calcext:conditional-format calcext:target-range-address="Access.B2:Access.B43">
            <calcext:condition calcext:apply-style-name="ConditionalStyle_3" calcext:value="=3" calcext:base-cell-address="Access.B2"/>
          </calcext:conditional-format>
          <calcext:conditional-format calcext:target-range-address="Access.B2:Access.B43">
            <calcext:condition calcext:apply-style-name="ConditionalStyle_4" calcext:value="=2" calcext:base-cell-address="Access.B2"/>
          </calcext:conditional-format>
          <calcext:conditional-format calcext:target-range-address="Access.B2:Access.B43">
            <calcext:condition calcext:apply-style-name="ConditionalStyle_5" calcext:value="=1" calcext:base-cell-address="Access.B2"/>
          </calcext:conditional-format>
        </calcext:conditional-formats>
      </table:table>
      <table:table table:name="API" table:style-name="ta2">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7"/>
          <table:table-cell table:number-columns-repeated="999"/>
        </table:table-row>
        <table:table-row table:style-name="ro1">
          <table:table-cell table:style-name="ce2" office:value-type="date" office:date-value="2001-01-13" calcext:value-type="date">
            <text:p>13.1.2001</text:p>
          </table:table-cell>
          <table:table-cell table:style-name="ce19" office:value-type="float" office:value="1" calcext:value-type="float">
            <text:p>1</text:p>
          </table:table-cell>
          <table:table-cell table:style-name="ce21"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13" office:value-type="float" office:value="116" calcext:value-type="float">
            <text:p>116</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lt;&gt;&quot;&quot;;CONCATENATE(&quot;https://cwe.mitre.org/data/definitions/&quot;;[.D2];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 office:value-type="date" office:date-value="2002-01-13" calcext:value-type="date">
            <text:p>13.1.2002</text:p>
          </table:table-cell>
          <table:table-cell table:style-name="ce19" office:value-type="float" office:value="1" calcext:value-type="float">
            <text:p>1</text:p>
          </table:table-cell>
          <table:table-cell table:style-name="ce21" office:value-type="string" calcext:value-type="string">
            <text:p>Verify that access to administration and management functions is limited to authorized administrators.</text:p>
          </table:table-cell>
          <table:table-cell table:style-name="ce13" office:value-type="float" office:value="419" calcext:value-type="float">
            <text:p>419</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table-cell table:style-name="ce17" table:formula="of:=IF([.D3]&lt;&gt;&quot;&quot;;CONCATENATE(&quot;https://cwe.mitre.org/data/definitions/&quot;;[.D3]; &quot;.html&quot;);&quot;&quot;)" office:value-type="string" office:string-value="https://cwe.mitre.org/data/definitions/419.html" calcext:value-type="string">
            <text:p>https://cwe.mitre.org/data/definitions/419.html</text:p>
          </table:table-cell>
          <table:table-cell table:number-columns-repeated="1016"/>
        </table:table-row>
        <table:table-row table:style-name="ro1">
          <table:table-cell table:style-name="ce2" office:value-type="date" office:date-value="2003-01-13" calcext:value-type="date">
            <text:p>13.1.2003</text:p>
          </table:table-cell>
          <table:table-cell table:style-name="ce19" office:value-type="float" office:value="1" calcext:value-type="float">
            <text:p>1</text:p>
          </table:table-cell>
          <table:table-cell table:style-name="ce21" office:value-type="string" calcext:value-type="string">
            <text:p>Verify API URLs do not expose sensitive information, such as the API key, session tokens etc.</text:p>
          </table:table-cell>
          <table:table-cell table:style-name="ce13" office:value-type="float" office:value="598" calcext:value-type="float">
            <text:p>598</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4]&lt;&gt;&quot;&quot;;CONCATENATE(&quot;https://cwe.mitre.org/data/definitions/&quot;;[.D4]; &quot;.html&quot;);&quot;&quot;)" office:value-type="string" office:string-value="https://cwe.mitre.org/data/definitions/598.html" calcext:value-type="string">
            <text:p>https://cwe.mitre.org/data/definitions/598.html</text:p>
          </table:table-cell>
          <table:table-cell table:number-columns-repeated="1016"/>
        </table:table-row>
        <table:table-row table:style-name="ro1">
          <table:table-cell table:style-name="ce2" office:value-type="date" office:date-value="2004-01-13" calcext:value-type="date">
            <text:p>13.1.2004</text:p>
          </table:table-cell>
          <table:table-cell table:style-name="ce19" office:value-type="float" office:value="2" calcext:value-type="float">
            <text:p>2</text:p>
          </table:table-cell>
          <table:table-cell table:style-name="ce21"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13" office:value-type="float" office:value="285" calcext:value-type="float">
            <text:p>28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5]&lt;&gt;&quot;&quot;;CONCATENATE(&quot;https://cwe.mitre.org/data/definitions/&quot;;[.D5];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 office:value-type="date" office:date-value="2005-01-13" calcext:value-type="date">
            <text:p>13.1.2005</text:p>
          </table:table-cell>
          <table:table-cell table:style-name="ce19" office:value-type="float" office:value="2" calcext:value-type="float">
            <text:p>2</text:p>
          </table:table-cell>
          <table:table-cell table:style-name="ce21" office:value-type="string" calcext:value-type="string">
            <text:p>Verify that requests containing unexpected or missing content types are rejected with appropriate headers (HTTP response status 406 Unacceptable or 415 Unsupported Media Type).</text:p>
          </table:table-cell>
          <table:table-cell table:style-name="ce13" office:value-type="float" office:value="434" calcext:value-type="float">
            <text:p>434</text:p>
          </table:table-cell>
          <table:table-cell table:style-name="ce15" table:formula="of:=TRUE()" office:value-type="float" office:value="1" calcext:value-type="float">
            <text:p>1</text:p>
          </table:table-cell>
          <table:table-cell table:style-name="ce15" table:formula="of:=TRUE()" office:value-type="float" office:value="1" calcext:value-type="float">
            <text:p>1</text:p>
          </table:table-cell>
          <table:table-cell/>
          <table:table-cell table:style-name="ce17" table:formula="of:=IF([.D6]&lt;&gt;&quot;&quot;;CONCATENATE(&quot;https://cwe.mitre.org/data/definitions/&quot;;[.D6]; &quot;.html&quot;);&quot;&quot;)" office:value-type="string" office:string-value="https://cwe.mitre.org/data/definitions/434.html" calcext:value-type="string">
            <text:p>https://cwe.mitre.org/data/definitions/434.html</text:p>
          </table:table-cell>
          <table:table-cell table:number-columns-repeated="1016"/>
        </table:table-row>
        <table:table-row table:style-name="ro1">
          <table:table-cell table:style-name="ce2" office:value-type="date" office:date-value="2001-02-13" calcext:value-type="date">
            <text:p>13.2.2001</text:p>
          </table:table-cell>
          <table:table-cell table:style-name="ce19" office:value-type="float" office:value="1" calcext:value-type="float">
            <text:p>1</text:p>
          </table:table-cell>
          <table:table-cell table:style-name="ce21" office:value-type="string" calcext:value-type="string">
            <text:p>Verify that enabled RESTful HTTP methods are a valid choice for the user or action, such as preventing normal users using DELETE or PUT on protected API or resources.</text:p>
          </table:table-cell>
          <table:table-cell table:style-name="ce13" office:value-type="float" office:value="650" calcext:value-type="float">
            <text:p>65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7]&lt;&gt;&quot;&quot;;CONCATENATE(&quot;https://cwe.mitre.org/data/definitions/&quot;;[.D7]; &quot;.html&quot;);&quot;&quot;)" office:value-type="string" office:string-value="https://cwe.mitre.org/data/definitions/650.html" calcext:value-type="string">
            <text:p>https://cwe.mitre.org/data/definitions/650.html</text:p>
          </table:table-cell>
          <table:table-cell table:number-columns-repeated="1016"/>
        </table:table-row>
        <table:table-row table:style-name="ro1">
          <table:table-cell table:style-name="ce2" office:value-type="date" office:date-value="2002-02-13" calcext:value-type="date">
            <text:p>13.2.2002</text:p>
          </table:table-cell>
          <table:table-cell table:style-name="ce19" office:value-type="float" office:value="1" calcext:value-type="float">
            <text:p>1</text:p>
          </table:table-cell>
          <table:table-cell table:style-name="ce21" office:value-type="string" calcext:value-type="string">
            <text:p>Verify that JSON schema validation is in place and verified before accepting input.</text:p>
          </table:table-cell>
          <table:table-cell table:style-name="ce13" office:value-type="float" office:value="20" calcext:value-type="float">
            <text:p>2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8]&lt;&gt;&quot;&quot;;CONCATENATE(&quot;https://cwe.mitre.org/data/definitions/&quot;;[.D8];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2" office:value-type="date" office:date-value="2003-02-13" calcext:value-type="date">
            <text:p>13.2.2003</text:p>
          </table:table-cell>
          <table:table-cell table:style-name="ce19" office:value-type="float" office:value="1" calcext:value-type="float">
            <text:p>1</text:p>
          </table:table-cell>
          <table:table-cell table:style-name="ce21"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13" office:value-type="float" office:value="352" calcext:value-type="float">
            <text:p>35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9]&lt;&gt;&quot;&quot;;CONCATENATE(&quot;https://cwe.mitre.org/data/definitions/&quot;;[.D9]; &quot;.html&quot;);&quot;&quot;)" office:value-type="string" office:string-value="https://cwe.mitre.org/data/definitions/352.html" calcext:value-type="string">
            <text:p>https://cwe.mitre.org/data/definitions/352.html</text:p>
          </table:table-cell>
          <table:table-cell table:number-columns-repeated="1016"/>
        </table:table-row>
        <table:table-row table:style-name="ro1">
          <table:table-cell table:style-name="ce2" office:value-type="date" office:date-value="2004-02-13" calcext:value-type="date">
            <text:p>13.2.2004</text:p>
          </table:table-cell>
          <table:table-cell table:style-name="ce19" office:value-type="float" office:value="2" calcext:value-type="float">
            <text:p>2</text:p>
          </table:table-cell>
          <table:table-cell table:style-name="ce21" office:value-type="string" calcext:value-type="string">
            <text:p>Verify that REST services have anti-automation controls to protect against excessive calls, especially if the API is unauthenticated.</text:p>
          </table:table-cell>
          <table:table-cell table:style-name="ce13" office:value-type="float" office:value="779" calcext:value-type="float">
            <text:p>77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0]&lt;&gt;&quot;&quot;;CONCATENATE(&quot;https://cwe.mitre.org/data/definitions/&quot;;[.D10]; &quot;.html&quot;);&quot;&quot;)" office:value-type="string" office:string-value="https://cwe.mitre.org/data/definitions/779.html" calcext:value-type="string">
            <text:p>https://cwe.mitre.org/data/definitions/779.html</text:p>
          </table:table-cell>
          <table:table-cell table:number-columns-repeated="1016"/>
        </table:table-row>
        <table:table-row table:style-name="ro1">
          <table:table-cell table:style-name="ce2" office:value-type="date" office:date-value="2005-02-13" calcext:value-type="date">
            <text:p>13.2.2005</text:p>
          </table:table-cell>
          <table:table-cell table:style-name="ce19" office:value-type="float" office:value="2" calcext:value-type="float">
            <text:p>2</text:p>
          </table:table-cell>
          <table:table-cell table:style-name="ce21" office:value-type="string" calcext:value-type="string">
            <text:p>Verify that REST services explicitly check the incoming Content-Type to be the expected one, such as application/xml or application/JSON.</text:p>
          </table:table-cell>
          <table:table-cell table:style-name="ce13" office:value-type="float" office:value="436" calcext:value-type="float">
            <text:p>436</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1]&lt;&gt;&quot;&quot;;CONCATENATE(&quot;https://cwe.mitre.org/data/definitions/&quot;;[.D11]; &quot;.html&quot;);&quot;&quot;)" office:value-type="string" office:string-value="https://cwe.mitre.org/data/definitions/436.html" calcext:value-type="string">
            <text:p>https://cwe.mitre.org/data/definitions/436.html</text:p>
          </table:table-cell>
          <table:table-cell table:number-columns-repeated="1016"/>
        </table:table-row>
        <table:table-row table:style-name="ro1">
          <table:table-cell table:style-name="ce2" office:value-type="date" office:date-value="2006-02-13" calcext:value-type="date">
            <text:p>13.2.2006</text:p>
          </table:table-cell>
          <table:table-cell table:style-name="ce19" office:value-type="float" office:value="2" calcext:value-type="float">
            <text:p>2</text:p>
          </table:table-cell>
          <table:table-cell table:style-name="ce21"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13" office:value-type="float" office:value="345" calcext:value-type="float">
            <text:p>34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2]&lt;&gt;&quot;&quot;;CONCATENATE(&quot;https://cwe.mitre.org/data/definitions/&quot;;[.D12]; &quot;.html&quot;);&quot;&quot;)" office:value-type="string" office:string-value="https://cwe.mitre.org/data/definitions/345.html" calcext:value-type="string">
            <text:p>https://cwe.mitre.org/data/definitions/345.html</text:p>
          </table:table-cell>
          <table:table-cell table:number-columns-repeated="1016"/>
        </table:table-row>
        <table:table-row table:style-name="ro1">
          <table:table-cell table:style-name="ce2" office:value-type="date" office:date-value="2001-03-13" calcext:value-type="date">
            <text:p>13.3.2001</text:p>
          </table:table-cell>
          <table:table-cell table:style-name="ce19" office:value-type="float" office:value="1" calcext:value-type="float">
            <text:p>1</text:p>
          </table:table-cell>
          <table:table-cell table:style-name="ce21" office:value-type="string" calcext:value-type="string">
            <text:p>Verify that XSD schema validation takes place to ensure a properly formed XML document, followed by validation of each input field before any processing of that data takes place.</text:p>
          </table:table-cell>
          <table:table-cell table:style-name="ce13" office:value-type="float" office:value="20" calcext:value-type="float">
            <text:p>2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3]&lt;&gt;&quot;&quot;;CONCATENATE(&quot;https://cwe.mitre.org/data/definitions/&quot;;[.D13];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2" office:value-type="date" office:date-value="2002-03-13" calcext:value-type="date">
            <text:p>13.3.2002</text:p>
          </table:table-cell>
          <table:table-cell table:style-name="ce19" office:value-type="float" office:value="2" calcext:value-type="float">
            <text:p>2</text:p>
          </table:table-cell>
          <table:table-cell table:style-name="ce21" office:value-type="string" calcext:value-type="string">
            <text:p>Verify that the message payload is signed using WS-Security to ensure reliable transport between client and service.</text:p>
          </table:table-cell>
          <table:table-cell table:style-name="ce13" office:value-type="float" office:value="345" calcext:value-type="float">
            <text:p>34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4]&lt;&gt;&quot;&quot;;CONCATENATE(&quot;https://cwe.mitre.org/data/definitions/&quot;;[.D14]; &quot;.html&quot;);&quot;&quot;)" office:value-type="string" office:string-value="https://cwe.mitre.org/data/definitions/345.html" calcext:value-type="string">
            <text:p>https://cwe.mitre.org/data/definitions/345.html</text:p>
          </table:table-cell>
          <table:table-cell table:number-columns-repeated="1016"/>
        </table:table-row>
        <table:table-row table:style-name="ro1">
          <table:table-cell table:style-name="ce2" office:value-type="date" office:date-value="2001-04-13" calcext:value-type="date">
            <text:p>13.4.2001</text:p>
          </table:table-cell>
          <table:table-cell table:style-name="ce19" office:value-type="float" office:value="2" calcext:value-type="float">
            <text:p>2</text:p>
          </table:table-cell>
          <table:table-cell table:style-name="ce21"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13" office:value-type="float" office:value="770" calcext:value-type="float">
            <text:p>77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5]&lt;&gt;&quot;&quot;;CONCATENATE(&quot;https://cwe.mitre.org/data/definitions/&quot;;[.D15];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2" office:value-type="date" office:date-value="2002-04-13" calcext:value-type="date">
            <text:p>13.4.2002</text:p>
          </table:table-cell>
          <table:table-cell table:style-name="ce19" office:value-type="float" office:value="2" calcext:value-type="float">
            <text:p>2</text:p>
          </table:table-cell>
          <table:table-cell table:style-name="ce21" office:value-type="string" calcext:value-type="string">
            <text:p>Verify that GraphQL or other data layer authorization logic should be implemented at the business logic layer instead of the GraphQL layer.</text:p>
          </table:table-cell>
          <table:table-cell table:style-name="ce13" office:value-type="float" office:value="285" calcext:value-type="float">
            <text:p>28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6]&lt;&gt;&quot;&quot;;CONCATENATE(&quot;https://cwe.mitre.org/data/definitions/&quot;;[.D16];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 office:value-type="date" office:date-value="2001-01-13" calcext:value-type="date">
            <text:p>13.1.2001</text:p>
          </table:table-cell>
          <table:table-cell table:style-name="ce19" office:value-type="float" office:value="1" calcext:value-type="float">
            <text:p>1</text:p>
          </table:table-cell>
          <table:table-cell table:style-name="ce21"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13" office:value-type="float" office:value="116" calcext:value-type="float">
            <text:p>116</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7]&lt;&gt;&quot;&quot;;CONCATENATE(&quot;https://cwe.mitre.org/data/definitions/&quot;;[.D17];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 office:value-type="date" office:date-value="2002-01-13" calcext:value-type="date">
            <text:p>13.1.2002</text:p>
          </table:table-cell>
          <table:table-cell table:style-name="ce19" office:value-type="float" office:value="1" calcext:value-type="float">
            <text:p>1</text:p>
          </table:table-cell>
          <table:table-cell table:style-name="ce21" office:value-type="string" calcext:value-type="string">
            <text:p>Verify that access to administration and management functions is limited to authorized administrators.</text:p>
          </table:table-cell>
          <table:table-cell table:style-name="ce13" office:value-type="float" office:value="419" calcext:value-type="float">
            <text:p>41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8]&lt;&gt;&quot;&quot;;CONCATENATE(&quot;https://cwe.mitre.org/data/definitions/&quot;;[.D18]; &quot;.html&quot;);&quot;&quot;)" office:value-type="string" office:string-value="https://cwe.mitre.org/data/definitions/419.html" calcext:value-type="string">
            <text:p>https://cwe.mitre.org/data/definitions/419.html</text:p>
          </table:table-cell>
          <table:table-cell table:number-columns-repeated="1016"/>
        </table:table-row>
        <table:table-row table:style-name="ro1">
          <table:table-cell table:style-name="ce2" office:value-type="date" office:date-value="2003-01-13" calcext:value-type="date">
            <text:p>13.1.2003</text:p>
          </table:table-cell>
          <table:table-cell table:style-name="ce19" office:value-type="float" office:value="1" calcext:value-type="float">
            <text:p>1</text:p>
          </table:table-cell>
          <table:table-cell table:style-name="ce21" office:value-type="string" calcext:value-type="string">
            <text:p>Verify API URLs do not expose sensitive information, such as the API key, session tokens etc.</text:p>
          </table:table-cell>
          <table:table-cell table:style-name="ce13" office:value-type="float" office:value="598" calcext:value-type="float">
            <text:p>598</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9]&lt;&gt;&quot;&quot;;CONCATENATE(&quot;https://cwe.mitre.org/data/definitions/&quot;;[.D19]; &quot;.html&quot;);&quot;&quot;)" office:value-type="string" office:string-value="https://cwe.mitre.org/data/definitions/598.html" calcext:value-type="string">
            <text:p>https://cwe.mitre.org/data/definitions/598.html</text:p>
          </table:table-cell>
          <table:table-cell table:number-columns-repeated="1016"/>
        </table:table-row>
        <table:table-row table:style-name="ro1">
          <table:table-cell table:style-name="ce2" office:value-type="date" office:date-value="2004-01-13" calcext:value-type="date">
            <text:p>13.1.2004</text:p>
          </table:table-cell>
          <table:table-cell table:style-name="ce19" office:value-type="float" office:value="2" calcext:value-type="float">
            <text:p>2</text:p>
          </table:table-cell>
          <table:table-cell table:style-name="ce21"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13" office:value-type="float" office:value="285" calcext:value-type="float">
            <text:p>28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0]&lt;&gt;&quot;&quot;;CONCATENATE(&quot;https://cwe.mitre.org/data/definitions/&quot;;[.D20];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2" office:value-type="date" office:date-value="2005-01-13" calcext:value-type="date">
            <text:p>13.1.2005</text:p>
          </table:table-cell>
          <table:table-cell table:style-name="ce19" office:value-type="float" office:value="2" calcext:value-type="float">
            <text:p>2</text:p>
          </table:table-cell>
          <table:table-cell table:style-name="ce21" office:value-type="string" calcext:value-type="string">
            <text:p>Verify that requests containing unexpected or missing content types are rejected with appropriate headers (HTTP response status 406 Unacceptable or 415 Unsupported Media Type).</text:p>
          </table:table-cell>
          <table:table-cell table:style-name="ce13" office:value-type="float" office:value="434" calcext:value-type="float">
            <text:p>434</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1]&lt;&gt;&quot;&quot;;CONCATENATE(&quot;https://cwe.mitre.org/data/definitions/&quot;;[.D21]; &quot;.html&quot;);&quot;&quot;)" office:value-type="string" office:string-value="https://cwe.mitre.org/data/definitions/434.html" calcext:value-type="string">
            <text:p>https://cwe.mitre.org/data/definitions/434.html</text:p>
          </table:table-cell>
          <table:table-cell table:number-columns-repeated="1016"/>
        </table:table-row>
        <table:table-row table:style-name="ro1">
          <table:table-cell table:style-name="ce2" office:value-type="date" office:date-value="2001-02-13" calcext:value-type="date">
            <text:p>13.2.2001</text:p>
          </table:table-cell>
          <table:table-cell table:style-name="ce19" office:value-type="float" office:value="1" calcext:value-type="float">
            <text:p>1</text:p>
          </table:table-cell>
          <table:table-cell table:style-name="ce21" office:value-type="string" calcext:value-type="string">
            <text:p>Verify that enabled RESTful HTTP methods are a valid choice for the user or action, such as preventing normal users using DELETE or PUT on protected API or resources.</text:p>
          </table:table-cell>
          <table:table-cell table:style-name="ce13" office:value-type="float" office:value="650" calcext:value-type="float">
            <text:p>65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2]&lt;&gt;&quot;&quot;;CONCATENATE(&quot;https://cwe.mitre.org/data/definitions/&quot;;[.D22]; &quot;.html&quot;);&quot;&quot;)" office:value-type="string" office:string-value="https://cwe.mitre.org/data/definitions/650.html" calcext:value-type="string">
            <text:p>https://cwe.mitre.org/data/definitions/650.html</text:p>
          </table:table-cell>
          <table:table-cell table:number-columns-repeated="1016"/>
        </table:table-row>
        <table:table-row table:style-name="ro1">
          <table:table-cell table:style-name="ce2" office:value-type="date" office:date-value="2002-02-13" calcext:value-type="date">
            <text:p>13.2.2002</text:p>
          </table:table-cell>
          <table:table-cell table:style-name="ce19" office:value-type="float" office:value="1" calcext:value-type="float">
            <text:p>1</text:p>
          </table:table-cell>
          <table:table-cell table:style-name="ce21" office:value-type="string" calcext:value-type="string">
            <text:p>Verify that JSON schema validation is in place and verified before accepting input.</text:p>
          </table:table-cell>
          <table:table-cell table:style-name="ce13" office:value-type="float" office:value="20" calcext:value-type="float">
            <text:p>2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3]&lt;&gt;&quot;&quot;;CONCATENATE(&quot;https://cwe.mitre.org/data/definitions/&quot;;[.D23];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2" office:value-type="date" office:date-value="2003-02-13" calcext:value-type="date">
            <text:p>13.2.2003</text:p>
          </table:table-cell>
          <table:table-cell table:style-name="ce19" office:value-type="float" office:value="1" calcext:value-type="float">
            <text:p>1</text:p>
          </table:table-cell>
          <table:table-cell table:style-name="ce21"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13" office:value-type="float" office:value="352" calcext:value-type="float">
            <text:p>35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4]&lt;&gt;&quot;&quot;;CONCATENATE(&quot;https://cwe.mitre.org/data/definitions/&quot;;[.D24]; &quot;.html&quot;);&quot;&quot;)" office:value-type="string" office:string-value="https://cwe.mitre.org/data/definitions/352.html" calcext:value-type="string">
            <text:p>https://cwe.mitre.org/data/definitions/352.html</text:p>
          </table:table-cell>
          <table:table-cell table:number-columns-repeated="1016"/>
        </table:table-row>
        <table:table-row table:style-name="ro1">
          <table:table-cell table:style-name="ce2" office:value-type="date" office:date-value="2004-02-13" calcext:value-type="date">
            <text:p>13.2.2004</text:p>
          </table:table-cell>
          <table:table-cell table:style-name="ce19" office:value-type="float" office:value="2" calcext:value-type="float">
            <text:p>2</text:p>
          </table:table-cell>
          <table:table-cell table:style-name="ce21" office:value-type="string" calcext:value-type="string">
            <text:p>Verify that REST services have anti-automation controls to protect against excessive calls, especially if the API is unauthenticated.</text:p>
          </table:table-cell>
          <table:table-cell table:style-name="ce13" office:value-type="float" office:value="779" calcext:value-type="float">
            <text:p>77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5]&lt;&gt;&quot;&quot;;CONCATENATE(&quot;https://cwe.mitre.org/data/definitions/&quot;;[.D25]; &quot;.html&quot;);&quot;&quot;)" office:value-type="string" office:string-value="https://cwe.mitre.org/data/definitions/779.html" calcext:value-type="string">
            <text:p>https://cwe.mitre.org/data/definitions/779.html</text:p>
          </table:table-cell>
          <table:table-cell table:number-columns-repeated="1016"/>
        </table:table-row>
        <table:table-row table:style-name="ro1">
          <table:table-cell table:style-name="ce2" office:value-type="date" office:date-value="2005-02-13" calcext:value-type="date">
            <text:p>13.2.2005</text:p>
          </table:table-cell>
          <table:table-cell table:style-name="ce19" office:value-type="float" office:value="2" calcext:value-type="float">
            <text:p>2</text:p>
          </table:table-cell>
          <table:table-cell table:style-name="ce21" office:value-type="string" calcext:value-type="string">
            <text:p>Verify that REST services explicitly check the incoming Content-Type to be the expected one, such as application/xml or application/JSON.</text:p>
          </table:table-cell>
          <table:table-cell table:style-name="ce13" office:value-type="float" office:value="436" calcext:value-type="float">
            <text:p>436</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6]&lt;&gt;&quot;&quot;;CONCATENATE(&quot;https://cwe.mitre.org/data/definitions/&quot;;[.D26]; &quot;.html&quot;);&quot;&quot;)" office:value-type="string" office:string-value="https://cwe.mitre.org/data/definitions/436.html" calcext:value-type="string">
            <text:p>https://cwe.mitre.org/data/definitions/436.html</text:p>
          </table:table-cell>
          <table:table-cell table:number-columns-repeated="1016"/>
        </table:table-row>
        <table:table-row table:style-name="ro1">
          <table:table-cell table:style-name="ce2" office:value-type="date" office:date-value="2006-02-13" calcext:value-type="date">
            <text:p>13.2.2006</text:p>
          </table:table-cell>
          <table:table-cell table:style-name="ce19" office:value-type="float" office:value="2" calcext:value-type="float">
            <text:p>2</text:p>
          </table:table-cell>
          <table:table-cell table:style-name="ce21"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13" office:value-type="float" office:value="345" calcext:value-type="float">
            <text:p>34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7]&lt;&gt;&quot;&quot;;CONCATENATE(&quot;https://cwe.mitre.org/data/definitions/&quot;;[.D27]; &quot;.html&quot;);&quot;&quot;)" office:value-type="string" office:string-value="https://cwe.mitre.org/data/definitions/345.html" calcext:value-type="string">
            <text:p>https://cwe.mitre.org/data/definitions/345.html</text:p>
          </table:table-cell>
          <table:table-cell table:number-columns-repeated="1016"/>
        </table:table-row>
        <table:table-row table:style-name="ro1">
          <table:table-cell table:style-name="ce2" office:value-type="date" office:date-value="2001-03-13" calcext:value-type="date">
            <text:p>13.3.2001</text:p>
          </table:table-cell>
          <table:table-cell table:style-name="ce19" office:value-type="float" office:value="1" calcext:value-type="float">
            <text:p>1</text:p>
          </table:table-cell>
          <table:table-cell table:style-name="ce21" office:value-type="string" calcext:value-type="string">
            <text:p>Verify that XSD schema validation takes place to ensure a properly formed XML document, followed by validation of each input field before any processing of that data takes place.</text:p>
          </table:table-cell>
          <table:table-cell table:style-name="ce13" office:value-type="float" office:value="20" calcext:value-type="float">
            <text:p>2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8]&lt;&gt;&quot;&quot;;CONCATENATE(&quot;https://cwe.mitre.org/data/definitions/&quot;;[.D28];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2" office:value-type="date" office:date-value="2002-03-13" calcext:value-type="date">
            <text:p>13.3.2002</text:p>
          </table:table-cell>
          <table:table-cell table:style-name="ce19" office:value-type="float" office:value="2" calcext:value-type="float">
            <text:p>2</text:p>
          </table:table-cell>
          <table:table-cell table:style-name="ce21" office:value-type="string" calcext:value-type="string">
            <text:p>Verify that the message payload is signed using WS-Security to ensure reliable transport between client and service.</text:p>
          </table:table-cell>
          <table:table-cell table:style-name="ce13" office:value-type="float" office:value="345" calcext:value-type="float">
            <text:p>34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9]&lt;&gt;&quot;&quot;;CONCATENATE(&quot;https://cwe.mitre.org/data/definitions/&quot;;[.D29]; &quot;.html&quot;);&quot;&quot;)" office:value-type="string" office:string-value="https://cwe.mitre.org/data/definitions/345.html" calcext:value-type="string">
            <text:p>https://cwe.mitre.org/data/definitions/345.html</text:p>
          </table:table-cell>
          <table:table-cell table:number-columns-repeated="1016"/>
        </table:table-row>
        <table:table-row table:style-name="ro1">
          <table:table-cell table:style-name="ce2" office:value-type="date" office:date-value="2001-04-13" calcext:value-type="date">
            <text:p>13.4.2001</text:p>
          </table:table-cell>
          <table:table-cell table:style-name="ce19" office:value-type="float" office:value="2" calcext:value-type="float">
            <text:p>2</text:p>
          </table:table-cell>
          <table:table-cell table:style-name="ce21"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13" office:value-type="float" office:value="770" calcext:value-type="float">
            <text:p>77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30]&lt;&gt;&quot;&quot;;CONCATENATE(&quot;https://cwe.mitre.org/data/definitions/&quot;;[.D30];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2" office:value-type="date" office:date-value="2002-04-13" calcext:value-type="date">
            <text:p>13.4.2002</text:p>
          </table:table-cell>
          <table:table-cell table:style-name="ce19" office:value-type="float" office:value="2" calcext:value-type="float">
            <text:p>2</text:p>
          </table:table-cell>
          <table:table-cell table:style-name="ce21" office:value-type="string" calcext:value-type="string">
            <text:p>Verify that GraphQL or other data layer authorization logic should be implemented at the business logic layer instead of the GraphQL layer.</text:p>
          </table:table-cell>
          <table:table-cell table:style-name="ce13" office:value-type="float" office:value="285" calcext:value-type="float">
            <text:p>28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31]&lt;&gt;&quot;&quot;;CONCATENATE(&quot;https://cwe.mitre.org/data/definitions/&quot;;[.D31];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number-rows-repeated="9">
          <table:table-cell table:style-name="ce3"/>
          <table:table-cell table:style-name="ce20"/>
          <table:table-cell table:style-name="ce21"/>
          <table:table-cell table:style-name="ce13"/>
          <table:table-cell table:number-columns-repeated="1020"/>
        </table:table-row>
        <table:table-row table:style-name="ro1">
          <table:table-cell table:style-name="ce3"/>
          <table:table-cell table:style-name="ce20"/>
          <table:table-cell table:style-name="ce22"/>
          <table:table-cell table:style-name="ce13"/>
          <table:table-cell table:number-columns-repeated="1020"/>
        </table:table-row>
        <table:table-row table:style-name="ro1" table:number-rows-repeated="2">
          <table:table-cell table:style-name="ce3"/>
          <table:table-cell table:style-name="ce20"/>
          <table:table-cell table:style-name="ce21"/>
          <table:table-cell table:style-name="ce13"/>
          <table:table-cell table:number-columns-repeated="1020"/>
        </table:table-row>
        <table:table-row table:style-name="ro1">
          <table:table-cell table:style-name="ce4"/>
          <table:table-cell table:style-name="ce7"/>
          <table:table-cell table:style-name="ce23"/>
          <table:table-cell table:style-name="ce14"/>
          <table:table-cell table:number-columns-repeated="1020"/>
        </table:table-row>
        <table:table-row table:style-name="ro1" table:number-rows-repeated="957">
          <table:table-cell table:style-name="ce4"/>
          <table:table-cell table:style-name="ce7"/>
          <table:table-cell table:style-name="ce12"/>
          <table:table-cell table:style-name="ce14"/>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API.$F$1:.$F$1001"/>
        </table:named-expressions>
        <calcext:conditional-formats>
          <calcext:conditional-format calcext:target-range-address="API.C44:API.C44">
            <calcext:condition calcext:apply-style-name="ConditionalStyle_1" calcext:value="formula-is([.F44]=0)" calcext:base-cell-address="API.C44"/>
          </calcext:conditional-format>
          <calcext:conditional-format calcext:target-range-address="API.C2:API.C43">
            <calcext:condition calcext:apply-style-name="ConditionalStyle_2" calcext:value="formula-is([.E2]=1)" calcext:base-cell-address="API.C2"/>
          </calcext:conditional-format>
          <calcext:conditional-format calcext:target-range-address="API.C2:API.C43">
            <calcext:condition calcext:apply-style-name="ConditionalStyle_1" calcext:value="formula-is([.F2]=0)" calcext:base-cell-address="API.C2"/>
          </calcext:conditional-format>
          <calcext:conditional-format calcext:target-range-address="API.B2:API.B43">
            <calcext:condition calcext:apply-style-name="ConditionalStyle_3" calcext:value="=3" calcext:base-cell-address="API.B2"/>
          </calcext:conditional-format>
          <calcext:conditional-format calcext:target-range-address="API.B2:API.B43">
            <calcext:condition calcext:apply-style-name="ConditionalStyle_4" calcext:value="=2" calcext:base-cell-address="API.B2"/>
          </calcext:conditional-format>
          <calcext:conditional-format calcext:target-range-address="API.B2:API.B43">
            <calcext:condition calcext:apply-style-name="ConditionalStyle_5" calcext:value="=1" calcext:base-cell-address="API.B2"/>
          </calcext:conditional-format>
        </calcext:conditional-formats>
      </table:table>
      <table:table table:name="Architecture" table:style-name="ta3">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7"/>
          <table:table-cell table:number-columns-repeated="999"/>
        </table:table-row>
        <table:table-row table:style-name="ro1">
          <table:table-cell table:style-name="ce3" office:value-type="date" office:date-value="2001-01-01" calcext:value-type="date">
            <text:p>1.1.2001</text:p>
          </table:table-cell>
          <table:table-cell table:style-name="ce24" office:value-type="float" office:value="2" calcext:value-type="float">
            <text:p>2</text:p>
          </table:table-cell>
          <table:table-cell table:style-name="ce25"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13"/>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formula="of:=IF([.D2]&lt;&gt;&quot;&quot;;CONCATENATE(&quot;https://cwe.mitre.org/data/definitions/&quot;;[.D2]; &quot;.html&quot;);&quot;&quot;)">
            <text:p/>
          </table:table-cell>
          <table:table-cell table:number-columns-repeated="1016"/>
        </table:table-row>
        <table:table-row table:style-name="ro1">
          <table:table-cell table:style-name="ce3" office:value-type="date" office:date-value="2002-01-01" calcext:value-type="date">
            <text:p>1.1.2002</text:p>
          </table:table-cell>
          <table:table-cell table:style-name="ce24" office:value-type="float" office:value="2" calcext:value-type="float">
            <text:p>2</text:p>
          </table:table-cell>
          <table:table-cell table:style-name="ce25"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13" office:value-type="float" office:value="1053" calcext:value-type="float">
            <text:p>1053</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3]&lt;&gt;&quot;&quot;;CONCATENATE(&quot;https://cwe.mitre.org/data/definitions/&quot;;[.D3]; &quot;.html&quot;);&quot;&quot;)" office:value-type="string" office:string-value="https://cwe.mitre.org/data/definitions/1053.html" calcext:value-type="string">
            <text:p>https://cwe.mitre.org/data/definitions/1053.html</text:p>
          </table:table-cell>
          <table:table-cell table:number-columns-repeated="1016"/>
        </table:table-row>
        <table:table-row table:style-name="ro1">
          <table:table-cell table:style-name="ce3" office:value-type="date" office:date-value="2003-01-01" calcext:value-type="date">
            <text:p>1.1.2003</text:p>
          </table:table-cell>
          <table:table-cell table:style-name="ce24" office:value-type="float" office:value="2" calcext:value-type="float">
            <text:p>2</text:p>
          </table:table-cell>
          <table:table-cell table:style-name="ce25"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13" office:value-type="float" office:value="1110" calcext:value-type="float">
            <text:p>111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4]&lt;&gt;&quot;&quot;;CONCATENATE(&quot;https://cwe.mitre.org/data/definitions/&quot;;[.D4]; &quot;.html&quot;);&quot;&quot;)" office:value-type="string" office:string-value="https://cwe.mitre.org/data/definitions/1110.html" calcext:value-type="string">
            <text:p>https://cwe.mitre.org/data/definitions/1110.html</text:p>
          </table:table-cell>
          <table:table-cell table:number-columns-repeated="1016"/>
        </table:table-row>
        <table:table-row table:style-name="ro1">
          <table:table-cell table:style-name="ce3" office:value-type="date" office:date-value="2004-01-01" calcext:value-type="date">
            <text:p>1.1.2004</text:p>
          </table:table-cell>
          <table:table-cell table:style-name="ce24" office:value-type="float" office:value="2" calcext:value-type="float">
            <text:p>2</text:p>
          </table:table-cell>
          <table:table-cell table:style-name="ce25" office:value-type="string" calcext:value-type="string">
            <text:p>Verify documentation and justification of all the application's trust boundaries, components, and significant data flows.</text:p>
          </table:table-cell>
          <table:table-cell table:style-name="ce13" office:value-type="float" office:value="1059" calcext:value-type="float">
            <text:p>105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5]&lt;&gt;&quot;&quot;;CONCATENATE(&quot;https://cwe.mitre.org/data/definitions/&quot;;[.D5]; &quot;.html&quot;);&quot;&quot;)" office:value-type="string" office:string-value="https://cwe.mitre.org/data/definitions/1059.html" calcext:value-type="string">
            <text:p>https://cwe.mitre.org/data/definitions/1059.html</text:p>
          </table:table-cell>
          <table:table-cell table:number-columns-repeated="1016"/>
        </table:table-row>
        <table:table-row table:style-name="ro1">
          <table:table-cell table:style-name="ce3" office:value-type="date" office:date-value="2005-01-01" calcext:value-type="date">
            <text:p>1.1.2005</text:p>
          </table:table-cell>
          <table:table-cell table:style-name="ce24" office:value-type="float" office:value="2" calcext:value-type="float">
            <text:p>2</text:p>
          </table:table-cell>
          <table:table-cell table:style-name="ce25"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13" office:value-type="float" office:value="1059" calcext:value-type="float">
            <text:p>105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6]&lt;&gt;&quot;&quot;;CONCATENATE(&quot;https://cwe.mitre.org/data/definitions/&quot;;[.D6]; &quot;.html&quot;);&quot;&quot;)" office:value-type="string" office:string-value="https://cwe.mitre.org/data/definitions/1059.html" calcext:value-type="string">
            <text:p>https://cwe.mitre.org/data/definitions/1059.html</text:p>
          </table:table-cell>
          <table:table-cell table:number-columns-repeated="1016"/>
        </table:table-row>
        <table:table-row table:style-name="ro1">
          <table:table-cell table:style-name="ce3" office:value-type="date" office:date-value="2006-01-01" calcext:value-type="date">
            <text:p>1.1.2006</text:p>
          </table:table-cell>
          <table:table-cell table:style-name="ce24" office:value-type="float" office:value="2" calcext:value-type="float">
            <text:p>2</text:p>
          </table:table-cell>
          <table:table-cell table:style-name="ce25"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13" office:value-type="float" office:value="637" calcext:value-type="float">
            <text:p>637</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7]&lt;&gt;&quot;&quot;;CONCATENATE(&quot;https://cwe.mitre.org/data/definitions/&quot;;[.D7]; &quot;.html&quot;);&quot;&quot;)" office:value-type="string" office:string-value="https://cwe.mitre.org/data/definitions/637.html" calcext:value-type="string">
            <text:p>https://cwe.mitre.org/data/definitions/637.html</text:p>
          </table:table-cell>
          <table:table-cell table:number-columns-repeated="1016"/>
        </table:table-row>
        <table:table-row table:style-name="ro1">
          <table:table-cell table:style-name="ce3" office:value-type="date" office:date-value="2007-01-01" calcext:value-type="date">
            <text:p>1.1.2007</text:p>
          </table:table-cell>
          <table:table-cell table:style-name="ce24" office:value-type="float" office:value="2" calcext:value-type="float">
            <text:p>2</text:p>
          </table:table-cell>
          <table:table-cell table:style-name="ce25" office:value-type="string" calcext:value-type="string">
            <text:p>Verify availability of a secure coding checklist, security requirements, guideline, or policy to all developers and testers.</text:p>
          </table:table-cell>
          <table:table-cell table:style-name="ce13" office:value-type="float" office:value="637" calcext:value-type="float">
            <text:p>637</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8]&lt;&gt;&quot;&quot;;CONCATENATE(&quot;https://cwe.mitre.org/data/definitions/&quot;;[.D8]; &quot;.html&quot;);&quot;&quot;)" office:value-type="string" office:string-value="https://cwe.mitre.org/data/definitions/637.html" calcext:value-type="string">
            <text:p>https://cwe.mitre.org/data/definitions/637.html</text:p>
          </table:table-cell>
          <table:table-cell table:number-columns-repeated="1016"/>
        </table:table-row>
        <table:table-row table:style-name="ro1">
          <table:table-cell table:style-name="ce3" office:value-type="date" office:date-value="2001-10-01" calcext:value-type="date">
            <text:p>1.10.2001</text:p>
          </table:table-cell>
          <table:table-cell table:style-name="ce24" office:value-type="float" office:value="2" calcext:value-type="float">
            <text:p>2</text:p>
          </table:table-cell>
          <table:table-cell table:style-name="ce25"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13" office:value-type="float" office:value="284" calcext:value-type="float">
            <text:p>284</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9]&lt;&gt;&quot;&quot;;CONCATENATE(&quot;https://cwe.mitre.org/data/definitions/&quot;;[.D9]; &quot;.html&quot;);&quot;&quot;)" office:value-type="string" office:string-value="https://cwe.mitre.org/data/definitions/284.html" calcext:value-type="string">
            <text:p>https://cwe.mitre.org/data/definitions/284.html</text:p>
          </table:table-cell>
          <table:table-cell table:number-columns-repeated="1016"/>
        </table:table-row>
        <table:table-row table:style-name="ro1">
          <table:table-cell table:style-name="ce3" office:value-type="date" office:date-value="2001-11-01" calcext:value-type="date">
            <text:p>1.11.2001</text:p>
          </table:table-cell>
          <table:table-cell table:style-name="ce24" office:value-type="float" office:value="2" calcext:value-type="float">
            <text:p>2</text:p>
          </table:table-cell>
          <table:table-cell table:style-name="ce25" office:value-type="string" calcext:value-type="string">
            <text:p>Verify the definition and documentation of all application components in terms of the business or security functions they provide.</text:p>
          </table:table-cell>
          <table:table-cell table:style-name="ce13" office:value-type="float" office:value="1059" calcext:value-type="float">
            <text:p>105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0]&lt;&gt;&quot;&quot;;CONCATENATE(&quot;https://cwe.mitre.org/data/definitions/&quot;;[.D10]; &quot;.html&quot;);&quot;&quot;)" office:value-type="string" office:string-value="https://cwe.mitre.org/data/definitions/1059.html" calcext:value-type="string">
            <text:p>https://cwe.mitre.org/data/definitions/1059.html</text:p>
          </table:table-cell>
          <table:table-cell table:number-columns-repeated="1016"/>
        </table:table-row>
        <table:table-row table:style-name="ro1">
          <table:table-cell table:style-name="ce3" office:value-type="date" office:date-value="2002-11-01" calcext:value-type="date">
            <text:p>1.11.2002</text:p>
          </table:table-cell>
          <table:table-cell table:style-name="ce24" office:value-type="float" office:value="2" calcext:value-type="float">
            <text:p>2</text:p>
          </table:table-cell>
          <table:table-cell table:style-name="ce25" office:value-type="string" calcext:value-type="string">
            <text:p>Verify that all high-value business logic flows, including authentication, session management and access control, do not share unsynchronized state.</text:p>
          </table:table-cell>
          <table:table-cell table:style-name="ce13" office:value-type="float" office:value="362" calcext:value-type="float">
            <text:p>36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1]&lt;&gt;&quot;&quot;;CONCATENATE(&quot;https://cwe.mitre.org/data/definitions/&quot;;[.D11]; &quot;.html&quot;);&quot;&quot;)" office:value-type="string" office:string-value="https://cwe.mitre.org/data/definitions/362.html" calcext:value-type="string">
            <text:p>https://cwe.mitre.org/data/definitions/362.html</text:p>
          </table:table-cell>
          <table:table-cell table:number-columns-repeated="1016"/>
        </table:table-row>
        <table:table-row table:style-name="ro1">
          <table:table-cell table:style-name="ce3" office:value-type="date" office:date-value="2003-11-01" calcext:value-type="date">
            <text:p>1.11.2003</text:p>
          </table:table-cell>
          <table:table-cell table:style-name="ce24" office:value-type="float" office:value="3" calcext:value-type="float">
            <text:p>3</text:p>
          </table:table-cell>
          <table:table-cell table:style-name="ce25"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13" office:value-type="float" office:value="367" calcext:value-type="float">
            <text:p>367</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2]&lt;&gt;&quot;&quot;;CONCATENATE(&quot;https://cwe.mitre.org/data/definitions/&quot;;[.D12]; &quot;.html&quot;);&quot;&quot;)" office:value-type="string" office:string-value="https://cwe.mitre.org/data/definitions/367.html" calcext:value-type="string">
            <text:p>https://cwe.mitre.org/data/definitions/367.html</text:p>
          </table:table-cell>
          <table:table-cell table:number-columns-repeated="1016"/>
        </table:table-row>
        <table:table-row table:style-name="ro1">
          <table:table-cell table:style-name="ce3" office:value-type="date" office:date-value="2001-12-01" calcext:value-type="date">
            <text:p>1.12.2001</text:p>
          </table:table-cell>
          <table:table-cell table:style-name="ce24" office:value-type="float" office:value="2" calcext:value-type="float">
            <text:p>2</text:p>
          </table:table-cell>
          <table:table-cell table:style-name="ce25" office:value-type="string" calcext:value-type="string">
            <text:p>Verify that user-uploaded files are stored outside of the web root.</text:p>
          </table:table-cell>
          <table:table-cell table:style-name="ce13" office:value-type="float" office:value="552" calcext:value-type="float">
            <text:p>55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3]&lt;&gt;&quot;&quot;;CONCATENATE(&quot;https://cwe.mitre.org/data/definitions/&quot;;[.D13]; &quot;.html&quot;);&quot;&quot;)" office:value-type="string" office:string-value="https://cwe.mitre.org/data/definitions/552.html" calcext:value-type="string">
            <text:p>https://cwe.mitre.org/data/definitions/552.html</text:p>
          </table:table-cell>
          <table:table-cell table:number-columns-repeated="1016"/>
        </table:table-row>
        <table:table-row table:style-name="ro1">
          <table:table-cell table:style-name="ce3" office:value-type="date" office:date-value="2002-12-01" calcext:value-type="date">
            <text:p>1.12.2002</text:p>
          </table:table-cell>
          <table:table-cell table:style-name="ce24" office:value-type="float" office:value="2" calcext:value-type="float">
            <text:p>2</text:p>
          </table:table-cell>
          <table:table-cell table:style-name="ce25"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13" office:value-type="float" office:value="646" calcext:value-type="float">
            <text:p>646</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4]&lt;&gt;&quot;&quot;;CONCATENATE(&quot;https://cwe.mitre.org/data/definitions/&quot;;[.D14]; &quot;.html&quot;);&quot;&quot;)" office:value-type="string" office:string-value="https://cwe.mitre.org/data/definitions/646.html" calcext:value-type="string">
            <text:p>https://cwe.mitre.org/data/definitions/646.html</text:p>
          </table:table-cell>
          <table:table-cell table:number-columns-repeated="1016"/>
        </table:table-row>
        <table:table-row table:style-name="ro1">
          <table:table-cell table:style-name="ce3" office:value-type="string" calcext:value-type="string">
            <text:p>1.14.1</text:p>
          </table:table-cell>
          <table:table-cell table:style-name="ce24" office:value-type="float" office:value="2" calcext:value-type="float">
            <text:p>2</text:p>
          </table:table-cell>
          <table:table-cell table:style-name="ce25"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13" office:value-type="float" office:value="923" calcext:value-type="float">
            <text:p>923</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5]&lt;&gt;&quot;&quot;;CONCATENATE(&quot;https://cwe.mitre.org/data/definitions/&quot;;[.D15]; &quot;.html&quot;);&quot;&quot;)" office:value-type="string" office:string-value="https://cwe.mitre.org/data/definitions/923.html" calcext:value-type="string">
            <text:p>https://cwe.mitre.org/data/definitions/923.html</text:p>
          </table:table-cell>
          <table:table-cell table:number-columns-repeated="1016"/>
        </table:table-row>
        <table:table-row table:style-name="ro1">
          <table:table-cell table:style-name="ce3" office:value-type="string" calcext:value-type="string">
            <text:p>1.14.2</text:p>
          </table:table-cell>
          <table:table-cell table:style-name="ce24" office:value-type="float" office:value="2" calcext:value-type="float">
            <text:p>2</text:p>
          </table:table-cell>
          <table:table-cell table:style-name="ce25" office:value-type="string" calcext:value-type="string">
            <text:p>Verify that if deploying binaries to untrusted devices makes use of binary signatures, trusted connections, and verified endpoints.</text:p>
          </table:table-cell>
          <table:table-cell table:style-name="ce13" office:value-type="float" office:value="494" calcext:value-type="float">
            <text:p>494</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6]&lt;&gt;&quot;&quot;;CONCATENATE(&quot;https://cwe.mitre.org/data/definitions/&quot;;[.D16]; &quot;.html&quot;);&quot;&quot;)" office:value-type="string" office:string-value="https://cwe.mitre.org/data/definitions/494.html" calcext:value-type="string">
            <text:p>https://cwe.mitre.org/data/definitions/494.html</text:p>
          </table:table-cell>
          <table:table-cell table:number-columns-repeated="1016"/>
        </table:table-row>
        <table:table-row table:style-name="ro1">
          <table:table-cell table:style-name="ce3" office:value-type="string" calcext:value-type="string">
            <text:p>1.14.3</text:p>
          </table:table-cell>
          <table:table-cell table:style-name="ce24" office:value-type="float" office:value="2" calcext:value-type="float">
            <text:p>2</text:p>
          </table:table-cell>
          <table:table-cell table:style-name="ce25" office:value-type="string" calcext:value-type="string">
            <text:p>Verify that the build pipeline warns of out-of-date or insecure components and takes appropriate actions.</text:p>
          </table:table-cell>
          <table:table-cell table:style-name="ce13" office:value-type="float" office:value="1104" calcext:value-type="float">
            <text:p>1104</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7]&lt;&gt;&quot;&quot;;CONCATENATE(&quot;https://cwe.mitre.org/data/definitions/&quot;;[.D17]; &quot;.html&quot;);&quot;&quot;)" office:value-type="string" office:string-value="https://cwe.mitre.org/data/definitions/1104.html" calcext:value-type="string">
            <text:p>https://cwe.mitre.org/data/definitions/1104.html</text:p>
          </table:table-cell>
          <table:table-cell table:number-columns-repeated="1016"/>
        </table:table-row>
        <table:table-row table:style-name="ro1">
          <table:table-cell table:style-name="ce3" office:value-type="string" calcext:value-type="string">
            <text:p>1.14.4</text:p>
          </table:table-cell>
          <table:table-cell table:style-name="ce24" office:value-type="float" office:value="2" calcext:value-type="float">
            <text:p>2</text:p>
          </table:table-cell>
          <table:table-cell table:style-name="ce25"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3"/>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formula="of:=IF([.D18]&lt;&gt;&quot;&quot;;CONCATENATE(&quot;https://cwe.mitre.org/data/definitions/&quot;;[.D18]; &quot;.html&quot;);&quot;&quot;)">
            <text:p/>
          </table:table-cell>
          <table:table-cell table:number-columns-repeated="1016"/>
        </table:table-row>
        <table:table-row table:style-name="ro1">
          <table:table-cell table:style-name="ce3" office:value-type="string" calcext:value-type="string">
            <text:p>1.14.5</text:p>
          </table:table-cell>
          <table:table-cell table:style-name="ce24" office:value-type="float" office:value="2" calcext:value-type="float">
            <text:p>2</text:p>
          </table:table-cell>
          <table:table-cell table:style-name="ce25"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13" office:value-type="float" office:value="265" calcext:value-type="float">
            <text:p>26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19]&lt;&gt;&quot;&quot;;CONCATENATE(&quot;https://cwe.mitre.org/data/definitions/&quot;;[.D19]; &quot;.html&quot;);&quot;&quot;)" office:value-type="string" office:string-value="https://cwe.mitre.org/data/definitions/265.html" calcext:value-type="string">
            <text:p>https://cwe.mitre.org/data/definitions/265.html</text:p>
          </table:table-cell>
          <table:table-cell table:number-columns-repeated="1016"/>
        </table:table-row>
        <table:table-row table:style-name="ro1">
          <table:table-cell table:style-name="ce3" office:value-type="string" calcext:value-type="string">
            <text:p>1.14.6</text:p>
          </table:table-cell>
          <table:table-cell table:style-name="ce24" office:value-type="float" office:value="2" calcext:value-type="float">
            <text:p>2</text:p>
          </table:table-cell>
          <table:table-cell table:style-name="ce25"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3" office:value-type="float" office:value="477" calcext:value-type="float">
            <text:p>477</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0]&lt;&gt;&quot;&quot;;CONCATENATE(&quot;https://cwe.mitre.org/data/definitions/&quot;;[.D20]; &quot;.html&quot;);&quot;&quot;)" office:value-type="string" office:string-value="https://cwe.mitre.org/data/definitions/477.html" calcext:value-type="string">
            <text:p>https://cwe.mitre.org/data/definitions/477.html</text:p>
          </table:table-cell>
          <table:table-cell table:number-columns-repeated="1016"/>
        </table:table-row>
        <table:table-row table:style-name="ro1">
          <table:table-cell table:style-name="ce3" office:value-type="date" office:date-value="2001-02-01" calcext:value-type="date">
            <text:p>1.2.2001</text:p>
          </table:table-cell>
          <table:table-cell table:style-name="ce24" office:value-type="float" office:value="2" calcext:value-type="float">
            <text:p>2</text:p>
          </table:table-cell>
          <table:table-cell table:style-name="ce25"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13" office:value-type="float" office:value="250" calcext:value-type="float">
            <text:p>25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1]&lt;&gt;&quot;&quot;;CONCATENATE(&quot;https://cwe.mitre.org/data/definitions/&quot;;[.D21]; &quot;.html&quot;);&quot;&quot;)" office:value-type="string" office:string-value="https://cwe.mitre.org/data/definitions/250.html" calcext:value-type="string">
            <text:p>https://cwe.mitre.org/data/definitions/250.html</text:p>
          </table:table-cell>
          <table:table-cell table:number-columns-repeated="1016"/>
        </table:table-row>
        <table:table-row table:style-name="ro1">
          <table:table-cell table:style-name="ce3" office:value-type="date" office:date-value="2002-02-01" calcext:value-type="date">
            <text:p>1.2.2002</text:p>
          </table:table-cell>
          <table:table-cell table:style-name="ce24" office:value-type="float" office:value="2" calcext:value-type="float">
            <text:p>2</text:p>
          </table:table-cell>
          <table:table-cell table:style-name="ce25"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13" office:value-type="float" office:value="306" calcext:value-type="float">
            <text:p>306</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2]&lt;&gt;&quot;&quot;;CONCATENATE(&quot;https://cwe.mitre.org/data/definitions/&quot;;[.D22]; &quot;.html&quot;);&quot;&quot;)" office:value-type="string" office:string-value="https://cwe.mitre.org/data/definitions/306.html" calcext:value-type="string">
            <text:p>https://cwe.mitre.org/data/definitions/306.html</text:p>
          </table:table-cell>
          <table:table-cell table:number-columns-repeated="1016"/>
        </table:table-row>
        <table:table-row table:style-name="ro1">
          <table:table-cell table:style-name="ce3" office:value-type="date" office:date-value="2003-02-01" calcext:value-type="date">
            <text:p>1.2.2003</text:p>
          </table:table-cell>
          <table:table-cell table:style-name="ce24" office:value-type="float" office:value="2" calcext:value-type="float">
            <text:p>2</text:p>
          </table:table-cell>
          <table:table-cell table:style-name="ce25"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13" office:value-type="float" office:value="306" calcext:value-type="float">
            <text:p>306</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3]&lt;&gt;&quot;&quot;;CONCATENATE(&quot;https://cwe.mitre.org/data/definitions/&quot;;[.D23]; &quot;.html&quot;);&quot;&quot;)" office:value-type="string" office:string-value="https://cwe.mitre.org/data/definitions/306.html" calcext:value-type="string">
            <text:p>https://cwe.mitre.org/data/definitions/306.html</text:p>
          </table:table-cell>
          <table:table-cell table:number-columns-repeated="1016"/>
        </table:table-row>
        <table:table-row table:style-name="ro1">
          <table:table-cell table:style-name="ce3" office:value-type="date" office:date-value="2004-02-01" calcext:value-type="date">
            <text:p>1.2.2004</text:p>
          </table:table-cell>
          <table:table-cell table:style-name="ce24" office:value-type="float" office:value="2" calcext:value-type="float">
            <text:p>2</text:p>
          </table:table-cell>
          <table:table-cell table:style-name="ce25"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13" office:value-type="float" office:value="306" calcext:value-type="float">
            <text:p>306</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4]&lt;&gt;&quot;&quot;;CONCATENATE(&quot;https://cwe.mitre.org/data/definitions/&quot;;[.D24]; &quot;.html&quot;);&quot;&quot;)" office:value-type="string" office:string-value="https://cwe.mitre.org/data/definitions/306.html" calcext:value-type="string">
            <text:p>https://cwe.mitre.org/data/definitions/306.html</text:p>
          </table:table-cell>
          <table:table-cell table:number-columns-repeated="1016"/>
        </table:table-row>
        <table:table-row table:style-name="ro1">
          <table:table-cell table:style-name="ce3" office:value-type="date" office:date-value="2001-04-01" calcext:value-type="date">
            <text:p>1.4.2001</text:p>
          </table:table-cell>
          <table:table-cell table:style-name="ce24" office:value-type="float" office:value="2" calcext:value-type="float">
            <text:p>2</text:p>
          </table:table-cell>
          <table:table-cell table:style-name="ce25" office:value-type="string" calcext:value-type="string">
            <text:p>Verify that trusted enforcement points such as at access control gateways, servers, and serverless functions enforce access controls. Never enforce access controls on the client.</text:p>
          </table:table-cell>
          <table:table-cell table:style-name="ce13" office:value-type="float" office:value="602" calcext:value-type="float">
            <text:p>60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5]&lt;&gt;&quot;&quot;;CONCATENATE(&quot;https://cwe.mitre.org/data/definitions/&quot;;[.D25]; &quot;.html&quot;);&quot;&quot;)" office:value-type="string" office:string-value="https://cwe.mitre.org/data/definitions/602.html" calcext:value-type="string">
            <text:p>https://cwe.mitre.org/data/definitions/602.html</text:p>
          </table:table-cell>
          <table:table-cell table:number-columns-repeated="1016"/>
        </table:table-row>
        <table:table-row table:style-name="ro1">
          <table:table-cell table:style-name="ce3" office:value-type="date" office:date-value="2002-04-01" calcext:value-type="date">
            <text:p>1.4.2002</text:p>
          </table:table-cell>
          <table:table-cell table:style-name="ce24" office:value-type="float" office:value="2" calcext:value-type="float">
            <text:p>2</text:p>
          </table:table-cell>
          <table:table-cell table:style-name="ce25" office:value-type="string" calcext:value-type="string">
            <text:p>Verify that the chosen access control solution is flexible enough to meet the application's needs.</text:p>
          </table:table-cell>
          <table:table-cell table:style-name="ce13" office:value-type="float" office:value="284" calcext:value-type="float">
            <text:p>284</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6]&lt;&gt;&quot;&quot;;CONCATENATE(&quot;https://cwe.mitre.org/data/definitions/&quot;;[.D26]; &quot;.html&quot;);&quot;&quot;)" office:value-type="string" office:string-value="https://cwe.mitre.org/data/definitions/284.html" calcext:value-type="string">
            <text:p>https://cwe.mitre.org/data/definitions/284.html</text:p>
          </table:table-cell>
          <table:table-cell table:number-columns-repeated="1016"/>
        </table:table-row>
        <table:table-row table:style-name="ro1">
          <table:table-cell table:style-name="ce3" office:value-type="date" office:date-value="2003-04-01" calcext:value-type="date">
            <text:p>1.4.2003</text:p>
          </table:table-cell>
          <table:table-cell table:style-name="ce24" office:value-type="float" office:value="2" calcext:value-type="float">
            <text:p>2</text:p>
          </table:table-cell>
          <table:table-cell table:style-name="ce25"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13" office:value-type="float" office:value="272" calcext:value-type="float">
            <text:p>27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7]&lt;&gt;&quot;&quot;;CONCATENATE(&quot;https://cwe.mitre.org/data/definitions/&quot;;[.D27]; &quot;.html&quot;);&quot;&quot;)" office:value-type="string" office:string-value="https://cwe.mitre.org/data/definitions/272.html" calcext:value-type="string">
            <text:p>https://cwe.mitre.org/data/definitions/272.html</text:p>
          </table:table-cell>
          <table:table-cell table:number-columns-repeated="1016"/>
        </table:table-row>
        <table:table-row table:style-name="ro1">
          <table:table-cell table:style-name="ce3" office:value-type="date" office:date-value="2004-04-01" calcext:value-type="date">
            <text:p>1.4.2004</text:p>
          </table:table-cell>
          <table:table-cell table:style-name="ce24" office:value-type="float" office:value="2" calcext:value-type="float">
            <text:p>2</text:p>
          </table:table-cell>
          <table:table-cell table:style-name="ce25"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13" office:value-type="float" office:value="284" calcext:value-type="float">
            <text:p>284</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8]&lt;&gt;&quot;&quot;;CONCATENATE(&quot;https://cwe.mitre.org/data/definitions/&quot;;[.D28]; &quot;.html&quot;);&quot;&quot;)" office:value-type="string" office:string-value="https://cwe.mitre.org/data/definitions/284.html" calcext:value-type="string">
            <text:p>https://cwe.mitre.org/data/definitions/284.html</text:p>
          </table:table-cell>
          <table:table-cell table:number-columns-repeated="1016"/>
        </table:table-row>
        <table:table-row table:style-name="ro1">
          <table:table-cell table:style-name="ce3" office:value-type="date" office:date-value="2005-04-01" calcext:value-type="date">
            <text:p>1.4.2005</text:p>
          </table:table-cell>
          <table:table-cell table:style-name="ce24" office:value-type="float" office:value="2" calcext:value-type="float">
            <text:p>2</text:p>
          </table:table-cell>
          <table:table-cell table:style-name="ce25"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13" office:value-type="float" office:value="275" calcext:value-type="float">
            <text:p>27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29]&lt;&gt;&quot;&quot;;CONCATENATE(&quot;https://cwe.mitre.org/data/definitions/&quot;;[.D29]; &quot;.html&quot;);&quot;&quot;)" office:value-type="string" office:string-value="https://cwe.mitre.org/data/definitions/275.html" calcext:value-type="string">
            <text:p>https://cwe.mitre.org/data/definitions/275.html</text:p>
          </table:table-cell>
          <table:table-cell table:number-columns-repeated="1016"/>
        </table:table-row>
        <table:table-row table:style-name="ro1">
          <table:table-cell table:style-name="ce3" office:value-type="date" office:date-value="2001-05-01" calcext:value-type="date">
            <text:p>1.5.2001</text:p>
          </table:table-cell>
          <table:table-cell table:style-name="ce24" office:value-type="float" office:value="2" calcext:value-type="float">
            <text:p>2</text:p>
          </table:table-cell>
          <table:table-cell table:style-name="ce25" office:value-type="string" calcext:value-type="string">
            <text:p>Verify that input and output requirements clearly define how to handle and process data based on type, content, and applicable laws, regulations, and other policy compliance.</text:p>
          </table:table-cell>
          <table:table-cell table:style-name="ce13" office:value-type="float" office:value="1029" calcext:value-type="float">
            <text:p>102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30]&lt;&gt;&quot;&quot;;CONCATENATE(&quot;https://cwe.mitre.org/data/definitions/&quot;;[.D30]; &quot;.html&quot;);&quot;&quot;)" office:value-type="string" office:string-value="https://cwe.mitre.org/data/definitions/1029.html" calcext:value-type="string">
            <text:p>https://cwe.mitre.org/data/definitions/1029.html</text:p>
          </table:table-cell>
          <table:table-cell table:number-columns-repeated="1016"/>
        </table:table-row>
        <table:table-row table:style-name="ro1">
          <table:table-cell table:style-name="ce3" office:value-type="date" office:date-value="2002-05-01" calcext:value-type="date">
            <text:p>1.5.2002</text:p>
          </table:table-cell>
          <table:table-cell table:style-name="ce24" office:value-type="float" office:value="2" calcext:value-type="float">
            <text:p>2</text:p>
          </table:table-cell>
          <table:table-cell table:style-name="ce25"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13" office:value-type="float" office:value="502" calcext:value-type="float">
            <text:p>50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31]&lt;&gt;&quot;&quot;;CONCATENATE(&quot;https://cwe.mitre.org/data/definitions/&quot;;[.D31]; &quot;.html&quot;);&quot;&quot;)" office:value-type="string" office:string-value="https://cwe.mitre.org/data/definitions/502.html" calcext:value-type="string">
            <text:p>https://cwe.mitre.org/data/definitions/502.html</text:p>
          </table:table-cell>
          <table:table-cell table:number-columns-repeated="1016"/>
        </table:table-row>
        <table:table-row table:style-name="ro1">
          <table:table-cell table:style-name="ce3" office:value-type="date" office:date-value="2003-05-01" calcext:value-type="date">
            <text:p>1.5.2003</text:p>
          </table:table-cell>
          <table:table-cell table:style-name="ce24" office:value-type="float" office:value="2" calcext:value-type="float">
            <text:p>2</text:p>
          </table:table-cell>
          <table:table-cell table:style-name="ce25" office:value-type="string" calcext:value-type="string">
            <text:p>Verify that input validation is enforced on a trusted service layer. ([C5](https://www.owasp.org/index.php/OWASP_Proactive_Controls#tab=Formal_Numbering))</text:p>
          </table:table-cell>
          <table:table-cell table:style-name="ce13" office:value-type="float" office:value="602" calcext:value-type="float">
            <text:p>602</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32]&lt;&gt;&quot;&quot;;CONCATENATE(&quot;https://cwe.mitre.org/data/definitions/&quot;;[.D32]; &quot;.html&quot;);&quot;&quot;)" office:value-type="string" office:string-value="https://cwe.mitre.org/data/definitions/602.html" calcext:value-type="string">
            <text:p>https://cwe.mitre.org/data/definitions/602.html</text:p>
          </table:table-cell>
          <table:table-cell table:number-columns-repeated="1016"/>
        </table:table-row>
        <table:table-row table:style-name="ro1">
          <table:table-cell table:style-name="ce3" office:value-type="date" office:date-value="2004-05-01" calcext:value-type="date">
            <text:p>1.5.2004</text:p>
          </table:table-cell>
          <table:table-cell table:style-name="ce24" office:value-type="float" office:value="2" calcext:value-type="float">
            <text:p>2</text:p>
          </table:table-cell>
          <table:table-cell table:style-name="ce25" office:value-type="string" calcext:value-type="string">
            <text:p>Verify that output encoding occurs close to or by the interpreter for which it is intended. ([C4](https://www.owasp.org/index.php/OWASP_Proactive_Controls#tab=Formal_Numbering))</text:p>
          </table:table-cell>
          <table:table-cell table:style-name="ce13" office:value-type="float" office:value="116" calcext:value-type="float">
            <text:p>116</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33]&lt;&gt;&quot;&quot;;CONCATENATE(&quot;https://cwe.mitre.org/data/definitions/&quot;;[.D33];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3" office:value-type="date" office:date-value="2001-06-01" calcext:value-type="date">
            <text:p>1.6.2001</text:p>
          </table:table-cell>
          <table:table-cell table:style-name="ce24" office:value-type="float" office:value="2" calcext:value-type="float">
            <text:p>2</text:p>
          </table:table-cell>
          <table:table-cell table:style-name="ce25" office:value-type="string" calcext:value-type="string">
            <text:p>Verify that there is an explicit policy for management of cryptographic keys and that a cryptographic key lifecycle follows a key management standard such as NIST SP 800-57.</text:p>
          </table:table-cell>
          <table:table-cell table:style-name="ce13" office:value-type="float" office:value="320" calcext:value-type="float">
            <text:p>32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34]&lt;&gt;&quot;&quot;;CONCATENATE(&quot;https://cwe.mitre.org/data/definitions/&quot;;[.D34];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table-cell table:style-name="ce3" office:value-type="date" office:date-value="2002-06-01" calcext:value-type="date">
            <text:p>1.6.2002</text:p>
          </table:table-cell>
          <table:table-cell table:style-name="ce24" office:value-type="float" office:value="2" calcext:value-type="float">
            <text:p>2</text:p>
          </table:table-cell>
          <table:table-cell table:style-name="ce25" office:value-type="string" calcext:value-type="string">
            <text:p>Verify that consumers of cryptographic services protect key material and other secrets by using key vaults or API based alternatives.</text:p>
          </table:table-cell>
          <table:table-cell table:style-name="ce13" office:value-type="float" office:value="320" calcext:value-type="float">
            <text:p>32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35]&lt;&gt;&quot;&quot;;CONCATENATE(&quot;https://cwe.mitre.org/data/definitions/&quot;;[.D35];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table-cell table:style-name="ce3" office:value-type="date" office:date-value="2003-06-01" calcext:value-type="date">
            <text:p>1.6.2003</text:p>
          </table:table-cell>
          <table:table-cell table:style-name="ce24" office:value-type="float" office:value="2" calcext:value-type="float">
            <text:p>2</text:p>
          </table:table-cell>
          <table:table-cell table:style-name="ce25" office:value-type="string" calcext:value-type="string">
            <text:p>Verify that all keys and passwords are replaceable and are part of a well-defined process to re-encrypt sensitive data.</text:p>
          </table:table-cell>
          <table:table-cell table:style-name="ce13" office:value-type="float" office:value="320" calcext:value-type="float">
            <text:p>32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36]&lt;&gt;&quot;&quot;;CONCATENATE(&quot;https://cwe.mitre.org/data/definitions/&quot;;[.D36];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table-cell table:style-name="ce3" office:value-type="date" office:date-value="2004-06-01" calcext:value-type="date">
            <text:p>1.6.2004</text:p>
          </table:table-cell>
          <table:table-cell table:style-name="ce24" office:value-type="float" office:value="2" calcext:value-type="float">
            <text:p>2</text:p>
          </table:table-cell>
          <table:table-cell table:style-name="ce25"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13" office:value-type="float" office:value="320" calcext:value-type="float">
            <text:p>320</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37]&lt;&gt;&quot;&quot;;CONCATENATE(&quot;https://cwe.mitre.org/data/definitions/&quot;;[.D37];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table-cell table:style-name="ce3" office:value-type="date" office:date-value="2001-07-01" calcext:value-type="date">
            <text:p>1.7.2001</text:p>
          </table:table-cell>
          <table:table-cell table:style-name="ce24" office:value-type="float" office:value="2" calcext:value-type="float">
            <text:p>2</text:p>
          </table:table-cell>
          <table:table-cell table:style-name="ce25" office:value-type="string" calcext:value-type="string">
            <text:p>Verify that a common logging format and approach is used across the system. <text:s/>([C9](https://www.owasp.org/index.php/OWASP_Proactive_Controls#tab=Formal_Numbering))</text:p>
          </table:table-cell>
          <table:table-cell table:style-name="ce13" office:value-type="float" office:value="1009" calcext:value-type="float">
            <text:p>100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38]&lt;&gt;&quot;&quot;;CONCATENATE(&quot;https://cwe.mitre.org/data/definitions/&quot;;[.D38]; &quot;.html&quot;);&quot;&quot;)" office:value-type="string" office:string-value="https://cwe.mitre.org/data/definitions/1009.html" calcext:value-type="string">
            <text:p>https://cwe.mitre.org/data/definitions/1009.html</text:p>
          </table:table-cell>
          <table:table-cell table:number-columns-repeated="1016"/>
        </table:table-row>
        <table:table-row table:style-name="ro1">
          <table:table-cell table:style-name="ce3" office:value-type="date" office:date-value="2002-07-01" calcext:value-type="date">
            <text:p>1.7.2002</text:p>
          </table:table-cell>
          <table:table-cell table:style-name="ce24" office:value-type="float" office:value="2" calcext:value-type="float">
            <text:p>2</text:p>
          </table:table-cell>
          <table:table-cell table:style-name="ce25"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13"/>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formula="of:=IF([.D39]&lt;&gt;&quot;&quot;;CONCATENATE(&quot;https://cwe.mitre.org/data/definitions/&quot;;[.D39]; &quot;.html&quot;);&quot;&quot;)">
            <text:p/>
          </table:table-cell>
          <table:table-cell table:number-columns-repeated="1016"/>
        </table:table-row>
        <table:table-row table:style-name="ro1">
          <table:table-cell table:style-name="ce3" office:value-type="date" office:date-value="2001-08-01" calcext:value-type="date">
            <text:p>1.8.2001</text:p>
          </table:table-cell>
          <table:table-cell table:style-name="ce24" office:value-type="float" office:value="2" calcext:value-type="float">
            <text:p>2</text:p>
          </table:table-cell>
          <table:table-cell table:style-name="ce25" office:value-type="string" calcext:value-type="string">
            <text:p>Verify that all sensitive data is identified and classified into protection levels.</text:p>
          </table:table-cell>
          <table:table-cell table:style-name="ce13"/>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formula="of:=IF([.D40]&lt;&gt;&quot;&quot;;CONCATENATE(&quot;https://cwe.mitre.org/data/definitions/&quot;;[.D40]; &quot;.html&quot;);&quot;&quot;)">
            <text:p/>
          </table:table-cell>
          <table:table-cell table:number-columns-repeated="1016"/>
        </table:table-row>
        <table:table-row table:style-name="ro1">
          <table:table-cell table:style-name="ce3" office:value-type="date" office:date-value="2002-08-01" calcext:value-type="date">
            <text:p>1.8.2002</text:p>
          </table:table-cell>
          <table:table-cell table:style-name="ce24" office:value-type="float" office:value="2" calcext:value-type="float">
            <text:p>2</text:p>
          </table:table-cell>
          <table:table-cell table:style-name="ce26"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13"/>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formula="of:=IF([.D41]&lt;&gt;&quot;&quot;;CONCATENATE(&quot;https://cwe.mitre.org/data/definitions/&quot;;[.D41]; &quot;.html&quot;);&quot;&quot;)">
            <text:p/>
          </table:table-cell>
          <table:table-cell table:number-columns-repeated="1016"/>
        </table:table-row>
        <table:table-row table:style-name="ro1">
          <table:table-cell table:style-name="ce3" office:value-type="date" office:date-value="2001-09-01" calcext:value-type="date">
            <text:p>1.9.2001</text:p>
          </table:table-cell>
          <table:table-cell table:style-name="ce24" office:value-type="float" office:value="2" calcext:value-type="float">
            <text:p>2</text:p>
          </table:table-cell>
          <table:table-cell table:style-name="ce25"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13" office:value-type="float" office:value="319" calcext:value-type="float">
            <text:p>319</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42]&lt;&gt;&quot;&quot;;CONCATENATE(&quot;https://cwe.mitre.org/data/definitions/&quot;;[.D42];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3" office:value-type="date" office:date-value="2002-09-01" calcext:value-type="date">
            <text:p>1.9.2002</text:p>
          </table:table-cell>
          <table:table-cell table:style-name="ce24" office:value-type="float" office:value="2" calcext:value-type="float">
            <text:p>2</text:p>
          </table:table-cell>
          <table:table-cell table:style-name="ce25"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13" office:value-type="float" office:value="295" calcext:value-type="float">
            <text:p>295</text:p>
          </table:table-cell>
          <table:table-cell table:style-name="ce15" table:formula="of:=FALSE()" office:value-type="float" office:value="0" calcext:value-type="float">
            <text:p>0</text:p>
          </table:table-cell>
          <table:table-cell table:style-name="ce15" table:formula="of:=TRUE()" office:value-type="float" office:value="1" calcext:value-type="float">
            <text:p>1</text:p>
          </table:table-cell>
          <table:table-cell/>
          <table:table-cell table:style-name="ce17" table:formula="of:=IF([.D43]&lt;&gt;&quot;&quot;;CONCATENATE(&quot;https://cwe.mitre.org/data/definitions/&quot;;[.D43]; &quot;.html&quot;);&quot;&quot;)" office:value-type="string" office:string-value="https://cwe.mitre.org/data/definitions/295.html" calcext:value-type="string">
            <text:p>https://cwe.mitre.org/data/definitions/295.html</text:p>
          </table:table-cell>
          <table:table-cell table:number-columns-repeated="1016"/>
        </table:table-row>
        <table:table-row table:style-name="ro1">
          <table:table-cell table:style-name="ce4"/>
          <table:table-cell table:style-name="ce7"/>
          <table:table-cell table:style-name="ce27"/>
          <table:table-cell table:style-name="ce14"/>
          <table:table-cell table:number-columns-repeated="1020"/>
        </table:table-row>
        <table:table-row table:style-name="ro1" table:number-rows-repeated="957">
          <table:table-cell table:style-name="ce4"/>
          <table:table-cell table:style-name="ce7"/>
          <table:table-cell table:style-name="ce12"/>
          <table:table-cell table:style-name="ce14"/>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Architecture.$F$1:.$F$1001"/>
        </table:named-expressions>
        <calcext:conditional-formats>
          <calcext:conditional-format calcext:target-range-address="Architecture.C44:Architecture.C44">
            <calcext:condition calcext:apply-style-name="ConditionalStyle_1" calcext:value="formula-is([.F44]=0)" calcext:base-cell-address="Architecture.C44"/>
          </calcext:conditional-format>
          <calcext:conditional-format calcext:target-range-address="Architecture.C2:Architecture.C43">
            <calcext:condition calcext:apply-style-name="ConditionalStyle_2" calcext:value="formula-is([.E2]=1)" calcext:base-cell-address="Architecture.C2"/>
          </calcext:conditional-format>
          <calcext:conditional-format calcext:target-range-address="Architecture.C2:Architecture.C43">
            <calcext:condition calcext:apply-style-name="ConditionalStyle_1" calcext:value="formula-is([.F2]=0)" calcext:base-cell-address="Architecture.C2"/>
          </calcext:conditional-format>
          <calcext:conditional-format calcext:target-range-address="Architecture.B2:Architecture.B43">
            <calcext:condition calcext:apply-style-name="ConditionalStyle_3" calcext:value="=3" calcext:base-cell-address="Architecture.B2"/>
          </calcext:conditional-format>
          <calcext:conditional-format calcext:target-range-address="Architecture.B2:Architecture.B43">
            <calcext:condition calcext:apply-style-name="ConditionalStyle_4" calcext:value="=2" calcext:base-cell-address="Architecture.B2"/>
          </calcext:conditional-format>
          <calcext:conditional-format calcext:target-range-address="Architecture.B2:Architecture.B43">
            <calcext:condition calcext:apply-style-name="ConditionalStyle_5" calcext:value="=1" calcext:base-cell-address="Architecture.B2"/>
          </calcext:conditional-format>
        </calcext:conditional-formats>
      </table:table>
      <table:table table:name="Authentication" table:style-name="ta4">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32"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8"/>
          <table:table-cell table:number-columns-repeated="998"/>
        </table:table-row>
        <table:table-row table:style-name="ro1">
          <table:table-cell table:style-name="ce3" office:value-type="date" office:date-value="2001-01-02" calcext:value-type="date">
            <text:p>2.1.2001</text:p>
          </table:table-cell>
          <table:table-cell table:style-name="ce29" office:value-type="float" office:value="1" calcext:value-type="float">
            <text:p>1</text:p>
          </table:table-cell>
          <table:table-cell table:style-name="ce30" office:value-type="string" calcext:value-type="string">
            <text:p>Verify that user set passwords are at least 12 characters in length. ([C6](https://www.owasp.org/index.php/OWASP_Proactive_Controls#tab=Formal_Numbering))</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2]&lt;&gt;&quot;&quot;;CONCATENATE(&quot;https://cwe.mitre.org/data/definitions/&quot;;[.D2];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28" office:value-type="date" office:date-value="2010-01-02" calcext:value-type="date">
            <text:p>2.1.10</text:p>
          </table:table-cell>
          <table:table-cell table:style-name="ce29" office:value-type="float" office:value="1" calcext:value-type="float">
            <text:p>1</text:p>
          </table:table-cell>
          <table:table-cell table:style-name="ce30" office:value-type="string" calcext:value-type="string">
            <text:p>Verify that there are no periodic credential rotation or password history requirements.</text:p>
          </table:table-cell>
          <table:table-cell table:style-name="ce13" office:value-type="float" office:value="263" calcext:value-type="float">
            <text:p>263</text:p>
          </table:table-cell>
          <table:table-cell table:style-name="ce4"/>
          <table:table-cell table:style-name="ce33" table:formula="of:=TRUE()" office:value-type="float" office:value="1" calcext:value-type="float">
            <text:p>1</text:p>
          </table:table-cell>
          <table:table-cell table:style-name="ce4"/>
          <table:table-cell table:style-name="ce34" table:formula="of:=IF([.D3]&lt;&gt;&quot;&quot;;CONCATENATE(&quot;https://cwe.mitre.org/data/definitions/&quot;;[.D3]; &quot;.html&quot;);&quot;&quot;)" office:value-type="string" office:string-value="https://cwe.mitre.org/data/definitions/263.html" calcext:value-type="string">
            <text:p>https://cwe.mitre.org/data/definitions/263.html</text:p>
          </table:table-cell>
          <table:table-cell table:style-name="ce4" table:number-columns-repeated="18"/>
          <table:table-cell table:number-columns-repeated="998"/>
        </table:table-row>
        <table:table-row table:style-name="ro1">
          <table:table-cell table:style-name="ce28" office:value-type="date" office:date-value="2011-01-02" calcext:value-type="date">
            <text:p>2.1.11</text:p>
          </table:table-cell>
          <table:table-cell table:style-name="ce29" office:value-type="float" office:value="1" calcext:value-type="float">
            <text:p>1</text:p>
          </table:table-cell>
          <table:table-cell table:style-name="ce30" office:value-type="string" calcext:value-type="string">
            <text:p>Verify that "paste" functionality, browser password helpers, and external password managers are permitted.</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4]&lt;&gt;&quot;&quot;;CONCATENATE(&quot;https://cwe.mitre.org/data/definitions/&quot;;[.D4];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28" office:value-type="date" office:date-value="2012-01-02" calcext:value-type="date">
            <text:p>2.1.12</text:p>
          </table:table-cell>
          <table:table-cell table:style-name="ce29" office:value-type="float" office:value="1" calcext:value-type="float">
            <text:p>1</text:p>
          </table:table-cell>
          <table:table-cell table:style-name="ce30"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13" office:value-type="float" office:value="521" calcext:value-type="float">
            <text:p>521</text:p>
          </table:table-cell>
          <table:table-cell table:style-name="ce4" table:formula="of:=FALSE()" office:value-type="float" office:value="0" calcext:value-type="float">
            <text:p>0</text:p>
          </table:table-cell>
          <table:table-cell table:style-name="ce33" table:formula="of:=TRUE()" office:value-type="float" office:value="1" calcext:value-type="float">
            <text:p>1</text:p>
          </table:table-cell>
          <table:table-cell table:style-name="ce4"/>
          <table:table-cell table:style-name="ce34" table:formula="of:=IF([.D5]&lt;&gt;&quot;&quot;;CONCATENATE(&quot;https://cwe.mitre.org/data/definitions/&quot;;[.D5];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2-01-02" calcext:value-type="date">
            <text:p>2.1.2002</text:p>
          </table:table-cell>
          <table:table-cell table:style-name="ce29" office:value-type="float" office:value="1" calcext:value-type="float">
            <text:p>1</text:p>
          </table:table-cell>
          <table:table-cell table:style-name="ce30" office:value-type="string" calcext:value-type="string">
            <text:p>Verify that passwords 64 characters or longer are permitted. ([C6](https://www.owasp.org/index.php/OWASP_Proactive_Controls#tab=Formal_Numbering))</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6]&lt;&gt;&quot;&quot;;CONCATENATE(&quot;https://cwe.mitre.org/data/definitions/&quot;;[.D6];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3-01-02" calcext:value-type="date">
            <text:p>2.1.2003</text:p>
          </table:table-cell>
          <table:table-cell table:style-name="ce29" office:value-type="float" office:value="1" calcext:value-type="float">
            <text:p>1</text:p>
          </table:table-cell>
          <table:table-cell table:style-name="ce30"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7]&lt;&gt;&quot;&quot;;CONCATENATE(&quot;https://cwe.mitre.org/data/definitions/&quot;;[.D7];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4-01-02" calcext:value-type="date">
            <text:p>2.1.2004</text:p>
          </table:table-cell>
          <table:table-cell table:style-name="ce29" office:value-type="float" office:value="1" calcext:value-type="float">
            <text:p>1</text:p>
          </table:table-cell>
          <table:table-cell table:style-name="ce30" office:value-type="string" calcext:value-type="string">
            <text:p>Verify that Unicode characters are permitted in passwords. A single Unicode code point is considered a character, so 12 emoji or 64 kanji characters should be valid and permitted.</text:p>
          </table:table-cell>
          <table:table-cell table:style-name="ce13" office:value-type="float" office:value="521" calcext:value-type="float">
            <text:p>521</text:p>
          </table:table-cell>
          <table:table-cell table:style-name="ce4" table:formula="of:=FALSE()" office:value-type="float" office:value="0" calcext:value-type="float">
            <text:p>0</text:p>
          </table:table-cell>
          <table:table-cell table:style-name="ce33" table:formula="of:=TRUE()" office:value-type="float" office:value="1" calcext:value-type="float">
            <text:p>1</text:p>
          </table:table-cell>
          <table:table-cell table:style-name="ce4"/>
          <table:table-cell table:style-name="ce34" table:formula="of:=IF([.D8]&lt;&gt;&quot;&quot;;CONCATENATE(&quot;https://cwe.mitre.org/data/definitions/&quot;;[.D8];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5-01-02" calcext:value-type="date">
            <text:p>2.1.2005</text:p>
          </table:table-cell>
          <table:table-cell table:style-name="ce29" office:value-type="float" office:value="1" calcext:value-type="float">
            <text:p>1</text:p>
          </table:table-cell>
          <table:table-cell table:style-name="ce30" office:value-type="string" calcext:value-type="string">
            <text:p>Verify users can change their password.</text:p>
          </table:table-cell>
          <table:table-cell table:style-name="ce13" office:value-type="float" office:value="620" calcext:value-type="float">
            <text:p>620</text:p>
          </table:table-cell>
          <table:table-cell table:style-name="ce4"/>
          <table:table-cell table:style-name="ce33" table:formula="of:=TRUE()" office:value-type="float" office:value="1" calcext:value-type="float">
            <text:p>1</text:p>
          </table:table-cell>
          <table:table-cell table:style-name="ce4"/>
          <table:table-cell table:style-name="ce34" table:formula="of:=IF([.D9]&lt;&gt;&quot;&quot;;CONCATENATE(&quot;https://cwe.mitre.org/data/definitions/&quot;;[.D9]; &quot;.html&quot;);&quot;&quot;)" office:value-type="string" office:string-value="https://cwe.mitre.org/data/definitions/620.html" calcext:value-type="string">
            <text:p>https://cwe.mitre.org/data/definitions/620.html</text:p>
          </table:table-cell>
          <table:table-cell table:style-name="ce4" table:number-columns-repeated="18"/>
          <table:table-cell table:number-columns-repeated="998"/>
        </table:table-row>
        <table:table-row table:style-name="ro1">
          <table:table-cell table:style-name="ce3" office:value-type="date" office:date-value="2006-01-02" calcext:value-type="date">
            <text:p>2.1.2006</text:p>
          </table:table-cell>
          <table:table-cell table:style-name="ce29" office:value-type="float" office:value="1" calcext:value-type="float">
            <text:p>1</text:p>
          </table:table-cell>
          <table:table-cell table:style-name="ce30" office:value-type="string" calcext:value-type="string">
            <text:p>Verify that password change functionality requires the user's current and new password.</text:p>
          </table:table-cell>
          <table:table-cell table:style-name="ce13" office:value-type="float" office:value="620" calcext:value-type="float">
            <text:p>620</text:p>
          </table:table-cell>
          <table:table-cell table:style-name="ce4"/>
          <table:table-cell table:style-name="ce33" table:formula="of:=TRUE()" office:value-type="float" office:value="1" calcext:value-type="float">
            <text:p>1</text:p>
          </table:table-cell>
          <table:table-cell table:style-name="ce4"/>
          <table:table-cell table:style-name="ce34" table:formula="of:=IF([.D10]&lt;&gt;&quot;&quot;;CONCATENATE(&quot;https://cwe.mitre.org/data/definitions/&quot;;[.D10]; &quot;.html&quot;);&quot;&quot;)" office:value-type="string" office:string-value="https://cwe.mitre.org/data/definitions/620.html" calcext:value-type="string">
            <text:p>https://cwe.mitre.org/data/definitions/620.html</text:p>
          </table:table-cell>
          <table:table-cell table:style-name="ce4" table:number-columns-repeated="18"/>
          <table:table-cell table:number-columns-repeated="998"/>
        </table:table-row>
        <table:table-row table:style-name="ro1">
          <table:table-cell table:style-name="ce3" office:value-type="date" office:date-value="2007-01-02" calcext:value-type="date">
            <text:p>2.1.2007</text:p>
          </table:table-cell>
          <table:table-cell table:style-name="ce29" office:value-type="float" office:value="1" calcext:value-type="float">
            <text:p>1</text:p>
          </table:table-cell>
          <table:table-cell table:style-name="ce30"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11]&lt;&gt;&quot;&quot;;CONCATENATE(&quot;https://cwe.mitre.org/data/definitions/&quot;;[.D11];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8-01-02" calcext:value-type="date">
            <text:p>2.1.2008</text:p>
          </table:table-cell>
          <table:table-cell table:style-name="ce29" office:value-type="float" office:value="1" calcext:value-type="float">
            <text:p>1</text:p>
          </table:table-cell>
          <table:table-cell table:style-name="ce30" office:value-type="string" calcext:value-type="string">
            <text:p>Verify that a password strength meter is provided to help users set a stronger password.</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12]&lt;&gt;&quot;&quot;;CONCATENATE(&quot;https://cwe.mitre.org/data/definitions/&quot;;[.D12];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9-01-02" calcext:value-type="date">
            <text:p>2.1.2009</text:p>
          </table:table-cell>
          <table:table-cell table:style-name="ce29" office:value-type="float" office:value="1" calcext:value-type="float">
            <text:p>1</text:p>
          </table:table-cell>
          <table:table-cell table:style-name="ce30"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13]&lt;&gt;&quot;&quot;;CONCATENATE(&quot;https://cwe.mitre.org/data/definitions/&quot;;[.D13];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1-10-02" calcext:value-type="date">
            <text:p>2.10.2001</text:p>
          </table:table-cell>
          <table:table-cell table:style-name="ce29" office:value-type="float" office:value="2" calcext:value-type="float">
            <text:p>2</text:p>
          </table:table-cell>
          <table:table-cell table:style-name="ce30" office:value-type="string" calcext:value-type="string">
            <text:p>Verify that integration secrets do not rely on unchanging passwords, such as API keys or shared privileged accounts.</text:p>
          </table:table-cell>
          <table:table-cell table:style-name="ce13" office:value-type="float" office:value="287" calcext:value-type="float">
            <text:p>287</text:p>
          </table:table-cell>
          <table:table-cell table:style-name="ce4"/>
          <table:table-cell table:style-name="ce33" table:formula="of:=TRUE()" office:value-type="float" office:value="1" calcext:value-type="float">
            <text:p>1</text:p>
          </table:table-cell>
          <table:table-cell table:style-name="ce4"/>
          <table:table-cell table:style-name="ce34" table:formula="of:=IF([.D14]&lt;&gt;&quot;&quot;;CONCATENATE(&quot;https://cwe.mitre.org/data/definitions/&quot;;[.D14];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2-10-02" calcext:value-type="date">
            <text:p>2.10.2002</text:p>
          </table:table-cell>
          <table:table-cell table:style-name="ce29" office:value-type="float" office:value="2" calcext:value-type="float">
            <text:p>2</text:p>
          </table:table-cell>
          <table:table-cell table:style-name="ce30" office:value-type="string" calcext:value-type="string">
            <text:p>Verify that if passwords are required, the credentials are not a default account.</text:p>
          </table:table-cell>
          <table:table-cell table:style-name="ce13" office:value-type="float" office:value="255" calcext:value-type="float">
            <text:p>255</text:p>
          </table:table-cell>
          <table:table-cell table:style-name="ce4"/>
          <table:table-cell table:style-name="ce33" table:formula="of:=TRUE()" office:value-type="float" office:value="1" calcext:value-type="float">
            <text:p>1</text:p>
          </table:table-cell>
          <table:table-cell table:style-name="ce4"/>
          <table:table-cell table:style-name="ce34" table:formula="of:=IF([.D15]&lt;&gt;&quot;&quot;;CONCATENATE(&quot;https://cwe.mitre.org/data/definitions/&quot;;[.D15]; &quot;.html&quot;);&quot;&quot;)" office:value-type="string" office:string-value="https://cwe.mitre.org/data/definitions/255.html" calcext:value-type="string">
            <text:p>https://cwe.mitre.org/data/definitions/255.html</text:p>
          </table:table-cell>
          <table:table-cell table:style-name="ce4" table:number-columns-repeated="18"/>
          <table:table-cell table:number-columns-repeated="998"/>
        </table:table-row>
        <table:table-row table:style-name="ro1">
          <table:table-cell table:style-name="ce3" office:value-type="date" office:date-value="2003-10-02" calcext:value-type="date">
            <text:p>2.10.2003</text:p>
          </table:table-cell>
          <table:table-cell table:style-name="ce29" office:value-type="float" office:value="2" calcext:value-type="float">
            <text:p>2</text:p>
          </table:table-cell>
          <table:table-cell table:style-name="ce30" office:value-type="string" calcext:value-type="string">
            <text:p>Verify that passwords are stored with sufficient protection to prevent offline recovery attacks, including local system access.</text:p>
          </table:table-cell>
          <table:table-cell table:style-name="ce13" office:value-type="float" office:value="522" calcext:value-type="float">
            <text:p>522</text:p>
          </table:table-cell>
          <table:table-cell table:style-name="ce4"/>
          <table:table-cell table:style-name="ce33" table:formula="of:=TRUE()" office:value-type="float" office:value="1" calcext:value-type="float">
            <text:p>1</text:p>
          </table:table-cell>
          <table:table-cell table:style-name="ce4"/>
          <table:table-cell table:style-name="ce34" table:formula="of:=IF([.D16]&lt;&gt;&quot;&quot;;CONCATENATE(&quot;https://cwe.mitre.org/data/definitions/&quot;;[.D16]; &quot;.html&quot;);&quot;&quot;)" office:value-type="string" office:string-value="https://cwe.mitre.org/data/definitions/522.html" calcext:value-type="string">
            <text:p>https://cwe.mitre.org/data/definitions/522.html</text:p>
          </table:table-cell>
          <table:table-cell table:style-name="ce4" table:number-columns-repeated="18"/>
          <table:table-cell table:number-columns-repeated="998"/>
        </table:table-row>
        <table:table-row table:style-name="ro1">
          <table:table-cell table:style-name="ce3" office:value-type="date" office:date-value="2004-10-02" calcext:value-type="date">
            <text:p>2.10.2004</text:p>
          </table:table-cell>
          <table:table-cell table:style-name="ce29" office:value-type="float" office:value="2" calcext:value-type="float">
            <text:p>2</text:p>
          </table:table-cell>
          <table:table-cell table:style-name="ce30"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13" office:value-type="float" office:value="798" calcext:value-type="float">
            <text:p>798</text:p>
          </table:table-cell>
          <table:table-cell table:style-name="ce4"/>
          <table:table-cell table:style-name="ce33" table:formula="of:=TRUE()" office:value-type="float" office:value="1" calcext:value-type="float">
            <text:p>1</text:p>
          </table:table-cell>
          <table:table-cell table:style-name="ce4"/>
          <table:table-cell table:style-name="ce34" table:formula="of:=IF([.D17]&lt;&gt;&quot;&quot;;CONCATENATE(&quot;https://cwe.mitre.org/data/definitions/&quot;;[.D17]; &quot;.html&quot;);&quot;&quot;)" office:value-type="string" office:string-value="https://cwe.mitre.org/data/definitions/798.html" calcext:value-type="string">
            <text:p>https://cwe.mitre.org/data/definitions/798.html</text:p>
          </table:table-cell>
          <table:table-cell table:style-name="ce4" table:number-columns-repeated="18"/>
          <table:table-cell table:number-columns-repeated="998"/>
        </table:table-row>
        <table:table-row table:style-name="ro1">
          <table:table-cell table:style-name="ce3" office:value-type="date" office:date-value="2001-02-02" calcext:value-type="date">
            <text:p>2.2.2001</text:p>
          </table:table-cell>
          <table:table-cell table:style-name="ce29" office:value-type="float" office:value="1" calcext:value-type="float">
            <text:p>1</text:p>
          </table:table-cell>
          <table:table-cell table:style-name="ce30"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3" office:value-type="float" office:value="307" calcext:value-type="float">
            <text:p>307</text:p>
          </table:table-cell>
          <table:table-cell table:style-name="ce4"/>
          <table:table-cell table:style-name="ce33" table:formula="of:=TRUE()" office:value-type="float" office:value="1" calcext:value-type="float">
            <text:p>1</text:p>
          </table:table-cell>
          <table:table-cell table:style-name="ce4"/>
          <table:table-cell table:style-name="ce34" table:formula="of:=IF([.D18]&lt;&gt;&quot;&quot;;CONCATENATE(&quot;https://cwe.mitre.org/data/definitions/&quot;;[.D18]; &quot;.html&quot;);&quot;&quot;)" office:value-type="string" office:string-value="https://cwe.mitre.org/data/definitions/307.html" calcext:value-type="string">
            <text:p>https://cwe.mitre.org/data/definitions/307.html</text:p>
          </table:table-cell>
          <table:table-cell table:style-name="ce4" table:number-columns-repeated="18"/>
          <table:table-cell table:number-columns-repeated="998"/>
        </table:table-row>
        <table:table-row table:style-name="ro1">
          <table:table-cell table:style-name="ce3" office:value-type="date" office:date-value="2002-02-02" calcext:value-type="date">
            <text:p>2.2.2002</text:p>
          </table:table-cell>
          <table:table-cell table:style-name="ce29" office:value-type="float" office:value="1" calcext:value-type="float">
            <text:p>1</text:p>
          </table:table-cell>
          <table:table-cell table:style-name="ce30"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3" office:value-type="float" office:value="304" calcext:value-type="float">
            <text:p>304</text:p>
          </table:table-cell>
          <table:table-cell table:style-name="ce4"/>
          <table:table-cell table:style-name="ce33" table:formula="of:=TRUE()" office:value-type="float" office:value="1" calcext:value-type="float">
            <text:p>1</text:p>
          </table:table-cell>
          <table:table-cell table:style-name="ce4"/>
          <table:table-cell table:style-name="ce34" table:formula="of:=IF([.D19]&lt;&gt;&quot;&quot;;CONCATENATE(&quot;https://cwe.mitre.org/data/definitions/&quot;;[.D19]; &quot;.html&quot;);&quot;&quot;)" office:value-type="string" office:string-value="https://cwe.mitre.org/data/definitions/304.html" calcext:value-type="string">
            <text:p>https://cwe.mitre.org/data/definitions/304.html</text:p>
          </table:table-cell>
          <table:table-cell table:style-name="ce4" table:number-columns-repeated="18"/>
          <table:table-cell table:number-columns-repeated="998"/>
        </table:table-row>
        <table:table-row table:style-name="ro1">
          <table:table-cell table:style-name="ce3" office:value-type="date" office:date-value="2003-02-02" calcext:value-type="date">
            <text:p>2.2.2003</text:p>
          </table:table-cell>
          <table:table-cell table:style-name="ce29" office:value-type="float" office:value="1" calcext:value-type="float">
            <text:p>1</text:p>
          </table:table-cell>
          <table:table-cell table:style-name="ce30"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3" office:value-type="float" office:value="620" calcext:value-type="float">
            <text:p>620</text:p>
          </table:table-cell>
          <table:table-cell table:style-name="ce4"/>
          <table:table-cell table:style-name="ce33" table:formula="of:=TRUE()" office:value-type="float" office:value="1" calcext:value-type="float">
            <text:p>1</text:p>
          </table:table-cell>
          <table:table-cell table:style-name="ce4"/>
          <table:table-cell table:style-name="ce34" table:formula="of:=IF([.D20]&lt;&gt;&quot;&quot;;CONCATENATE(&quot;https://cwe.mitre.org/data/definitions/&quot;;[.D20]; &quot;.html&quot;);&quot;&quot;)" office:value-type="string" office:string-value="https://cwe.mitre.org/data/definitions/620.html" calcext:value-type="string">
            <text:p>https://cwe.mitre.org/data/definitions/620.html</text:p>
          </table:table-cell>
          <table:table-cell table:style-name="ce4" table:number-columns-repeated="18"/>
          <table:table-cell table:number-columns-repeated="998"/>
        </table:table-row>
        <table:table-row table:style-name="ro1">
          <table:table-cell table:style-name="ce3" office:value-type="date" office:date-value="2004-02-02" calcext:value-type="date">
            <text:p>2.2.2004</text:p>
          </table:table-cell>
          <table:table-cell table:style-name="ce29" office:value-type="float" office:value="3" calcext:value-type="float">
            <text:p>3</text:p>
          </table:table-cell>
          <table:table-cell table:style-name="ce30"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3" office:value-type="float" office:value="308" calcext:value-type="float">
            <text:p>308</text:p>
          </table:table-cell>
          <table:table-cell table:style-name="ce4"/>
          <table:table-cell table:style-name="ce33" table:formula="of:=TRUE()" office:value-type="float" office:value="1" calcext:value-type="float">
            <text:p>1</text:p>
          </table:table-cell>
          <table:table-cell table:style-name="ce4"/>
          <table:table-cell table:style-name="ce34" table:formula="of:=IF([.D21]&lt;&gt;&quot;&quot;;CONCATENATE(&quot;https://cwe.mitre.org/data/definitions/&quot;;[.D21];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5-02-02" calcext:value-type="date">
            <text:p>2.2.2005</text:p>
          </table:table-cell>
          <table:table-cell table:style-name="ce29" office:value-type="float" office:value="3" calcext:value-type="float">
            <text:p>3</text:p>
          </table:table-cell>
          <table:table-cell table:style-name="ce30" office:value-type="string" calcext:value-type="string">
            <text:p>Verify that where a credential service provider (CSP) and the application verifying authentication are separated, mutually authenticated TLS is in place between the two endpoints.</text:p>
          </table:table-cell>
          <table:table-cell table:style-name="ce13" office:value-type="float" office:value="319" calcext:value-type="float">
            <text:p>319</text:p>
          </table:table-cell>
          <table:table-cell table:style-name="ce4"/>
          <table:table-cell table:style-name="ce33" table:formula="of:=TRUE()" office:value-type="float" office:value="1" calcext:value-type="float">
            <text:p>1</text:p>
          </table:table-cell>
          <table:table-cell table:style-name="ce4"/>
          <table:table-cell table:style-name="ce34" table:formula="of:=IF([.D22]&lt;&gt;&quot;&quot;;CONCATENATE(&quot;https://cwe.mitre.org/data/definitions/&quot;;[.D22]; &quot;.html&quot;);&quot;&quot;)" office:value-type="string" office:string-value="https://cwe.mitre.org/data/definitions/319.html" calcext:value-type="string">
            <text:p>https://cwe.mitre.org/data/definitions/319.html</text:p>
          </table:table-cell>
          <table:table-cell table:style-name="ce4" table:number-columns-repeated="18"/>
          <table:table-cell table:number-columns-repeated="998"/>
        </table:table-row>
        <table:table-row table:style-name="ro1">
          <table:table-cell table:style-name="ce3" office:value-type="date" office:date-value="2006-02-02" calcext:value-type="date">
            <text:p>2.2.2006</text:p>
          </table:table-cell>
          <table:table-cell table:style-name="ce29" office:value-type="float" office:value="3" calcext:value-type="float">
            <text:p>3</text:p>
          </table:table-cell>
          <table:table-cell table:style-name="ce30" office:value-type="string" calcext:value-type="string">
            <text:p>Verify replay resistance through the mandated use of OTP devices, cryptographic authenticators, or lookup codes.</text:p>
          </table:table-cell>
          <table:table-cell table:style-name="ce13" office:value-type="float" office:value="308" calcext:value-type="float">
            <text:p>308</text:p>
          </table:table-cell>
          <table:table-cell table:style-name="ce4"/>
          <table:table-cell table:style-name="ce33" table:formula="of:=TRUE()" office:value-type="float" office:value="1" calcext:value-type="float">
            <text:p>1</text:p>
          </table:table-cell>
          <table:table-cell table:style-name="ce4"/>
          <table:table-cell table:style-name="ce34" table:formula="of:=IF([.D23]&lt;&gt;&quot;&quot;;CONCATENATE(&quot;https://cwe.mitre.org/data/definitions/&quot;;[.D23];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7-02-02" calcext:value-type="date">
            <text:p>2.2.2007</text:p>
          </table:table-cell>
          <table:table-cell table:style-name="ce29" office:value-type="float" office:value="3" calcext:value-type="float">
            <text:p>3</text:p>
          </table:table-cell>
          <table:table-cell table:style-name="ce30" office:value-type="string" calcext:value-type="string">
            <text:p>Verify intent to authenticate by requiring the entry of an OTP token or user-initiated action such as a button press on a FIDO hardware key.</text:p>
          </table:table-cell>
          <table:table-cell table:style-name="ce13" office:value-type="float" office:value="308" calcext:value-type="float">
            <text:p>308</text:p>
          </table:table-cell>
          <table:table-cell table:style-name="ce4"/>
          <table:table-cell table:style-name="ce33" table:formula="of:=TRUE()" office:value-type="float" office:value="1" calcext:value-type="float">
            <text:p>1</text:p>
          </table:table-cell>
          <table:table-cell table:style-name="ce4"/>
          <table:table-cell table:style-name="ce34" table:formula="of:=IF([.D24]&lt;&gt;&quot;&quot;;CONCATENATE(&quot;https://cwe.mitre.org/data/definitions/&quot;;[.D24];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1-03-02" calcext:value-type="date">
            <text:p>2.3.2001</text:p>
          </table:table-cell>
          <table:table-cell table:style-name="ce29" office:value-type="float" office:value="1" calcext:value-type="float">
            <text:p>1</text:p>
          </table:table-cell>
          <table:table-cell table:style-name="ce30"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3" office:value-type="float" office:value="330" calcext:value-type="float">
            <text:p>330</text:p>
          </table:table-cell>
          <table:table-cell table:style-name="ce4"/>
          <table:table-cell table:style-name="ce33" table:formula="of:=TRUE()" office:value-type="float" office:value="1" calcext:value-type="float">
            <text:p>1</text:p>
          </table:table-cell>
          <table:table-cell table:style-name="ce4"/>
          <table:table-cell table:style-name="ce34" table:formula="of:=IF([.D25]&lt;&gt;&quot;&quot;;CONCATENATE(&quot;https://cwe.mitre.org/data/definitions/&quot;;[.D25]; &quot;.html&quot;);&quot;&quot;)" office:value-type="string" office:string-value="https://cwe.mitre.org/data/definitions/330.html" calcext:value-type="string">
            <text:p>https://cwe.mitre.org/data/definitions/330.html</text:p>
          </table:table-cell>
          <table:table-cell table:style-name="ce4" table:number-columns-repeated="18"/>
          <table:table-cell table:number-columns-repeated="998"/>
        </table:table-row>
        <table:table-row table:style-name="ro1">
          <table:table-cell table:style-name="ce3" office:value-type="date" office:date-value="2002-03-02" calcext:value-type="date">
            <text:p>2.3.2002</text:p>
          </table:table-cell>
          <table:table-cell table:style-name="ce29" office:value-type="float" office:value="2" calcext:value-type="float">
            <text:p>2</text:p>
          </table:table-cell>
          <table:table-cell table:style-name="ce30" office:value-type="string" calcext:value-type="string">
            <text:p>Verify that enrollment and use of subscriber-provided authentication devices are supported, such as a U2F or FIDO tokens.</text:p>
          </table:table-cell>
          <table:table-cell table:style-name="ce13" office:value-type="float" office:value="308" calcext:value-type="float">
            <text:p>308</text:p>
          </table:table-cell>
          <table:table-cell table:style-name="ce4"/>
          <table:table-cell table:style-name="ce33" table:formula="of:=TRUE()" office:value-type="float" office:value="1" calcext:value-type="float">
            <text:p>1</text:p>
          </table:table-cell>
          <table:table-cell table:style-name="ce4"/>
          <table:table-cell table:style-name="ce34" table:formula="of:=IF([.D26]&lt;&gt;&quot;&quot;;CONCATENATE(&quot;https://cwe.mitre.org/data/definitions/&quot;;[.D26];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3-03-02" calcext:value-type="date">
            <text:p>2.3.2003</text:p>
          </table:table-cell>
          <table:table-cell table:style-name="ce29" office:value-type="float" office:value="2" calcext:value-type="float">
            <text:p>2</text:p>
          </table:table-cell>
          <table:table-cell table:style-name="ce30" office:value-type="string" calcext:value-type="string">
            <text:p>Verify that renewal instructions are sent with sufficient time to renew time bound authenticators.</text:p>
          </table:table-cell>
          <table:table-cell table:style-name="ce13" office:value-type="float" office:value="287" calcext:value-type="float">
            <text:p>287</text:p>
          </table:table-cell>
          <table:table-cell table:style-name="ce4"/>
          <table:table-cell table:style-name="ce33" table:formula="of:=TRUE()" office:value-type="float" office:value="1" calcext:value-type="float">
            <text:p>1</text:p>
          </table:table-cell>
          <table:table-cell table:style-name="ce4"/>
          <table:table-cell table:style-name="ce34" table:formula="of:=IF([.D27]&lt;&gt;&quot;&quot;;CONCATENATE(&quot;https://cwe.mitre.org/data/definitions/&quot;;[.D27];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1-04-02" calcext:value-type="date">
            <text:p>2.4.2001</text:p>
          </table:table-cell>
          <table:table-cell table:style-name="ce29" office:value-type="float" office:value="2" calcext:value-type="float">
            <text:p>2</text:p>
          </table:table-cell>
          <table:table-cell table:style-name="ce30"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13" office:value-type="float" office:value="916" calcext:value-type="float">
            <text:p>916</text:p>
          </table:table-cell>
          <table:table-cell table:style-name="ce4"/>
          <table:table-cell table:style-name="ce33" table:formula="of:=TRUE()" office:value-type="float" office:value="1" calcext:value-type="float">
            <text:p>1</text:p>
          </table:table-cell>
          <table:table-cell table:style-name="ce4"/>
          <table:table-cell table:style-name="ce34" table:formula="of:=IF([.D28]&lt;&gt;&quot;&quot;;CONCATENATE(&quot;https://cwe.mitre.org/data/definitions/&quot;;[.D28]; &quot;.html&quot;);&quot;&quot;)" office:value-type="string" office:string-value="https://cwe.mitre.org/data/definitions/916.html" calcext:value-type="string">
            <text:p>https://cwe.mitre.org/data/definitions/916.html</text:p>
          </table:table-cell>
          <table:table-cell table:style-name="ce4" table:number-columns-repeated="18"/>
          <table:table-cell table:number-columns-repeated="998"/>
        </table:table-row>
        <table:table-row table:style-name="ro1">
          <table:table-cell table:style-name="ce3" office:value-type="date" office:date-value="2002-04-02" calcext:value-type="date">
            <text:p>2.4.2002</text:p>
          </table:table-cell>
          <table:table-cell table:style-name="ce29" office:value-type="float" office:value="2" calcext:value-type="float">
            <text:p>2</text:p>
          </table:table-cell>
          <table:table-cell table:style-name="ce30"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13" office:value-type="float" office:value="916" calcext:value-type="float">
            <text:p>916</text:p>
          </table:table-cell>
          <table:table-cell table:style-name="ce4"/>
          <table:table-cell table:style-name="ce33" table:formula="of:=TRUE()" office:value-type="float" office:value="1" calcext:value-type="float">
            <text:p>1</text:p>
          </table:table-cell>
          <table:table-cell table:style-name="ce4"/>
          <table:table-cell table:style-name="ce34" table:formula="of:=IF([.D29]&lt;&gt;&quot;&quot;;CONCATENATE(&quot;https://cwe.mitre.org/data/definitions/&quot;;[.D29]; &quot;.html&quot;);&quot;&quot;)" office:value-type="string" office:string-value="https://cwe.mitre.org/data/definitions/916.html" calcext:value-type="string">
            <text:p>https://cwe.mitre.org/data/definitions/916.html</text:p>
          </table:table-cell>
          <table:table-cell table:style-name="ce4" table:number-columns-repeated="18"/>
          <table:table-cell table:number-columns-repeated="998"/>
        </table:table-row>
        <table:table-row table:style-name="ro1">
          <table:table-cell table:style-name="ce3" office:value-type="date" office:date-value="2003-04-02" calcext:value-type="date">
            <text:p>2.4.2003</text:p>
          </table:table-cell>
          <table:table-cell table:style-name="ce29" office:value-type="float" office:value="2" calcext:value-type="float">
            <text:p>2</text:p>
          </table:table-cell>
          <table:table-cell table:style-name="ce30"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13" office:value-type="float" office:value="916" calcext:value-type="float">
            <text:p>916</text:p>
          </table:table-cell>
          <table:table-cell table:style-name="ce4"/>
          <table:table-cell table:style-name="ce33" table:formula="of:=TRUE()" office:value-type="float" office:value="1" calcext:value-type="float">
            <text:p>1</text:p>
          </table:table-cell>
          <table:table-cell table:style-name="ce4"/>
          <table:table-cell table:style-name="ce34" table:formula="of:=IF([.D30]&lt;&gt;&quot;&quot;;CONCATENATE(&quot;https://cwe.mitre.org/data/definitions/&quot;;[.D30]; &quot;.html&quot;);&quot;&quot;)" office:value-type="string" office:string-value="https://cwe.mitre.org/data/definitions/916.html" calcext:value-type="string">
            <text:p>https://cwe.mitre.org/data/definitions/916.html</text:p>
          </table:table-cell>
          <table:table-cell table:style-name="ce4" table:number-columns-repeated="18"/>
          <table:table-cell table:number-columns-repeated="998"/>
        </table:table-row>
        <table:table-row table:style-name="ro1">
          <table:table-cell table:style-name="ce3" office:value-type="date" office:date-value="2004-04-02" calcext:value-type="date">
            <text:p>2.4.2004</text:p>
          </table:table-cell>
          <table:table-cell table:style-name="ce29" office:value-type="float" office:value="2" calcext:value-type="float">
            <text:p>2</text:p>
          </table:table-cell>
          <table:table-cell table:style-name="ce30"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13" office:value-type="float" office:value="916" calcext:value-type="float">
            <text:p>916</text:p>
          </table:table-cell>
          <table:table-cell table:style-name="ce4"/>
          <table:table-cell table:style-name="ce33" table:formula="of:=TRUE()" office:value-type="float" office:value="1" calcext:value-type="float">
            <text:p>1</text:p>
          </table:table-cell>
          <table:table-cell table:style-name="ce4"/>
          <table:table-cell table:style-name="ce34" table:formula="of:=IF([.D31]&lt;&gt;&quot;&quot;;CONCATENATE(&quot;https://cwe.mitre.org/data/definitions/&quot;;[.D31]; &quot;.html&quot;);&quot;&quot;)" office:value-type="string" office:string-value="https://cwe.mitre.org/data/definitions/916.html" calcext:value-type="string">
            <text:p>https://cwe.mitre.org/data/definitions/916.html</text:p>
          </table:table-cell>
          <table:table-cell table:style-name="ce4" table:number-columns-repeated="18"/>
          <table:table-cell table:number-columns-repeated="998"/>
        </table:table-row>
        <table:table-row table:style-name="ro1">
          <table:table-cell table:style-name="ce3" office:value-type="date" office:date-value="2005-04-02" calcext:value-type="date">
            <text:p>2.4.2005</text:p>
          </table:table-cell>
          <table:table-cell table:style-name="ce29" office:value-type="float" office:value="2" calcext:value-type="float">
            <text:p>2</text:p>
          </table:table-cell>
          <table:table-cell table:style-name="ce30"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3" office:value-type="float" office:value="916" calcext:value-type="float">
            <text:p>916</text:p>
          </table:table-cell>
          <table:table-cell table:style-name="ce4"/>
          <table:table-cell table:style-name="ce33" table:formula="of:=TRUE()" office:value-type="float" office:value="1" calcext:value-type="float">
            <text:p>1</text:p>
          </table:table-cell>
          <table:table-cell table:style-name="ce4"/>
          <table:table-cell table:style-name="ce34" table:formula="of:=IF([.D32]&lt;&gt;&quot;&quot;;CONCATENATE(&quot;https://cwe.mitre.org/data/definitions/&quot;;[.D32]; &quot;.html&quot;);&quot;&quot;)" office:value-type="string" office:string-value="https://cwe.mitre.org/data/definitions/916.html" calcext:value-type="string">
            <text:p>https://cwe.mitre.org/data/definitions/916.html</text:p>
          </table:table-cell>
          <table:table-cell table:style-name="ce4" table:number-columns-repeated="18"/>
          <table:table-cell table:number-columns-repeated="998"/>
        </table:table-row>
        <table:table-row table:style-name="ro1">
          <table:table-cell table:style-name="ce3" office:value-type="date" office:date-value="2001-05-02" calcext:value-type="date">
            <text:p>2.5.2001</text:p>
          </table:table-cell>
          <table:table-cell table:style-name="ce29" office:value-type="float" office:value="1" calcext:value-type="float">
            <text:p>1</text:p>
          </table:table-cell>
          <table:table-cell table:style-name="ce30" office:value-type="string" calcext:value-type="string">
            <text:p>Verify that a system generated initial activation or recovery secret is not sent in clear text to the user. ([C6](https://www.owasp.org/index.php/OWASP_Proactive_Controls#tab=Formal_Numbering))</text:p>
          </table:table-cell>
          <table:table-cell table:style-name="ce13" office:value-type="float" office:value="640" calcext:value-type="float">
            <text:p>640</text:p>
          </table:table-cell>
          <table:table-cell table:style-name="ce4"/>
          <table:table-cell table:style-name="ce33" table:formula="of:=TRUE()" office:value-type="float" office:value="1" calcext:value-type="float">
            <text:p>1</text:p>
          </table:table-cell>
          <table:table-cell table:style-name="ce4"/>
          <table:table-cell table:style-name="ce34" table:formula="of:=IF([.D33]&lt;&gt;&quot;&quot;;CONCATENATE(&quot;https://cwe.mitre.org/data/definitions/&quot;;[.D33]; &quot;.html&quot;);&quot;&quot;)" office:value-type="string" office:string-value="https://cwe.mitre.org/data/definitions/640.html" calcext:value-type="string">
            <text:p>https://cwe.mitre.org/data/definitions/640.html</text:p>
          </table:table-cell>
          <table:table-cell table:style-name="ce4" table:number-columns-repeated="18"/>
          <table:table-cell table:number-columns-repeated="998"/>
        </table:table-row>
        <table:table-row table:style-name="ro1">
          <table:table-cell table:style-name="ce3" office:value-type="date" office:date-value="2002-05-02" calcext:value-type="date">
            <text:p>2.5.2002</text:p>
          </table:table-cell>
          <table:table-cell table:style-name="ce29" office:value-type="float" office:value="1" calcext:value-type="float">
            <text:p>1</text:p>
          </table:table-cell>
          <table:table-cell table:style-name="ce30" office:value-type="string" calcext:value-type="string">
            <text:p>Verify password hints or knowledge-based authentication (so-called "secret questions") are not present.</text:p>
          </table:table-cell>
          <table:table-cell table:style-name="ce13" office:value-type="float" office:value="640" calcext:value-type="float">
            <text:p>640</text:p>
          </table:table-cell>
          <table:table-cell table:style-name="ce4"/>
          <table:table-cell table:style-name="ce33" table:formula="of:=TRUE()" office:value-type="float" office:value="1" calcext:value-type="float">
            <text:p>1</text:p>
          </table:table-cell>
          <table:table-cell table:style-name="ce4"/>
          <table:table-cell table:style-name="ce34" table:formula="of:=IF([.D34]&lt;&gt;&quot;&quot;;CONCATENATE(&quot;https://cwe.mitre.org/data/definitions/&quot;;[.D34]; &quot;.html&quot;);&quot;&quot;)" office:value-type="string" office:string-value="https://cwe.mitre.org/data/definitions/640.html" calcext:value-type="string">
            <text:p>https://cwe.mitre.org/data/definitions/640.html</text:p>
          </table:table-cell>
          <table:table-cell table:style-name="ce4" table:number-columns-repeated="18"/>
          <table:table-cell table:number-columns-repeated="998"/>
        </table:table-row>
        <table:table-row table:style-name="ro1">
          <table:table-cell table:style-name="ce3" office:value-type="date" office:date-value="2003-05-02" calcext:value-type="date">
            <text:p>2.5.2003</text:p>
          </table:table-cell>
          <table:table-cell table:style-name="ce29" office:value-type="float" office:value="1" calcext:value-type="float">
            <text:p>1</text:p>
          </table:table-cell>
          <table:table-cell table:style-name="ce30" office:value-type="string" calcext:value-type="string">
            <text:p>Verify password credential recovery does not reveal the current password in any way. ([C6](https://www.owasp.org/index.php/OWASP_Proactive_Controls#tab=Formal_Numbering))</text:p>
          </table:table-cell>
          <table:table-cell table:style-name="ce13" office:value-type="float" office:value="640" calcext:value-type="float">
            <text:p>640</text:p>
          </table:table-cell>
          <table:table-cell table:style-name="ce4"/>
          <table:table-cell table:style-name="ce33" table:formula="of:=TRUE()" office:value-type="float" office:value="1" calcext:value-type="float">
            <text:p>1</text:p>
          </table:table-cell>
          <table:table-cell table:style-name="ce4"/>
          <table:table-cell table:style-name="ce34" table:formula="of:=IF([.D35]&lt;&gt;&quot;&quot;;CONCATENATE(&quot;https://cwe.mitre.org/data/definitions/&quot;;[.D35]; &quot;.html&quot;);&quot;&quot;)" office:value-type="string" office:string-value="https://cwe.mitre.org/data/definitions/640.html" calcext:value-type="string">
            <text:p>https://cwe.mitre.org/data/definitions/640.html</text:p>
          </table:table-cell>
          <table:table-cell table:style-name="ce4" table:number-columns-repeated="18"/>
          <table:table-cell table:number-columns-repeated="998"/>
        </table:table-row>
        <table:table-row table:style-name="ro1">
          <table:table-cell table:style-name="ce3" office:value-type="date" office:date-value="2004-05-02" calcext:value-type="date">
            <text:p>2.5.2004</text:p>
          </table:table-cell>
          <table:table-cell table:style-name="ce29" office:value-type="float" office:value="1" calcext:value-type="float">
            <text:p>1</text:p>
          </table:table-cell>
          <table:table-cell table:style-name="ce30" office:value-type="string" calcext:value-type="string">
            <text:p>Verify shared or default accounts are not present (e.g. "root", "admin", or "sa").</text:p>
          </table:table-cell>
          <table:table-cell table:style-name="ce13" office:value-type="float" office:value="16" calcext:value-type="float">
            <text:p>16</text:p>
          </table:table-cell>
          <table:table-cell table:style-name="ce4"/>
          <table:table-cell table:style-name="ce33" table:formula="of:=TRUE()" office:value-type="float" office:value="1" calcext:value-type="float">
            <text:p>1</text:p>
          </table:table-cell>
          <table:table-cell table:style-name="ce4"/>
          <table:table-cell table:style-name="ce34" table:formula="of:=IF([.D36]&lt;&gt;&quot;&quot;;CONCATENATE(&quot;https://cwe.mitre.org/data/definitions/&quot;;[.D36]; &quot;.html&quot;);&quot;&quot;)" office:value-type="string" office:string-value="https://cwe.mitre.org/data/definitions/16.html" calcext:value-type="string">
            <text:p>https://cwe.mitre.org/data/definitions/16.html</text:p>
          </table:table-cell>
          <table:table-cell table:style-name="ce4" table:number-columns-repeated="18"/>
          <table:table-cell table:number-columns-repeated="998"/>
        </table:table-row>
        <table:table-row table:style-name="ro1">
          <table:table-cell table:style-name="ce3" office:value-type="date" office:date-value="2005-05-02" calcext:value-type="date">
            <text:p>2.5.2005</text:p>
          </table:table-cell>
          <table:table-cell table:style-name="ce29" office:value-type="float" office:value="1" calcext:value-type="float">
            <text:p>1</text:p>
          </table:table-cell>
          <table:table-cell table:style-name="ce30" office:value-type="string" calcext:value-type="string">
            <text:p>Verify that if an authentication factor is changed or replaced, that the user is notified of this event.</text:p>
          </table:table-cell>
          <table:table-cell table:style-name="ce13" office:value-type="float" office:value="304" calcext:value-type="float">
            <text:p>304</text:p>
          </table:table-cell>
          <table:table-cell table:style-name="ce4" table:formula="of:=FALSE()" office:value-type="float" office:value="0" calcext:value-type="float">
            <text:p>0</text:p>
          </table:table-cell>
          <table:table-cell table:style-name="ce33" table:formula="of:=TRUE()" office:value-type="float" office:value="1" calcext:value-type="float">
            <text:p>1</text:p>
          </table:table-cell>
          <table:table-cell table:style-name="ce4"/>
          <table:table-cell table:style-name="ce34" table:formula="of:=IF([.D37]&lt;&gt;&quot;&quot;;CONCATENATE(&quot;https://cwe.mitre.org/data/definitions/&quot;;[.D37]; &quot;.html&quot;);&quot;&quot;)" office:value-type="string" office:string-value="https://cwe.mitre.org/data/definitions/304.html" calcext:value-type="string">
            <text:p>https://cwe.mitre.org/data/definitions/304.html</text:p>
          </table:table-cell>
          <table:table-cell table:style-name="ce4" table:number-columns-repeated="18"/>
          <table:table-cell table:number-columns-repeated="998"/>
        </table:table-row>
        <table:table-row table:style-name="ro1">
          <table:table-cell table:style-name="ce3" office:value-type="date" office:date-value="2006-05-02" calcext:value-type="date">
            <text:p>2.5.2006</text:p>
          </table:table-cell>
          <table:table-cell table:style-name="ce29" office:value-type="float" office:value="1" calcext:value-type="float">
            <text:p>1</text:p>
          </table:table-cell>
          <table:table-cell table:style-name="ce30"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13" office:value-type="float" office:value="640" calcext:value-type="float">
            <text:p>640</text:p>
          </table:table-cell>
          <table:table-cell table:style-name="ce4"/>
          <table:table-cell table:style-name="ce33" table:formula="of:=TRUE()" office:value-type="float" office:value="1" calcext:value-type="float">
            <text:p>1</text:p>
          </table:table-cell>
          <table:table-cell table:style-name="ce4"/>
          <table:table-cell table:style-name="ce34" table:formula="of:=IF([.D38]&lt;&gt;&quot;&quot;;CONCATENATE(&quot;https://cwe.mitre.org/data/definitions/&quot;;[.D38]; &quot;.html&quot;);&quot;&quot;)" office:value-type="string" office:string-value="https://cwe.mitre.org/data/definitions/640.html" calcext:value-type="string">
            <text:p>https://cwe.mitre.org/data/definitions/640.html</text:p>
          </table:table-cell>
          <table:table-cell table:style-name="ce4" table:number-columns-repeated="18"/>
          <table:table-cell table:number-columns-repeated="998"/>
        </table:table-row>
        <table:table-row table:style-name="ro1">
          <table:table-cell table:style-name="ce3" office:value-type="date" office:date-value="2007-05-02" calcext:value-type="date">
            <text:p>2.5.2007</text:p>
          </table:table-cell>
          <table:table-cell table:style-name="ce29" office:value-type="float" office:value="2" calcext:value-type="float">
            <text:p>2</text:p>
          </table:table-cell>
          <table:table-cell table:style-name="ce30" office:value-type="string" calcext:value-type="string">
            <text:p>Verify that if OTP or multi-factor authentication factors are lost, that evidence of identity proofing is performed at the same level as during enrollment.</text:p>
          </table:table-cell>
          <table:table-cell table:style-name="ce13" office:value-type="float" office:value="308" calcext:value-type="float">
            <text:p>308</text:p>
          </table:table-cell>
          <table:table-cell table:style-name="ce4"/>
          <table:table-cell table:style-name="ce33" table:formula="of:=TRUE()" office:value-type="float" office:value="1" calcext:value-type="float">
            <text:p>1</text:p>
          </table:table-cell>
          <table:table-cell table:style-name="ce4"/>
          <table:table-cell table:style-name="ce34" table:formula="of:=IF([.D39]&lt;&gt;&quot;&quot;;CONCATENATE(&quot;https://cwe.mitre.org/data/definitions/&quot;;[.D39];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1-06-02" calcext:value-type="date">
            <text:p>2.6.2001</text:p>
          </table:table-cell>
          <table:table-cell table:style-name="ce29" office:value-type="float" office:value="2" calcext:value-type="float">
            <text:p>2</text:p>
          </table:table-cell>
          <table:table-cell table:style-name="ce30" office:value-type="string" calcext:value-type="string">
            <text:p>Verify that lookup secrets can be used only once.</text:p>
          </table:table-cell>
          <table:table-cell table:style-name="ce13" office:value-type="float" office:value="308" calcext:value-type="float">
            <text:p>308</text:p>
          </table:table-cell>
          <table:table-cell table:style-name="ce4"/>
          <table:table-cell table:style-name="ce33" table:formula="of:=TRUE()" office:value-type="float" office:value="1" calcext:value-type="float">
            <text:p>1</text:p>
          </table:table-cell>
          <table:table-cell table:style-name="ce4"/>
          <table:table-cell table:style-name="ce34" table:formula="of:=IF([.D40]&lt;&gt;&quot;&quot;;CONCATENATE(&quot;https://cwe.mitre.org/data/definitions/&quot;;[.D40];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2-06-02" calcext:value-type="date">
            <text:p>2.6.2002</text:p>
          </table:table-cell>
          <table:table-cell table:style-name="ce29" office:value-type="float" office:value="2" calcext:value-type="float">
            <text:p>2</text:p>
          </table:table-cell>
          <table:table-cell table:style-name="ce30"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3" office:value-type="float" office:value="330" calcext:value-type="float">
            <text:p>330</text:p>
          </table:table-cell>
          <table:table-cell table:style-name="ce4"/>
          <table:table-cell table:style-name="ce33" table:formula="of:=TRUE()" office:value-type="float" office:value="1" calcext:value-type="float">
            <text:p>1</text:p>
          </table:table-cell>
          <table:table-cell table:style-name="ce4"/>
          <table:table-cell table:style-name="ce34" table:formula="of:=IF([.D41]&lt;&gt;&quot;&quot;;CONCATENATE(&quot;https://cwe.mitre.org/data/definitions/&quot;;[.D41]; &quot;.html&quot;);&quot;&quot;)" office:value-type="string" office:string-value="https://cwe.mitre.org/data/definitions/330.html" calcext:value-type="string">
            <text:p>https://cwe.mitre.org/data/definitions/330.html</text:p>
          </table:table-cell>
          <table:table-cell table:style-name="ce4" table:number-columns-repeated="18"/>
          <table:table-cell table:number-columns-repeated="998"/>
        </table:table-row>
        <table:table-row table:style-name="ro1">
          <table:table-cell table:style-name="ce3" office:value-type="date" office:date-value="2003-06-02" calcext:value-type="date">
            <text:p>2.6.2003</text:p>
          </table:table-cell>
          <table:table-cell table:style-name="ce29" office:value-type="float" office:value="2" calcext:value-type="float">
            <text:p>2</text:p>
          </table:table-cell>
          <table:table-cell table:style-name="ce30" office:value-type="string" calcext:value-type="string">
            <text:p>Verify that lookup secrets are resistant to offline attacks, such as predictable values.</text:p>
          </table:table-cell>
          <table:table-cell table:style-name="ce13" office:value-type="float" office:value="310" calcext:value-type="float">
            <text:p>310</text:p>
          </table:table-cell>
          <table:table-cell table:style-name="ce4" table:formula="of:=FALSE()" office:value-type="float" office:value="0" calcext:value-type="float">
            <text:p>0</text:p>
          </table:table-cell>
          <table:table-cell table:style-name="ce33" table:formula="of:=TRUE()" office:value-type="float" office:value="1" calcext:value-type="float">
            <text:p>1</text:p>
          </table:table-cell>
          <table:table-cell table:style-name="ce4"/>
          <table:table-cell table:style-name="ce34" table:formula="of:=IF([.D42]&lt;&gt;&quot;&quot;;CONCATENATE(&quot;https://cwe.mitre.org/data/definitions/&quot;;[.D42]; &quot;.html&quot;);&quot;&quot;)" office:value-type="string" office:string-value="https://cwe.mitre.org/data/definitions/310.html" calcext:value-type="string">
            <text:p>https://cwe.mitre.org/data/definitions/310.html</text:p>
          </table:table-cell>
          <table:table-cell table:style-name="ce4" table:number-columns-repeated="18"/>
          <table:table-cell table:number-columns-repeated="998"/>
        </table:table-row>
        <table:table-row table:style-name="ro1">
          <table:table-cell table:style-name="ce3" office:value-type="date" office:date-value="2001-07-02" calcext:value-type="date">
            <text:p>2.7.2001</text:p>
          </table:table-cell>
          <table:table-cell table:style-name="ce29" office:value-type="float" office:value="1" calcext:value-type="float">
            <text:p>1</text:p>
          </table:table-cell>
          <table:table-cell table:style-name="ce30"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3" office:value-type="float" office:value="287" calcext:value-type="float">
            <text:p>287</text:p>
          </table:table-cell>
          <table:table-cell table:style-name="ce4" table:formula="of:=FALSE()" office:value-type="float" office:value="0" calcext:value-type="float">
            <text:p>0</text:p>
          </table:table-cell>
          <table:table-cell table:style-name="ce33" table:formula="of:=TRUE()" office:value-type="float" office:value="1" calcext:value-type="float">
            <text:p>1</text:p>
          </table:table-cell>
          <table:table-cell table:style-name="ce4"/>
          <table:table-cell table:style-name="ce34" table:formula="of:=IF([.D43]&lt;&gt;&quot;&quot;;CONCATENATE(&quot;https://cwe.mitre.org/data/definitions/&quot;;[.D43];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2-07-02" calcext:value-type="date">
            <text:p>2.7.2002</text:p>
          </table:table-cell>
          <table:table-cell table:style-name="ce29" office:value-type="float" office:value="1" calcext:value-type="float">
            <text:p>1</text:p>
          </table:table-cell>
          <table:table-cell table:style-name="ce31" office:value-type="string" calcext:value-type="string">
            <text:p>Verify that the out of band verifier expires out of band authentication requests, codes, or tokens after 10 minutes.</text:p>
          </table:table-cell>
          <table:table-cell table:style-name="ce13" office:value-type="float" office:value="287" calcext:value-type="float">
            <text:p>287</text:p>
          </table:table-cell>
          <table:table-cell table:style-name="ce4" table:formula="of:=FALSE()" office:value-type="float" office:value="0" calcext:value-type="float">
            <text:p>0</text:p>
          </table:table-cell>
          <table:table-cell table:style-name="ce33" table:formula="of:=TRUE()" office:value-type="float" office:value="1" calcext:value-type="float">
            <text:p>1</text:p>
          </table:table-cell>
          <table:table-cell table:style-name="ce4"/>
          <table:table-cell table:style-name="ce34" table:formula="of:=IF([.D44]&lt;&gt;&quot;&quot;;CONCATENATE(&quot;https://cwe.mitre.org/data/definitions/&quot;;[.D44];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3-07-02" calcext:value-type="date">
            <text:p>2.7.2003</text:p>
          </table:table-cell>
          <table:table-cell table:style-name="ce29" office:value-type="float" office:value="1" calcext:value-type="float">
            <text:p>1</text:p>
          </table:table-cell>
          <table:table-cell table:style-name="ce30" office:value-type="string" calcext:value-type="string">
            <text:p>Verify that the out of band verifier authentication requests, codes, or tokens are only usable once, and only for the original authentication request.</text:p>
          </table:table-cell>
          <table:table-cell table:style-name="ce13" office:value-type="float" office:value="287" calcext:value-type="float">
            <text:p>287</text:p>
          </table:table-cell>
          <table:table-cell table:style-name="ce4"/>
          <table:table-cell table:style-name="ce33" table:formula="of:=TRUE()" office:value-type="float" office:value="1" calcext:value-type="float">
            <text:p>1</text:p>
          </table:table-cell>
          <table:table-cell table:style-name="ce4"/>
          <table:table-cell table:style-name="ce34" table:formula="of:=IF([.D45]&lt;&gt;&quot;&quot;;CONCATENATE(&quot;https://cwe.mitre.org/data/definitions/&quot;;[.D45];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4-07-02" calcext:value-type="date">
            <text:p>2.7.2004</text:p>
          </table:table-cell>
          <table:table-cell table:style-name="ce29" office:value-type="float" office:value="1" calcext:value-type="float">
            <text:p>1</text:p>
          </table:table-cell>
          <table:table-cell table:style-name="ce30" office:value-type="string" calcext:value-type="string">
            <text:p>Verify that the out of band authenticator and verifier communicates over a secure independent channel.</text:p>
          </table:table-cell>
          <table:table-cell table:style-name="ce13" office:value-type="float" office:value="523" calcext:value-type="float">
            <text:p>523</text:p>
          </table:table-cell>
          <table:table-cell table:style-name="ce4"/>
          <table:table-cell table:style-name="ce33" table:formula="of:=TRUE()" office:value-type="float" office:value="1" calcext:value-type="float">
            <text:p>1</text:p>
          </table:table-cell>
          <table:table-cell table:style-name="ce4"/>
          <table:table-cell table:style-name="ce34" table:formula="of:=IF([.D46]&lt;&gt;&quot;&quot;;CONCATENATE(&quot;https://cwe.mitre.org/data/definitions/&quot;;[.D46]; &quot;.html&quot;);&quot;&quot;)" office:value-type="string" office:string-value="https://cwe.mitre.org/data/definitions/523.html" calcext:value-type="string">
            <text:p>https://cwe.mitre.org/data/definitions/523.html</text:p>
          </table:table-cell>
          <table:table-cell table:style-name="ce4" table:number-columns-repeated="18"/>
          <table:table-cell table:number-columns-repeated="998"/>
        </table:table-row>
        <table:table-row table:style-name="ro1">
          <table:table-cell table:style-name="ce3" office:value-type="date" office:date-value="2005-07-02" calcext:value-type="date">
            <text:p>2.7.2005</text:p>
          </table:table-cell>
          <table:table-cell table:style-name="ce29" office:value-type="float" office:value="2" calcext:value-type="float">
            <text:p>2</text:p>
          </table:table-cell>
          <table:table-cell table:style-name="ce30" office:value-type="string" calcext:value-type="string">
            <text:p>Verify that the out of band verifier retains only a hashed version of the authentication code.</text:p>
          </table:table-cell>
          <table:table-cell table:style-name="ce13" office:value-type="float" office:value="256" calcext:value-type="float">
            <text:p>256</text:p>
          </table:table-cell>
          <table:table-cell table:style-name="ce4"/>
          <table:table-cell table:style-name="ce33" table:formula="of:=TRUE()" office:value-type="float" office:value="1" calcext:value-type="float">
            <text:p>1</text:p>
          </table:table-cell>
          <table:table-cell table:style-name="ce4"/>
          <table:table-cell table:style-name="ce34" table:formula="of:=IF([.D47]&lt;&gt;&quot;&quot;;CONCATENATE(&quot;https://cwe.mitre.org/data/definitions/&quot;;[.D47]; &quot;.html&quot;);&quot;&quot;)" office:value-type="string" office:string-value="https://cwe.mitre.org/data/definitions/256.html" calcext:value-type="string">
            <text:p>https://cwe.mitre.org/data/definitions/256.html</text:p>
          </table:table-cell>
          <table:table-cell table:style-name="ce4" table:number-columns-repeated="18"/>
          <table:table-cell table:number-columns-repeated="998"/>
        </table:table-row>
        <table:table-row table:style-name="ro1">
          <table:table-cell table:style-name="ce3" office:value-type="date" office:date-value="2006-07-02" calcext:value-type="date">
            <text:p>2.7.2006</text:p>
          </table:table-cell>
          <table:table-cell table:style-name="ce29" office:value-type="float" office:value="2" calcext:value-type="float">
            <text:p>2</text:p>
          </table:table-cell>
          <table:table-cell table:style-name="ce30"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3" office:value-type="float" office:value="310" calcext:value-type="float">
            <text:p>310</text:p>
          </table:table-cell>
          <table:table-cell table:style-name="ce4"/>
          <table:table-cell table:style-name="ce33" table:formula="of:=TRUE()" office:value-type="float" office:value="1" calcext:value-type="float">
            <text:p>1</text:p>
          </table:table-cell>
          <table:table-cell table:style-name="ce4"/>
          <table:table-cell table:style-name="ce34" table:formula="of:=IF([.D48]&lt;&gt;&quot;&quot;;CONCATENATE(&quot;https://cwe.mitre.org/data/definitions/&quot;;[.D48]; &quot;.html&quot;);&quot;&quot;)" office:value-type="string" office:string-value="https://cwe.mitre.org/data/definitions/310.html" calcext:value-type="string">
            <text:p>https://cwe.mitre.org/data/definitions/310.html</text:p>
          </table:table-cell>
          <table:table-cell table:style-name="ce4" table:number-columns-repeated="18"/>
          <table:table-cell table:number-columns-repeated="998"/>
        </table:table-row>
        <table:table-row table:style-name="ro1">
          <table:table-cell table:style-name="ce3" office:value-type="date" office:date-value="2001-08-02" calcext:value-type="date">
            <text:p>2.8.2001</text:p>
          </table:table-cell>
          <table:table-cell table:style-name="ce29" office:value-type="float" office:value="1" calcext:value-type="float">
            <text:p>1</text:p>
          </table:table-cell>
          <table:table-cell table:style-name="ce30" office:value-type="string" calcext:value-type="string">
            <text:p>Verify that time-based OTPs have a defined lifetime before expiring.</text:p>
          </table:table-cell>
          <table:table-cell table:style-name="ce13" office:value-type="float" office:value="613" calcext:value-type="float">
            <text:p>613</text:p>
          </table:table-cell>
          <table:table-cell table:style-name="ce4"/>
          <table:table-cell table:style-name="ce33" table:formula="of:=TRUE()" office:value-type="float" office:value="1" calcext:value-type="float">
            <text:p>1</text:p>
          </table:table-cell>
          <table:table-cell table:style-name="ce4"/>
          <table:table-cell table:style-name="ce34" table:formula="of:=IF([.D49]&lt;&gt;&quot;&quot;;CONCATENATE(&quot;https://cwe.mitre.org/data/definitions/&quot;;[.D49]; &quot;.html&quot;);&quot;&quot;)" office:value-type="string" office:string-value="https://cwe.mitre.org/data/definitions/613.html" calcext:value-type="string">
            <text:p>https://cwe.mitre.org/data/definitions/613.html</text:p>
          </table:table-cell>
          <table:table-cell table:style-name="ce4" table:number-columns-repeated="18"/>
          <table:table-cell table:number-columns-repeated="998"/>
        </table:table-row>
        <table:table-row table:style-name="ro1">
          <table:table-cell table:style-name="ce3" office:value-type="date" office:date-value="2002-08-02" calcext:value-type="date">
            <text:p>2.8.2002</text:p>
          </table:table-cell>
          <table:table-cell table:style-name="ce29" office:value-type="float" office:value="2" calcext:value-type="float">
            <text:p>2</text:p>
          </table:table-cell>
          <table:table-cell table:style-name="ce30" office:value-type="string" calcext:value-type="string">
            <text:p>Verify that symmetric keys used to verify submitted OTPs are highly protected, such as by using a hardware security module or secure operating system based key storage.</text:p>
          </table:table-cell>
          <table:table-cell table:style-name="ce13" office:value-type="float" office:value="320" calcext:value-type="float">
            <text:p>320</text:p>
          </table:table-cell>
          <table:table-cell table:style-name="ce4"/>
          <table:table-cell table:style-name="ce33" table:formula="of:=TRUE()" office:value-type="float" office:value="1" calcext:value-type="float">
            <text:p>1</text:p>
          </table:table-cell>
          <table:table-cell table:style-name="ce4"/>
          <table:table-cell table:style-name="ce34" table:formula="of:=IF([.D50]&lt;&gt;&quot;&quot;;CONCATENATE(&quot;https://cwe.mitre.org/data/definitions/&quot;;[.D50]; &quot;.html&quot;);&quot;&quot;)" office:value-type="string" office:string-value="https://cwe.mitre.org/data/definitions/320.html" calcext:value-type="string">
            <text:p>https://cwe.mitre.org/data/definitions/320.html</text:p>
          </table:table-cell>
          <table:table-cell table:style-name="ce4" table:number-columns-repeated="18"/>
          <table:table-cell table:number-columns-repeated="998"/>
        </table:table-row>
        <table:table-row table:style-name="ro1">
          <table:table-cell table:style-name="ce3" office:value-type="date" office:date-value="2003-08-02" calcext:value-type="date">
            <text:p>2.8.2003</text:p>
          </table:table-cell>
          <table:table-cell table:style-name="ce29" office:value-type="float" office:value="2" calcext:value-type="float">
            <text:p>2</text:p>
          </table:table-cell>
          <table:table-cell table:style-name="ce30" office:value-type="string" calcext:value-type="string">
            <text:p>Verify that approved cryptographic algorithms are used in the generation, seeding, and verification.</text:p>
          </table:table-cell>
          <table:table-cell table:style-name="ce13" office:value-type="float" office:value="326" calcext:value-type="float">
            <text:p>326</text:p>
          </table:table-cell>
          <table:table-cell table:style-name="ce4"/>
          <table:table-cell table:style-name="ce33" table:formula="of:=TRUE()" office:value-type="float" office:value="1" calcext:value-type="float">
            <text:p>1</text:p>
          </table:table-cell>
          <table:table-cell table:style-name="ce4"/>
          <table:table-cell table:style-name="ce34" table:formula="of:=IF([.D51]&lt;&gt;&quot;&quot;;CONCATENATE(&quot;https://cwe.mitre.org/data/definitions/&quot;;[.D51]; &quot;.html&quot;);&quot;&quot;)" office:value-type="string" office:string-value="https://cwe.mitre.org/data/definitions/326.html" calcext:value-type="string">
            <text:p>https://cwe.mitre.org/data/definitions/326.html</text:p>
          </table:table-cell>
          <table:table-cell table:style-name="ce4" table:number-columns-repeated="18"/>
          <table:table-cell table:number-columns-repeated="998"/>
        </table:table-row>
        <table:table-row table:style-name="ro1">
          <table:table-cell table:style-name="ce3" office:value-type="date" office:date-value="2004-08-02" calcext:value-type="date">
            <text:p>2.8.2004</text:p>
          </table:table-cell>
          <table:table-cell table:style-name="ce29" office:value-type="float" office:value="2" calcext:value-type="float">
            <text:p>2</text:p>
          </table:table-cell>
          <table:table-cell table:style-name="ce30" office:value-type="string" calcext:value-type="string">
            <text:p>Verify that time-based OTP can be used only once within the validity period.</text:p>
          </table:table-cell>
          <table:table-cell table:style-name="ce13" office:value-type="float" office:value="287" calcext:value-type="float">
            <text:p>287</text:p>
          </table:table-cell>
          <table:table-cell table:style-name="ce4"/>
          <table:table-cell table:style-name="ce33" table:formula="of:=TRUE()" office:value-type="float" office:value="1" calcext:value-type="float">
            <text:p>1</text:p>
          </table:table-cell>
          <table:table-cell table:style-name="ce4"/>
          <table:table-cell table:style-name="ce34" table:formula="of:=IF([.D52]&lt;&gt;&quot;&quot;;CONCATENATE(&quot;https://cwe.mitre.org/data/definitions/&quot;;[.D52];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5-08-02" calcext:value-type="date">
            <text:p>2.8.2005</text:p>
          </table:table-cell>
          <table:table-cell table:style-name="ce29" office:value-type="float" office:value="2" calcext:value-type="float">
            <text:p>2</text:p>
          </table:table-cell>
          <table:table-cell table:style-name="ce30"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13" office:value-type="float" office:value="287" calcext:value-type="float">
            <text:p>287</text:p>
          </table:table-cell>
          <table:table-cell table:style-name="ce4"/>
          <table:table-cell table:style-name="ce33" table:formula="of:=TRUE()" office:value-type="float" office:value="1" calcext:value-type="float">
            <text:p>1</text:p>
          </table:table-cell>
          <table:table-cell table:style-name="ce4"/>
          <table:table-cell table:style-name="ce34" table:formula="of:=IF([.D53]&lt;&gt;&quot;&quot;;CONCATENATE(&quot;https://cwe.mitre.org/data/definitions/&quot;;[.D53];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6-08-02" calcext:value-type="date">
            <text:p>2.8.2006</text:p>
          </table:table-cell>
          <table:table-cell table:style-name="ce29" office:value-type="float" office:value="2" calcext:value-type="float">
            <text:p>2</text:p>
          </table:table-cell>
          <table:table-cell table:style-name="ce30"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13" office:value-type="float" office:value="613" calcext:value-type="float">
            <text:p>613</text:p>
          </table:table-cell>
          <table:table-cell table:style-name="ce4"/>
          <table:table-cell table:style-name="ce33" table:formula="of:=TRUE()" office:value-type="float" office:value="1" calcext:value-type="float">
            <text:p>1</text:p>
          </table:table-cell>
          <table:table-cell table:style-name="ce4"/>
          <table:table-cell table:style-name="ce34" table:formula="of:=IF([.D54]&lt;&gt;&quot;&quot;;CONCATENATE(&quot;https://cwe.mitre.org/data/definitions/&quot;;[.D54]; &quot;.html&quot;);&quot;&quot;)" office:value-type="string" office:string-value="https://cwe.mitre.org/data/definitions/613.html" calcext:value-type="string">
            <text:p>https://cwe.mitre.org/data/definitions/613.html</text:p>
          </table:table-cell>
          <table:table-cell table:style-name="ce4" table:number-columns-repeated="18"/>
          <table:table-cell table:number-columns-repeated="998"/>
        </table:table-row>
        <table:table-row table:style-name="ro1">
          <table:table-cell table:style-name="ce3" office:value-type="date" office:date-value="2007-08-02" calcext:value-type="date">
            <text:p>2.8.2007</text:p>
          </table:table-cell>
          <table:table-cell table:style-name="ce29" office:value-type="float" office:value="2" calcext:value-type="float">
            <text:p>2</text:p>
          </table:table-cell>
          <table:table-cell table:style-name="ce30" office:value-type="string" calcext:value-type="string">
            <text:p>Verify that biometric authenticators are limited to use only as secondary factors in conjunction with either something you have and something you know.</text:p>
          </table:table-cell>
          <table:table-cell table:style-name="ce13" office:value-type="float" office:value="308" calcext:value-type="float">
            <text:p>308</text:p>
          </table:table-cell>
          <table:table-cell table:style-name="ce4"/>
          <table:table-cell table:style-name="ce33" table:formula="of:=TRUE()" office:value-type="float" office:value="1" calcext:value-type="float">
            <text:p>1</text:p>
          </table:table-cell>
          <table:table-cell table:style-name="ce4"/>
          <table:table-cell table:style-name="ce34" table:formula="of:=IF([.D55]&lt;&gt;&quot;&quot;;CONCATENATE(&quot;https://cwe.mitre.org/data/definitions/&quot;;[.D55];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1-09-02" calcext:value-type="date">
            <text:p>2.9.2001</text:p>
          </table:table-cell>
          <table:table-cell table:style-name="ce29" office:value-type="float" office:value="2" calcext:value-type="float">
            <text:p>2</text:p>
          </table:table-cell>
          <table:table-cell table:style-name="ce30"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13" office:value-type="float" office:value="320" calcext:value-type="float">
            <text:p>320</text:p>
          </table:table-cell>
          <table:table-cell table:style-name="ce4"/>
          <table:table-cell table:style-name="ce33" table:formula="of:=TRUE()" office:value-type="float" office:value="1" calcext:value-type="float">
            <text:p>1</text:p>
          </table:table-cell>
          <table:table-cell table:style-name="ce4"/>
          <table:table-cell table:style-name="ce34" table:formula="of:=IF([.D56]&lt;&gt;&quot;&quot;;CONCATENATE(&quot;https://cwe.mitre.org/data/definitions/&quot;;[.D56]; &quot;.html&quot;);&quot;&quot;)" office:value-type="string" office:string-value="https://cwe.mitre.org/data/definitions/320.html" calcext:value-type="string">
            <text:p>https://cwe.mitre.org/data/definitions/320.html</text:p>
          </table:table-cell>
          <table:table-cell table:style-name="ce4" table:number-columns-repeated="18"/>
          <table:table-cell table:number-columns-repeated="998"/>
        </table:table-row>
        <table:table-row table:style-name="ro1">
          <table:table-cell table:style-name="ce3" office:value-type="date" office:date-value="2002-09-02" calcext:value-type="date">
            <text:p>2.9.2002</text:p>
          </table:table-cell>
          <table:table-cell table:style-name="ce29" office:value-type="float" office:value="2" calcext:value-type="float">
            <text:p>2</text:p>
          </table:table-cell>
          <table:table-cell table:style-name="ce30" office:value-type="string" calcext:value-type="string">
            <text:p>Verify that the challenge nonce is at least 64 bits in length, and statistically unique or unique over the lifetime of the cryptographic device.</text:p>
          </table:table-cell>
          <table:table-cell table:style-name="ce13" office:value-type="float" office:value="330" calcext:value-type="float">
            <text:p>330</text:p>
          </table:table-cell>
          <table:table-cell table:style-name="ce4"/>
          <table:table-cell table:style-name="ce33" table:formula="of:=TRUE()" office:value-type="float" office:value="1" calcext:value-type="float">
            <text:p>1</text:p>
          </table:table-cell>
          <table:table-cell table:style-name="ce4"/>
          <table:table-cell table:style-name="ce34" table:formula="of:=IF([.D57]&lt;&gt;&quot;&quot;;CONCATENATE(&quot;https://cwe.mitre.org/data/definitions/&quot;;[.D57]; &quot;.html&quot;);&quot;&quot;)" office:value-type="string" office:string-value="https://cwe.mitre.org/data/definitions/330.html" calcext:value-type="string">
            <text:p>https://cwe.mitre.org/data/definitions/330.html</text:p>
          </table:table-cell>
          <table:table-cell table:style-name="ce4" table:number-columns-repeated="18"/>
          <table:table-cell table:number-columns-repeated="998"/>
        </table:table-row>
        <table:table-row table:style-name="ro1">
          <table:table-cell table:style-name="ce3" office:value-type="date" office:date-value="2003-09-02" calcext:value-type="date">
            <text:p>2.9.2003</text:p>
          </table:table-cell>
          <table:table-cell table:style-name="ce29" office:value-type="float" office:value="2" calcext:value-type="float">
            <text:p>2</text:p>
          </table:table-cell>
          <table:table-cell table:style-name="ce30" office:value-type="string" calcext:value-type="string">
            <text:p>Verify that approved cryptographic algorithms are used in the generation, seeding, and verification.</text:p>
          </table:table-cell>
          <table:table-cell table:style-name="ce13" office:value-type="float" office:value="327" calcext:value-type="float">
            <text:p>327</text:p>
          </table:table-cell>
          <table:table-cell table:style-name="ce4"/>
          <table:table-cell table:style-name="ce33" table:formula="of:=TRUE()" office:value-type="float" office:value="1" calcext:value-type="float">
            <text:p>1</text:p>
          </table:table-cell>
          <table:table-cell table:style-name="ce4"/>
          <table:table-cell table:style-name="ce34" table:formula="of:=IF([.D58]&lt;&gt;&quot;&quot;;CONCATENATE(&quot;https://cwe.mitre.org/data/definitions/&quot;;[.D58]; &quot;.html&quot;);&quot;&quot;)" office:value-type="string" office:string-value="https://cwe.mitre.org/data/definitions/327.html" calcext:value-type="string">
            <text:p>https://cwe.mitre.org/data/definitions/327.html</text:p>
          </table:table-cell>
          <table:table-cell table:style-name="ce4" table:number-columns-repeated="18"/>
          <table:table-cell table:number-columns-repeated="998"/>
        </table:table-row>
        <table:table-row table:style-name="ro1">
          <table:table-cell table:style-name="ce3" office:value-type="date" office:date-value="2001-01-02" calcext:value-type="date">
            <text:p>2.1.2001</text:p>
          </table:table-cell>
          <table:table-cell table:style-name="ce29" office:value-type="float" office:value="1" calcext:value-type="float">
            <text:p>1</text:p>
          </table:table-cell>
          <table:table-cell table:style-name="ce30" office:value-type="string" calcext:value-type="string">
            <text:p>Verify that user set passwords are at least 12 characters in length. ([C6](https://www.owasp.org/index.php/OWASP_Proactive_Controls#tab=Formal_Numbering))</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59]&lt;&gt;&quot;&quot;;CONCATENATE(&quot;https://cwe.mitre.org/data/definitions/&quot;;[.D59];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28" office:value-type="date" office:date-value="2010-01-02" calcext:value-type="date">
            <text:p>2.1.10</text:p>
          </table:table-cell>
          <table:table-cell table:style-name="ce29" office:value-type="float" office:value="1" calcext:value-type="float">
            <text:p>1</text:p>
          </table:table-cell>
          <table:table-cell table:style-name="ce30" office:value-type="string" calcext:value-type="string">
            <text:p>Verify that there are no periodic credential rotation or password history requirements.</text:p>
          </table:table-cell>
          <table:table-cell table:style-name="ce13" office:value-type="float" office:value="263" calcext:value-type="float">
            <text:p>263</text:p>
          </table:table-cell>
          <table:table-cell table:style-name="ce4"/>
          <table:table-cell table:style-name="ce33" table:formula="of:=TRUE()" office:value-type="float" office:value="1" calcext:value-type="float">
            <text:p>1</text:p>
          </table:table-cell>
          <table:table-cell table:style-name="ce4"/>
          <table:table-cell table:style-name="ce34" table:formula="of:=IF([.D60]&lt;&gt;&quot;&quot;;CONCATENATE(&quot;https://cwe.mitre.org/data/definitions/&quot;;[.D60]; &quot;.html&quot;);&quot;&quot;)" office:value-type="string" office:string-value="https://cwe.mitre.org/data/definitions/263.html" calcext:value-type="string">
            <text:p>https://cwe.mitre.org/data/definitions/263.html</text:p>
          </table:table-cell>
          <table:table-cell table:style-name="ce4" table:number-columns-repeated="18"/>
          <table:table-cell table:number-columns-repeated="998"/>
        </table:table-row>
        <table:table-row table:style-name="ro1">
          <table:table-cell table:style-name="ce28" office:value-type="date" office:date-value="2011-01-02" calcext:value-type="date">
            <text:p>2.1.11</text:p>
          </table:table-cell>
          <table:table-cell table:style-name="ce29" office:value-type="float" office:value="1" calcext:value-type="float">
            <text:p>1</text:p>
          </table:table-cell>
          <table:table-cell table:style-name="ce30" office:value-type="string" calcext:value-type="string">
            <text:p>Verify that "paste" functionality, browser password helpers, and external password managers are permitted.</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61]&lt;&gt;&quot;&quot;;CONCATENATE(&quot;https://cwe.mitre.org/data/definitions/&quot;;[.D61];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28" office:value-type="date" office:date-value="2012-01-02" calcext:value-type="date">
            <text:p>2.1.12</text:p>
          </table:table-cell>
          <table:table-cell table:style-name="ce29" office:value-type="float" office:value="1" calcext:value-type="float">
            <text:p>1</text:p>
          </table:table-cell>
          <table:table-cell table:style-name="ce30"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62]&lt;&gt;&quot;&quot;;CONCATENATE(&quot;https://cwe.mitre.org/data/definitions/&quot;;[.D62];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2-01-02" calcext:value-type="date">
            <text:p>2.1.2002</text:p>
          </table:table-cell>
          <table:table-cell table:style-name="ce29" office:value-type="float" office:value="1" calcext:value-type="float">
            <text:p>1</text:p>
          </table:table-cell>
          <table:table-cell table:style-name="ce30" office:value-type="string" calcext:value-type="string">
            <text:p>Verify that passwords 64 characters or longer are permitted. ([C6](https://www.owasp.org/index.php/OWASP_Proactive_Controls#tab=Formal_Numbering))</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63]&lt;&gt;&quot;&quot;;CONCATENATE(&quot;https://cwe.mitre.org/data/definitions/&quot;;[.D63];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3-01-02" calcext:value-type="date">
            <text:p>2.1.2003</text:p>
          </table:table-cell>
          <table:table-cell table:style-name="ce29" office:value-type="float" office:value="1" calcext:value-type="float">
            <text:p>1</text:p>
          </table:table-cell>
          <table:table-cell table:style-name="ce30"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64]&lt;&gt;&quot;&quot;;CONCATENATE(&quot;https://cwe.mitre.org/data/definitions/&quot;;[.D64];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4-01-02" calcext:value-type="date">
            <text:p>2.1.2004</text:p>
          </table:table-cell>
          <table:table-cell table:style-name="ce29" office:value-type="float" office:value="1" calcext:value-type="float">
            <text:p>1</text:p>
          </table:table-cell>
          <table:table-cell table:style-name="ce30" office:value-type="string" calcext:value-type="string">
            <text:p>Verify that Unicode characters are permitted in passwords. A single Unicode code point is considered a character, so 12 emoji or 64 kanji characters should be valid and permitted.</text:p>
          </table:table-cell>
          <table:table-cell table:style-name="ce13" office:value-type="float" office:value="521" calcext:value-type="float">
            <text:p>521</text:p>
          </table:table-cell>
          <table:table-cell table:style-name="ce4" table:formula="of:=FALSE()" office:value-type="float" office:value="0" calcext:value-type="float">
            <text:p>0</text:p>
          </table:table-cell>
          <table:table-cell table:style-name="ce33" table:formula="of:=TRUE()" office:value-type="float" office:value="1" calcext:value-type="float">
            <text:p>1</text:p>
          </table:table-cell>
          <table:table-cell table:style-name="ce4"/>
          <table:table-cell table:style-name="ce34" table:formula="of:=IF([.D65]&lt;&gt;&quot;&quot;;CONCATENATE(&quot;https://cwe.mitre.org/data/definitions/&quot;;[.D65];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5-01-02" calcext:value-type="date">
            <text:p>2.1.2005</text:p>
          </table:table-cell>
          <table:table-cell table:style-name="ce29" office:value-type="float" office:value="1" calcext:value-type="float">
            <text:p>1</text:p>
          </table:table-cell>
          <table:table-cell table:style-name="ce30" office:value-type="string" calcext:value-type="string">
            <text:p>Verify users can change their password.</text:p>
          </table:table-cell>
          <table:table-cell table:style-name="ce13" office:value-type="float" office:value="620" calcext:value-type="float">
            <text:p>620</text:p>
          </table:table-cell>
          <table:table-cell table:style-name="ce4"/>
          <table:table-cell table:style-name="ce33" table:formula="of:=TRUE()" office:value-type="float" office:value="1" calcext:value-type="float">
            <text:p>1</text:p>
          </table:table-cell>
          <table:table-cell table:style-name="ce4"/>
          <table:table-cell table:style-name="ce34" table:formula="of:=IF([.D66]&lt;&gt;&quot;&quot;;CONCATENATE(&quot;https://cwe.mitre.org/data/definitions/&quot;;[.D66]; &quot;.html&quot;);&quot;&quot;)" office:value-type="string" office:string-value="https://cwe.mitre.org/data/definitions/620.html" calcext:value-type="string">
            <text:p>https://cwe.mitre.org/data/definitions/620.html</text:p>
          </table:table-cell>
          <table:table-cell table:style-name="ce4" table:number-columns-repeated="18"/>
          <table:table-cell table:number-columns-repeated="998"/>
        </table:table-row>
        <table:table-row table:style-name="ro1">
          <table:table-cell table:style-name="ce3" office:value-type="date" office:date-value="2006-01-02" calcext:value-type="date">
            <text:p>2.1.2006</text:p>
          </table:table-cell>
          <table:table-cell table:style-name="ce29" office:value-type="float" office:value="1" calcext:value-type="float">
            <text:p>1</text:p>
          </table:table-cell>
          <table:table-cell table:style-name="ce30" office:value-type="string" calcext:value-type="string">
            <text:p>Verify that password change functionality requires the user's current and new password.</text:p>
          </table:table-cell>
          <table:table-cell table:style-name="ce13" office:value-type="float" office:value="620" calcext:value-type="float">
            <text:p>620</text:p>
          </table:table-cell>
          <table:table-cell table:style-name="ce4"/>
          <table:table-cell table:style-name="ce33" table:formula="of:=TRUE()" office:value-type="float" office:value="1" calcext:value-type="float">
            <text:p>1</text:p>
          </table:table-cell>
          <table:table-cell table:style-name="ce4"/>
          <table:table-cell table:style-name="ce34" table:formula="of:=IF([.D67]&lt;&gt;&quot;&quot;;CONCATENATE(&quot;https://cwe.mitre.org/data/definitions/&quot;;[.D67]; &quot;.html&quot;);&quot;&quot;)" office:value-type="string" office:string-value="https://cwe.mitre.org/data/definitions/620.html" calcext:value-type="string">
            <text:p>https://cwe.mitre.org/data/definitions/620.html</text:p>
          </table:table-cell>
          <table:table-cell table:style-name="ce4" table:number-columns-repeated="18"/>
          <table:table-cell table:number-columns-repeated="998"/>
        </table:table-row>
        <table:table-row table:style-name="ro1">
          <table:table-cell table:style-name="ce3" office:value-type="date" office:date-value="2007-01-02" calcext:value-type="date">
            <text:p>2.1.2007</text:p>
          </table:table-cell>
          <table:table-cell table:style-name="ce29" office:value-type="float" office:value="1" calcext:value-type="float">
            <text:p>1</text:p>
          </table:table-cell>
          <table:table-cell table:style-name="ce30"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68]&lt;&gt;&quot;&quot;;CONCATENATE(&quot;https://cwe.mitre.org/data/definitions/&quot;;[.D68];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8-01-02" calcext:value-type="date">
            <text:p>2.1.2008</text:p>
          </table:table-cell>
          <table:table-cell table:style-name="ce29" office:value-type="float" office:value="1" calcext:value-type="float">
            <text:p>1</text:p>
          </table:table-cell>
          <table:table-cell table:style-name="ce30" office:value-type="string" calcext:value-type="string">
            <text:p>Verify that a password strength meter is provided to help users set a stronger password.</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69]&lt;&gt;&quot;&quot;;CONCATENATE(&quot;https://cwe.mitre.org/data/definitions/&quot;;[.D69];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9-01-02" calcext:value-type="date">
            <text:p>2.1.2009</text:p>
          </table:table-cell>
          <table:table-cell table:style-name="ce29" office:value-type="float" office:value="1" calcext:value-type="float">
            <text:p>1</text:p>
          </table:table-cell>
          <table:table-cell table:style-name="ce30"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13" office:value-type="float" office:value="521" calcext:value-type="float">
            <text:p>521</text:p>
          </table:table-cell>
          <table:table-cell table:style-name="ce4"/>
          <table:table-cell table:style-name="ce33" table:formula="of:=TRUE()" office:value-type="float" office:value="1" calcext:value-type="float">
            <text:p>1</text:p>
          </table:table-cell>
          <table:table-cell table:style-name="ce4"/>
          <table:table-cell table:style-name="ce34" table:formula="of:=IF([.D70]&lt;&gt;&quot;&quot;;CONCATENATE(&quot;https://cwe.mitre.org/data/definitions/&quot;;[.D70]; &quot;.html&quot;);&quot;&quot;)" office:value-type="string" office:string-value="https://cwe.mitre.org/data/definitions/521.html" calcext:value-type="string">
            <text:p>https://cwe.mitre.org/data/definitions/521.html</text:p>
          </table:table-cell>
          <table:table-cell table:style-name="ce4" table:number-columns-repeated="18"/>
          <table:table-cell table:number-columns-repeated="998"/>
        </table:table-row>
        <table:table-row table:style-name="ro1">
          <table:table-cell table:style-name="ce3" office:value-type="date" office:date-value="2001-10-02" calcext:value-type="date">
            <text:p>2.10.2001</text:p>
          </table:table-cell>
          <table:table-cell table:style-name="ce29" office:value-type="float" office:value="2" calcext:value-type="float">
            <text:p>2</text:p>
          </table:table-cell>
          <table:table-cell table:style-name="ce30" office:value-type="string" calcext:value-type="string">
            <text:p>Verify that integration secrets do not rely on unchanging passwords, such as API keys or shared privileged accounts.</text:p>
          </table:table-cell>
          <table:table-cell table:style-name="ce13" office:value-type="float" office:value="287" calcext:value-type="float">
            <text:p>287</text:p>
          </table:table-cell>
          <table:table-cell table:style-name="ce4"/>
          <table:table-cell table:style-name="ce33" table:formula="of:=TRUE()" office:value-type="float" office:value="1" calcext:value-type="float">
            <text:p>1</text:p>
          </table:table-cell>
          <table:table-cell table:style-name="ce4"/>
          <table:table-cell table:style-name="ce34" table:formula="of:=IF([.D71]&lt;&gt;&quot;&quot;;CONCATENATE(&quot;https://cwe.mitre.org/data/definitions/&quot;;[.D71];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2-10-02" calcext:value-type="date">
            <text:p>2.10.2002</text:p>
          </table:table-cell>
          <table:table-cell table:style-name="ce29" office:value-type="float" office:value="2" calcext:value-type="float">
            <text:p>2</text:p>
          </table:table-cell>
          <table:table-cell table:style-name="ce30" office:value-type="string" calcext:value-type="string">
            <text:p>Verify that if passwords are required, the credentials are not a default account.</text:p>
          </table:table-cell>
          <table:table-cell table:style-name="ce13" office:value-type="float" office:value="255" calcext:value-type="float">
            <text:p>255</text:p>
          </table:table-cell>
          <table:table-cell table:style-name="ce4"/>
          <table:table-cell table:style-name="ce33" table:formula="of:=TRUE()" office:value-type="float" office:value="1" calcext:value-type="float">
            <text:p>1</text:p>
          </table:table-cell>
          <table:table-cell table:style-name="ce4"/>
          <table:table-cell table:style-name="ce34" table:formula="of:=IF([.D72]&lt;&gt;&quot;&quot;;CONCATENATE(&quot;https://cwe.mitre.org/data/definitions/&quot;;[.D72]; &quot;.html&quot;);&quot;&quot;)" office:value-type="string" office:string-value="https://cwe.mitre.org/data/definitions/255.html" calcext:value-type="string">
            <text:p>https://cwe.mitre.org/data/definitions/255.html</text:p>
          </table:table-cell>
          <table:table-cell table:style-name="ce4" table:number-columns-repeated="18"/>
          <table:table-cell table:number-columns-repeated="998"/>
        </table:table-row>
        <table:table-row table:style-name="ro1">
          <table:table-cell table:style-name="ce3" office:value-type="date" office:date-value="2003-10-02" calcext:value-type="date">
            <text:p>2.10.2003</text:p>
          </table:table-cell>
          <table:table-cell table:style-name="ce29" office:value-type="float" office:value="2" calcext:value-type="float">
            <text:p>2</text:p>
          </table:table-cell>
          <table:table-cell table:style-name="ce30" office:value-type="string" calcext:value-type="string">
            <text:p>Verify that passwords are stored with sufficient protection to prevent offline recovery attacks, including local system access.</text:p>
          </table:table-cell>
          <table:table-cell table:style-name="ce13" office:value-type="float" office:value="522" calcext:value-type="float">
            <text:p>522</text:p>
          </table:table-cell>
          <table:table-cell table:style-name="ce4"/>
          <table:table-cell table:style-name="ce33" table:formula="of:=TRUE()" office:value-type="float" office:value="1" calcext:value-type="float">
            <text:p>1</text:p>
          </table:table-cell>
          <table:table-cell table:style-name="ce4"/>
          <table:table-cell table:style-name="ce34" table:formula="of:=IF([.D73]&lt;&gt;&quot;&quot;;CONCATENATE(&quot;https://cwe.mitre.org/data/definitions/&quot;;[.D73]; &quot;.html&quot;);&quot;&quot;)" office:value-type="string" office:string-value="https://cwe.mitre.org/data/definitions/522.html" calcext:value-type="string">
            <text:p>https://cwe.mitre.org/data/definitions/522.html</text:p>
          </table:table-cell>
          <table:table-cell table:style-name="ce4" table:number-columns-repeated="18"/>
          <table:table-cell table:number-columns-repeated="998"/>
        </table:table-row>
        <table:table-row table:style-name="ro1">
          <table:table-cell table:style-name="ce3" office:value-type="date" office:date-value="2004-10-02" calcext:value-type="date">
            <text:p>2.10.2004</text:p>
          </table:table-cell>
          <table:table-cell table:style-name="ce29" office:value-type="float" office:value="2" calcext:value-type="float">
            <text:p>2</text:p>
          </table:table-cell>
          <table:table-cell table:style-name="ce30"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13" office:value-type="float" office:value="798" calcext:value-type="float">
            <text:p>798</text:p>
          </table:table-cell>
          <table:table-cell table:style-name="ce4"/>
          <table:table-cell table:style-name="ce33" table:formula="of:=TRUE()" office:value-type="float" office:value="1" calcext:value-type="float">
            <text:p>1</text:p>
          </table:table-cell>
          <table:table-cell table:style-name="ce4"/>
          <table:table-cell table:style-name="ce34" table:formula="of:=IF([.D74]&lt;&gt;&quot;&quot;;CONCATENATE(&quot;https://cwe.mitre.org/data/definitions/&quot;;[.D74]; &quot;.html&quot;);&quot;&quot;)" office:value-type="string" office:string-value="https://cwe.mitre.org/data/definitions/798.html" calcext:value-type="string">
            <text:p>https://cwe.mitre.org/data/definitions/798.html</text:p>
          </table:table-cell>
          <table:table-cell table:style-name="ce4" table:number-columns-repeated="18"/>
          <table:table-cell table:number-columns-repeated="998"/>
        </table:table-row>
        <table:table-row table:style-name="ro1">
          <table:table-cell table:style-name="ce3" office:value-type="date" office:date-value="2001-02-02" calcext:value-type="date">
            <text:p>2.2.2001</text:p>
          </table:table-cell>
          <table:table-cell table:style-name="ce29" office:value-type="float" office:value="1" calcext:value-type="float">
            <text:p>1</text:p>
          </table:table-cell>
          <table:table-cell table:style-name="ce30"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3" office:value-type="float" office:value="307" calcext:value-type="float">
            <text:p>307</text:p>
          </table:table-cell>
          <table:table-cell table:style-name="ce4"/>
          <table:table-cell table:style-name="ce33" table:formula="of:=TRUE()" office:value-type="float" office:value="1" calcext:value-type="float">
            <text:p>1</text:p>
          </table:table-cell>
          <table:table-cell table:style-name="ce4"/>
          <table:table-cell table:style-name="ce34" table:formula="of:=IF([.D75]&lt;&gt;&quot;&quot;;CONCATENATE(&quot;https://cwe.mitre.org/data/definitions/&quot;;[.D75]; &quot;.html&quot;);&quot;&quot;)" office:value-type="string" office:string-value="https://cwe.mitre.org/data/definitions/307.html" calcext:value-type="string">
            <text:p>https://cwe.mitre.org/data/definitions/307.html</text:p>
          </table:table-cell>
          <table:table-cell table:style-name="ce4" table:number-columns-repeated="18"/>
          <table:table-cell table:number-columns-repeated="998"/>
        </table:table-row>
        <table:table-row table:style-name="ro1">
          <table:table-cell table:style-name="ce3" office:value-type="date" office:date-value="2002-02-02" calcext:value-type="date">
            <text:p>2.2.2002</text:p>
          </table:table-cell>
          <table:table-cell table:style-name="ce29" office:value-type="float" office:value="1" calcext:value-type="float">
            <text:p>1</text:p>
          </table:table-cell>
          <table:table-cell table:style-name="ce30"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3" office:value-type="float" office:value="304" calcext:value-type="float">
            <text:p>304</text:p>
          </table:table-cell>
          <table:table-cell table:style-name="ce4"/>
          <table:table-cell table:style-name="ce33" table:formula="of:=TRUE()" office:value-type="float" office:value="1" calcext:value-type="float">
            <text:p>1</text:p>
          </table:table-cell>
          <table:table-cell table:style-name="ce4"/>
          <table:table-cell table:style-name="ce34" table:formula="of:=IF([.D76]&lt;&gt;&quot;&quot;;CONCATENATE(&quot;https://cwe.mitre.org/data/definitions/&quot;;[.D76]; &quot;.html&quot;);&quot;&quot;)" office:value-type="string" office:string-value="https://cwe.mitre.org/data/definitions/304.html" calcext:value-type="string">
            <text:p>https://cwe.mitre.org/data/definitions/304.html</text:p>
          </table:table-cell>
          <table:table-cell table:style-name="ce4" table:number-columns-repeated="18"/>
          <table:table-cell table:number-columns-repeated="998"/>
        </table:table-row>
        <table:table-row table:style-name="ro1">
          <table:table-cell table:style-name="ce3" office:value-type="date" office:date-value="2003-02-02" calcext:value-type="date">
            <text:p>2.2.2003</text:p>
          </table:table-cell>
          <table:table-cell table:style-name="ce29" office:value-type="float" office:value="1" calcext:value-type="float">
            <text:p>1</text:p>
          </table:table-cell>
          <table:table-cell table:style-name="ce30"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3" office:value-type="float" office:value="620" calcext:value-type="float">
            <text:p>620</text:p>
          </table:table-cell>
          <table:table-cell table:style-name="ce4"/>
          <table:table-cell table:style-name="ce33" table:formula="of:=TRUE()" office:value-type="float" office:value="1" calcext:value-type="float">
            <text:p>1</text:p>
          </table:table-cell>
          <table:table-cell table:style-name="ce4"/>
          <table:table-cell table:style-name="ce34" table:formula="of:=IF([.D77]&lt;&gt;&quot;&quot;;CONCATENATE(&quot;https://cwe.mitre.org/data/definitions/&quot;;[.D77]; &quot;.html&quot;);&quot;&quot;)" office:value-type="string" office:string-value="https://cwe.mitre.org/data/definitions/620.html" calcext:value-type="string">
            <text:p>https://cwe.mitre.org/data/definitions/620.html</text:p>
          </table:table-cell>
          <table:table-cell table:style-name="ce4" table:number-columns-repeated="18"/>
          <table:table-cell table:number-columns-repeated="998"/>
        </table:table-row>
        <table:table-row table:style-name="ro1">
          <table:table-cell table:style-name="ce3" office:value-type="date" office:date-value="2004-02-02" calcext:value-type="date">
            <text:p>2.2.2004</text:p>
          </table:table-cell>
          <table:table-cell table:style-name="ce29" office:value-type="float" office:value="3" calcext:value-type="float">
            <text:p>3</text:p>
          </table:table-cell>
          <table:table-cell table:style-name="ce30"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3" office:value-type="float" office:value="308" calcext:value-type="float">
            <text:p>308</text:p>
          </table:table-cell>
          <table:table-cell table:style-name="ce4"/>
          <table:table-cell table:style-name="ce33" table:formula="of:=TRUE()" office:value-type="float" office:value="1" calcext:value-type="float">
            <text:p>1</text:p>
          </table:table-cell>
          <table:table-cell table:style-name="ce4"/>
          <table:table-cell table:style-name="ce34" table:formula="of:=IF([.D78]&lt;&gt;&quot;&quot;;CONCATENATE(&quot;https://cwe.mitre.org/data/definitions/&quot;;[.D78];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5-02-02" calcext:value-type="date">
            <text:p>2.2.2005</text:p>
          </table:table-cell>
          <table:table-cell table:style-name="ce29" office:value-type="float" office:value="3" calcext:value-type="float">
            <text:p>3</text:p>
          </table:table-cell>
          <table:table-cell table:style-name="ce30" office:value-type="string" calcext:value-type="string">
            <text:p>Verify that where a credential service provider (CSP) and the application verifying authentication are separated, mutually authenticated TLS is in place between the two endpoints.</text:p>
          </table:table-cell>
          <table:table-cell table:style-name="ce13" office:value-type="float" office:value="319" calcext:value-type="float">
            <text:p>319</text:p>
          </table:table-cell>
          <table:table-cell table:style-name="ce4"/>
          <table:table-cell table:style-name="ce33" table:formula="of:=TRUE()" office:value-type="float" office:value="1" calcext:value-type="float">
            <text:p>1</text:p>
          </table:table-cell>
          <table:table-cell table:style-name="ce4"/>
          <table:table-cell table:style-name="ce34" table:formula="of:=IF([.D79]&lt;&gt;&quot;&quot;;CONCATENATE(&quot;https://cwe.mitre.org/data/definitions/&quot;;[.D79]; &quot;.html&quot;);&quot;&quot;)" office:value-type="string" office:string-value="https://cwe.mitre.org/data/definitions/319.html" calcext:value-type="string">
            <text:p>https://cwe.mitre.org/data/definitions/319.html</text:p>
          </table:table-cell>
          <table:table-cell table:style-name="ce4" table:number-columns-repeated="18"/>
          <table:table-cell table:number-columns-repeated="998"/>
        </table:table-row>
        <table:table-row table:style-name="ro1">
          <table:table-cell table:style-name="ce3" office:value-type="date" office:date-value="2006-02-02" calcext:value-type="date">
            <text:p>2.2.2006</text:p>
          </table:table-cell>
          <table:table-cell table:style-name="ce29" office:value-type="float" office:value="3" calcext:value-type="float">
            <text:p>3</text:p>
          </table:table-cell>
          <table:table-cell table:style-name="ce30" office:value-type="string" calcext:value-type="string">
            <text:p>Verify replay resistance through the mandated use of OTP devices, cryptographic authenticators, or lookup codes.</text:p>
          </table:table-cell>
          <table:table-cell table:style-name="ce13" office:value-type="float" office:value="308" calcext:value-type="float">
            <text:p>308</text:p>
          </table:table-cell>
          <table:table-cell table:style-name="ce4"/>
          <table:table-cell table:style-name="ce33" table:formula="of:=TRUE()" office:value-type="float" office:value="1" calcext:value-type="float">
            <text:p>1</text:p>
          </table:table-cell>
          <table:table-cell table:style-name="ce4"/>
          <table:table-cell table:style-name="ce34" table:formula="of:=IF([.D80]&lt;&gt;&quot;&quot;;CONCATENATE(&quot;https://cwe.mitre.org/data/definitions/&quot;;[.D80];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7-02-02" calcext:value-type="date">
            <text:p>2.2.2007</text:p>
          </table:table-cell>
          <table:table-cell table:style-name="ce29" office:value-type="float" office:value="3" calcext:value-type="float">
            <text:p>3</text:p>
          </table:table-cell>
          <table:table-cell table:style-name="ce30" office:value-type="string" calcext:value-type="string">
            <text:p>Verify intent to authenticate by requiring the entry of an OTP token or user-initiated action such as a button press on a FIDO hardware key.</text:p>
          </table:table-cell>
          <table:table-cell table:style-name="ce13" office:value-type="float" office:value="308" calcext:value-type="float">
            <text:p>308</text:p>
          </table:table-cell>
          <table:table-cell table:style-name="ce4"/>
          <table:table-cell table:style-name="ce33" table:formula="of:=TRUE()" office:value-type="float" office:value="1" calcext:value-type="float">
            <text:p>1</text:p>
          </table:table-cell>
          <table:table-cell table:style-name="ce4"/>
          <table:table-cell table:style-name="ce34" table:formula="of:=IF([.D81]&lt;&gt;&quot;&quot;;CONCATENATE(&quot;https://cwe.mitre.org/data/definitions/&quot;;[.D81];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1-03-02" calcext:value-type="date">
            <text:p>2.3.2001</text:p>
          </table:table-cell>
          <table:table-cell table:style-name="ce29" office:value-type="float" office:value="1" calcext:value-type="float">
            <text:p>1</text:p>
          </table:table-cell>
          <table:table-cell table:style-name="ce30"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3" office:value-type="float" office:value="330" calcext:value-type="float">
            <text:p>330</text:p>
          </table:table-cell>
          <table:table-cell table:style-name="ce4"/>
          <table:table-cell table:style-name="ce33" table:formula="of:=TRUE()" office:value-type="float" office:value="1" calcext:value-type="float">
            <text:p>1</text:p>
          </table:table-cell>
          <table:table-cell table:style-name="ce4"/>
          <table:table-cell table:style-name="ce34" table:formula="of:=IF([.D82]&lt;&gt;&quot;&quot;;CONCATENATE(&quot;https://cwe.mitre.org/data/definitions/&quot;;[.D82]; &quot;.html&quot;);&quot;&quot;)" office:value-type="string" office:string-value="https://cwe.mitre.org/data/definitions/330.html" calcext:value-type="string">
            <text:p>https://cwe.mitre.org/data/definitions/330.html</text:p>
          </table:table-cell>
          <table:table-cell table:style-name="ce4" table:number-columns-repeated="18"/>
          <table:table-cell table:number-columns-repeated="998"/>
        </table:table-row>
        <table:table-row table:style-name="ro1">
          <table:table-cell table:style-name="ce3" office:value-type="date" office:date-value="2002-03-02" calcext:value-type="date">
            <text:p>2.3.2002</text:p>
          </table:table-cell>
          <table:table-cell table:style-name="ce29" office:value-type="float" office:value="2" calcext:value-type="float">
            <text:p>2</text:p>
          </table:table-cell>
          <table:table-cell table:style-name="ce30" office:value-type="string" calcext:value-type="string">
            <text:p>Verify that enrollment and use of subscriber-provided authentication devices are supported, such as a U2F or FIDO tokens.</text:p>
          </table:table-cell>
          <table:table-cell table:style-name="ce13" office:value-type="float" office:value="308" calcext:value-type="float">
            <text:p>308</text:p>
          </table:table-cell>
          <table:table-cell table:style-name="ce4"/>
          <table:table-cell table:style-name="ce33" table:formula="of:=TRUE()" office:value-type="float" office:value="1" calcext:value-type="float">
            <text:p>1</text:p>
          </table:table-cell>
          <table:table-cell table:style-name="ce4"/>
          <table:table-cell table:style-name="ce34" table:formula="of:=IF([.D83]&lt;&gt;&quot;&quot;;CONCATENATE(&quot;https://cwe.mitre.org/data/definitions/&quot;;[.D83];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3-03-02" calcext:value-type="date">
            <text:p>2.3.2003</text:p>
          </table:table-cell>
          <table:table-cell table:style-name="ce29" office:value-type="float" office:value="2" calcext:value-type="float">
            <text:p>2</text:p>
          </table:table-cell>
          <table:table-cell table:style-name="ce30" office:value-type="string" calcext:value-type="string">
            <text:p>Verify that renewal instructions are sent with sufficient time to renew time bound authenticators.</text:p>
          </table:table-cell>
          <table:table-cell table:style-name="ce13" office:value-type="float" office:value="287" calcext:value-type="float">
            <text:p>287</text:p>
          </table:table-cell>
          <table:table-cell table:style-name="ce4"/>
          <table:table-cell table:style-name="ce33" table:formula="of:=TRUE()" office:value-type="float" office:value="1" calcext:value-type="float">
            <text:p>1</text:p>
          </table:table-cell>
          <table:table-cell table:style-name="ce4"/>
          <table:table-cell table:style-name="ce34" table:formula="of:=IF([.D84]&lt;&gt;&quot;&quot;;CONCATENATE(&quot;https://cwe.mitre.org/data/definitions/&quot;;[.D84];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1-04-02" calcext:value-type="date">
            <text:p>2.4.2001</text:p>
          </table:table-cell>
          <table:table-cell table:style-name="ce29" office:value-type="float" office:value="2" calcext:value-type="float">
            <text:p>2</text:p>
          </table:table-cell>
          <table:table-cell table:style-name="ce30"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13" office:value-type="float" office:value="916" calcext:value-type="float">
            <text:p>916</text:p>
          </table:table-cell>
          <table:table-cell table:style-name="ce4"/>
          <table:table-cell table:style-name="ce33" table:formula="of:=TRUE()" office:value-type="float" office:value="1" calcext:value-type="float">
            <text:p>1</text:p>
          </table:table-cell>
          <table:table-cell table:style-name="ce4"/>
          <table:table-cell table:style-name="ce34" table:formula="of:=IF([.D85]&lt;&gt;&quot;&quot;;CONCATENATE(&quot;https://cwe.mitre.org/data/definitions/&quot;;[.D85]; &quot;.html&quot;);&quot;&quot;)" office:value-type="string" office:string-value="https://cwe.mitre.org/data/definitions/916.html" calcext:value-type="string">
            <text:p>https://cwe.mitre.org/data/definitions/916.html</text:p>
          </table:table-cell>
          <table:table-cell table:style-name="ce4" table:number-columns-repeated="18"/>
          <table:table-cell table:number-columns-repeated="998"/>
        </table:table-row>
        <table:table-row table:style-name="ro1">
          <table:table-cell table:style-name="ce3" office:value-type="date" office:date-value="2002-04-02" calcext:value-type="date">
            <text:p>2.4.2002</text:p>
          </table:table-cell>
          <table:table-cell table:style-name="ce29" office:value-type="float" office:value="2" calcext:value-type="float">
            <text:p>2</text:p>
          </table:table-cell>
          <table:table-cell table:style-name="ce30"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13" office:value-type="float" office:value="916" calcext:value-type="float">
            <text:p>916</text:p>
          </table:table-cell>
          <table:table-cell table:style-name="ce4"/>
          <table:table-cell table:style-name="ce33" table:formula="of:=TRUE()" office:value-type="float" office:value="1" calcext:value-type="float">
            <text:p>1</text:p>
          </table:table-cell>
          <table:table-cell table:style-name="ce4"/>
          <table:table-cell table:style-name="ce34" table:formula="of:=IF([.D86]&lt;&gt;&quot;&quot;;CONCATENATE(&quot;https://cwe.mitre.org/data/definitions/&quot;;[.D86]; &quot;.html&quot;);&quot;&quot;)" office:value-type="string" office:string-value="https://cwe.mitre.org/data/definitions/916.html" calcext:value-type="string">
            <text:p>https://cwe.mitre.org/data/definitions/916.html</text:p>
          </table:table-cell>
          <table:table-cell table:style-name="ce4" table:number-columns-repeated="18"/>
          <table:table-cell table:number-columns-repeated="998"/>
        </table:table-row>
        <table:table-row table:style-name="ro1">
          <table:table-cell table:style-name="ce3" office:value-type="date" office:date-value="2003-04-02" calcext:value-type="date">
            <text:p>2.4.2003</text:p>
          </table:table-cell>
          <table:table-cell table:style-name="ce29" office:value-type="float" office:value="2" calcext:value-type="float">
            <text:p>2</text:p>
          </table:table-cell>
          <table:table-cell table:style-name="ce30"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13" office:value-type="float" office:value="916" calcext:value-type="float">
            <text:p>916</text:p>
          </table:table-cell>
          <table:table-cell table:style-name="ce4"/>
          <table:table-cell table:style-name="ce33" table:formula="of:=TRUE()" office:value-type="float" office:value="1" calcext:value-type="float">
            <text:p>1</text:p>
          </table:table-cell>
          <table:table-cell table:style-name="ce4"/>
          <table:table-cell table:style-name="ce34" table:formula="of:=IF([.D87]&lt;&gt;&quot;&quot;;CONCATENATE(&quot;https://cwe.mitre.org/data/definitions/&quot;;[.D87]; &quot;.html&quot;);&quot;&quot;)" office:value-type="string" office:string-value="https://cwe.mitre.org/data/definitions/916.html" calcext:value-type="string">
            <text:p>https://cwe.mitre.org/data/definitions/916.html</text:p>
          </table:table-cell>
          <table:table-cell table:style-name="ce4" table:number-columns-repeated="18"/>
          <table:table-cell table:number-columns-repeated="998"/>
        </table:table-row>
        <table:table-row table:style-name="ro1">
          <table:table-cell table:style-name="ce3" office:value-type="date" office:date-value="2004-04-02" calcext:value-type="date">
            <text:p>2.4.2004</text:p>
          </table:table-cell>
          <table:table-cell table:style-name="ce29" office:value-type="float" office:value="2" calcext:value-type="float">
            <text:p>2</text:p>
          </table:table-cell>
          <table:table-cell table:style-name="ce30"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13" office:value-type="float" office:value="916" calcext:value-type="float">
            <text:p>916</text:p>
          </table:table-cell>
          <table:table-cell table:style-name="ce4"/>
          <table:table-cell table:style-name="ce33" table:formula="of:=TRUE()" office:value-type="float" office:value="1" calcext:value-type="float">
            <text:p>1</text:p>
          </table:table-cell>
          <table:table-cell table:style-name="ce4"/>
          <table:table-cell table:style-name="ce34" table:formula="of:=IF([.D88]&lt;&gt;&quot;&quot;;CONCATENATE(&quot;https://cwe.mitre.org/data/definitions/&quot;;[.D88]; &quot;.html&quot;);&quot;&quot;)" office:value-type="string" office:string-value="https://cwe.mitre.org/data/definitions/916.html" calcext:value-type="string">
            <text:p>https://cwe.mitre.org/data/definitions/916.html</text:p>
          </table:table-cell>
          <table:table-cell table:style-name="ce4" table:number-columns-repeated="18"/>
          <table:table-cell table:number-columns-repeated="998"/>
        </table:table-row>
        <table:table-row table:style-name="ro1">
          <table:table-cell table:style-name="ce3" office:value-type="date" office:date-value="2005-04-02" calcext:value-type="date">
            <text:p>2.4.2005</text:p>
          </table:table-cell>
          <table:table-cell table:style-name="ce29" office:value-type="float" office:value="2" calcext:value-type="float">
            <text:p>2</text:p>
          </table:table-cell>
          <table:table-cell table:style-name="ce30"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3" office:value-type="float" office:value="916" calcext:value-type="float">
            <text:p>916</text:p>
          </table:table-cell>
          <table:table-cell table:style-name="ce4"/>
          <table:table-cell table:style-name="ce33" table:formula="of:=TRUE()" office:value-type="float" office:value="1" calcext:value-type="float">
            <text:p>1</text:p>
          </table:table-cell>
          <table:table-cell table:style-name="ce4"/>
          <table:table-cell table:style-name="ce34" table:formula="of:=IF([.D89]&lt;&gt;&quot;&quot;;CONCATENATE(&quot;https://cwe.mitre.org/data/definitions/&quot;;[.D89]; &quot;.html&quot;);&quot;&quot;)" office:value-type="string" office:string-value="https://cwe.mitre.org/data/definitions/916.html" calcext:value-type="string">
            <text:p>https://cwe.mitre.org/data/definitions/916.html</text:p>
          </table:table-cell>
          <table:table-cell table:style-name="ce4" table:number-columns-repeated="18"/>
          <table:table-cell table:number-columns-repeated="998"/>
        </table:table-row>
        <table:table-row table:style-name="ro1">
          <table:table-cell table:style-name="ce3" office:value-type="date" office:date-value="2001-05-02" calcext:value-type="date">
            <text:p>2.5.2001</text:p>
          </table:table-cell>
          <table:table-cell table:style-name="ce29" office:value-type="float" office:value="1" calcext:value-type="float">
            <text:p>1</text:p>
          </table:table-cell>
          <table:table-cell table:style-name="ce30" office:value-type="string" calcext:value-type="string">
            <text:p>Verify that a system generated initial activation or recovery secret is not sent in clear text to the user. ([C6](https://www.owasp.org/index.php/OWASP_Proactive_Controls#tab=Formal_Numbering))</text:p>
          </table:table-cell>
          <table:table-cell table:style-name="ce13" office:value-type="float" office:value="640" calcext:value-type="float">
            <text:p>640</text:p>
          </table:table-cell>
          <table:table-cell table:style-name="ce4"/>
          <table:table-cell table:style-name="ce33" table:formula="of:=TRUE()" office:value-type="float" office:value="1" calcext:value-type="float">
            <text:p>1</text:p>
          </table:table-cell>
          <table:table-cell table:style-name="ce4"/>
          <table:table-cell table:style-name="ce34" table:formula="of:=IF([.D90]&lt;&gt;&quot;&quot;;CONCATENATE(&quot;https://cwe.mitre.org/data/definitions/&quot;;[.D90]; &quot;.html&quot;);&quot;&quot;)" office:value-type="string" office:string-value="https://cwe.mitre.org/data/definitions/640.html" calcext:value-type="string">
            <text:p>https://cwe.mitre.org/data/definitions/640.html</text:p>
          </table:table-cell>
          <table:table-cell table:style-name="ce4" table:number-columns-repeated="18"/>
          <table:table-cell table:number-columns-repeated="998"/>
        </table:table-row>
        <table:table-row table:style-name="ro1">
          <table:table-cell table:style-name="ce3" office:value-type="date" office:date-value="2002-05-02" calcext:value-type="date">
            <text:p>2.5.2002</text:p>
          </table:table-cell>
          <table:table-cell table:style-name="ce29" office:value-type="float" office:value="1" calcext:value-type="float">
            <text:p>1</text:p>
          </table:table-cell>
          <table:table-cell table:style-name="ce30" office:value-type="string" calcext:value-type="string">
            <text:p>Verify password hints or knowledge-based authentication (so-called "secret questions") are not present.</text:p>
          </table:table-cell>
          <table:table-cell table:style-name="ce13" office:value-type="float" office:value="640" calcext:value-type="float">
            <text:p>640</text:p>
          </table:table-cell>
          <table:table-cell table:style-name="ce4"/>
          <table:table-cell table:style-name="ce33" table:formula="of:=TRUE()" office:value-type="float" office:value="1" calcext:value-type="float">
            <text:p>1</text:p>
          </table:table-cell>
          <table:table-cell table:style-name="ce4"/>
          <table:table-cell table:style-name="ce34" table:formula="of:=IF([.D91]&lt;&gt;&quot;&quot;;CONCATENATE(&quot;https://cwe.mitre.org/data/definitions/&quot;;[.D91]; &quot;.html&quot;);&quot;&quot;)" office:value-type="string" office:string-value="https://cwe.mitre.org/data/definitions/640.html" calcext:value-type="string">
            <text:p>https://cwe.mitre.org/data/definitions/640.html</text:p>
          </table:table-cell>
          <table:table-cell table:style-name="ce4" table:number-columns-repeated="18"/>
          <table:table-cell table:number-columns-repeated="998"/>
        </table:table-row>
        <table:table-row table:style-name="ro1">
          <table:table-cell table:style-name="ce3" office:value-type="date" office:date-value="2003-05-02" calcext:value-type="date">
            <text:p>2.5.2003</text:p>
          </table:table-cell>
          <table:table-cell table:style-name="ce29" office:value-type="float" office:value="1" calcext:value-type="float">
            <text:p>1</text:p>
          </table:table-cell>
          <table:table-cell table:style-name="ce30" office:value-type="string" calcext:value-type="string">
            <text:p>Verify password credential recovery does not reveal the current password in any way. ([C6](https://www.owasp.org/index.php/OWASP_Proactive_Controls#tab=Formal_Numbering))</text:p>
          </table:table-cell>
          <table:table-cell table:style-name="ce13" office:value-type="float" office:value="640" calcext:value-type="float">
            <text:p>640</text:p>
          </table:table-cell>
          <table:table-cell table:style-name="ce4"/>
          <table:table-cell table:style-name="ce33" table:formula="of:=TRUE()" office:value-type="float" office:value="1" calcext:value-type="float">
            <text:p>1</text:p>
          </table:table-cell>
          <table:table-cell table:style-name="ce4"/>
          <table:table-cell table:style-name="ce34" table:formula="of:=IF([.D92]&lt;&gt;&quot;&quot;;CONCATENATE(&quot;https://cwe.mitre.org/data/definitions/&quot;;[.D92]; &quot;.html&quot;);&quot;&quot;)" office:value-type="string" office:string-value="https://cwe.mitre.org/data/definitions/640.html" calcext:value-type="string">
            <text:p>https://cwe.mitre.org/data/definitions/640.html</text:p>
          </table:table-cell>
          <table:table-cell table:style-name="ce4" table:number-columns-repeated="18"/>
          <table:table-cell table:number-columns-repeated="998"/>
        </table:table-row>
        <table:table-row table:style-name="ro1">
          <table:table-cell table:style-name="ce3" office:value-type="date" office:date-value="2004-05-02" calcext:value-type="date">
            <text:p>2.5.2004</text:p>
          </table:table-cell>
          <table:table-cell table:style-name="ce29" office:value-type="float" office:value="1" calcext:value-type="float">
            <text:p>1</text:p>
          </table:table-cell>
          <table:table-cell table:style-name="ce30" office:value-type="string" calcext:value-type="string">
            <text:p>Verify shared or default accounts are not present (e.g. "root", "admin", or "sa").</text:p>
          </table:table-cell>
          <table:table-cell table:style-name="ce13" office:value-type="float" office:value="16" calcext:value-type="float">
            <text:p>16</text:p>
          </table:table-cell>
          <table:table-cell table:style-name="ce4"/>
          <table:table-cell table:style-name="ce33" table:formula="of:=TRUE()" office:value-type="float" office:value="1" calcext:value-type="float">
            <text:p>1</text:p>
          </table:table-cell>
          <table:table-cell table:style-name="ce4"/>
          <table:table-cell table:style-name="ce34" table:formula="of:=IF([.D93]&lt;&gt;&quot;&quot;;CONCATENATE(&quot;https://cwe.mitre.org/data/definitions/&quot;;[.D93]; &quot;.html&quot;);&quot;&quot;)" office:value-type="string" office:string-value="https://cwe.mitre.org/data/definitions/16.html" calcext:value-type="string">
            <text:p>https://cwe.mitre.org/data/definitions/16.html</text:p>
          </table:table-cell>
          <table:table-cell table:style-name="ce4" table:number-columns-repeated="18"/>
          <table:table-cell table:number-columns-repeated="998"/>
        </table:table-row>
        <table:table-row table:style-name="ro1">
          <table:table-cell table:style-name="ce3" office:value-type="date" office:date-value="2005-05-02" calcext:value-type="date">
            <text:p>2.5.2005</text:p>
          </table:table-cell>
          <table:table-cell table:style-name="ce29" office:value-type="float" office:value="1" calcext:value-type="float">
            <text:p>1</text:p>
          </table:table-cell>
          <table:table-cell table:style-name="ce30" office:value-type="string" calcext:value-type="string">
            <text:p>Verify that if an authentication factor is changed or replaced, that the user is notified of this event.</text:p>
          </table:table-cell>
          <table:table-cell table:style-name="ce13" office:value-type="float" office:value="304" calcext:value-type="float">
            <text:p>304</text:p>
          </table:table-cell>
          <table:table-cell table:style-name="ce4"/>
          <table:table-cell table:style-name="ce33" table:formula="of:=TRUE()" office:value-type="float" office:value="1" calcext:value-type="float">
            <text:p>1</text:p>
          </table:table-cell>
          <table:table-cell table:style-name="ce4"/>
          <table:table-cell table:style-name="ce34" table:formula="of:=IF([.D94]&lt;&gt;&quot;&quot;;CONCATENATE(&quot;https://cwe.mitre.org/data/definitions/&quot;;[.D94]; &quot;.html&quot;);&quot;&quot;)" office:value-type="string" office:string-value="https://cwe.mitre.org/data/definitions/304.html" calcext:value-type="string">
            <text:p>https://cwe.mitre.org/data/definitions/304.html</text:p>
          </table:table-cell>
          <table:table-cell table:style-name="ce4" table:number-columns-repeated="18"/>
          <table:table-cell table:number-columns-repeated="998"/>
        </table:table-row>
        <table:table-row table:style-name="ro1">
          <table:table-cell table:style-name="ce3" office:value-type="date" office:date-value="2006-05-02" calcext:value-type="date">
            <text:p>2.5.2006</text:p>
          </table:table-cell>
          <table:table-cell table:style-name="ce29" office:value-type="float" office:value="1" calcext:value-type="float">
            <text:p>1</text:p>
          </table:table-cell>
          <table:table-cell table:style-name="ce30"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13" office:value-type="float" office:value="640" calcext:value-type="float">
            <text:p>640</text:p>
          </table:table-cell>
          <table:table-cell table:style-name="ce4"/>
          <table:table-cell table:style-name="ce33" table:formula="of:=TRUE()" office:value-type="float" office:value="1" calcext:value-type="float">
            <text:p>1</text:p>
          </table:table-cell>
          <table:table-cell table:style-name="ce4"/>
          <table:table-cell table:style-name="ce34" table:formula="of:=IF([.D95]&lt;&gt;&quot;&quot;;CONCATENATE(&quot;https://cwe.mitre.org/data/definitions/&quot;;[.D95]; &quot;.html&quot;);&quot;&quot;)" office:value-type="string" office:string-value="https://cwe.mitre.org/data/definitions/640.html" calcext:value-type="string">
            <text:p>https://cwe.mitre.org/data/definitions/640.html</text:p>
          </table:table-cell>
          <table:table-cell table:style-name="ce4" table:number-columns-repeated="18"/>
          <table:table-cell table:number-columns-repeated="998"/>
        </table:table-row>
        <table:table-row table:style-name="ro1">
          <table:table-cell table:style-name="ce3" office:value-type="date" office:date-value="2007-05-02" calcext:value-type="date">
            <text:p>2.5.2007</text:p>
          </table:table-cell>
          <table:table-cell table:style-name="ce29" office:value-type="float" office:value="2" calcext:value-type="float">
            <text:p>2</text:p>
          </table:table-cell>
          <table:table-cell table:style-name="ce30" office:value-type="string" calcext:value-type="string">
            <text:p>Verify that if OTP or multi-factor authentication factors are lost, that evidence of identity proofing is performed at the same level as during enrollment.</text:p>
          </table:table-cell>
          <table:table-cell table:style-name="ce13" office:value-type="float" office:value="308" calcext:value-type="float">
            <text:p>308</text:p>
          </table:table-cell>
          <table:table-cell table:style-name="ce4"/>
          <table:table-cell table:style-name="ce33" table:formula="of:=TRUE()" office:value-type="float" office:value="1" calcext:value-type="float">
            <text:p>1</text:p>
          </table:table-cell>
          <table:table-cell table:style-name="ce4"/>
          <table:table-cell table:style-name="ce34" table:formula="of:=IF([.D96]&lt;&gt;&quot;&quot;;CONCATENATE(&quot;https://cwe.mitre.org/data/definitions/&quot;;[.D96];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1-06-02" calcext:value-type="date">
            <text:p>2.6.2001</text:p>
          </table:table-cell>
          <table:table-cell table:style-name="ce29" office:value-type="float" office:value="2" calcext:value-type="float">
            <text:p>2</text:p>
          </table:table-cell>
          <table:table-cell table:style-name="ce30" office:value-type="string" calcext:value-type="string">
            <text:p>Verify that lookup secrets can be used only once.</text:p>
          </table:table-cell>
          <table:table-cell table:style-name="ce13" office:value-type="float" office:value="308" calcext:value-type="float">
            <text:p>308</text:p>
          </table:table-cell>
          <table:table-cell table:style-name="ce4"/>
          <table:table-cell table:style-name="ce33" table:formula="of:=TRUE()" office:value-type="float" office:value="1" calcext:value-type="float">
            <text:p>1</text:p>
          </table:table-cell>
          <table:table-cell table:style-name="ce4"/>
          <table:table-cell table:style-name="ce34" table:formula="of:=IF([.D97]&lt;&gt;&quot;&quot;;CONCATENATE(&quot;https://cwe.mitre.org/data/definitions/&quot;;[.D97];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2-06-02" calcext:value-type="date">
            <text:p>2.6.2002</text:p>
          </table:table-cell>
          <table:table-cell table:style-name="ce29" office:value-type="float" office:value="2" calcext:value-type="float">
            <text:p>2</text:p>
          </table:table-cell>
          <table:table-cell table:style-name="ce30"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3" office:value-type="float" office:value="330" calcext:value-type="float">
            <text:p>330</text:p>
          </table:table-cell>
          <table:table-cell table:style-name="ce4"/>
          <table:table-cell table:style-name="ce33" table:formula="of:=TRUE()" office:value-type="float" office:value="1" calcext:value-type="float">
            <text:p>1</text:p>
          </table:table-cell>
          <table:table-cell table:style-name="ce4"/>
          <table:table-cell table:style-name="ce34" table:formula="of:=IF([.D98]&lt;&gt;&quot;&quot;;CONCATENATE(&quot;https://cwe.mitre.org/data/definitions/&quot;;[.D98]; &quot;.html&quot;);&quot;&quot;)" office:value-type="string" office:string-value="https://cwe.mitre.org/data/definitions/330.html" calcext:value-type="string">
            <text:p>https://cwe.mitre.org/data/definitions/330.html</text:p>
          </table:table-cell>
          <table:table-cell table:style-name="ce4" table:number-columns-repeated="18"/>
          <table:table-cell table:number-columns-repeated="998"/>
        </table:table-row>
        <table:table-row table:style-name="ro1">
          <table:table-cell table:style-name="ce3" office:value-type="date" office:date-value="2003-06-02" calcext:value-type="date">
            <text:p>2.6.2003</text:p>
          </table:table-cell>
          <table:table-cell table:style-name="ce29" office:value-type="float" office:value="2" calcext:value-type="float">
            <text:p>2</text:p>
          </table:table-cell>
          <table:table-cell table:style-name="ce30" office:value-type="string" calcext:value-type="string">
            <text:p>Verify that lookup secrets are resistant to offline attacks, such as predictable values.</text:p>
          </table:table-cell>
          <table:table-cell table:style-name="ce13" office:value-type="float" office:value="310" calcext:value-type="float">
            <text:p>310</text:p>
          </table:table-cell>
          <table:table-cell table:style-name="ce4"/>
          <table:table-cell table:style-name="ce33" table:formula="of:=TRUE()" office:value-type="float" office:value="1" calcext:value-type="float">
            <text:p>1</text:p>
          </table:table-cell>
          <table:table-cell table:style-name="ce4"/>
          <table:table-cell table:style-name="ce34" table:formula="of:=IF([.D99]&lt;&gt;&quot;&quot;;CONCATENATE(&quot;https://cwe.mitre.org/data/definitions/&quot;;[.D99]; &quot;.html&quot;);&quot;&quot;)" office:value-type="string" office:string-value="https://cwe.mitre.org/data/definitions/310.html" calcext:value-type="string">
            <text:p>https://cwe.mitre.org/data/definitions/310.html</text:p>
          </table:table-cell>
          <table:table-cell table:style-name="ce4" table:number-columns-repeated="18"/>
          <table:table-cell table:number-columns-repeated="998"/>
        </table:table-row>
        <table:table-row table:style-name="ro1">
          <table:table-cell table:style-name="ce3" office:value-type="date" office:date-value="2001-07-02" calcext:value-type="date">
            <text:p>2.7.2001</text:p>
          </table:table-cell>
          <table:table-cell table:style-name="ce29" office:value-type="float" office:value="1" calcext:value-type="float">
            <text:p>1</text:p>
          </table:table-cell>
          <table:table-cell table:style-name="ce30"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3" office:value-type="float" office:value="287" calcext:value-type="float">
            <text:p>287</text:p>
          </table:table-cell>
          <table:table-cell table:style-name="ce4"/>
          <table:table-cell table:style-name="ce33" table:formula="of:=TRUE()" office:value-type="float" office:value="1" calcext:value-type="float">
            <text:p>1</text:p>
          </table:table-cell>
          <table:table-cell table:style-name="ce4"/>
          <table:table-cell table:style-name="ce34" table:formula="of:=IF([.D100]&lt;&gt;&quot;&quot;;CONCATENATE(&quot;https://cwe.mitre.org/data/definitions/&quot;;[.D100];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2-07-02" calcext:value-type="date">
            <text:p>2.7.2002</text:p>
          </table:table-cell>
          <table:table-cell table:style-name="ce29" office:value-type="float" office:value="1" calcext:value-type="float">
            <text:p>1</text:p>
          </table:table-cell>
          <table:table-cell table:style-name="ce30" office:value-type="string" calcext:value-type="string">
            <text:p>Verify that the out of band verifier expires out of band authentication requests, codes, or tokens after 10 minutes.</text:p>
          </table:table-cell>
          <table:table-cell table:style-name="ce13" office:value-type="float" office:value="287" calcext:value-type="float">
            <text:p>287</text:p>
          </table:table-cell>
          <table:table-cell table:style-name="ce4"/>
          <table:table-cell table:style-name="ce33" table:formula="of:=TRUE()" office:value-type="float" office:value="1" calcext:value-type="float">
            <text:p>1</text:p>
          </table:table-cell>
          <table:table-cell table:style-name="ce4"/>
          <table:table-cell table:style-name="ce34" table:formula="of:=IF([.D101]&lt;&gt;&quot;&quot;;CONCATENATE(&quot;https://cwe.mitre.org/data/definitions/&quot;;[.D101];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3-07-02" calcext:value-type="date">
            <text:p>2.7.2003</text:p>
          </table:table-cell>
          <table:table-cell table:style-name="ce29" office:value-type="float" office:value="1" calcext:value-type="float">
            <text:p>1</text:p>
          </table:table-cell>
          <table:table-cell table:style-name="ce30" office:value-type="string" calcext:value-type="string">
            <text:p>Verify that the out of band verifier authentication requests, codes, or tokens are only usable once, and only for the original authentication request.</text:p>
          </table:table-cell>
          <table:table-cell table:style-name="ce13" office:value-type="float" office:value="287" calcext:value-type="float">
            <text:p>287</text:p>
          </table:table-cell>
          <table:table-cell table:style-name="ce4"/>
          <table:table-cell table:style-name="ce33" table:formula="of:=TRUE()" office:value-type="float" office:value="1" calcext:value-type="float">
            <text:p>1</text:p>
          </table:table-cell>
          <table:table-cell table:style-name="ce4"/>
          <table:table-cell table:style-name="ce34" table:formula="of:=IF([.D102]&lt;&gt;&quot;&quot;;CONCATENATE(&quot;https://cwe.mitre.org/data/definitions/&quot;;[.D102];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4-07-02" calcext:value-type="date">
            <text:p>2.7.2004</text:p>
          </table:table-cell>
          <table:table-cell table:style-name="ce29" office:value-type="float" office:value="1" calcext:value-type="float">
            <text:p>1</text:p>
          </table:table-cell>
          <table:table-cell table:style-name="ce30" office:value-type="string" calcext:value-type="string">
            <text:p>Verify that the out of band authenticator and verifier communicates over a secure independent channel.</text:p>
          </table:table-cell>
          <table:table-cell table:style-name="ce13" office:value-type="float" office:value="523" calcext:value-type="float">
            <text:p>523</text:p>
          </table:table-cell>
          <table:table-cell table:style-name="ce4"/>
          <table:table-cell table:style-name="ce33" table:formula="of:=TRUE()" office:value-type="float" office:value="1" calcext:value-type="float">
            <text:p>1</text:p>
          </table:table-cell>
          <table:table-cell table:style-name="ce4"/>
          <table:table-cell table:style-name="ce34" table:formula="of:=IF([.D103]&lt;&gt;&quot;&quot;;CONCATENATE(&quot;https://cwe.mitre.org/data/definitions/&quot;;[.D103]; &quot;.html&quot;);&quot;&quot;)" office:value-type="string" office:string-value="https://cwe.mitre.org/data/definitions/523.html" calcext:value-type="string">
            <text:p>https://cwe.mitre.org/data/definitions/523.html</text:p>
          </table:table-cell>
          <table:table-cell table:style-name="ce4" table:number-columns-repeated="18"/>
          <table:table-cell table:number-columns-repeated="998"/>
        </table:table-row>
        <table:table-row table:style-name="ro1">
          <table:table-cell table:style-name="ce3" office:value-type="date" office:date-value="2005-07-02" calcext:value-type="date">
            <text:p>2.7.2005</text:p>
          </table:table-cell>
          <table:table-cell table:style-name="ce29" office:value-type="float" office:value="2" calcext:value-type="float">
            <text:p>2</text:p>
          </table:table-cell>
          <table:table-cell table:style-name="ce30" office:value-type="string" calcext:value-type="string">
            <text:p>Verify that the out of band verifier retains only a hashed version of the authentication code.</text:p>
          </table:table-cell>
          <table:table-cell table:style-name="ce13" office:value-type="float" office:value="256" calcext:value-type="float">
            <text:p>256</text:p>
          </table:table-cell>
          <table:table-cell table:style-name="ce4"/>
          <table:table-cell table:style-name="ce33" table:formula="of:=TRUE()" office:value-type="float" office:value="1" calcext:value-type="float">
            <text:p>1</text:p>
          </table:table-cell>
          <table:table-cell table:style-name="ce4"/>
          <table:table-cell table:style-name="ce34" table:formula="of:=IF([.D104]&lt;&gt;&quot;&quot;;CONCATENATE(&quot;https://cwe.mitre.org/data/definitions/&quot;;[.D104]; &quot;.html&quot;);&quot;&quot;)" office:value-type="string" office:string-value="https://cwe.mitre.org/data/definitions/256.html" calcext:value-type="string">
            <text:p>https://cwe.mitre.org/data/definitions/256.html</text:p>
          </table:table-cell>
          <table:table-cell table:style-name="ce4" table:number-columns-repeated="18"/>
          <table:table-cell table:number-columns-repeated="998"/>
        </table:table-row>
        <table:table-row table:style-name="ro1">
          <table:table-cell table:style-name="ce3" office:value-type="date" office:date-value="2006-07-02" calcext:value-type="date">
            <text:p>2.7.2006</text:p>
          </table:table-cell>
          <table:table-cell table:style-name="ce29" office:value-type="float" office:value="2" calcext:value-type="float">
            <text:p>2</text:p>
          </table:table-cell>
          <table:table-cell table:style-name="ce30"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3" office:value-type="float" office:value="310" calcext:value-type="float">
            <text:p>310</text:p>
          </table:table-cell>
          <table:table-cell table:style-name="ce4"/>
          <table:table-cell table:style-name="ce33" table:formula="of:=TRUE()" office:value-type="float" office:value="1" calcext:value-type="float">
            <text:p>1</text:p>
          </table:table-cell>
          <table:table-cell table:style-name="ce4"/>
          <table:table-cell table:style-name="ce34" table:formula="of:=IF([.D105]&lt;&gt;&quot;&quot;;CONCATENATE(&quot;https://cwe.mitre.org/data/definitions/&quot;;[.D105]; &quot;.html&quot;);&quot;&quot;)" office:value-type="string" office:string-value="https://cwe.mitre.org/data/definitions/310.html" calcext:value-type="string">
            <text:p>https://cwe.mitre.org/data/definitions/310.html</text:p>
          </table:table-cell>
          <table:table-cell table:style-name="ce4" table:number-columns-repeated="18"/>
          <table:table-cell table:number-columns-repeated="998"/>
        </table:table-row>
        <table:table-row table:style-name="ro1">
          <table:table-cell table:style-name="ce3" office:value-type="date" office:date-value="2001-08-02" calcext:value-type="date">
            <text:p>2.8.2001</text:p>
          </table:table-cell>
          <table:table-cell table:style-name="ce29" office:value-type="float" office:value="1" calcext:value-type="float">
            <text:p>1</text:p>
          </table:table-cell>
          <table:table-cell table:style-name="ce30" office:value-type="string" calcext:value-type="string">
            <text:p>Verify that time-based OTPs have a defined lifetime before expiring.</text:p>
          </table:table-cell>
          <table:table-cell table:style-name="ce13" office:value-type="float" office:value="613" calcext:value-type="float">
            <text:p>613</text:p>
          </table:table-cell>
          <table:table-cell table:style-name="ce4"/>
          <table:table-cell table:style-name="ce33" table:formula="of:=TRUE()" office:value-type="float" office:value="1" calcext:value-type="float">
            <text:p>1</text:p>
          </table:table-cell>
          <table:table-cell table:style-name="ce4"/>
          <table:table-cell table:style-name="ce34" table:formula="of:=IF([.D106]&lt;&gt;&quot;&quot;;CONCATENATE(&quot;https://cwe.mitre.org/data/definitions/&quot;;[.D106]; &quot;.html&quot;);&quot;&quot;)" office:value-type="string" office:string-value="https://cwe.mitre.org/data/definitions/613.html" calcext:value-type="string">
            <text:p>https://cwe.mitre.org/data/definitions/613.html</text:p>
          </table:table-cell>
          <table:table-cell table:style-name="ce4" table:number-columns-repeated="18"/>
          <table:table-cell table:number-columns-repeated="998"/>
        </table:table-row>
        <table:table-row table:style-name="ro1">
          <table:table-cell table:style-name="ce3" office:value-type="date" office:date-value="2002-08-02" calcext:value-type="date">
            <text:p>2.8.2002</text:p>
          </table:table-cell>
          <table:table-cell table:style-name="ce29" office:value-type="float" office:value="2" calcext:value-type="float">
            <text:p>2</text:p>
          </table:table-cell>
          <table:table-cell table:style-name="ce30" office:value-type="string" calcext:value-type="string">
            <text:p>Verify that symmetric keys used to verify submitted OTPs are highly protected, such as by using a hardware security module or secure operating system based key storage.</text:p>
          </table:table-cell>
          <table:table-cell table:style-name="ce13" office:value-type="float" office:value="320" calcext:value-type="float">
            <text:p>320</text:p>
          </table:table-cell>
          <table:table-cell table:style-name="ce4"/>
          <table:table-cell table:style-name="ce33" table:formula="of:=TRUE()" office:value-type="float" office:value="1" calcext:value-type="float">
            <text:p>1</text:p>
          </table:table-cell>
          <table:table-cell table:style-name="ce4"/>
          <table:table-cell table:style-name="ce34" table:formula="of:=IF([.D107]&lt;&gt;&quot;&quot;;CONCATENATE(&quot;https://cwe.mitre.org/data/definitions/&quot;;[.D107]; &quot;.html&quot;);&quot;&quot;)" office:value-type="string" office:string-value="https://cwe.mitre.org/data/definitions/320.html" calcext:value-type="string">
            <text:p>https://cwe.mitre.org/data/definitions/320.html</text:p>
          </table:table-cell>
          <table:table-cell table:style-name="ce4" table:number-columns-repeated="18"/>
          <table:table-cell table:number-columns-repeated="998"/>
        </table:table-row>
        <table:table-row table:style-name="ro1">
          <table:table-cell table:style-name="ce3" office:value-type="date" office:date-value="2003-08-02" calcext:value-type="date">
            <text:p>2.8.2003</text:p>
          </table:table-cell>
          <table:table-cell table:style-name="ce29" office:value-type="float" office:value="2" calcext:value-type="float">
            <text:p>2</text:p>
          </table:table-cell>
          <table:table-cell table:style-name="ce30" office:value-type="string" calcext:value-type="string">
            <text:p>Verify that approved cryptographic algorithms are used in the generation, seeding, and verification.</text:p>
          </table:table-cell>
          <table:table-cell table:style-name="ce13" office:value-type="float" office:value="326" calcext:value-type="float">
            <text:p>326</text:p>
          </table:table-cell>
          <table:table-cell table:style-name="ce4"/>
          <table:table-cell table:style-name="ce33" table:formula="of:=TRUE()" office:value-type="float" office:value="1" calcext:value-type="float">
            <text:p>1</text:p>
          </table:table-cell>
          <table:table-cell table:style-name="ce4"/>
          <table:table-cell table:style-name="ce34" table:formula="of:=IF([.D108]&lt;&gt;&quot;&quot;;CONCATENATE(&quot;https://cwe.mitre.org/data/definitions/&quot;;[.D108]; &quot;.html&quot;);&quot;&quot;)" office:value-type="string" office:string-value="https://cwe.mitre.org/data/definitions/326.html" calcext:value-type="string">
            <text:p>https://cwe.mitre.org/data/definitions/326.html</text:p>
          </table:table-cell>
          <table:table-cell table:style-name="ce4" table:number-columns-repeated="18"/>
          <table:table-cell table:number-columns-repeated="998"/>
        </table:table-row>
        <table:table-row table:style-name="ro1">
          <table:table-cell table:style-name="ce3" office:value-type="date" office:date-value="2004-08-02" calcext:value-type="date">
            <text:p>2.8.2004</text:p>
          </table:table-cell>
          <table:table-cell table:style-name="ce29" office:value-type="float" office:value="2" calcext:value-type="float">
            <text:p>2</text:p>
          </table:table-cell>
          <table:table-cell table:style-name="ce30" office:value-type="string" calcext:value-type="string">
            <text:p>Verify that time-based OTP can be used only once within the validity period.</text:p>
          </table:table-cell>
          <table:table-cell table:style-name="ce13" office:value-type="float" office:value="287" calcext:value-type="float">
            <text:p>287</text:p>
          </table:table-cell>
          <table:table-cell table:style-name="ce4"/>
          <table:table-cell table:style-name="ce33" table:formula="of:=TRUE()" office:value-type="float" office:value="1" calcext:value-type="float">
            <text:p>1</text:p>
          </table:table-cell>
          <table:table-cell table:style-name="ce4"/>
          <table:table-cell table:style-name="ce34" table:formula="of:=IF([.D109]&lt;&gt;&quot;&quot;;CONCATENATE(&quot;https://cwe.mitre.org/data/definitions/&quot;;[.D109];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5-08-02" calcext:value-type="date">
            <text:p>2.8.2005</text:p>
          </table:table-cell>
          <table:table-cell table:style-name="ce29" office:value-type="float" office:value="2" calcext:value-type="float">
            <text:p>2</text:p>
          </table:table-cell>
          <table:table-cell table:style-name="ce30"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13" office:value-type="float" office:value="287" calcext:value-type="float">
            <text:p>287</text:p>
          </table:table-cell>
          <table:table-cell table:style-name="ce4"/>
          <table:table-cell table:style-name="ce33" table:formula="of:=TRUE()" office:value-type="float" office:value="1" calcext:value-type="float">
            <text:p>1</text:p>
          </table:table-cell>
          <table:table-cell table:style-name="ce4"/>
          <table:table-cell table:style-name="ce34" table:formula="of:=IF([.D110]&lt;&gt;&quot;&quot;;CONCATENATE(&quot;https://cwe.mitre.org/data/definitions/&quot;;[.D110]; &quot;.html&quot;);&quot;&quot;)" office:value-type="string" office:string-value="https://cwe.mitre.org/data/definitions/287.html" calcext:value-type="string">
            <text:p>https://cwe.mitre.org/data/definitions/287.html</text:p>
          </table:table-cell>
          <table:table-cell table:style-name="ce4" table:number-columns-repeated="18"/>
          <table:table-cell table:number-columns-repeated="998"/>
        </table:table-row>
        <table:table-row table:style-name="ro1">
          <table:table-cell table:style-name="ce3" office:value-type="date" office:date-value="2006-08-02" calcext:value-type="date">
            <text:p>2.8.2006</text:p>
          </table:table-cell>
          <table:table-cell table:style-name="ce29" office:value-type="float" office:value="2" calcext:value-type="float">
            <text:p>2</text:p>
          </table:table-cell>
          <table:table-cell table:style-name="ce30"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13" office:value-type="float" office:value="613" calcext:value-type="float">
            <text:p>613</text:p>
          </table:table-cell>
          <table:table-cell table:style-name="ce4" table:formula="of:=FALSE()" office:value-type="float" office:value="0" calcext:value-type="float">
            <text:p>0</text:p>
          </table:table-cell>
          <table:table-cell table:style-name="ce33" table:formula="of:=TRUE()" office:value-type="float" office:value="1" calcext:value-type="float">
            <text:p>1</text:p>
          </table:table-cell>
          <table:table-cell table:style-name="ce4"/>
          <table:table-cell table:style-name="ce34" table:formula="of:=IF([.D111]&lt;&gt;&quot;&quot;;CONCATENATE(&quot;https://cwe.mitre.org/data/definitions/&quot;;[.D111]; &quot;.html&quot;);&quot;&quot;)" office:value-type="string" office:string-value="https://cwe.mitre.org/data/definitions/613.html" calcext:value-type="string">
            <text:p>https://cwe.mitre.org/data/definitions/613.html</text:p>
          </table:table-cell>
          <table:table-cell table:style-name="ce4" table:number-columns-repeated="18"/>
          <table:table-cell table:number-columns-repeated="998"/>
        </table:table-row>
        <table:table-row table:style-name="ro1">
          <table:table-cell table:style-name="ce3" office:value-type="date" office:date-value="2007-08-02" calcext:value-type="date">
            <text:p>2.8.2007</text:p>
          </table:table-cell>
          <table:table-cell table:style-name="ce29" office:value-type="float" office:value="2" calcext:value-type="float">
            <text:p>2</text:p>
          </table:table-cell>
          <table:table-cell table:style-name="ce30" office:value-type="string" calcext:value-type="string">
            <text:p>Verify that biometric authenticators are limited to use only as secondary factors in conjunction with either something you have and something you know.</text:p>
          </table:table-cell>
          <table:table-cell table:style-name="ce13" office:value-type="float" office:value="308" calcext:value-type="float">
            <text:p>308</text:p>
          </table:table-cell>
          <table:table-cell table:style-name="ce4" table:formula="of:=FALSE()" office:value-type="float" office:value="0" calcext:value-type="float">
            <text:p>0</text:p>
          </table:table-cell>
          <table:table-cell table:style-name="ce33" table:formula="of:=TRUE()" office:value-type="float" office:value="1" calcext:value-type="float">
            <text:p>1</text:p>
          </table:table-cell>
          <table:table-cell table:style-name="ce4"/>
          <table:table-cell table:style-name="ce34" table:formula="of:=IF([.D112]&lt;&gt;&quot;&quot;;CONCATENATE(&quot;https://cwe.mitre.org/data/definitions/&quot;;[.D112]; &quot;.html&quot;);&quot;&quot;)" office:value-type="string" office:string-value="https://cwe.mitre.org/data/definitions/308.html" calcext:value-type="string">
            <text:p>https://cwe.mitre.org/data/definitions/308.html</text:p>
          </table:table-cell>
          <table:table-cell table:style-name="ce4" table:number-columns-repeated="18"/>
          <table:table-cell table:number-columns-repeated="998"/>
        </table:table-row>
        <table:table-row table:style-name="ro1">
          <table:table-cell table:style-name="ce3" office:value-type="date" office:date-value="2001-09-02" calcext:value-type="date">
            <text:p>2.9.2001</text:p>
          </table:table-cell>
          <table:table-cell table:style-name="ce29" office:value-type="float" office:value="2" calcext:value-type="float">
            <text:p>2</text:p>
          </table:table-cell>
          <table:table-cell table:style-name="ce30"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13" office:value-type="float" office:value="320" calcext:value-type="float">
            <text:p>320</text:p>
          </table:table-cell>
          <table:table-cell table:style-name="ce4"/>
          <table:table-cell table:style-name="ce33" table:formula="of:=TRUE()" office:value-type="float" office:value="1" calcext:value-type="float">
            <text:p>1</text:p>
          </table:table-cell>
          <table:table-cell table:style-name="ce4"/>
          <table:table-cell table:style-name="ce34" table:formula="of:=IF([.D113]&lt;&gt;&quot;&quot;;CONCATENATE(&quot;https://cwe.mitre.org/data/definitions/&quot;;[.D113]; &quot;.html&quot;);&quot;&quot;)" office:value-type="string" office:string-value="https://cwe.mitre.org/data/definitions/320.html" calcext:value-type="string">
            <text:p>https://cwe.mitre.org/data/definitions/320.html</text:p>
          </table:table-cell>
          <table:table-cell table:style-name="ce4" table:number-columns-repeated="18"/>
          <table:table-cell table:number-columns-repeated="998"/>
        </table:table-row>
        <table:table-row table:style-name="ro1">
          <table:table-cell table:style-name="ce3" office:value-type="date" office:date-value="2002-09-02" calcext:value-type="date">
            <text:p>2.9.2002</text:p>
          </table:table-cell>
          <table:table-cell table:style-name="ce29" office:value-type="float" office:value="2" calcext:value-type="float">
            <text:p>2</text:p>
          </table:table-cell>
          <table:table-cell table:style-name="ce30" office:value-type="string" calcext:value-type="string">
            <text:p>Verify that the challenge nonce is at least 64 bits in length, and statistically unique or unique over the lifetime of the cryptographic device.</text:p>
          </table:table-cell>
          <table:table-cell table:style-name="ce13" office:value-type="float" office:value="330" calcext:value-type="float">
            <text:p>330</text:p>
          </table:table-cell>
          <table:table-cell table:style-name="ce4"/>
          <table:table-cell table:style-name="ce33" table:formula="of:=TRUE()" office:value-type="float" office:value="1" calcext:value-type="float">
            <text:p>1</text:p>
          </table:table-cell>
          <table:table-cell table:style-name="ce4"/>
          <table:table-cell table:style-name="ce34" table:formula="of:=IF([.D114]&lt;&gt;&quot;&quot;;CONCATENATE(&quot;https://cwe.mitre.org/data/definitions/&quot;;[.D114]; &quot;.html&quot;);&quot;&quot;)" office:value-type="string" office:string-value="https://cwe.mitre.org/data/definitions/330.html" calcext:value-type="string">
            <text:p>https://cwe.mitre.org/data/definitions/330.html</text:p>
          </table:table-cell>
          <table:table-cell table:style-name="ce4" table:number-columns-repeated="18"/>
          <table:table-cell table:number-columns-repeated="998"/>
        </table:table-row>
        <table:table-row table:style-name="ro1">
          <table:table-cell table:style-name="ce3" office:value-type="date" office:date-value="2003-09-02" calcext:value-type="date">
            <text:p>2.9.2003</text:p>
          </table:table-cell>
          <table:table-cell table:style-name="ce29" office:value-type="float" office:value="2" calcext:value-type="float">
            <text:p>2</text:p>
          </table:table-cell>
          <table:table-cell table:style-name="ce30" office:value-type="string" calcext:value-type="string">
            <text:p>Verify that approved cryptographic algorithms are used in the generation, seeding, and verification.</text:p>
          </table:table-cell>
          <table:table-cell table:style-name="ce13" office:value-type="float" office:value="327" calcext:value-type="float">
            <text:p>327</text:p>
          </table:table-cell>
          <table:table-cell table:style-name="ce4" table:formula="of:=FALSE()" office:value-type="float" office:value="0" calcext:value-type="float">
            <text:p>0</text:p>
          </table:table-cell>
          <table:table-cell table:style-name="ce33" table:formula="of:=TRUE()" office:value-type="float" office:value="1" calcext:value-type="float">
            <text:p>1</text:p>
          </table:table-cell>
          <table:table-cell table:style-name="ce4"/>
          <table:table-cell table:style-name="ce34" table:formula="of:=IF([.D115]&lt;&gt;&quot;&quot;;CONCATENATE(&quot;https://cwe.mitre.org/data/definitions/&quot;;[.D115]; &quot;.html&quot;);&quot;&quot;)" office:value-type="string" office:string-value="https://cwe.mitre.org/data/definitions/327.html" calcext:value-type="string">
            <text:p>https://cwe.mitre.org/data/definitions/327.html</text:p>
          </table:table-cell>
          <table:table-cell table:style-name="ce4" table:number-columns-repeated="18"/>
          <table:table-cell table:number-columns-repeated="998"/>
        </table:table-row>
        <table:table-row table:style-name="ro1">
          <table:table-cell table:style-name="ce13" table:number-columns-repeated="2"/>
          <table:table-cell table:style-name="ce4"/>
          <table:table-cell table:style-name="ce13"/>
          <table:table-cell table:style-name="ce4"/>
          <table:table-cell table:style-name="ce33"/>
          <table:table-cell table:style-name="ce4" table:number-columns-repeated="20"/>
          <table:table-cell table:number-columns-repeated="998"/>
        </table:table-row>
        <table:table-row table:style-name="ro1">
          <table:table-cell table:style-name="ce13" table:number-columns-repeated="2"/>
          <table:table-cell table:style-name="ce4"/>
          <table:table-cell table:style-name="ce13"/>
          <table:table-cell table:style-name="ce4"/>
          <table:table-cell table:style-name="ce33"/>
          <table:table-cell table:style-name="ce4" table:number-columns-repeated="20"/>
          <table:table-cell table:number-columns-repeated="998"/>
        </table:table-row>
        <table:table-row table:style-name="ro1" table:number-rows-repeated="884">
          <table:table-cell table:style-name="ce13" table:number-columns-repeated="2"/>
          <table:table-cell table:style-name="ce4"/>
          <table:table-cell table:style-name="ce13"/>
          <table:table-cell table:style-name="ce4"/>
          <table:table-cell table:style-name="ce33"/>
          <table:table-cell table:style-name="ce4" table:number-columns-repeated="20"/>
          <table:table-cell table:number-columns-repeated="998"/>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Authentication.$F$1:.$F$1001"/>
        </table:named-expressions>
        <calcext:conditional-formats>
          <calcext:conditional-format calcext:target-range-address="Authentication.C44:Authentication.C44">
            <calcext:condition calcext:apply-style-name="ConditionalStyle_1" calcext:value="formula-is([.F44]=0)" calcext:base-cell-address="Authentication.C44"/>
          </calcext:conditional-format>
          <calcext:conditional-format calcext:target-range-address="Authentication.C2:Authentication.C115">
            <calcext:condition calcext:apply-style-name="ConditionalStyle_2" calcext:value="formula-is([.E2]=1)" calcext:base-cell-address="Authentication.C2"/>
          </calcext:conditional-format>
          <calcext:conditional-format calcext:target-range-address="Authentication.C2:Authentication.C115">
            <calcext:condition calcext:apply-style-name="ConditionalStyle_1" calcext:value="formula-is([.F2]=0)" calcext:base-cell-address="Authentication.C2"/>
          </calcext:conditional-format>
          <calcext:conditional-format calcext:target-range-address="Authentication.B2:Authentication.B115">
            <calcext:condition calcext:apply-style-name="ConditionalStyle_3" calcext:value="=3" calcext:base-cell-address="Authentication.B2"/>
          </calcext:conditional-format>
          <calcext:conditional-format calcext:target-range-address="Authentication.B2:Authentication.B115">
            <calcext:condition calcext:apply-style-name="ConditionalStyle_4" calcext:value="=2" calcext:base-cell-address="Authentication.B2"/>
          </calcext:conditional-format>
          <calcext:conditional-format calcext:target-range-address="Authentication.B2:Authentication.B115">
            <calcext:condition calcext:apply-style-name="ConditionalStyle_5" calcext:value="=1" calcext:base-cell-address="Authentication.B2"/>
          </calcext:conditional-format>
        </calcext:conditional-formats>
      </table:table>
      <table:table table:name="BusLogic" table:style-name="ta5">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7"/>
          <table:table-cell table:number-columns-repeated="999"/>
        </table:table-row>
        <table:table-row table:style-name="ro1">
          <table:table-cell table:style-name="ce3" office:value-type="date" office:date-value="2001-01-11" calcext:value-type="date">
            <text:p>11.1.2001</text:p>
          </table:table-cell>
          <table:table-cell table:style-name="ce35" office:value-type="float" office:value="1" calcext:value-type="float">
            <text:p>1</text:p>
          </table:table-cell>
          <table:table-cell table:style-name="ce37" office:value-type="string" calcext:value-type="string">
            <text:p>Verify the application will only process business logic flows for the same user in sequential step order and without skipping steps.</text:p>
          </table:table-cell>
          <table:table-cell table:style-name="ce13" office:value-type="float" office:value="841" calcext:value-type="float">
            <text:p>841</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lt;&gt;&quot;&quot;;CONCATENATE(&quot;https://cwe.mitre.org/data/definitions/&quot;;[.D2]; &quot;.html&quot;);&quot;&quot;)" office:value-type="string" office:string-value="https://cwe.mitre.org/data/definitions/841.html" calcext:value-type="string">
            <text:p>https://cwe.mitre.org/data/definitions/841.html</text:p>
          </table:table-cell>
          <table:table-cell table:number-columns-repeated="1016"/>
        </table:table-row>
        <table:table-row table:style-name="ro1">
          <table:table-cell table:style-name="ce3" office:value-type="date" office:date-value="2002-01-11" calcext:value-type="date">
            <text:p>11.1.2002</text:p>
          </table:table-cell>
          <table:table-cell table:style-name="ce35" office:value-type="float" office:value="1" calcext:value-type="float">
            <text:p>1</text:p>
          </table:table-cell>
          <table:table-cell table:style-name="ce37" office:value-type="string" calcext:value-type="string">
            <text:p>Verify the application will only process business logic flows with all steps being processed in realistic human time, i.e. transactions are not submitted too quickly.</text:p>
          </table:table-cell>
          <table:table-cell table:style-name="ce13" office:value-type="float" office:value="779" calcext:value-type="float">
            <text:p>77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lt;&gt;&quot;&quot;;CONCATENATE(&quot;https://cwe.mitre.org/data/definitions/&quot;;[.D3]; &quot;.html&quot;);&quot;&quot;)" office:value-type="string" office:string-value="https://cwe.mitre.org/data/definitions/779.html" calcext:value-type="string">
            <text:p>https://cwe.mitre.org/data/definitions/779.html</text:p>
          </table:table-cell>
          <table:table-cell table:number-columns-repeated="1016"/>
        </table:table-row>
        <table:table-row table:style-name="ro1">
          <table:table-cell table:style-name="ce3" office:value-type="date" office:date-value="2003-01-11" calcext:value-type="date">
            <text:p>11.1.2003</text:p>
          </table:table-cell>
          <table:table-cell table:style-name="ce35" office:value-type="float" office:value="1" calcext:value-type="float">
            <text:p>1</text:p>
          </table:table-cell>
          <table:table-cell table:style-name="ce37" office:value-type="string" calcext:value-type="string">
            <text:p>Verify the application has appropriate limits for specific business actions or transactions which are correctly enforced on a per user basis.</text:p>
          </table:table-cell>
          <table:table-cell table:style-name="ce13" office:value-type="float" office:value="770" calcext:value-type="float">
            <text:p>77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lt;&gt;&quot;&quot;;CONCATENATE(&quot;https://cwe.mitre.org/data/definitions/&quot;;[.D4];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3" office:value-type="date" office:date-value="2004-01-11" calcext:value-type="date">
            <text:p>11.1.2004</text:p>
          </table:table-cell>
          <table:table-cell table:style-name="ce35" office:value-type="float" office:value="1" calcext:value-type="float">
            <text:p>1</text:p>
          </table:table-cell>
          <table:table-cell table:style-name="ce37"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13" office:value-type="float" office:value="770" calcext:value-type="float">
            <text:p>77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5]&lt;&gt;&quot;&quot;;CONCATENATE(&quot;https://cwe.mitre.org/data/definitions/&quot;;[.D5];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3" office:value-type="date" office:date-value="2005-01-11" calcext:value-type="date">
            <text:p>11.1.2005</text:p>
          </table:table-cell>
          <table:table-cell table:style-name="ce35" office:value-type="float" office:value="1" calcext:value-type="float">
            <text:p>1</text:p>
          </table:table-cell>
          <table:table-cell table:style-name="ce37" office:value-type="string" calcext:value-type="string">
            <text:p>Verify the application has business logic limits or validation to protect against likely business risks or threats, identified using threat modelling or similar methodologies.</text:p>
          </table:table-cell>
          <table:table-cell table:style-name="ce13" office:value-type="float" office:value="841" calcext:value-type="float">
            <text:p>841</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6]&lt;&gt;&quot;&quot;;CONCATENATE(&quot;https://cwe.mitre.org/data/definitions/&quot;;[.D6]; &quot;.html&quot;);&quot;&quot;)" office:value-type="string" office:string-value="https://cwe.mitre.org/data/definitions/841.html" calcext:value-type="string">
            <text:p>https://cwe.mitre.org/data/definitions/841.html</text:p>
          </table:table-cell>
          <table:table-cell table:number-columns-repeated="1016"/>
        </table:table-row>
        <table:table-row table:style-name="ro1">
          <table:table-cell table:style-name="ce3" office:value-type="date" office:date-value="2006-01-11" calcext:value-type="date">
            <text:p>11.1.2006</text:p>
          </table:table-cell>
          <table:table-cell table:style-name="ce35" office:value-type="float" office:value="2" calcext:value-type="float">
            <text:p>2</text:p>
          </table:table-cell>
          <table:table-cell table:style-name="ce37" office:value-type="string" calcext:value-type="string">
            <text:p>Verify the application does not suffer from "time of check to time of use" (TOCTOU) issues or other race conditions for sensitive operations.</text:p>
          </table:table-cell>
          <table:table-cell table:style-name="ce13" office:value-type="float" office:value="367" calcext:value-type="float">
            <text:p>367</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7]&lt;&gt;&quot;&quot;;CONCATENATE(&quot;https://cwe.mitre.org/data/definitions/&quot;;[.D7]; &quot;.html&quot;);&quot;&quot;)" office:value-type="string" office:string-value="https://cwe.mitre.org/data/definitions/367.html" calcext:value-type="string">
            <text:p>https://cwe.mitre.org/data/definitions/367.html</text:p>
          </table:table-cell>
          <table:table-cell table:number-columns-repeated="1016"/>
        </table:table-row>
        <table:table-row table:style-name="ro1">
          <table:table-cell table:style-name="ce3" office:value-type="date" office:date-value="2007-01-11" calcext:value-type="date">
            <text:p>11.1.2007</text:p>
          </table:table-cell>
          <table:table-cell table:style-name="ce35" office:value-type="float" office:value="2" calcext:value-type="float">
            <text:p>2</text:p>
          </table:table-cell>
          <table:table-cell table:style-name="ce37" office:value-type="string" calcext:value-type="string">
            <text:p>Verify the application monitors for unusual events or activity from a business logic perspective. For example, attempts to perform actions out of order or actions which a normal user would never attempt. ([C9](https://www.owasp.org/index.php/OWASP_Proactive_Controls#tab=Formal_Numbering))</text:p>
          </table:table-cell>
          <table:table-cell table:style-name="ce13" office:value-type="float" office:value="754" calcext:value-type="float">
            <text:p>754</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8]&lt;&gt;&quot;&quot;;CONCATENATE(&quot;https://cwe.mitre.org/data/definitions/&quot;;[.D8]; &quot;.html&quot;);&quot;&quot;)" office:value-type="string" office:string-value="https://cwe.mitre.org/data/definitions/754.html" calcext:value-type="string">
            <text:p>https://cwe.mitre.org/data/definitions/754.html</text:p>
          </table:table-cell>
          <table:table-cell table:number-columns-repeated="1016"/>
        </table:table-row>
        <table:table-row table:style-name="ro1">
          <table:table-cell table:style-name="ce3" office:value-type="date" office:date-value="2008-01-11" calcext:value-type="date">
            <text:p>11.1.2008</text:p>
          </table:table-cell>
          <table:table-cell table:style-name="ce35" office:value-type="float" office:value="2" calcext:value-type="float">
            <text:p>2</text:p>
          </table:table-cell>
          <table:table-cell table:style-name="ce37" office:value-type="string" calcext:value-type="string">
            <text:p>Verify the application has configurable alerting when automated attacks or unusual activity is detected.</text:p>
          </table:table-cell>
          <table:table-cell table:style-name="ce13" office:value-type="float" office:value="390" calcext:value-type="float">
            <text:p>39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9]&lt;&gt;&quot;&quot;;CONCATENATE(&quot;https://cwe.mitre.org/data/definitions/&quot;;[.D9]; &quot;.html&quot;);&quot;&quot;)" office:value-type="string" office:string-value="https://cwe.mitre.org/data/definitions/390.html" calcext:value-type="string">
            <text:p>https://cwe.mitre.org/data/definitions/390.html</text:p>
          </table:table-cell>
          <table:table-cell table:number-columns-repeated="1016"/>
        </table:table-row>
        <table:table-row table:style-name="ro1">
          <table:table-cell table:style-name="ce3" office:value-type="date" office:date-value="2001-01-11" calcext:value-type="date">
            <text:p>11.1.2001</text:p>
          </table:table-cell>
          <table:table-cell table:style-name="ce35" office:value-type="float" office:value="1" calcext:value-type="float">
            <text:p>1</text:p>
          </table:table-cell>
          <table:table-cell table:style-name="ce37" office:value-type="string" calcext:value-type="string">
            <text:p>Verify the application will only process business logic flows for the same user in sequential step order and without skipping steps.</text:p>
          </table:table-cell>
          <table:table-cell table:style-name="ce13" office:value-type="float" office:value="841" calcext:value-type="float">
            <text:p>841</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0]&lt;&gt;&quot;&quot;;CONCATENATE(&quot;https://cwe.mitre.org/data/definitions/&quot;;[.D10]; &quot;.html&quot;);&quot;&quot;)" office:value-type="string" office:string-value="https://cwe.mitre.org/data/definitions/841.html" calcext:value-type="string">
            <text:p>https://cwe.mitre.org/data/definitions/841.html</text:p>
          </table:table-cell>
          <table:table-cell table:number-columns-repeated="1016"/>
        </table:table-row>
        <table:table-row table:style-name="ro1">
          <table:table-cell table:style-name="ce3" office:value-type="date" office:date-value="2002-01-11" calcext:value-type="date">
            <text:p>11.1.2002</text:p>
          </table:table-cell>
          <table:table-cell table:style-name="ce35" office:value-type="float" office:value="1" calcext:value-type="float">
            <text:p>1</text:p>
          </table:table-cell>
          <table:table-cell table:style-name="ce37" office:value-type="string" calcext:value-type="string">
            <text:p>Verify the application will only process business logic flows with all steps being processed in realistic human time, i.e. transactions are not submitted too quickly.</text:p>
          </table:table-cell>
          <table:table-cell table:style-name="ce13" office:value-type="float" office:value="779" calcext:value-type="float">
            <text:p>77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1]&lt;&gt;&quot;&quot;;CONCATENATE(&quot;https://cwe.mitre.org/data/definitions/&quot;;[.D11]; &quot;.html&quot;);&quot;&quot;)" office:value-type="string" office:string-value="https://cwe.mitre.org/data/definitions/779.html" calcext:value-type="string">
            <text:p>https://cwe.mitre.org/data/definitions/779.html</text:p>
          </table:table-cell>
          <table:table-cell table:number-columns-repeated="1016"/>
        </table:table-row>
        <table:table-row table:style-name="ro1">
          <table:table-cell table:style-name="ce3" office:value-type="date" office:date-value="2003-01-11" calcext:value-type="date">
            <text:p>11.1.2003</text:p>
          </table:table-cell>
          <table:table-cell table:style-name="ce35" office:value-type="float" office:value="1" calcext:value-type="float">
            <text:p>1</text:p>
          </table:table-cell>
          <table:table-cell table:style-name="ce37" office:value-type="string" calcext:value-type="string">
            <text:p>Verify the application has appropriate limits for specific business actions or transactions which are correctly enforced on a per user basis.</text:p>
          </table:table-cell>
          <table:table-cell table:style-name="ce13" office:value-type="float" office:value="770" calcext:value-type="float">
            <text:p>77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2]&lt;&gt;&quot;&quot;;CONCATENATE(&quot;https://cwe.mitre.org/data/definitions/&quot;;[.D12];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3" office:value-type="date" office:date-value="2004-01-11" calcext:value-type="date">
            <text:p>11.1.2004</text:p>
          </table:table-cell>
          <table:table-cell table:style-name="ce35" office:value-type="float" office:value="1" calcext:value-type="float">
            <text:p>1</text:p>
          </table:table-cell>
          <table:table-cell table:style-name="ce37"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13" office:value-type="float" office:value="770" calcext:value-type="float">
            <text:p>77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3]&lt;&gt;&quot;&quot;;CONCATENATE(&quot;https://cwe.mitre.org/data/definitions/&quot;;[.D13];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3" office:value-type="date" office:date-value="2005-01-11" calcext:value-type="date">
            <text:p>11.1.2005</text:p>
          </table:table-cell>
          <table:table-cell table:style-name="ce35" office:value-type="float" office:value="1" calcext:value-type="float">
            <text:p>1</text:p>
          </table:table-cell>
          <table:table-cell table:style-name="ce37" office:value-type="string" calcext:value-type="string">
            <text:p>Verify the application has business logic limits or validation to protect against likely business risks or threats, identified using threat modelling or similar methodologies.</text:p>
          </table:table-cell>
          <table:table-cell table:style-name="ce13" office:value-type="float" office:value="841" calcext:value-type="float">
            <text:p>841</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4]&lt;&gt;&quot;&quot;;CONCATENATE(&quot;https://cwe.mitre.org/data/definitions/&quot;;[.D14]; &quot;.html&quot;);&quot;&quot;)" office:value-type="string" office:string-value="https://cwe.mitre.org/data/definitions/841.html" calcext:value-type="string">
            <text:p>https://cwe.mitre.org/data/definitions/841.html</text:p>
          </table:table-cell>
          <table:table-cell table:number-columns-repeated="1016"/>
        </table:table-row>
        <table:table-row table:style-name="ro1">
          <table:table-cell table:style-name="ce3" office:value-type="date" office:date-value="2006-01-11" calcext:value-type="date">
            <text:p>11.1.2006</text:p>
          </table:table-cell>
          <table:table-cell table:style-name="ce35" office:value-type="float" office:value="2" calcext:value-type="float">
            <text:p>2</text:p>
          </table:table-cell>
          <table:table-cell table:style-name="ce37" office:value-type="string" calcext:value-type="string">
            <text:p>Verify the application does not suffer from "time of check to time of use" (TOCTOU) issues or other race conditions for sensitive operations.</text:p>
          </table:table-cell>
          <table:table-cell table:style-name="ce13" office:value-type="float" office:value="367" calcext:value-type="float">
            <text:p>367</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5]&lt;&gt;&quot;&quot;;CONCATENATE(&quot;https://cwe.mitre.org/data/definitions/&quot;;[.D15]; &quot;.html&quot;);&quot;&quot;)" office:value-type="string" office:string-value="https://cwe.mitre.org/data/definitions/367.html" calcext:value-type="string">
            <text:p>https://cwe.mitre.org/data/definitions/367.html</text:p>
          </table:table-cell>
          <table:table-cell table:number-columns-repeated="1016"/>
        </table:table-row>
        <table:table-row table:style-name="ro1">
          <table:table-cell table:style-name="ce3" office:value-type="date" office:date-value="2007-01-11" calcext:value-type="date">
            <text:p>11.1.2007</text:p>
          </table:table-cell>
          <table:table-cell table:style-name="ce35" office:value-type="float" office:value="2" calcext:value-type="float">
            <text:p>2</text:p>
          </table:table-cell>
          <table:table-cell table:style-name="ce37" office:value-type="string" calcext:value-type="string">
            <text:p>Verify the application monitors for unusual events or activity from a business logic perspective. For example, attempts to perform actions out of order or actions which a normal user would never attempt. ([C9](https://www.owasp.org/index.php/OWASP_Proactive_Controls#tab=Formal_Numbering))</text:p>
          </table:table-cell>
          <table:table-cell table:style-name="ce13" office:value-type="float" office:value="754" calcext:value-type="float">
            <text:p>754</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6]&lt;&gt;&quot;&quot;;CONCATENATE(&quot;https://cwe.mitre.org/data/definitions/&quot;;[.D16]; &quot;.html&quot;);&quot;&quot;)" office:value-type="string" office:string-value="https://cwe.mitre.org/data/definitions/754.html" calcext:value-type="string">
            <text:p>https://cwe.mitre.org/data/definitions/754.html</text:p>
          </table:table-cell>
          <table:table-cell table:number-columns-repeated="1016"/>
        </table:table-row>
        <table:table-row table:style-name="ro1">
          <table:table-cell table:style-name="ce3" office:value-type="date" office:date-value="2008-01-11" calcext:value-type="date">
            <text:p>11.1.2008</text:p>
          </table:table-cell>
          <table:table-cell table:style-name="ce35" office:value-type="float" office:value="2" calcext:value-type="float">
            <text:p>2</text:p>
          </table:table-cell>
          <table:table-cell table:style-name="ce37" office:value-type="string" calcext:value-type="string">
            <text:p>Verify the application has configurable alerting when automated attacks or unusual activity is detected.</text:p>
          </table:table-cell>
          <table:table-cell table:style-name="ce13" office:value-type="float" office:value="390" calcext:value-type="float">
            <text:p>39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7]&lt;&gt;&quot;&quot;;CONCATENATE(&quot;https://cwe.mitre.org/data/definitions/&quot;;[.D17]; &quot;.html&quot;);&quot;&quot;)" office:value-type="string" office:string-value="https://cwe.mitre.org/data/definitions/390.html" calcext:value-type="string">
            <text:p>https://cwe.mitre.org/data/definitions/390.html</text:p>
          </table:table-cell>
          <table:table-cell table:number-columns-repeated="1016"/>
        </table:table-row>
        <table:table-row table:style-name="ro1" table:number-rows-repeated="23">
          <table:table-cell table:style-name="ce3"/>
          <table:table-cell table:style-name="ce36"/>
          <table:table-cell table:style-name="ce37"/>
          <table:table-cell table:style-name="ce13"/>
          <table:table-cell table:number-columns-repeated="1020"/>
        </table:table-row>
        <table:table-row table:style-name="ro1">
          <table:table-cell table:style-name="ce3"/>
          <table:table-cell table:style-name="ce36"/>
          <table:table-cell table:style-name="ce38"/>
          <table:table-cell table:style-name="ce13"/>
          <table:table-cell table:number-columns-repeated="1020"/>
        </table:table-row>
        <table:table-row table:style-name="ro1" table:number-rows-repeated="2">
          <table:table-cell table:style-name="ce3"/>
          <table:table-cell table:style-name="ce36"/>
          <table:table-cell table:style-name="ce37"/>
          <table:table-cell table:style-name="ce13"/>
          <table:table-cell table:number-columns-repeated="1020"/>
        </table:table-row>
        <table:table-row table:style-name="ro1">
          <table:table-cell table:style-name="ce13"/>
          <table:table-cell table:style-name="ce7"/>
          <table:table-cell table:style-name="ce39"/>
          <table:table-cell table:style-name="ce14"/>
          <table:table-cell table:number-columns-repeated="1020"/>
        </table:table-row>
        <table:table-row table:style-name="ro1" table:number-rows-repeated="957">
          <table:table-cell table:style-name="ce13"/>
          <table:table-cell table:style-name="ce7"/>
          <table:table-cell table:style-name="ce12"/>
          <table:table-cell table:style-name="ce14"/>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BusLogic.$F$1:.$F$1001"/>
        </table:named-expressions>
        <calcext:conditional-formats>
          <calcext:conditional-format calcext:target-range-address="BusLogic.C44:BusLogic.C44">
            <calcext:condition calcext:apply-style-name="ConditionalStyle_1" calcext:value="formula-is([.F44]=0)" calcext:base-cell-address="BusLogic.C44"/>
          </calcext:conditional-format>
          <calcext:conditional-format calcext:target-range-address="BusLogic.C2:BusLogic.C43">
            <calcext:condition calcext:apply-style-name="ConditionalStyle_2" calcext:value="formula-is([.E2]=1)" calcext:base-cell-address="BusLogic.C2"/>
          </calcext:conditional-format>
          <calcext:conditional-format calcext:target-range-address="BusLogic.C2:BusLogic.C43">
            <calcext:condition calcext:apply-style-name="ConditionalStyle_1" calcext:value="formula-is([.F2]=0)" calcext:base-cell-address="BusLogic.C2"/>
          </calcext:conditional-format>
          <calcext:conditional-format calcext:target-range-address="BusLogic.B2:BusLogic.B43">
            <calcext:condition calcext:apply-style-name="ConditionalStyle_3" calcext:value="=3" calcext:base-cell-address="BusLogic.B2"/>
          </calcext:conditional-format>
          <calcext:conditional-format calcext:target-range-address="BusLogic.B2:BusLogic.B43">
            <calcext:condition calcext:apply-style-name="ConditionalStyle_4" calcext:value="=2" calcext:base-cell-address="BusLogic.B2"/>
          </calcext:conditional-format>
          <calcext:conditional-format calcext:target-range-address="BusLogic.B2:BusLogic.B43">
            <calcext:condition calcext:apply-style-name="ConditionalStyle_5" calcext:value="=1" calcext:base-cell-address="BusLogic.B2"/>
          </calcext:conditional-format>
        </calcext:conditional-formats>
      </table:table>
      <table:table table:name="Communications" table:style-name="ta6">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7"/>
          <table:table-cell table:number-columns-repeated="999"/>
        </table:table-row>
        <table:table-row table:style-name="ro1">
          <table:table-cell table:style-name="ce3" office:value-type="date" office:date-value="2001-01-09" calcext:value-type="date">
            <text:p>9.1.2001</text:p>
          </table:table-cell>
          <table:table-cell table:style-name="ce41" office:value-type="float" office:value="1" calcext:value-type="float">
            <text:p>1</text:p>
          </table:table-cell>
          <table:table-cell table:style-name="ce43" office:value-type="string" calcext:value-type="string">
            <text:p>Verify that secured TLS is used for all client connectivity, and does not fall back to insecure or unencrypted protocols. ([C8](https://www.owasp.org/index.php/OWASP_Proactive_Controls#tab=Formal_Numbering))</text:p>
          </table:table-cell>
          <table:table-cell table:style-name="ce13" office:value-type="float" office:value="319" calcext:value-type="float">
            <text:p>31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lt;&gt;&quot;&quot;;CONCATENATE(&quot;https://cwe.mitre.org/data/definitions/&quot;;[.D2];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3" office:value-type="date" office:date-value="2002-01-09" calcext:value-type="date">
            <text:p>9.1.2002</text:p>
          </table:table-cell>
          <table:table-cell table:style-name="ce41" office:value-type="float" office:value="1" calcext:value-type="float">
            <text:p>1</text:p>
          </table:table-cell>
          <table:table-cell table:style-name="ce43" office:value-type="string" calcext:value-type="string">
            <text:p>Verify using online or up to date TLS testing tools that only strong algorithms, ciphers, and protocols are enabled, with the strongest algorithms and ciphers set as preferred.</text:p>
          </table:table-cell>
          <table:table-cell table:style-name="ce13" office:value-type="float" office:value="326" calcext:value-type="float">
            <text:p>32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lt;&gt;&quot;&quot;;CONCATENATE(&quot;https://cwe.mitre.org/data/definitions/&quot;;[.D3];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 office:value-type="date" office:date-value="2003-01-09" calcext:value-type="date">
            <text:p>9.1.2003</text:p>
          </table:table-cell>
          <table:table-cell table:style-name="ce41" office:value-type="float" office:value="1" calcext:value-type="float">
            <text:p>1</text:p>
          </table:table-cell>
          <table:table-cell table:style-name="ce43"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13" office:value-type="float" office:value="326" calcext:value-type="float">
            <text:p>32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lt;&gt;&quot;&quot;;CONCATENATE(&quot;https://cwe.mitre.org/data/definitions/&quot;;[.D4];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 office:value-type="date" office:date-value="2001-02-09" calcext:value-type="date">
            <text:p>9.2.2001</text:p>
          </table:table-cell>
          <table:table-cell table:style-name="ce41" office:value-type="float" office:value="2" calcext:value-type="float">
            <text:p>2</text:p>
          </table:table-cell>
          <table:table-cell table:style-name="ce43"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13" office:value-type="float" office:value="295" calcext:value-type="float">
            <text:p>295</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5]&lt;&gt;&quot;&quot;;CONCATENATE(&quot;https://cwe.mitre.org/data/definitions/&quot;;[.D5]; &quot;.html&quot;);&quot;&quot;)" office:value-type="string" office:string-value="https://cwe.mitre.org/data/definitions/295.html" calcext:value-type="string">
            <text:p>https://cwe.mitre.org/data/definitions/295.html</text:p>
          </table:table-cell>
          <table:table-cell table:number-columns-repeated="1016"/>
        </table:table-row>
        <table:table-row table:style-name="ro1">
          <table:table-cell table:style-name="ce3" office:value-type="date" office:date-value="2002-02-09" calcext:value-type="date">
            <text:p>9.2.2002</text:p>
          </table:table-cell>
          <table:table-cell table:style-name="ce41" office:value-type="float" office:value="2" calcext:value-type="float">
            <text:p>2</text:p>
          </table:table-cell>
          <table:table-cell table:style-name="ce43"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13" office:value-type="float" office:value="319" calcext:value-type="float">
            <text:p>31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6]&lt;&gt;&quot;&quot;;CONCATENATE(&quot;https://cwe.mitre.org/data/definitions/&quot;;[.D6];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3" office:value-type="date" office:date-value="2003-02-09" calcext:value-type="date">
            <text:p>9.2.2003</text:p>
          </table:table-cell>
          <table:table-cell table:style-name="ce41" office:value-type="float" office:value="2" calcext:value-type="float">
            <text:p>2</text:p>
          </table:table-cell>
          <table:table-cell table:style-name="ce43" office:value-type="string" calcext:value-type="string">
            <text:p>Verify that all encrypted connections to external systems that involve sensitive information or functions are authenticated.</text:p>
          </table:table-cell>
          <table:table-cell table:style-name="ce13" office:value-type="float" office:value="287" calcext:value-type="float">
            <text:p>287</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7]&lt;&gt;&quot;&quot;;CONCATENATE(&quot;https://cwe.mitre.org/data/definitions/&quot;;[.D7]; &quot;.html&quot;);&quot;&quot;)" office:value-type="string" office:string-value="https://cwe.mitre.org/data/definitions/287.html" calcext:value-type="string">
            <text:p>https://cwe.mitre.org/data/definitions/287.html</text:p>
          </table:table-cell>
          <table:table-cell table:number-columns-repeated="1016"/>
        </table:table-row>
        <table:table-row table:style-name="ro1">
          <table:table-cell table:style-name="ce3" office:value-type="date" office:date-value="2004-02-09" calcext:value-type="date">
            <text:p>9.2.2004</text:p>
          </table:table-cell>
          <table:table-cell table:style-name="ce41" office:value-type="float" office:value="2" calcext:value-type="float">
            <text:p>2</text:p>
          </table:table-cell>
          <table:table-cell table:style-name="ce43" office:value-type="string" calcext:value-type="string">
            <text:p>Verify that proper certification revocation, such as Online Certificate Status Protocol (OCSP) Stapling, is enabled and configured.</text:p>
          </table:table-cell>
          <table:table-cell table:style-name="ce13" office:value-type="float" office:value="299" calcext:value-type="float">
            <text:p>29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8]&lt;&gt;&quot;&quot;;CONCATENATE(&quot;https://cwe.mitre.org/data/definitions/&quot;;[.D8]; &quot;.html&quot;);&quot;&quot;)" office:value-type="string" office:string-value="https://cwe.mitre.org/data/definitions/299.html" calcext:value-type="string">
            <text:p>https://cwe.mitre.org/data/definitions/299.html</text:p>
          </table:table-cell>
          <table:table-cell table:number-columns-repeated="1016"/>
        </table:table-row>
        <table:table-row table:style-name="ro1">
          <table:table-cell table:style-name="ce3" office:value-type="date" office:date-value="2005-02-09" calcext:value-type="date">
            <text:p>9.2.2005</text:p>
          </table:table-cell>
          <table:table-cell table:style-name="ce41" office:value-type="float" office:value="3" calcext:value-type="float">
            <text:p>3</text:p>
          </table:table-cell>
          <table:table-cell table:style-name="ce43" office:value-type="string" calcext:value-type="string">
            <text:p>Verify that backend TLS connection failures are logged.</text:p>
          </table:table-cell>
          <table:table-cell table:style-name="ce13" office:value-type="float" office:value="544" calcext:value-type="float">
            <text:p>544</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9]&lt;&gt;&quot;&quot;;CONCATENATE(&quot;https://cwe.mitre.org/data/definitions/&quot;;[.D9]; &quot;.html&quot;);&quot;&quot;)" office:value-type="string" office:string-value="https://cwe.mitre.org/data/definitions/544.html" calcext:value-type="string">
            <text:p>https://cwe.mitre.org/data/definitions/544.html</text:p>
          </table:table-cell>
          <table:table-cell table:number-columns-repeated="1016"/>
        </table:table-row>
        <table:table-row table:style-name="ro1">
          <table:table-cell table:style-name="ce3" office:value-type="date" office:date-value="2001-01-09" calcext:value-type="date">
            <text:p>9.1.2001</text:p>
          </table:table-cell>
          <table:table-cell table:style-name="ce41" office:value-type="float" office:value="1" calcext:value-type="float">
            <text:p>1</text:p>
          </table:table-cell>
          <table:table-cell table:style-name="ce43" office:value-type="string" calcext:value-type="string">
            <text:p>Verify that secured TLS is used for all client connectivity, and does not fall back to insecure or unencrypted protocols. ([C8](https://www.owasp.org/index.php/OWASP_Proactive_Controls#tab=Formal_Numbering))</text:p>
          </table:table-cell>
          <table:table-cell table:style-name="ce13" office:value-type="float" office:value="319" calcext:value-type="float">
            <text:p>31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0]&lt;&gt;&quot;&quot;;CONCATENATE(&quot;https://cwe.mitre.org/data/definitions/&quot;;[.D10];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3" office:value-type="date" office:date-value="2002-01-09" calcext:value-type="date">
            <text:p>9.1.2002</text:p>
          </table:table-cell>
          <table:table-cell table:style-name="ce41" office:value-type="float" office:value="1" calcext:value-type="float">
            <text:p>1</text:p>
          </table:table-cell>
          <table:table-cell table:style-name="ce43" office:value-type="string" calcext:value-type="string">
            <text:p>Verify using online or up to date TLS testing tools that only strong algorithms, ciphers, and protocols are enabled, with the strongest algorithms and ciphers set as preferred.</text:p>
          </table:table-cell>
          <table:table-cell table:style-name="ce13" office:value-type="float" office:value="326" calcext:value-type="float">
            <text:p>32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1]&lt;&gt;&quot;&quot;;CONCATENATE(&quot;https://cwe.mitre.org/data/definitions/&quot;;[.D11];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 office:value-type="date" office:date-value="2003-01-09" calcext:value-type="date">
            <text:p>9.1.2003</text:p>
          </table:table-cell>
          <table:table-cell table:style-name="ce41" office:value-type="float" office:value="1" calcext:value-type="float">
            <text:p>1</text:p>
          </table:table-cell>
          <table:table-cell table:style-name="ce43"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13" office:value-type="float" office:value="326" calcext:value-type="float">
            <text:p>32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2]&lt;&gt;&quot;&quot;;CONCATENATE(&quot;https://cwe.mitre.org/data/definitions/&quot;;[.D12];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 office:value-type="date" office:date-value="2001-02-09" calcext:value-type="date">
            <text:p>9.2.2001</text:p>
          </table:table-cell>
          <table:table-cell table:style-name="ce41" office:value-type="float" office:value="2" calcext:value-type="float">
            <text:p>2</text:p>
          </table:table-cell>
          <table:table-cell table:style-name="ce43"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13" office:value-type="float" office:value="295" calcext:value-type="float">
            <text:p>295</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3]&lt;&gt;&quot;&quot;;CONCATENATE(&quot;https://cwe.mitre.org/data/definitions/&quot;;[.D13]; &quot;.html&quot;);&quot;&quot;)" office:value-type="string" office:string-value="https://cwe.mitre.org/data/definitions/295.html" calcext:value-type="string">
            <text:p>https://cwe.mitre.org/data/definitions/295.html</text:p>
          </table:table-cell>
          <table:table-cell table:number-columns-repeated="1016"/>
        </table:table-row>
        <table:table-row table:style-name="ro1">
          <table:table-cell table:style-name="ce3" office:value-type="date" office:date-value="2002-02-09" calcext:value-type="date">
            <text:p>9.2.2002</text:p>
          </table:table-cell>
          <table:table-cell table:style-name="ce41" office:value-type="float" office:value="2" calcext:value-type="float">
            <text:p>2</text:p>
          </table:table-cell>
          <table:table-cell table:style-name="ce43"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13" office:value-type="float" office:value="319" calcext:value-type="float">
            <text:p>31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4]&lt;&gt;&quot;&quot;;CONCATENATE(&quot;https://cwe.mitre.org/data/definitions/&quot;;[.D14];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3" office:value-type="date" office:date-value="2003-02-09" calcext:value-type="date">
            <text:p>9.2.2003</text:p>
          </table:table-cell>
          <table:table-cell table:style-name="ce41" office:value-type="float" office:value="2" calcext:value-type="float">
            <text:p>2</text:p>
          </table:table-cell>
          <table:table-cell table:style-name="ce43" office:value-type="string" calcext:value-type="string">
            <text:p>Verify that all encrypted connections to external systems that involve sensitive information or functions are authenticated.</text:p>
          </table:table-cell>
          <table:table-cell table:style-name="ce13" office:value-type="float" office:value="287" calcext:value-type="float">
            <text:p>287</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5]&lt;&gt;&quot;&quot;;CONCATENATE(&quot;https://cwe.mitre.org/data/definitions/&quot;;[.D15]; &quot;.html&quot;);&quot;&quot;)" office:value-type="string" office:string-value="https://cwe.mitre.org/data/definitions/287.html" calcext:value-type="string">
            <text:p>https://cwe.mitre.org/data/definitions/287.html</text:p>
          </table:table-cell>
          <table:table-cell table:number-columns-repeated="1016"/>
        </table:table-row>
        <table:table-row table:style-name="ro1">
          <table:table-cell table:style-name="ce3" office:value-type="date" office:date-value="2004-02-09" calcext:value-type="date">
            <text:p>9.2.2004</text:p>
          </table:table-cell>
          <table:table-cell table:style-name="ce41" office:value-type="float" office:value="2" calcext:value-type="float">
            <text:p>2</text:p>
          </table:table-cell>
          <table:table-cell table:style-name="ce43" office:value-type="string" calcext:value-type="string">
            <text:p>Verify that proper certification revocation, such as Online Certificate Status Protocol (OCSP) Stapling, is enabled and configured.</text:p>
          </table:table-cell>
          <table:table-cell table:style-name="ce13" office:value-type="float" office:value="299" calcext:value-type="float">
            <text:p>29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6]&lt;&gt;&quot;&quot;;CONCATENATE(&quot;https://cwe.mitre.org/data/definitions/&quot;;[.D16]; &quot;.html&quot;);&quot;&quot;)" office:value-type="string" office:string-value="https://cwe.mitre.org/data/definitions/299.html" calcext:value-type="string">
            <text:p>https://cwe.mitre.org/data/definitions/299.html</text:p>
          </table:table-cell>
          <table:table-cell table:number-columns-repeated="1016"/>
        </table:table-row>
        <table:table-row table:style-name="ro1">
          <table:table-cell table:style-name="ce3" office:value-type="date" office:date-value="2005-02-09" calcext:value-type="date">
            <text:p>9.2.2005</text:p>
          </table:table-cell>
          <table:table-cell table:style-name="ce41" office:value-type="float" office:value="3" calcext:value-type="float">
            <text:p>3</text:p>
          </table:table-cell>
          <table:table-cell table:style-name="ce43" office:value-type="string" calcext:value-type="string">
            <text:p>Verify that backend TLS connection failures are logged.</text:p>
          </table:table-cell>
          <table:table-cell table:style-name="ce13" office:value-type="float" office:value="544" calcext:value-type="float">
            <text:p>544</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7]&lt;&gt;&quot;&quot;;CONCATENATE(&quot;https://cwe.mitre.org/data/definitions/&quot;;[.D17]; &quot;.html&quot;);&quot;&quot;)" office:value-type="string" office:string-value="https://cwe.mitre.org/data/definitions/544.html" calcext:value-type="string">
            <text:p>https://cwe.mitre.org/data/definitions/544.html</text:p>
          </table:table-cell>
          <table:table-cell table:number-columns-repeated="1016"/>
        </table:table-row>
        <table:table-row table:style-name="ro1" table:number-rows-repeated="23">
          <table:table-cell table:style-name="ce3"/>
          <table:table-cell table:style-name="ce42"/>
          <table:table-cell table:style-name="ce43"/>
          <table:table-cell table:style-name="ce13"/>
          <table:table-cell table:number-columns-repeated="1020"/>
        </table:table-row>
        <table:table-row table:style-name="ro1">
          <table:table-cell table:style-name="ce3"/>
          <table:table-cell table:style-name="ce42"/>
          <table:table-cell table:style-name="ce44"/>
          <table:table-cell table:style-name="ce13"/>
          <table:table-cell table:number-columns-repeated="1020"/>
        </table:table-row>
        <table:table-row table:style-name="ro1" table:number-rows-repeated="2">
          <table:table-cell table:style-name="ce3"/>
          <table:table-cell table:style-name="ce42"/>
          <table:table-cell table:style-name="ce43"/>
          <table:table-cell table:style-name="ce13"/>
          <table:table-cell table:number-columns-repeated="1020"/>
        </table:table-row>
        <table:table-row table:style-name="ro1">
          <table:table-cell table:style-name="ce13"/>
          <table:table-cell table:style-name="ce7"/>
          <table:table-cell table:style-name="ce45"/>
          <table:table-cell table:style-name="ce14"/>
          <table:table-cell table:number-columns-repeated="1020"/>
        </table:table-row>
        <table:table-row table:style-name="ro1" table:number-rows-repeated="957">
          <table:table-cell table:style-name="ce13"/>
          <table:table-cell table:style-name="ce7"/>
          <table:table-cell table:style-name="ce12"/>
          <table:table-cell table:style-name="ce14"/>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Communications.$F$1:.$F$1001"/>
        </table:named-expressions>
        <calcext:conditional-formats>
          <calcext:conditional-format calcext:target-range-address="Communications.C44:Communications.C44">
            <calcext:condition calcext:apply-style-name="ConditionalStyle_1" calcext:value="formula-is([.F44]=0)" calcext:base-cell-address="Communications.C44"/>
          </calcext:conditional-format>
          <calcext:conditional-format calcext:target-range-address="Communications.C2:Communications.C43">
            <calcext:condition calcext:apply-style-name="ConditionalStyle_2" calcext:value="formula-is([.E2]=1)" calcext:base-cell-address="Communications.C2"/>
          </calcext:conditional-format>
          <calcext:conditional-format calcext:target-range-address="Communications.C2:Communications.C43">
            <calcext:condition calcext:apply-style-name="ConditionalStyle_1" calcext:value="formula-is([.F2]=0)" calcext:base-cell-address="Communications.C2"/>
          </calcext:conditional-format>
          <calcext:conditional-format calcext:target-range-address="Communications.B2:Communications.B43">
            <calcext:condition calcext:apply-style-name="ConditionalStyle_3" calcext:value="=3" calcext:base-cell-address="Communications.B2"/>
          </calcext:conditional-format>
          <calcext:conditional-format calcext:target-range-address="Communications.B2:Communications.B43">
            <calcext:condition calcext:apply-style-name="ConditionalStyle_4" calcext:value="=2" calcext:base-cell-address="Communications.B2"/>
          </calcext:conditional-format>
          <calcext:conditional-format calcext:target-range-address="Communications.B2:Communications.B43">
            <calcext:condition calcext:apply-style-name="ConditionalStyle_5" calcext:value="=1" calcext:base-cell-address="Communications.B2"/>
          </calcext:conditional-format>
        </calcext:conditional-formats>
      </table:table>
      <table:table table:name="Config" table:style-name="ta7">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7"/>
          <table:table-cell table:number-columns-repeated="999"/>
        </table:table-row>
        <table:table-row table:style-name="ro1">
          <table:table-cell table:style-name="ce3" office:value-type="date" office:date-value="2001-01-14" calcext:value-type="date">
            <text:p>14.1.2001</text:p>
          </table:table-cell>
          <table:table-cell table:style-name="ce46" office:value-type="float" office:value="2" calcext:value-type="float">
            <text:p>2</text:p>
          </table:table-cell>
          <table:table-cell table:style-name="ce47"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13"/>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formula="of:=IF([.D2]&lt;&gt;&quot;&quot;;CONCATENATE(&quot;https://cwe.mitre.org/data/definitions/&quot;;[.D2]; &quot;.html&quot;);&quot;&quot;)">
            <text:p/>
          </table:table-cell>
          <table:table-cell table:number-columns-repeated="1016"/>
        </table:table-row>
        <table:table-row table:style-name="ro1">
          <table:table-cell table:style-name="ce3" office:value-type="date" office:date-value="2002-01-14" calcext:value-type="date">
            <text:p>14.1.2002</text:p>
          </table:table-cell>
          <table:table-cell table:style-name="ce46" office:value-type="float" office:value="2" calcext:value-type="float">
            <text:p>2</text:p>
          </table:table-cell>
          <table:table-cell table:style-name="ce47"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13" office:value-type="float" office:value="120" calcext:value-type="float">
            <text:p>12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lt;&gt;&quot;&quot;;CONCATENATE(&quot;https://cwe.mitre.org/data/definitions/&quot;;[.D3]; &quot;.html&quot;);&quot;&quot;)" office:value-type="string" office:string-value="https://cwe.mitre.org/data/definitions/120.html" calcext:value-type="string">
            <text:p>https://cwe.mitre.org/data/definitions/120.html</text:p>
          </table:table-cell>
          <table:table-cell table:number-columns-repeated="1016"/>
        </table:table-row>
        <table:table-row table:style-name="ro1">
          <table:table-cell table:style-name="ce3" office:value-type="date" office:date-value="2003-01-14" calcext:value-type="date">
            <text:p>14.1.2003</text:p>
          </table:table-cell>
          <table:table-cell table:style-name="ce46" office:value-type="float" office:value="2" calcext:value-type="float">
            <text:p>2</text:p>
          </table:table-cell>
          <table:table-cell table:style-name="ce47" office:value-type="string" calcext:value-type="string">
            <text:p>Verify that server configuration is hardened as per the recommendations of the application server and frameworks in use.</text:p>
          </table:table-cell>
          <table:table-cell table:style-name="ce13" office:value-type="float" office:value="16" calcext:value-type="float">
            <text:p>1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lt;&gt;&quot;&quot;;CONCATENATE(&quot;https://cwe.mitre.org/data/definitions/&quot;;[.D4];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3" office:value-type="date" office:date-value="2004-01-14" calcext:value-type="date">
            <text:p>14.1.2004</text:p>
          </table:table-cell>
          <table:table-cell table:style-name="ce46" office:value-type="float" office:value="2" calcext:value-type="float">
            <text:p>2</text:p>
          </table:table-cell>
          <table:table-cell table:style-name="ce47"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13"/>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formula="of:=IF([.D5]&lt;&gt;&quot;&quot;;CONCATENATE(&quot;https://cwe.mitre.org/data/definitions/&quot;;[.D5]; &quot;.html&quot;);&quot;&quot;)">
            <text:p/>
          </table:table-cell>
          <table:table-cell table:number-columns-repeated="1016"/>
        </table:table-row>
        <table:table-row table:style-name="ro1">
          <table:table-cell table:style-name="ce3" office:value-type="date" office:date-value="2005-01-14" calcext:value-type="date">
            <text:p>14.1.2005</text:p>
          </table:table-cell>
          <table:table-cell table:style-name="ce46" office:value-type="float" office:value="3" calcext:value-type="float">
            <text:p>3</text:p>
          </table:table-cell>
          <table:table-cell table:style-name="ce47" office:value-type="string" calcext:value-type="string">
            <text:p>Verify that authorized administrators can verify the integrity of all security-relevant configurations to detect tampering.</text:p>
          </table:table-cell>
          <table:table-cell table:style-name="ce13"/>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formula="of:=IF([.D6]&lt;&gt;&quot;&quot;;CONCATENATE(&quot;https://cwe.mitre.org/data/definitions/&quot;;[.D6]; &quot;.html&quot;);&quot;&quot;)">
            <text:p/>
          </table:table-cell>
          <table:table-cell table:number-columns-repeated="1016"/>
        </table:table-row>
        <table:table-row table:style-name="ro1">
          <table:table-cell table:style-name="ce3" office:value-type="date" office:date-value="2001-02-14" calcext:value-type="date">
            <text:p>14.2.2001</text:p>
          </table:table-cell>
          <table:table-cell table:style-name="ce46" office:value-type="float" office:value="1" calcext:value-type="float">
            <text:p>1</text:p>
          </table:table-cell>
          <table:table-cell table:style-name="ce47"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13" office:value-type="float" office:value="1026" calcext:value-type="float">
            <text:p>102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7]&lt;&gt;&quot;&quot;;CONCATENATE(&quot;https://cwe.mitre.org/data/definitions/&quot;;[.D7]; &quot;.html&quot;);&quot;&quot;)" office:value-type="string" office:string-value="https://cwe.mitre.org/data/definitions/1026.html" calcext:value-type="string">
            <text:p>https://cwe.mitre.org/data/definitions/1026.html</text:p>
          </table:table-cell>
          <table:table-cell table:number-columns-repeated="1016"/>
        </table:table-row>
        <table:table-row table:style-name="ro1">
          <table:table-cell table:style-name="ce3" office:value-type="date" office:date-value="2002-02-14" calcext:value-type="date">
            <text:p>14.2.2002</text:p>
          </table:table-cell>
          <table:table-cell table:style-name="ce46" office:value-type="float" office:value="1" calcext:value-type="float">
            <text:p>1</text:p>
          </table:table-cell>
          <table:table-cell table:style-name="ce47" office:value-type="string" calcext:value-type="string">
            <text:p>Verify that all unneeded features, documentation, samples, configurations are removed, such as sample applications, platform documentation, and default or example users.</text:p>
          </table:table-cell>
          <table:table-cell table:style-name="ce13" office:value-type="float" office:value="1002" calcext:value-type="float">
            <text:p>1002</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8]&lt;&gt;&quot;&quot;;CONCATENATE(&quot;https://cwe.mitre.org/data/definitions/&quot;;[.D8]; &quot;.html&quot;);&quot;&quot;)" office:value-type="string" office:string-value="https://cwe.mitre.org/data/definitions/1002.html" calcext:value-type="string">
            <text:p>https://cwe.mitre.org/data/definitions/1002.html</text:p>
          </table:table-cell>
          <table:table-cell table:number-columns-repeated="1016"/>
        </table:table-row>
        <table:table-row table:style-name="ro1">
          <table:table-cell table:style-name="ce3" office:value-type="date" office:date-value="2003-02-14" calcext:value-type="date">
            <text:p>14.2.2003</text:p>
          </table:table-cell>
          <table:table-cell table:style-name="ce46" office:value-type="float" office:value="1" calcext:value-type="float">
            <text:p>1</text:p>
          </table:table-cell>
          <table:table-cell table:style-name="ce47"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13" office:value-type="float" office:value="714" calcext:value-type="float">
            <text:p>714</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9]&lt;&gt;&quot;&quot;;CONCATENATE(&quot;https://cwe.mitre.org/data/definitions/&quot;;[.D9]; &quot;.html&quot;);&quot;&quot;)" office:value-type="string" office:string-value="https://cwe.mitre.org/data/definitions/714.html" calcext:value-type="string">
            <text:p>https://cwe.mitre.org/data/definitions/714.html</text:p>
          </table:table-cell>
          <table:table-cell table:number-columns-repeated="1016"/>
        </table:table-row>
        <table:table-row table:style-name="ro1">
          <table:table-cell table:style-name="ce3" office:value-type="date" office:date-value="2004-02-14" calcext:value-type="date">
            <text:p>14.2.2004</text:p>
          </table:table-cell>
          <table:table-cell table:style-name="ce46" office:value-type="float" office:value="2" calcext:value-type="float">
            <text:p>2</text:p>
          </table:table-cell>
          <table:table-cell table:style-name="ce47" office:value-type="string" calcext:value-type="string">
            <text:p>Verify that third party components come from pre-defined, trusted and continually maintained repositories. ([C2](https://www.owasp.org/index.php/OWASP_Proactive_Controls#tab=Formal_Numbering))</text:p>
          </table:table-cell>
          <table:table-cell table:style-name="ce13" office:value-type="float" office:value="829" calcext:value-type="float">
            <text:p>82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0]&lt;&gt;&quot;&quot;;CONCATENATE(&quot;https://cwe.mitre.org/data/definitions/&quot;;[.D10]; &quot;.html&quot;);&quot;&quot;)" office:value-type="string" office:string-value="https://cwe.mitre.org/data/definitions/829.html" calcext:value-type="string">
            <text:p>https://cwe.mitre.org/data/definitions/829.html</text:p>
          </table:table-cell>
          <table:table-cell table:number-columns-repeated="1016"/>
        </table:table-row>
        <table:table-row table:style-name="ro1">
          <table:table-cell table:style-name="ce3" office:value-type="date" office:date-value="2005-02-14" calcext:value-type="date">
            <text:p>14.2.2005</text:p>
          </table:table-cell>
          <table:table-cell table:style-name="ce46" office:value-type="float" office:value="2" calcext:value-type="float">
            <text:p>2</text:p>
          </table:table-cell>
          <table:table-cell table:style-name="ce47" office:value-type="string" calcext:value-type="string">
            <text:p>Verify that an inventory catalog is maintained of all third party libraries in use. ([C2](https://www.owasp.org/index.php/OWASP_Proactive_Controls#tab=Formal_Numbering))</text:p>
          </table:table-cell>
          <table:table-cell table:style-name="ce13"/>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formula="of:=IF([.D11]&lt;&gt;&quot;&quot;;CONCATENATE(&quot;https://cwe.mitre.org/data/definitions/&quot;;[.D11]; &quot;.html&quot;);&quot;&quot;)">
            <text:p/>
          </table:table-cell>
          <table:table-cell table:number-columns-repeated="1016"/>
        </table:table-row>
        <table:table-row table:style-name="ro1">
          <table:table-cell table:style-name="ce3" office:value-type="date" office:date-value="2006-02-14" calcext:value-type="date">
            <text:p>14.2.2006</text:p>
          </table:table-cell>
          <table:table-cell table:style-name="ce46" office:value-type="float" office:value="2" calcext:value-type="float">
            <text:p>2</text:p>
          </table:table-cell>
          <table:table-cell table:style-name="ce47"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13" office:value-type="float" office:value="265" calcext:value-type="float">
            <text:p>265</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2]&lt;&gt;&quot;&quot;;CONCATENATE(&quot;https://cwe.mitre.org/data/definitions/&quot;;[.D12]; &quot;.html&quot;);&quot;&quot;)" office:value-type="string" office:string-value="https://cwe.mitre.org/data/definitions/265.html" calcext:value-type="string">
            <text:p>https://cwe.mitre.org/data/definitions/265.html</text:p>
          </table:table-cell>
          <table:table-cell table:number-columns-repeated="1016"/>
        </table:table-row>
        <table:table-row table:style-name="ro1">
          <table:table-cell table:style-name="ce3" office:value-type="date" office:date-value="2001-03-14" calcext:value-type="date">
            <text:p>14.3.2001</text:p>
          </table:table-cell>
          <table:table-cell table:style-name="ce46" office:value-type="float" office:value="1" calcext:value-type="float">
            <text:p>1</text:p>
          </table:table-cell>
          <table:table-cell table:style-name="ce47"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13" office:value-type="float" office:value="209" calcext:value-type="float">
            <text:p>20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3]&lt;&gt;&quot;&quot;;CONCATENATE(&quot;https://cwe.mitre.org/data/definitions/&quot;;[.D13]; &quot;.html&quot;);&quot;&quot;)" office:value-type="string" office:string-value="https://cwe.mitre.org/data/definitions/209.html" calcext:value-type="string">
            <text:p>https://cwe.mitre.org/data/definitions/209.html</text:p>
          </table:table-cell>
          <table:table-cell table:number-columns-repeated="1016"/>
        </table:table-row>
        <table:table-row table:style-name="ro1">
          <table:table-cell table:style-name="ce3" office:value-type="date" office:date-value="2002-03-14" calcext:value-type="date">
            <text:p>14.3.2002</text:p>
          </table:table-cell>
          <table:table-cell table:style-name="ce46" office:value-type="float" office:value="1" calcext:value-type="float">
            <text:p>1</text:p>
          </table:table-cell>
          <table:table-cell table:style-name="ce47"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13" office:value-type="float" office:value="497" calcext:value-type="float">
            <text:p>497</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4]&lt;&gt;&quot;&quot;;CONCATENATE(&quot;https://cwe.mitre.org/data/definitions/&quot;;[.D14]; &quot;.html&quot;);&quot;&quot;)" office:value-type="string" office:string-value="https://cwe.mitre.org/data/definitions/497.html" calcext:value-type="string">
            <text:p>https://cwe.mitre.org/data/definitions/497.html</text:p>
          </table:table-cell>
          <table:table-cell table:number-columns-repeated="1016"/>
        </table:table-row>
        <table:table-row table:style-name="ro1">
          <table:table-cell table:style-name="ce3" office:value-type="date" office:date-value="2003-03-14" calcext:value-type="date">
            <text:p>14.3.2003</text:p>
          </table:table-cell>
          <table:table-cell table:style-name="ce46" office:value-type="float" office:value="1" calcext:value-type="float">
            <text:p>1</text:p>
          </table:table-cell>
          <table:table-cell table:style-name="ce47" office:value-type="string" calcext:value-type="string">
            <text:p>Verify that the HTTP headers or any part of the HTTP response do not expose detailed version information of system components.</text:p>
          </table:table-cell>
          <table:table-cell table:style-name="ce13" office:value-type="float" office:value="200" calcext:value-type="float">
            <text:p>20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5]&lt;&gt;&quot;&quot;;CONCATENATE(&quot;https://cwe.mitre.org/data/definitions/&quot;;[.D15]; &quot;.html&quot;);&quot;&quot;)" office:value-type="string" office:string-value="https://cwe.mitre.org/data/definitions/200.html" calcext:value-type="string">
            <text:p>https://cwe.mitre.org/data/definitions/200.html</text:p>
          </table:table-cell>
          <table:table-cell table:number-columns-repeated="1016"/>
        </table:table-row>
        <table:table-row table:style-name="ro1">
          <table:table-cell table:style-name="ce3" office:value-type="date" office:date-value="2001-04-14" calcext:value-type="date">
            <text:p>14.4.2001</text:p>
          </table:table-cell>
          <table:table-cell table:style-name="ce46" office:value-type="float" office:value="1" calcext:value-type="float">
            <text:p>1</text:p>
          </table:table-cell>
          <table:table-cell table:style-name="ce47" office:value-type="string" calcext:value-type="string">
            <text:p>Verify that every HTTP response contains a content type header specifying a safe character set (e.g., UTF-8, ISO 8859-1).</text:p>
          </table:table-cell>
          <table:table-cell table:style-name="ce13" office:value-type="float" office:value="173" calcext:value-type="float">
            <text:p>173</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6]&lt;&gt;&quot;&quot;;CONCATENATE(&quot;https://cwe.mitre.org/data/definitions/&quot;;[.D16]; &quot;.html&quot;);&quot;&quot;)" office:value-type="string" office:string-value="https://cwe.mitre.org/data/definitions/173.html" calcext:value-type="string">
            <text:p>https://cwe.mitre.org/data/definitions/173.html</text:p>
          </table:table-cell>
          <table:table-cell table:number-columns-repeated="1016"/>
        </table:table-row>
        <table:table-row table:style-name="ro1">
          <table:table-cell table:style-name="ce3" office:value-type="date" office:date-value="2002-04-14" calcext:value-type="date">
            <text:p>14.4.2002</text:p>
          </table:table-cell>
          <table:table-cell table:style-name="ce46" office:value-type="float" office:value="1" calcext:value-type="float">
            <text:p>1</text:p>
          </table:table-cell>
          <table:table-cell table:style-name="ce47" office:value-type="string" calcext:value-type="string">
            <text:p>Verify that all API responses contain Content-Disposition: attachment; filename="api.json" (or other appropriate filename for the content type).</text:p>
          </table:table-cell>
          <table:table-cell table:style-name="ce13" office:value-type="float" office:value="116" calcext:value-type="float">
            <text:p>11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7]&lt;&gt;&quot;&quot;;CONCATENATE(&quot;https://cwe.mitre.org/data/definitions/&quot;;[.D17];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3" office:value-type="date" office:date-value="2003-04-14" calcext:value-type="date">
            <text:p>14.4.2003</text:p>
          </table:table-cell>
          <table:table-cell table:style-name="ce46" office:value-type="float" office:value="1" calcext:value-type="float">
            <text:p>1</text:p>
          </table:table-cell>
          <table:table-cell table:style-name="ce47" office:value-type="string" calcext:value-type="string">
            <text:p>Verify that a content security policy (CSPv2) is in place that helps mitigate impact for XSS attacks like HTML, DOM, JSON, and JavaScript injection vulnerabilities.</text:p>
          </table:table-cell>
          <table:table-cell table:style-name="ce13" office:value-type="float" office:value="1021" calcext:value-type="float">
            <text:p>1021</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8]&lt;&gt;&quot;&quot;;CONCATENATE(&quot;https://cwe.mitre.org/data/definitions/&quot;;[.D18]; &quot;.html&quot;);&quot;&quot;)" office:value-type="string" office:string-value="https://cwe.mitre.org/data/definitions/1021.html" calcext:value-type="string">
            <text:p>https://cwe.mitre.org/data/definitions/1021.html</text:p>
          </table:table-cell>
          <table:table-cell table:number-columns-repeated="1016"/>
        </table:table-row>
        <table:table-row table:style-name="ro1">
          <table:table-cell table:style-name="ce3" office:value-type="date" office:date-value="2004-04-14" calcext:value-type="date">
            <text:p>14.4.2004</text:p>
          </table:table-cell>
          <table:table-cell table:style-name="ce46" office:value-type="float" office:value="1" calcext:value-type="float">
            <text:p>1</text:p>
          </table:table-cell>
          <table:table-cell table:style-name="ce47" office:value-type="string" calcext:value-type="string">
            <text:p>Verify that all responses contain X-Content-Type-Options: nosniff.</text:p>
          </table:table-cell>
          <table:table-cell table:style-name="ce13" office:value-type="float" office:value="116" calcext:value-type="float">
            <text:p>11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9]&lt;&gt;&quot;&quot;;CONCATENATE(&quot;https://cwe.mitre.org/data/definitions/&quot;;[.D19];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3" office:value-type="date" office:date-value="2005-04-14" calcext:value-type="date">
            <text:p>14.4.2005</text:p>
          </table:table-cell>
          <table:table-cell table:style-name="ce46" office:value-type="float" office:value="1" calcext:value-type="float">
            <text:p>1</text:p>
          </table:table-cell>
          <table:table-cell table:style-name="ce47" office:value-type="string" calcext:value-type="string">
            <text:p>Verify that HTTP Strict Transport Security headers are included on all responses and for all subdomains, such as Strict-Transport-Security: max-age=15724800; includeSubdomains.</text:p>
          </table:table-cell>
          <table:table-cell table:style-name="ce13" office:value-type="float" office:value="523" calcext:value-type="float">
            <text:p>523</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0]&lt;&gt;&quot;&quot;;CONCATENATE(&quot;https://cwe.mitre.org/data/definitions/&quot;;[.D20]; &quot;.html&quot;);&quot;&quot;)" office:value-type="string" office:string-value="https://cwe.mitre.org/data/definitions/523.html" calcext:value-type="string">
            <text:p>https://cwe.mitre.org/data/definitions/523.html</text:p>
          </table:table-cell>
          <table:table-cell table:number-columns-repeated="1016"/>
        </table:table-row>
        <table:table-row table:style-name="ro1">
          <table:table-cell table:style-name="ce3" office:value-type="date" office:date-value="2006-04-14" calcext:value-type="date">
            <text:p>14.4.2006</text:p>
          </table:table-cell>
          <table:table-cell table:style-name="ce46" office:value-type="float" office:value="1" calcext:value-type="float">
            <text:p>1</text:p>
          </table:table-cell>
          <table:table-cell table:style-name="ce47" office:value-type="string" calcext:value-type="string">
            <text:p>Verify that a suitable "Referrer-Policy" header is included, such as "no-referrer" or "same-origin".</text:p>
          </table:table-cell>
          <table:table-cell table:style-name="ce13" office:value-type="float" office:value="116" calcext:value-type="float">
            <text:p>11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1]&lt;&gt;&quot;&quot;;CONCATENATE(&quot;https://cwe.mitre.org/data/definitions/&quot;;[.D21];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3" office:value-type="date" office:date-value="2007-04-14" calcext:value-type="date">
            <text:p>14.4.2007</text:p>
          </table:table-cell>
          <table:table-cell table:style-name="ce46" office:value-type="float" office:value="1" calcext:value-type="float">
            <text:p>1</text:p>
          </table:table-cell>
          <table:table-cell table:style-name="ce47" office:value-type="string" calcext:value-type="string">
            <text:p>Verify that a suitable X-Frame-Options or Content-Security-Policy: frame-ancestors header is in use for sites where content should not be embedded in a third-party site.</text:p>
          </table:table-cell>
          <table:table-cell table:style-name="ce13" office:value-type="float" office:value="346" calcext:value-type="float">
            <text:p>34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2]&lt;&gt;&quot;&quot;;CONCATENATE(&quot;https://cwe.mitre.org/data/definitions/&quot;;[.D22]; &quot;.html&quot;);&quot;&quot;)" office:value-type="string" office:string-value="https://cwe.mitre.org/data/definitions/346.html" calcext:value-type="string">
            <text:p>https://cwe.mitre.org/data/definitions/346.html</text:p>
          </table:table-cell>
          <table:table-cell table:number-columns-repeated="1016"/>
        </table:table-row>
        <table:table-row table:style-name="ro1">
          <table:table-cell table:style-name="ce3" office:value-type="date" office:date-value="2001-05-14" calcext:value-type="date">
            <text:p>14.5.2001</text:p>
          </table:table-cell>
          <table:table-cell table:style-name="ce46" office:value-type="float" office:value="1" calcext:value-type="float">
            <text:p>1</text:p>
          </table:table-cell>
          <table:table-cell table:style-name="ce47" office:value-type="string" calcext:value-type="string">
            <text:p>Verify that the application server only accepts the HTTP methods in use by the application or API, including pre-flight OPTIONS.</text:p>
          </table:table-cell>
          <table:table-cell table:style-name="ce13" office:value-type="float" office:value="749" calcext:value-type="float">
            <text:p>74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3]&lt;&gt;&quot;&quot;;CONCATENATE(&quot;https://cwe.mitre.org/data/definitions/&quot;;[.D23]; &quot;.html&quot;);&quot;&quot;)" office:value-type="string" office:string-value="https://cwe.mitre.org/data/definitions/749.html" calcext:value-type="string">
            <text:p>https://cwe.mitre.org/data/definitions/749.html</text:p>
          </table:table-cell>
          <table:table-cell table:number-columns-repeated="1016"/>
        </table:table-row>
        <table:table-row table:style-name="ro1">
          <table:table-cell table:style-name="ce3" office:value-type="date" office:date-value="2002-05-14" calcext:value-type="date">
            <text:p>14.5.2002</text:p>
          </table:table-cell>
          <table:table-cell table:style-name="ce46" office:value-type="float" office:value="1" calcext:value-type="float">
            <text:p>1</text:p>
          </table:table-cell>
          <table:table-cell table:style-name="ce47" office:value-type="string" calcext:value-type="string">
            <text:p>Verify that the supplied Origin header is not used for authentication or access control decisions, as the Origin header can easily be changed by an attacker.</text:p>
          </table:table-cell>
          <table:table-cell table:style-name="ce13" office:value-type="float" office:value="346" calcext:value-type="float">
            <text:p>34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4]&lt;&gt;&quot;&quot;;CONCATENATE(&quot;https://cwe.mitre.org/data/definitions/&quot;;[.D24]; &quot;.html&quot;);&quot;&quot;)" office:value-type="string" office:string-value="https://cwe.mitre.org/data/definitions/346.html" calcext:value-type="string">
            <text:p>https://cwe.mitre.org/data/definitions/346.html</text:p>
          </table:table-cell>
          <table:table-cell table:number-columns-repeated="1016"/>
        </table:table-row>
        <table:table-row table:style-name="ro1">
          <table:table-cell table:style-name="ce3" office:value-type="date" office:date-value="2003-05-14" calcext:value-type="date">
            <text:p>14.5.2003</text:p>
          </table:table-cell>
          <table:table-cell table:style-name="ce46" office:value-type="float" office:value="1" calcext:value-type="float">
            <text:p>1</text:p>
          </table:table-cell>
          <table:table-cell table:style-name="ce47"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13" office:value-type="float" office:value="346" calcext:value-type="float">
            <text:p>34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5]&lt;&gt;&quot;&quot;;CONCATENATE(&quot;https://cwe.mitre.org/data/definitions/&quot;;[.D25]; &quot;.html&quot;);&quot;&quot;)" office:value-type="string" office:string-value="https://cwe.mitre.org/data/definitions/346.html" calcext:value-type="string">
            <text:p>https://cwe.mitre.org/data/definitions/346.html</text:p>
          </table:table-cell>
          <table:table-cell table:number-columns-repeated="1016"/>
        </table:table-row>
        <table:table-row table:style-name="ro1">
          <table:table-cell table:style-name="ce3" office:value-type="date" office:date-value="2004-05-14" calcext:value-type="date">
            <text:p>14.5.2004</text:p>
          </table:table-cell>
          <table:table-cell table:style-name="ce46" office:value-type="float" office:value="2" calcext:value-type="float">
            <text:p>2</text:p>
          </table:table-cell>
          <table:table-cell table:style-name="ce47" office:value-type="string" calcext:value-type="string">
            <text:p>Verify that HTTP headers added by a trusted proxy or SSO devices, such as a bearer token, are authenticated by the application.</text:p>
          </table:table-cell>
          <table:table-cell table:style-name="ce13" office:value-type="float" office:value="306" calcext:value-type="float">
            <text:p>30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6]&lt;&gt;&quot;&quot;;CONCATENATE(&quot;https://cwe.mitre.org/data/definitions/&quot;;[.D26]; &quot;.html&quot;);&quot;&quot;)" office:value-type="string" office:string-value="https://cwe.mitre.org/data/definitions/306.html" calcext:value-type="string">
            <text:p>https://cwe.mitre.org/data/definitions/306.html</text:p>
          </table:table-cell>
          <table:table-cell table:number-columns-repeated="1016"/>
        </table:table-row>
        <table:table-row table:style-name="ro1">
          <table:table-cell table:style-name="ce3" office:value-type="date" office:date-value="2001-01-14" calcext:value-type="date">
            <text:p>14.1.2001</text:p>
          </table:table-cell>
          <table:table-cell table:style-name="ce46" office:value-type="float" office:value="2" calcext:value-type="float">
            <text:p>2</text:p>
          </table:table-cell>
          <table:table-cell table:style-name="ce47"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13"/>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formula="of:=IF([.D27]&lt;&gt;&quot;&quot;;CONCATENATE(&quot;https://cwe.mitre.org/data/definitions/&quot;;[.D27]; &quot;.html&quot;);&quot;&quot;)">
            <text:p/>
          </table:table-cell>
          <table:table-cell table:number-columns-repeated="1016"/>
        </table:table-row>
        <table:table-row table:style-name="ro1">
          <table:table-cell table:style-name="ce3" office:value-type="date" office:date-value="2002-01-14" calcext:value-type="date">
            <text:p>14.1.2002</text:p>
          </table:table-cell>
          <table:table-cell table:style-name="ce46" office:value-type="float" office:value="2" calcext:value-type="float">
            <text:p>2</text:p>
          </table:table-cell>
          <table:table-cell table:style-name="ce47"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13" office:value-type="float" office:value="120" calcext:value-type="float">
            <text:p>12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8]&lt;&gt;&quot;&quot;;CONCATENATE(&quot;https://cwe.mitre.org/data/definitions/&quot;;[.D28]; &quot;.html&quot;);&quot;&quot;)" office:value-type="string" office:string-value="https://cwe.mitre.org/data/definitions/120.html" calcext:value-type="string">
            <text:p>https://cwe.mitre.org/data/definitions/120.html</text:p>
          </table:table-cell>
          <table:table-cell table:number-columns-repeated="1016"/>
        </table:table-row>
        <table:table-row table:style-name="ro1">
          <table:table-cell table:style-name="ce3" office:value-type="date" office:date-value="2003-01-14" calcext:value-type="date">
            <text:p>14.1.2003</text:p>
          </table:table-cell>
          <table:table-cell table:style-name="ce46" office:value-type="float" office:value="2" calcext:value-type="float">
            <text:p>2</text:p>
          </table:table-cell>
          <table:table-cell table:style-name="ce47" office:value-type="string" calcext:value-type="string">
            <text:p>Verify that server configuration is hardened as per the recommendations of the application server and frameworks in use.</text:p>
          </table:table-cell>
          <table:table-cell table:style-name="ce13" office:value-type="float" office:value="16" calcext:value-type="float">
            <text:p>1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9]&lt;&gt;&quot;&quot;;CONCATENATE(&quot;https://cwe.mitre.org/data/definitions/&quot;;[.D29];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3" office:value-type="date" office:date-value="2004-01-14" calcext:value-type="date">
            <text:p>14.1.2004</text:p>
          </table:table-cell>
          <table:table-cell table:style-name="ce46" office:value-type="float" office:value="2" calcext:value-type="float">
            <text:p>2</text:p>
          </table:table-cell>
          <table:table-cell table:style-name="ce47"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13"/>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formula="of:=IF([.D30]&lt;&gt;&quot;&quot;;CONCATENATE(&quot;https://cwe.mitre.org/data/definitions/&quot;;[.D30]; &quot;.html&quot;);&quot;&quot;)">
            <text:p/>
          </table:table-cell>
          <table:table-cell table:number-columns-repeated="1016"/>
        </table:table-row>
        <table:table-row table:style-name="ro1">
          <table:table-cell table:style-name="ce3" office:value-type="date" office:date-value="2005-01-14" calcext:value-type="date">
            <text:p>14.1.2005</text:p>
          </table:table-cell>
          <table:table-cell table:style-name="ce46" office:value-type="float" office:value="3" calcext:value-type="float">
            <text:p>3</text:p>
          </table:table-cell>
          <table:table-cell table:style-name="ce47" office:value-type="string" calcext:value-type="string">
            <text:p>Verify that authorized administrators can verify the integrity of all security-relevant configurations to detect tampering.</text:p>
          </table:table-cell>
          <table:table-cell table:style-name="ce13"/>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formula="of:=IF([.D31]&lt;&gt;&quot;&quot;;CONCATENATE(&quot;https://cwe.mitre.org/data/definitions/&quot;;[.D31]; &quot;.html&quot;);&quot;&quot;)">
            <text:p/>
          </table:table-cell>
          <table:table-cell table:number-columns-repeated="1016"/>
        </table:table-row>
        <table:table-row table:style-name="ro1">
          <table:table-cell table:style-name="ce3" office:value-type="date" office:date-value="2001-02-14" calcext:value-type="date">
            <text:p>14.2.2001</text:p>
          </table:table-cell>
          <table:table-cell table:style-name="ce46" office:value-type="float" office:value="1" calcext:value-type="float">
            <text:p>1</text:p>
          </table:table-cell>
          <table:table-cell table:style-name="ce47"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13" office:value-type="float" office:value="1026" calcext:value-type="float">
            <text:p>102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2]&lt;&gt;&quot;&quot;;CONCATENATE(&quot;https://cwe.mitre.org/data/definitions/&quot;;[.D32]; &quot;.html&quot;);&quot;&quot;)" office:value-type="string" office:string-value="https://cwe.mitre.org/data/definitions/1026.html" calcext:value-type="string">
            <text:p>https://cwe.mitre.org/data/definitions/1026.html</text:p>
          </table:table-cell>
          <table:table-cell table:number-columns-repeated="1016"/>
        </table:table-row>
        <table:table-row table:style-name="ro1">
          <table:table-cell table:style-name="ce3" office:value-type="date" office:date-value="2002-02-14" calcext:value-type="date">
            <text:p>14.2.2002</text:p>
          </table:table-cell>
          <table:table-cell table:style-name="ce46" office:value-type="float" office:value="1" calcext:value-type="float">
            <text:p>1</text:p>
          </table:table-cell>
          <table:table-cell table:style-name="ce47" office:value-type="string" calcext:value-type="string">
            <text:p>Verify that all unneeded features, documentation, samples, configurations are removed, such as sample applications, platform documentation, and default or example users.</text:p>
          </table:table-cell>
          <table:table-cell table:style-name="ce13" office:value-type="float" office:value="1002" calcext:value-type="float">
            <text:p>1002</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3]&lt;&gt;&quot;&quot;;CONCATENATE(&quot;https://cwe.mitre.org/data/definitions/&quot;;[.D33]; &quot;.html&quot;);&quot;&quot;)" office:value-type="string" office:string-value="https://cwe.mitre.org/data/definitions/1002.html" calcext:value-type="string">
            <text:p>https://cwe.mitre.org/data/definitions/1002.html</text:p>
          </table:table-cell>
          <table:table-cell table:number-columns-repeated="1016"/>
        </table:table-row>
        <table:table-row table:style-name="ro1">
          <table:table-cell table:style-name="ce3" office:value-type="date" office:date-value="2003-02-14" calcext:value-type="date">
            <text:p>14.2.2003</text:p>
          </table:table-cell>
          <table:table-cell table:style-name="ce46" office:value-type="float" office:value="1" calcext:value-type="float">
            <text:p>1</text:p>
          </table:table-cell>
          <table:table-cell table:style-name="ce47"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13" office:value-type="float" office:value="714" calcext:value-type="float">
            <text:p>714</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4]&lt;&gt;&quot;&quot;;CONCATENATE(&quot;https://cwe.mitre.org/data/definitions/&quot;;[.D34]; &quot;.html&quot;);&quot;&quot;)" office:value-type="string" office:string-value="https://cwe.mitre.org/data/definitions/714.html" calcext:value-type="string">
            <text:p>https://cwe.mitre.org/data/definitions/714.html</text:p>
          </table:table-cell>
          <table:table-cell table:number-columns-repeated="1016"/>
        </table:table-row>
        <table:table-row table:style-name="ro1">
          <table:table-cell table:style-name="ce3" office:value-type="date" office:date-value="2004-02-14" calcext:value-type="date">
            <text:p>14.2.2004</text:p>
          </table:table-cell>
          <table:table-cell table:style-name="ce46" office:value-type="float" office:value="2" calcext:value-type="float">
            <text:p>2</text:p>
          </table:table-cell>
          <table:table-cell table:style-name="ce47" office:value-type="string" calcext:value-type="string">
            <text:p>Verify that third party components come from pre-defined, trusted and continually maintained repositories. ([C2](https://www.owasp.org/index.php/OWASP_Proactive_Controls#tab=Formal_Numbering))</text:p>
          </table:table-cell>
          <table:table-cell table:style-name="ce13" office:value-type="float" office:value="829" calcext:value-type="float">
            <text:p>82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5]&lt;&gt;&quot;&quot;;CONCATENATE(&quot;https://cwe.mitre.org/data/definitions/&quot;;[.D35]; &quot;.html&quot;);&quot;&quot;)" office:value-type="string" office:string-value="https://cwe.mitre.org/data/definitions/829.html" calcext:value-type="string">
            <text:p>https://cwe.mitre.org/data/definitions/829.html</text:p>
          </table:table-cell>
          <table:table-cell table:number-columns-repeated="1016"/>
        </table:table-row>
        <table:table-row table:style-name="ro1">
          <table:table-cell table:style-name="ce3" office:value-type="date" office:date-value="2005-02-14" calcext:value-type="date">
            <text:p>14.2.2005</text:p>
          </table:table-cell>
          <table:table-cell table:style-name="ce46" office:value-type="float" office:value="2" calcext:value-type="float">
            <text:p>2</text:p>
          </table:table-cell>
          <table:table-cell table:style-name="ce47" office:value-type="string" calcext:value-type="string">
            <text:p>Verify that an inventory catalog is maintained of all third party libraries in use. ([C2](https://www.owasp.org/index.php/OWASP_Proactive_Controls#tab=Formal_Numbering))</text:p>
          </table:table-cell>
          <table:table-cell table:style-name="ce13"/>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formula="of:=IF([.D36]&lt;&gt;&quot;&quot;;CONCATENATE(&quot;https://cwe.mitre.org/data/definitions/&quot;;[.D36]; &quot;.html&quot;);&quot;&quot;)">
            <text:p/>
          </table:table-cell>
          <table:table-cell table:number-columns-repeated="1016"/>
        </table:table-row>
        <table:table-row table:style-name="ro1">
          <table:table-cell table:style-name="ce3" office:value-type="date" office:date-value="2006-02-14" calcext:value-type="date">
            <text:p>14.2.2006</text:p>
          </table:table-cell>
          <table:table-cell table:style-name="ce46" office:value-type="float" office:value="2" calcext:value-type="float">
            <text:p>2</text:p>
          </table:table-cell>
          <table:table-cell table:style-name="ce47"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13" office:value-type="float" office:value="265" calcext:value-type="float">
            <text:p>265</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7]&lt;&gt;&quot;&quot;;CONCATENATE(&quot;https://cwe.mitre.org/data/definitions/&quot;;[.D37]; &quot;.html&quot;);&quot;&quot;)" office:value-type="string" office:string-value="https://cwe.mitre.org/data/definitions/265.html" calcext:value-type="string">
            <text:p>https://cwe.mitre.org/data/definitions/265.html</text:p>
          </table:table-cell>
          <table:table-cell table:number-columns-repeated="1016"/>
        </table:table-row>
        <table:table-row table:style-name="ro1">
          <table:table-cell table:style-name="ce3" office:value-type="date" office:date-value="2001-03-14" calcext:value-type="date">
            <text:p>14.3.2001</text:p>
          </table:table-cell>
          <table:table-cell table:style-name="ce46" office:value-type="float" office:value="1" calcext:value-type="float">
            <text:p>1</text:p>
          </table:table-cell>
          <table:table-cell table:style-name="ce47"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13" office:value-type="float" office:value="209" calcext:value-type="float">
            <text:p>20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8]&lt;&gt;&quot;&quot;;CONCATENATE(&quot;https://cwe.mitre.org/data/definitions/&quot;;[.D38]; &quot;.html&quot;);&quot;&quot;)" office:value-type="string" office:string-value="https://cwe.mitre.org/data/definitions/209.html" calcext:value-type="string">
            <text:p>https://cwe.mitre.org/data/definitions/209.html</text:p>
          </table:table-cell>
          <table:table-cell table:number-columns-repeated="1016"/>
        </table:table-row>
        <table:table-row table:style-name="ro1">
          <table:table-cell table:style-name="ce3" office:value-type="date" office:date-value="2002-03-14" calcext:value-type="date">
            <text:p>14.3.2002</text:p>
          </table:table-cell>
          <table:table-cell table:style-name="ce46" office:value-type="float" office:value="1" calcext:value-type="float">
            <text:p>1</text:p>
          </table:table-cell>
          <table:table-cell table:style-name="ce47"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13" office:value-type="float" office:value="497" calcext:value-type="float">
            <text:p>497</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9]&lt;&gt;&quot;&quot;;CONCATENATE(&quot;https://cwe.mitre.org/data/definitions/&quot;;[.D39]; &quot;.html&quot;);&quot;&quot;)" office:value-type="string" office:string-value="https://cwe.mitre.org/data/definitions/497.html" calcext:value-type="string">
            <text:p>https://cwe.mitre.org/data/definitions/497.html</text:p>
          </table:table-cell>
          <table:table-cell table:number-columns-repeated="1016"/>
        </table:table-row>
        <table:table-row table:style-name="ro1">
          <table:table-cell table:style-name="ce3" office:value-type="date" office:date-value="2003-03-14" calcext:value-type="date">
            <text:p>14.3.2003</text:p>
          </table:table-cell>
          <table:table-cell table:style-name="ce46" office:value-type="float" office:value="1" calcext:value-type="float">
            <text:p>1</text:p>
          </table:table-cell>
          <table:table-cell table:style-name="ce47" office:value-type="string" calcext:value-type="string">
            <text:p>Verify that the HTTP headers or any part of the HTTP response do not expose detailed version information of system components.</text:p>
          </table:table-cell>
          <table:table-cell table:style-name="ce13" office:value-type="float" office:value="200" calcext:value-type="float">
            <text:p>20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0]&lt;&gt;&quot;&quot;;CONCATENATE(&quot;https://cwe.mitre.org/data/definitions/&quot;;[.D40]; &quot;.html&quot;);&quot;&quot;)" office:value-type="string" office:string-value="https://cwe.mitre.org/data/definitions/200.html" calcext:value-type="string">
            <text:p>https://cwe.mitre.org/data/definitions/200.html</text:p>
          </table:table-cell>
          <table:table-cell table:number-columns-repeated="1016"/>
        </table:table-row>
        <table:table-row table:style-name="ro1">
          <table:table-cell table:style-name="ce3" office:value-type="date" office:date-value="2001-04-14" calcext:value-type="date">
            <text:p>14.4.2001</text:p>
          </table:table-cell>
          <table:table-cell table:style-name="ce46" office:value-type="float" office:value="1" calcext:value-type="float">
            <text:p>1</text:p>
          </table:table-cell>
          <table:table-cell table:style-name="ce47" office:value-type="string" calcext:value-type="string">
            <text:p>Verify that every HTTP response contains a content type header specifying a safe character set (e.g., UTF-8, ISO 8859-1).</text:p>
          </table:table-cell>
          <table:table-cell table:style-name="ce13" office:value-type="float" office:value="173" calcext:value-type="float">
            <text:p>173</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1]&lt;&gt;&quot;&quot;;CONCATENATE(&quot;https://cwe.mitre.org/data/definitions/&quot;;[.D41]; &quot;.html&quot;);&quot;&quot;)" office:value-type="string" office:string-value="https://cwe.mitre.org/data/definitions/173.html" calcext:value-type="string">
            <text:p>https://cwe.mitre.org/data/definitions/173.html</text:p>
          </table:table-cell>
          <table:table-cell table:number-columns-repeated="1016"/>
        </table:table-row>
        <table:table-row table:style-name="ro1">
          <table:table-cell table:style-name="ce3" office:value-type="date" office:date-value="2002-04-14" calcext:value-type="date">
            <text:p>14.4.2002</text:p>
          </table:table-cell>
          <table:table-cell table:style-name="ce46" office:value-type="float" office:value="1" calcext:value-type="float">
            <text:p>1</text:p>
          </table:table-cell>
          <table:table-cell table:style-name="ce47" office:value-type="string" calcext:value-type="string">
            <text:p>Verify that all API responses contain Content-Disposition: attachment; filename="api.json" (or other appropriate filename for the content type).</text:p>
          </table:table-cell>
          <table:table-cell table:style-name="ce13" office:value-type="float" office:value="116" calcext:value-type="float">
            <text:p>11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2]&lt;&gt;&quot;&quot;;CONCATENATE(&quot;https://cwe.mitre.org/data/definitions/&quot;;[.D42];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3" office:value-type="date" office:date-value="2003-04-14" calcext:value-type="date">
            <text:p>14.4.2003</text:p>
          </table:table-cell>
          <table:table-cell table:style-name="ce46" office:value-type="float" office:value="1" calcext:value-type="float">
            <text:p>1</text:p>
          </table:table-cell>
          <table:table-cell table:style-name="ce47" office:value-type="string" calcext:value-type="string">
            <text:p>Verify that a content security policy (CSPv2) is in place that helps mitigate impact for XSS attacks like HTML, DOM, JSON, and JavaScript injection vulnerabilities.</text:p>
          </table:table-cell>
          <table:table-cell table:style-name="ce13" office:value-type="float" office:value="1021" calcext:value-type="float">
            <text:p>1021</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3]&lt;&gt;&quot;&quot;;CONCATENATE(&quot;https://cwe.mitre.org/data/definitions/&quot;;[.D43]; &quot;.html&quot;);&quot;&quot;)" office:value-type="string" office:string-value="https://cwe.mitre.org/data/definitions/1021.html" calcext:value-type="string">
            <text:p>https://cwe.mitre.org/data/definitions/1021.html</text:p>
          </table:table-cell>
          <table:table-cell table:number-columns-repeated="1016"/>
        </table:table-row>
        <table:table-row table:style-name="ro1">
          <table:table-cell table:style-name="ce3" office:value-type="date" office:date-value="2004-04-14" calcext:value-type="date">
            <text:p>14.4.2004</text:p>
          </table:table-cell>
          <table:table-cell table:style-name="ce46" office:value-type="float" office:value="1" calcext:value-type="float">
            <text:p>1</text:p>
          </table:table-cell>
          <table:table-cell table:style-name="ce48" office:value-type="string" calcext:value-type="string">
            <text:p>Verify that all responses contain X-Content-Type-Options: nosniff.</text:p>
          </table:table-cell>
          <table:table-cell table:style-name="ce13" office:value-type="float" office:value="116" calcext:value-type="float">
            <text:p>11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4]&lt;&gt;&quot;&quot;;CONCATENATE(&quot;https://cwe.mitre.org/data/definitions/&quot;;[.D44];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3" office:value-type="date" office:date-value="2005-04-14" calcext:value-type="date">
            <text:p>14.4.2005</text:p>
          </table:table-cell>
          <table:table-cell table:style-name="ce46" office:value-type="float" office:value="1" calcext:value-type="float">
            <text:p>1</text:p>
          </table:table-cell>
          <table:table-cell table:style-name="ce47" office:value-type="string" calcext:value-type="string">
            <text:p>Verify that HTTP Strict Transport Security headers are included on all responses and for all subdomains, such as Strict-Transport-Security: max-age=15724800; includeSubdomains.</text:p>
          </table:table-cell>
          <table:table-cell table:style-name="ce13" office:value-type="float" office:value="523" calcext:value-type="float">
            <text:p>523</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5]&lt;&gt;&quot;&quot;;CONCATENATE(&quot;https://cwe.mitre.org/data/definitions/&quot;;[.D45]; &quot;.html&quot;);&quot;&quot;)" office:value-type="string" office:string-value="https://cwe.mitre.org/data/definitions/523.html" calcext:value-type="string">
            <text:p>https://cwe.mitre.org/data/definitions/523.html</text:p>
          </table:table-cell>
          <table:table-cell table:number-columns-repeated="1016"/>
        </table:table-row>
        <table:table-row table:style-name="ro1">
          <table:table-cell table:style-name="ce3" office:value-type="date" office:date-value="2006-04-14" calcext:value-type="date">
            <text:p>14.4.2006</text:p>
          </table:table-cell>
          <table:table-cell table:style-name="ce46" office:value-type="float" office:value="1" calcext:value-type="float">
            <text:p>1</text:p>
          </table:table-cell>
          <table:table-cell table:style-name="ce47" office:value-type="string" calcext:value-type="string">
            <text:p>Verify that a suitable "Referrer-Policy" header is included, such as "no-referrer" or "same-origin".</text:p>
          </table:table-cell>
          <table:table-cell table:style-name="ce13" office:value-type="float" office:value="116" calcext:value-type="float">
            <text:p>11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6]&lt;&gt;&quot;&quot;;CONCATENATE(&quot;https://cwe.mitre.org/data/definitions/&quot;;[.D46];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3" office:value-type="date" office:date-value="2007-04-14" calcext:value-type="date">
            <text:p>14.4.2007</text:p>
          </table:table-cell>
          <table:table-cell table:style-name="ce46" office:value-type="float" office:value="1" calcext:value-type="float">
            <text:p>1</text:p>
          </table:table-cell>
          <table:table-cell table:style-name="ce47" office:value-type="string" calcext:value-type="string">
            <text:p>Verify that a suitable X-Frame-Options or Content-Security-Policy: frame-ancestors header is in use for sites where content should not be embedded in a third-party site.</text:p>
          </table:table-cell>
          <table:table-cell table:style-name="ce13" office:value-type="float" office:value="346" calcext:value-type="float">
            <text:p>34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7]&lt;&gt;&quot;&quot;;CONCATENATE(&quot;https://cwe.mitre.org/data/definitions/&quot;;[.D47]; &quot;.html&quot;);&quot;&quot;)" office:value-type="string" office:string-value="https://cwe.mitre.org/data/definitions/346.html" calcext:value-type="string">
            <text:p>https://cwe.mitre.org/data/definitions/346.html</text:p>
          </table:table-cell>
          <table:table-cell table:number-columns-repeated="1016"/>
        </table:table-row>
        <table:table-row table:style-name="ro1">
          <table:table-cell table:style-name="ce3" office:value-type="date" office:date-value="2001-05-14" calcext:value-type="date">
            <text:p>14.5.2001</text:p>
          </table:table-cell>
          <table:table-cell table:style-name="ce46" office:value-type="float" office:value="1" calcext:value-type="float">
            <text:p>1</text:p>
          </table:table-cell>
          <table:table-cell table:style-name="ce47" office:value-type="string" calcext:value-type="string">
            <text:p>Verify that the application server only accepts the HTTP methods in use by the application or API, including pre-flight OPTIONS.</text:p>
          </table:table-cell>
          <table:table-cell table:style-name="ce13" office:value-type="float" office:value="749" calcext:value-type="float">
            <text:p>74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8]&lt;&gt;&quot;&quot;;CONCATENATE(&quot;https://cwe.mitre.org/data/definitions/&quot;;[.D48]; &quot;.html&quot;);&quot;&quot;)" office:value-type="string" office:string-value="https://cwe.mitre.org/data/definitions/749.html" calcext:value-type="string">
            <text:p>https://cwe.mitre.org/data/definitions/749.html</text:p>
          </table:table-cell>
          <table:table-cell table:number-columns-repeated="1016"/>
        </table:table-row>
        <table:table-row table:style-name="ro1">
          <table:table-cell table:style-name="ce3" office:value-type="date" office:date-value="2002-05-14" calcext:value-type="date">
            <text:p>14.5.2002</text:p>
          </table:table-cell>
          <table:table-cell table:style-name="ce46" office:value-type="float" office:value="1" calcext:value-type="float">
            <text:p>1</text:p>
          </table:table-cell>
          <table:table-cell table:style-name="ce47" office:value-type="string" calcext:value-type="string">
            <text:p>Verify that the supplied Origin header is not used for authentication or access control decisions, as the Origin header can easily be changed by an attacker.</text:p>
          </table:table-cell>
          <table:table-cell table:style-name="ce13" office:value-type="float" office:value="346" calcext:value-type="float">
            <text:p>34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9]&lt;&gt;&quot;&quot;;CONCATENATE(&quot;https://cwe.mitre.org/data/definitions/&quot;;[.D49]; &quot;.html&quot;);&quot;&quot;)" office:value-type="string" office:string-value="https://cwe.mitre.org/data/definitions/346.html" calcext:value-type="string">
            <text:p>https://cwe.mitre.org/data/definitions/346.html</text:p>
          </table:table-cell>
          <table:table-cell table:number-columns-repeated="1016"/>
        </table:table-row>
        <table:table-row table:style-name="ro1">
          <table:table-cell table:style-name="ce3" office:value-type="date" office:date-value="2003-05-14" calcext:value-type="date">
            <text:p>14.5.2003</text:p>
          </table:table-cell>
          <table:table-cell table:style-name="ce46" office:value-type="float" office:value="1" calcext:value-type="float">
            <text:p>1</text:p>
          </table:table-cell>
          <table:table-cell table:style-name="ce47"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13" office:value-type="float" office:value="346" calcext:value-type="float">
            <text:p>34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50]&lt;&gt;&quot;&quot;;CONCATENATE(&quot;https://cwe.mitre.org/data/definitions/&quot;;[.D50]; &quot;.html&quot;);&quot;&quot;)" office:value-type="string" office:string-value="https://cwe.mitre.org/data/definitions/346.html" calcext:value-type="string">
            <text:p>https://cwe.mitre.org/data/definitions/346.html</text:p>
          </table:table-cell>
          <table:table-cell table:number-columns-repeated="1016"/>
        </table:table-row>
        <table:table-row table:style-name="ro1">
          <table:table-cell table:style-name="ce3" office:value-type="date" office:date-value="2004-05-14" calcext:value-type="date">
            <text:p>14.5.2004</text:p>
          </table:table-cell>
          <table:table-cell table:style-name="ce46" office:value-type="float" office:value="2" calcext:value-type="float">
            <text:p>2</text:p>
          </table:table-cell>
          <table:table-cell table:style-name="ce47" office:value-type="string" calcext:value-type="string">
            <text:p>Verify that HTTP headers added by a trusted proxy or SSO devices, such as a bearer token, are authenticated by the application.</text:p>
          </table:table-cell>
          <table:table-cell table:style-name="ce13" office:value-type="float" office:value="306" calcext:value-type="float">
            <text:p>30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51]&lt;&gt;&quot;&quot;;CONCATENATE(&quot;https://cwe.mitre.org/data/definitions/&quot;;[.D51]; &quot;.html&quot;);&quot;&quot;)" office:value-type="string" office:string-value="https://cwe.mitre.org/data/definitions/306.html" calcext:value-type="string">
            <text:p>https://cwe.mitre.org/data/definitions/306.html</text:p>
          </table:table-cell>
          <table:table-cell table:number-columns-repeated="1016"/>
        </table:table-row>
        <table:table-row table:style-name="ro1" table:number-rows-repeated="950">
          <table:table-cell table:style-name="ce13"/>
          <table:table-cell table:style-name="ce7"/>
          <table:table-cell table:style-name="ce12"/>
          <table:table-cell table:style-name="ce14"/>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Config.$F$1:.$F$1001"/>
        </table:named-expressions>
        <calcext:conditional-formats>
          <calcext:conditional-format calcext:target-range-address="Config.C44:Config.C44">
            <calcext:condition calcext:apply-style-name="ConditionalStyle_1" calcext:value="formula-is([.F44]=0)" calcext:base-cell-address="Config.C44"/>
          </calcext:conditional-format>
          <calcext:conditional-format calcext:target-range-address="Config.C2:Config.C51">
            <calcext:condition calcext:apply-style-name="ConditionalStyle_2" calcext:value="formula-is([.E2]=1)" calcext:base-cell-address="Config.C2"/>
          </calcext:conditional-format>
          <calcext:conditional-format calcext:target-range-address="Config.C2:Config.C51">
            <calcext:condition calcext:apply-style-name="ConditionalStyle_1" calcext:value="formula-is([.F2]=0)" calcext:base-cell-address="Config.C2"/>
          </calcext:conditional-format>
          <calcext:conditional-format calcext:target-range-address="Config.B2:Config.B51">
            <calcext:condition calcext:apply-style-name="ConditionalStyle_3" calcext:value="=3" calcext:base-cell-address="Config.B2"/>
          </calcext:conditional-format>
          <calcext:conditional-format calcext:target-range-address="Config.B2:Config.B51">
            <calcext:condition calcext:apply-style-name="ConditionalStyle_4" calcext:value="=2" calcext:base-cell-address="Config.B2"/>
          </calcext:conditional-format>
          <calcext:conditional-format calcext:target-range-address="Config.B2:Config.B51">
            <calcext:condition calcext:apply-style-name="ConditionalStyle_5" calcext:value="=1" calcext:base-cell-address="Config.B2"/>
          </calcext:conditional-format>
        </calcext:conditional-formats>
      </table:table>
      <table:table table:name="Crypto" table:style-name="ta8">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7"/>
          <table:table-cell table:number-columns-repeated="999"/>
        </table:table-row>
        <table:table-row table:style-name="ro1">
          <table:table-cell table:style-name="ce3" office:value-type="date" office:date-value="2001-02-06" calcext:value-type="date">
            <text:p>6.2.2001</text:p>
          </table:table-cell>
          <table:table-cell table:style-name="ce49" office:value-type="float" office:value="1" calcext:value-type="float">
            <text:p>1</text:p>
          </table:table-cell>
          <table:table-cell table:style-name="ce51" office:value-type="string" calcext:value-type="string">
            <text:p>Verify that all cryptographic modules fail securely, and errors are handled in a way that does not enable Padding Oracle attacks.</text:p>
          </table:table-cell>
          <table:table-cell table:style-name="ce13" office:value-type="float" office:value="310" calcext:value-type="float">
            <text:p>31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lt;&gt;&quot;&quot;;CONCATENATE(&quot;https://cwe.mitre.org/data/definitions/&quot;;[.D2]; &quot;.html&quot;);&quot;&quot;)" office:value-type="string" office:string-value="https://cwe.mitre.org/data/definitions/310.html" calcext:value-type="string">
            <text:p>https://cwe.mitre.org/data/definitions/310.html</text:p>
          </table:table-cell>
          <table:table-cell table:number-columns-repeated="1016"/>
        </table:table-row>
        <table:table-row table:style-name="ro1">
          <table:table-cell table:style-name="ce3" office:value-type="date" office:date-value="2002-02-06" calcext:value-type="date">
            <text:p>6.2.2002</text:p>
          </table:table-cell>
          <table:table-cell table:style-name="ce49" office:value-type="float" office:value="2" calcext:value-type="float">
            <text:p>2</text:p>
          </table:table-cell>
          <table:table-cell table:style-name="ce51"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13" office:value-type="float" office:value="327" calcext:value-type="float">
            <text:p>327</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lt;&gt;&quot;&quot;;CONCATENATE(&quot;https://cwe.mitre.org/data/definitions/&quot;;[.D3]; &quot;.html&quot;);&quot;&quot;)" office:value-type="string" office:string-value="https://cwe.mitre.org/data/definitions/327.html" calcext:value-type="string">
            <text:p>https://cwe.mitre.org/data/definitions/327.html</text:p>
          </table:table-cell>
          <table:table-cell table:number-columns-repeated="1016"/>
        </table:table-row>
        <table:table-row table:style-name="ro1">
          <table:table-cell table:style-name="ce3" office:value-type="date" office:date-value="2003-02-06" calcext:value-type="date">
            <text:p>6.2.2003</text:p>
          </table:table-cell>
          <table:table-cell table:style-name="ce49" office:value-type="float" office:value="2" calcext:value-type="float">
            <text:p>2</text:p>
          </table:table-cell>
          <table:table-cell table:style-name="ce51" office:value-type="string" calcext:value-type="string">
            <text:p>Verify that encryption initialization vector, cipher configuration, and block modes are configured securely using the latest advice.</text:p>
          </table:table-cell>
          <table:table-cell table:style-name="ce13" office:value-type="float" office:value="326" calcext:value-type="float">
            <text:p>32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lt;&gt;&quot;&quot;;CONCATENATE(&quot;https://cwe.mitre.org/data/definitions/&quot;;[.D4];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 office:value-type="date" office:date-value="2004-02-06" calcext:value-type="date">
            <text:p>6.2.2004</text:p>
          </table:table-cell>
          <table:table-cell table:style-name="ce49" office:value-type="float" office:value="2" calcext:value-type="float">
            <text:p>2</text:p>
          </table:table-cell>
          <table:table-cell table:style-name="ce51"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13" office:value-type="float" office:value="326" calcext:value-type="float">
            <text:p>32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5]&lt;&gt;&quot;&quot;;CONCATENATE(&quot;https://cwe.mitre.org/data/definitions/&quot;;[.D5];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 office:value-type="date" office:date-value="2005-02-06" calcext:value-type="date">
            <text:p>6.2.2005</text:p>
          </table:table-cell>
          <table:table-cell table:style-name="ce49" office:value-type="float" office:value="2" calcext:value-type="float">
            <text:p>2</text:p>
          </table:table-cell>
          <table:table-cell table:style-name="ce51"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13" office:value-type="float" office:value="326" calcext:value-type="float">
            <text:p>32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6]&lt;&gt;&quot;&quot;;CONCATENATE(&quot;https://cwe.mitre.org/data/definitions/&quot;;[.D6];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 office:value-type="date" office:date-value="2006-02-06" calcext:value-type="date">
            <text:p>6.2.2006</text:p>
          </table:table-cell>
          <table:table-cell table:style-name="ce49" office:value-type="float" office:value="2" calcext:value-type="float">
            <text:p>2</text:p>
          </table:table-cell>
          <table:table-cell table:style-name="ce51"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13" office:value-type="float" office:value="326" calcext:value-type="float">
            <text:p>32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7]&lt;&gt;&quot;&quot;;CONCATENATE(&quot;https://cwe.mitre.org/data/definitions/&quot;;[.D7];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 office:value-type="date" office:date-value="2007-02-06" calcext:value-type="date">
            <text:p>6.2.2007</text:p>
          </table:table-cell>
          <table:table-cell table:style-name="ce49" office:value-type="float" office:value="3" calcext:value-type="float">
            <text:p>3</text:p>
          </table:table-cell>
          <table:table-cell table:style-name="ce51" office:value-type="string" calcext:value-type="string">
            <text:p>Verify that encrypted data is authenticated via signatures, authenticated cipher modes, or HMAC to ensure that ciphertext is not altered by an unauthorized party.</text:p>
          </table:table-cell>
          <table:table-cell table:style-name="ce13" office:value-type="float" office:value="326" calcext:value-type="float">
            <text:p>32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8]&lt;&gt;&quot;&quot;;CONCATENATE(&quot;https://cwe.mitre.org/data/definitions/&quot;;[.D8]; &quot;.html&quot;);&quot;&quot;)" office:value-type="string" office:string-value="https://cwe.mitre.org/data/definitions/326.html" calcext:value-type="string">
            <text:p>https://cwe.mitre.org/data/definitions/326.html</text:p>
          </table:table-cell>
          <table:table-cell table:number-columns-repeated="1016"/>
        </table:table-row>
        <table:table-row table:style-name="ro1">
          <table:table-cell table:style-name="ce3" office:value-type="date" office:date-value="2008-02-06" calcext:value-type="date">
            <text:p>6.2.2008</text:p>
          </table:table-cell>
          <table:table-cell table:style-name="ce49" office:value-type="float" office:value="3" calcext:value-type="float">
            <text:p>3</text:p>
          </table:table-cell>
          <table:table-cell table:style-name="ce51" office:value-type="string" calcext:value-type="string">
            <text:p>Verify that all cryptographic operations are constant-time, with no 'short-circuit' operations in comparisons, calculations, or returns, to avoid leaking information.</text:p>
          </table:table-cell>
          <table:table-cell table:style-name="ce13" office:value-type="float" office:value="385" calcext:value-type="float">
            <text:p>385</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9]&lt;&gt;&quot;&quot;;CONCATENATE(&quot;https://cwe.mitre.org/data/definitions/&quot;;[.D9]; &quot;.html&quot;);&quot;&quot;)" office:value-type="string" office:string-value="https://cwe.mitre.org/data/definitions/385.html" calcext:value-type="string">
            <text:p>https://cwe.mitre.org/data/definitions/385.html</text:p>
          </table:table-cell>
          <table:table-cell table:number-columns-repeated="1016"/>
        </table:table-row>
        <table:table-row table:style-name="ro1">
          <table:table-cell table:style-name="ce3" office:value-type="date" office:date-value="2001-03-06" calcext:value-type="date">
            <text:p>6.3.2001</text:p>
          </table:table-cell>
          <table:table-cell table:style-name="ce49" office:value-type="float" office:value="2" calcext:value-type="float">
            <text:p>2</text:p>
          </table:table-cell>
          <table:table-cell table:style-name="ce51"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13" office:value-type="float" office:value="338" calcext:value-type="float">
            <text:p>338</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0]&lt;&gt;&quot;&quot;;CONCATENATE(&quot;https://cwe.mitre.org/data/definitions/&quot;;[.D10]; &quot;.html&quot;);&quot;&quot;)" office:value-type="string" office:string-value="https://cwe.mitre.org/data/definitions/338.html" calcext:value-type="string">
            <text:p>https://cwe.mitre.org/data/definitions/338.html</text:p>
          </table:table-cell>
          <table:table-cell table:number-columns-repeated="1016"/>
        </table:table-row>
        <table:table-row table:style-name="ro1">
          <table:table-cell table:style-name="ce3" office:value-type="date" office:date-value="2002-03-06" calcext:value-type="date">
            <text:p>6.3.2002</text:p>
          </table:table-cell>
          <table:table-cell table:style-name="ce49" office:value-type="float" office:value="2" calcext:value-type="float">
            <text:p>2</text:p>
          </table:table-cell>
          <table:table-cell table:style-name="ce51"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13" office:value-type="float" office:value="338" calcext:value-type="float">
            <text:p>338</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1]&lt;&gt;&quot;&quot;;CONCATENATE(&quot;https://cwe.mitre.org/data/definitions/&quot;;[.D11]; &quot;.html&quot;);&quot;&quot;)" office:value-type="string" office:string-value="https://cwe.mitre.org/data/definitions/338.html" calcext:value-type="string">
            <text:p>https://cwe.mitre.org/data/definitions/338.html</text:p>
          </table:table-cell>
          <table:table-cell table:number-columns-repeated="1016"/>
        </table:table-row>
        <table:table-row table:style-name="ro1">
          <table:table-cell table:style-name="ce3" office:value-type="date" office:date-value="2003-03-06" calcext:value-type="date">
            <text:p>6.3.2003</text:p>
          </table:table-cell>
          <table:table-cell table:style-name="ce49" office:value-type="float" office:value="3" calcext:value-type="float">
            <text:p>3</text:p>
          </table:table-cell>
          <table:table-cell table:style-name="ce51" office:value-type="string" calcext:value-type="string">
            <text:p>Verify that random numbers are created with proper entropy even when the application is under heavy load, or that the application degrades gracefully in such circumstances.</text:p>
          </table:table-cell>
          <table:table-cell table:style-name="ce13" office:value-type="float" office:value="338" calcext:value-type="float">
            <text:p>338</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2]&lt;&gt;&quot;&quot;;CONCATENATE(&quot;https://cwe.mitre.org/data/definitions/&quot;;[.D12]; &quot;.html&quot;);&quot;&quot;)" office:value-type="string" office:string-value="https://cwe.mitre.org/data/definitions/338.html" calcext:value-type="string">
            <text:p>https://cwe.mitre.org/data/definitions/338.html</text:p>
          </table:table-cell>
          <table:table-cell table:number-columns-repeated="1016"/>
        </table:table-row>
        <table:table-row table:style-name="ro1">
          <table:table-cell table:style-name="ce3" office:value-type="date" office:date-value="2001-04-06" calcext:value-type="date">
            <text:p>6.4.2001</text:p>
          </table:table-cell>
          <table:table-cell table:style-name="ce49" office:value-type="float" office:value="2" calcext:value-type="float">
            <text:p>2</text:p>
          </table:table-cell>
          <table:table-cell table:style-name="ce51"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13" office:value-type="float" office:value="798" calcext:value-type="float">
            <text:p>798</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3]&lt;&gt;&quot;&quot;;CONCATENATE(&quot;https://cwe.mitre.org/data/definitions/&quot;;[.D13]; &quot;.html&quot;);&quot;&quot;)" office:value-type="string" office:string-value="https://cwe.mitre.org/data/definitions/798.html" calcext:value-type="string">
            <text:p>https://cwe.mitre.org/data/definitions/798.html</text:p>
          </table:table-cell>
          <table:table-cell table:number-columns-repeated="1016"/>
        </table:table-row>
        <table:table-row table:style-name="ro1">
          <table:table-cell table:style-name="ce3" office:value-type="date" office:date-value="2002-04-06" calcext:value-type="date">
            <text:p>6.4.2002</text:p>
          </table:table-cell>
          <table:table-cell table:style-name="ce49" office:value-type="float" office:value="2" calcext:value-type="float">
            <text:p>2</text:p>
          </table:table-cell>
          <table:table-cell table:style-name="ce51"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13" office:value-type="float" office:value="320" calcext:value-type="float">
            <text:p>32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4]&lt;&gt;&quot;&quot;;CONCATENATE(&quot;https://cwe.mitre.org/data/definitions/&quot;;[.D14]; &quot;.html&quot;);&quot;&quot;)" office:value-type="string" office:string-value="https://cwe.mitre.org/data/definitions/320.html" calcext:value-type="string">
            <text:p>https://cwe.mitre.org/data/definitions/320.html</text:p>
          </table:table-cell>
          <table:table-cell table:number-columns-repeated="1016"/>
        </table:table-row>
        <table:table-row table:style-name="ro1" table:number-rows-repeated="26">
          <table:table-cell table:style-name="ce3"/>
          <table:table-cell table:style-name="ce50"/>
          <table:table-cell table:style-name="ce51"/>
          <table:table-cell table:style-name="ce13"/>
          <table:table-cell table:number-columns-repeated="1020"/>
        </table:table-row>
        <table:table-row table:style-name="ro1">
          <table:table-cell table:style-name="ce3"/>
          <table:table-cell table:style-name="ce50"/>
          <table:table-cell table:style-name="ce52"/>
          <table:table-cell table:style-name="ce13"/>
          <table:table-cell table:number-columns-repeated="1020"/>
        </table:table-row>
        <table:table-row table:style-name="ro1" table:number-rows-repeated="2">
          <table:table-cell table:style-name="ce3"/>
          <table:table-cell table:style-name="ce50"/>
          <table:table-cell table:style-name="ce51"/>
          <table:table-cell table:style-name="ce13"/>
          <table:table-cell table:number-columns-repeated="1020"/>
        </table:table-row>
        <table:table-row table:style-name="ro1">
          <table:table-cell table:style-name="ce13"/>
          <table:table-cell table:style-name="ce7"/>
          <table:table-cell table:style-name="ce53"/>
          <table:table-cell table:style-name="ce14"/>
          <table:table-cell table:number-columns-repeated="1020"/>
        </table:table-row>
        <table:table-row table:style-name="ro1" table:number-rows-repeated="957">
          <table:table-cell table:style-name="ce13"/>
          <table:table-cell table:style-name="ce7"/>
          <table:table-cell table:style-name="ce12"/>
          <table:table-cell table:style-name="ce14"/>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Crypto.$F$1:.$F$1001"/>
        </table:named-expressions>
        <calcext:conditional-formats>
          <calcext:conditional-format calcext:target-range-address="Crypto.C44:Crypto.C44">
            <calcext:condition calcext:apply-style-name="ConditionalStyle_1" calcext:value="formula-is([.F44]=0)" calcext:base-cell-address="Crypto.C44"/>
          </calcext:conditional-format>
          <calcext:conditional-format calcext:target-range-address="Crypto.C2:Crypto.C43">
            <calcext:condition calcext:apply-style-name="ConditionalStyle_2" calcext:value="formula-is([.E2]=1)" calcext:base-cell-address="Crypto.C2"/>
          </calcext:conditional-format>
          <calcext:conditional-format calcext:target-range-address="Crypto.C2:Crypto.C43">
            <calcext:condition calcext:apply-style-name="ConditionalStyle_1" calcext:value="formula-is([.F2]=0)" calcext:base-cell-address="Crypto.C2"/>
          </calcext:conditional-format>
          <calcext:conditional-format calcext:target-range-address="Crypto.B2:Crypto.B43">
            <calcext:condition calcext:apply-style-name="ConditionalStyle_3" calcext:value="=3" calcext:base-cell-address="Crypto.B2"/>
          </calcext:conditional-format>
          <calcext:conditional-format calcext:target-range-address="Crypto.B2:Crypto.B43">
            <calcext:condition calcext:apply-style-name="ConditionalStyle_4" calcext:value="=2" calcext:base-cell-address="Crypto.B2"/>
          </calcext:conditional-format>
          <calcext:conditional-format calcext:target-range-address="Crypto.B2:Crypto.B43">
            <calcext:condition calcext:apply-style-name="ConditionalStyle_5" calcext:value="=1" calcext:base-cell-address="Crypto.B2"/>
          </calcext:conditional-format>
        </calcext:conditional-formats>
      </table:table>
      <table:table table:name="Data" table:style-name="ta9">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7"/>
          <table:table-cell table:number-columns-repeated="999"/>
        </table:table-row>
        <table:table-row table:style-name="ro1">
          <table:table-cell table:style-name="ce3" office:value-type="date" office:date-value="2003-01-08" calcext:value-type="date">
            <text:p>8.1.2003</text:p>
          </table:table-cell>
          <table:table-cell table:style-name="ce54" office:value-type="float" office:value="2" calcext:value-type="float">
            <text:p>2</text:p>
          </table:table-cell>
          <table:table-cell table:style-name="ce56" office:value-type="string" calcext:value-type="string">
            <text:p>Verify the application minimizes the number of parameters in a request, such as hidden fields, Ajax variables, cookies and header values.</text:p>
          </table:table-cell>
          <table:table-cell table:style-name="ce13" office:value-type="float" office:value="233" calcext:value-type="float">
            <text:p>233</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lt;&gt;&quot;&quot;;CONCATENATE(&quot;https://cwe.mitre.org/data/definitions/&quot;;[.D2]; &quot;.html&quot;);&quot;&quot;)" office:value-type="string" office:string-value="https://cwe.mitre.org/data/definitions/233.html" calcext:value-type="string">
            <text:p>https://cwe.mitre.org/data/definitions/233.html</text:p>
          </table:table-cell>
          <table:table-cell table:number-columns-repeated="1016"/>
        </table:table-row>
        <table:table-row table:style-name="ro1">
          <table:table-cell table:style-name="ce3" office:value-type="date" office:date-value="2004-01-08" calcext:value-type="date">
            <text:p>8.1.2004</text:p>
          </table:table-cell>
          <table:table-cell table:style-name="ce54" office:value-type="float" office:value="2" calcext:value-type="float">
            <text:p>2</text:p>
          </table:table-cell>
          <table:table-cell table:style-name="ce56" office:value-type="string" calcext:value-type="string">
            <text:p>Verify the application can detect and alert on abnormal numbers of requests, such as by IP, user, total per hour or day, or whatever makes sense for the application.</text:p>
          </table:table-cell>
          <table:table-cell table:style-name="ce13" office:value-type="float" office:value="770" calcext:value-type="float">
            <text:p>77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lt;&gt;&quot;&quot;;CONCATENATE(&quot;https://cwe.mitre.org/data/definitions/&quot;;[.D3]; &quot;.html&quot;);&quot;&quot;)" office:value-type="string" office:string-value="https://cwe.mitre.org/data/definitions/770.html" calcext:value-type="string">
            <text:p>https://cwe.mitre.org/data/definitions/770.html</text:p>
          </table:table-cell>
          <table:table-cell table:number-columns-repeated="1016"/>
        </table:table-row>
        <table:table-row table:style-name="ro1">
          <table:table-cell table:style-name="ce3" office:value-type="date" office:date-value="2005-01-08" calcext:value-type="date">
            <text:p>8.1.2005</text:p>
          </table:table-cell>
          <table:table-cell table:style-name="ce54" office:value-type="float" office:value="3" calcext:value-type="float">
            <text:p>3</text:p>
          </table:table-cell>
          <table:table-cell table:style-name="ce56" office:value-type="string" calcext:value-type="string">
            <text:p>Verify that regular backups of important data are performed and that test restoration of data is performed.</text:p>
          </table:table-cell>
          <table:table-cell table:style-name="ce13" office:value-type="float" office:value="19" calcext:value-type="float">
            <text:p>1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lt;&gt;&quot;&quot;;CONCATENATE(&quot;https://cwe.mitre.org/data/definitions/&quot;;[.D4]; &quot;.html&quot;);&quot;&quot;)" office:value-type="string" office:string-value="https://cwe.mitre.org/data/definitions/19.html" calcext:value-type="string">
            <text:p>https://cwe.mitre.org/data/definitions/19.html</text:p>
          </table:table-cell>
          <table:table-cell table:number-columns-repeated="1016"/>
        </table:table-row>
        <table:table-row table:style-name="ro1">
          <table:table-cell table:style-name="ce3" office:value-type="date" office:date-value="2006-01-08" calcext:value-type="date">
            <text:p>8.1.2006</text:p>
          </table:table-cell>
          <table:table-cell table:style-name="ce54" office:value-type="float" office:value="3" calcext:value-type="float">
            <text:p>3</text:p>
          </table:table-cell>
          <table:table-cell table:style-name="ce56" office:value-type="string" calcext:value-type="string">
            <text:p>Verify that backups are stored securely to prevent data from being stolen or corrupted.</text:p>
          </table:table-cell>
          <table:table-cell table:style-name="ce13" office:value-type="float" office:value="19" calcext:value-type="float">
            <text:p>1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5]&lt;&gt;&quot;&quot;;CONCATENATE(&quot;https://cwe.mitre.org/data/definitions/&quot;;[.D5]; &quot;.html&quot;);&quot;&quot;)" office:value-type="string" office:string-value="https://cwe.mitre.org/data/definitions/19.html" calcext:value-type="string">
            <text:p>https://cwe.mitre.org/data/definitions/19.html</text:p>
          </table:table-cell>
          <table:table-cell table:number-columns-repeated="1016"/>
        </table:table-row>
        <table:table-row table:style-name="ro1">
          <table:table-cell table:style-name="ce3" office:value-type="date" office:date-value="2001-02-08" calcext:value-type="date">
            <text:p>8.2.2001</text:p>
          </table:table-cell>
          <table:table-cell table:style-name="ce54" office:value-type="float" office:value="1" calcext:value-type="float">
            <text:p>1</text:p>
          </table:table-cell>
          <table:table-cell table:style-name="ce56" office:value-type="string" calcext:value-type="string">
            <text:p>Verify the application sets sufficient anti-caching headers so that sensitive data is not cached in modern browsers.</text:p>
          </table:table-cell>
          <table:table-cell table:style-name="ce13" office:value-type="float" office:value="525" calcext:value-type="float">
            <text:p>525</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6]&lt;&gt;&quot;&quot;;CONCATENATE(&quot;https://cwe.mitre.org/data/definitions/&quot;;[.D6]; &quot;.html&quot;);&quot;&quot;)" office:value-type="string" office:string-value="https://cwe.mitre.org/data/definitions/525.html" calcext:value-type="string">
            <text:p>https://cwe.mitre.org/data/definitions/525.html</text:p>
          </table:table-cell>
          <table:table-cell table:number-columns-repeated="1016"/>
        </table:table-row>
        <table:table-row table:style-name="ro1">
          <table:table-cell table:style-name="ce3" office:value-type="date" office:date-value="2002-02-08" calcext:value-type="date">
            <text:p>8.2.2002</text:p>
          </table:table-cell>
          <table:table-cell table:style-name="ce54" office:value-type="float" office:value="1" calcext:value-type="float">
            <text:p>1</text:p>
          </table:table-cell>
          <table:table-cell table:style-name="ce56" office:value-type="string" calcext:value-type="string">
            <text:p>Verify that data stored in client side storage (such as HTML5 local storage, session storage, IndexedDB, regular cookies or Flash cookies) does not contain sensitive data or PII.</text:p>
          </table:table-cell>
          <table:table-cell table:style-name="ce13" office:value-type="float" office:value="922" calcext:value-type="float">
            <text:p>922</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7]&lt;&gt;&quot;&quot;;CONCATENATE(&quot;https://cwe.mitre.org/data/definitions/&quot;;[.D7]; &quot;.html&quot;);&quot;&quot;)" office:value-type="string" office:string-value="https://cwe.mitre.org/data/definitions/922.html" calcext:value-type="string">
            <text:p>https://cwe.mitre.org/data/definitions/922.html</text:p>
          </table:table-cell>
          <table:table-cell table:number-columns-repeated="1016"/>
        </table:table-row>
        <table:table-row table:style-name="ro1">
          <table:table-cell table:style-name="ce3" office:value-type="date" office:date-value="2003-02-08" calcext:value-type="date">
            <text:p>8.2.2003</text:p>
          </table:table-cell>
          <table:table-cell table:style-name="ce54" office:value-type="float" office:value="1" calcext:value-type="float">
            <text:p>1</text:p>
          </table:table-cell>
          <table:table-cell table:style-name="ce56" office:value-type="string" calcext:value-type="string">
            <text:p>Verify that authenticated data is cleared from client storage, such as the browser DOM, after the client or session is terminated.</text:p>
          </table:table-cell>
          <table:table-cell table:style-name="ce13" office:value-type="float" office:value="922" calcext:value-type="float">
            <text:p>922</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8]&lt;&gt;&quot;&quot;;CONCATENATE(&quot;https://cwe.mitre.org/data/definitions/&quot;;[.D8]; &quot;.html&quot;);&quot;&quot;)" office:value-type="string" office:string-value="https://cwe.mitre.org/data/definitions/922.html" calcext:value-type="string">
            <text:p>https://cwe.mitre.org/data/definitions/922.html</text:p>
          </table:table-cell>
          <table:table-cell table:number-columns-repeated="1016"/>
        </table:table-row>
        <table:table-row table:style-name="ro1">
          <table:table-cell table:style-name="ce3" office:value-type="date" office:date-value="2001-03-08" calcext:value-type="date">
            <text:p>8.3.2001</text:p>
          </table:table-cell>
          <table:table-cell table:style-name="ce54" office:value-type="float" office:value="1" calcext:value-type="float">
            <text:p>1</text:p>
          </table:table-cell>
          <table:table-cell table:style-name="ce56" office:value-type="string" calcext:value-type="string">
            <text:p>Verify that sensitive data is sent to the server in the HTTP message body or headers, and that query string parameters from any HTTP verb do not contain sensitive data.</text:p>
          </table:table-cell>
          <table:table-cell table:style-name="ce13" office:value-type="float" office:value="319" calcext:value-type="float">
            <text:p>31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9]&lt;&gt;&quot;&quot;;CONCATENATE(&quot;https://cwe.mitre.org/data/definitions/&quot;;[.D9]; &quot;.html&quot;);&quot;&quot;)" office:value-type="string" office:string-value="https://cwe.mitre.org/data/definitions/319.html" calcext:value-type="string">
            <text:p>https://cwe.mitre.org/data/definitions/319.html</text:p>
          </table:table-cell>
          <table:table-cell table:number-columns-repeated="1016"/>
        </table:table-row>
        <table:table-row table:style-name="ro1">
          <table:table-cell table:style-name="ce3" office:value-type="date" office:date-value="2002-03-08" calcext:value-type="date">
            <text:p>8.3.2002</text:p>
          </table:table-cell>
          <table:table-cell table:style-name="ce54" office:value-type="float" office:value="1" calcext:value-type="float">
            <text:p>1</text:p>
          </table:table-cell>
          <table:table-cell table:style-name="ce56" office:value-type="string" calcext:value-type="string">
            <text:p>Verify that users have a method to remove or export their data on demand.</text:p>
          </table:table-cell>
          <table:table-cell table:style-name="ce13" office:value-type="float" office:value="212" calcext:value-type="float">
            <text:p>212</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0]&lt;&gt;&quot;&quot;;CONCATENATE(&quot;https://cwe.mitre.org/data/definitions/&quot;;[.D10]; &quot;.html&quot;);&quot;&quot;)" office:value-type="string" office:string-value="https://cwe.mitre.org/data/definitions/212.html" calcext:value-type="string">
            <text:p>https://cwe.mitre.org/data/definitions/212.html</text:p>
          </table:table-cell>
          <table:table-cell table:number-columns-repeated="1016"/>
        </table:table-row>
        <table:table-row table:style-name="ro1">
          <table:table-cell table:style-name="ce3" office:value-type="date" office:date-value="2003-03-08" calcext:value-type="date">
            <text:p>8.3.2003</text:p>
          </table:table-cell>
          <table:table-cell table:style-name="ce54" office:value-type="float" office:value="1" calcext:value-type="float">
            <text:p>1</text:p>
          </table:table-cell>
          <table:table-cell table:style-name="ce56"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13" office:value-type="float" office:value="285" calcext:value-type="float">
            <text:p>285</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1]&lt;&gt;&quot;&quot;;CONCATENATE(&quot;https://cwe.mitre.org/data/definitions/&quot;;[.D11];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table-cell table:style-name="ce3" office:value-type="date" office:date-value="2004-03-08" calcext:value-type="date">
            <text:p>8.3.2004</text:p>
          </table:table-cell>
          <table:table-cell table:style-name="ce54" office:value-type="float" office:value="1" calcext:value-type="float">
            <text:p>1</text:p>
          </table:table-cell>
          <table:table-cell table:style-name="ce56"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13" office:value-type="float" office:value="200" calcext:value-type="float">
            <text:p>20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2]&lt;&gt;&quot;&quot;;CONCATENATE(&quot;https://cwe.mitre.org/data/definitions/&quot;;[.D12]; &quot;.html&quot;);&quot;&quot;)" office:value-type="string" office:string-value="https://cwe.mitre.org/data/definitions/200.html" calcext:value-type="string">
            <text:p>https://cwe.mitre.org/data/definitions/200.html</text:p>
          </table:table-cell>
          <table:table-cell table:number-columns-repeated="1016"/>
        </table:table-row>
        <table:table-row table:style-name="ro1">
          <table:table-cell table:style-name="ce3" office:value-type="date" office:date-value="2005-03-08" calcext:value-type="date">
            <text:p>8.3.2005</text:p>
          </table:table-cell>
          <table:table-cell table:style-name="ce54" office:value-type="float" office:value="2" calcext:value-type="float">
            <text:p>2</text:p>
          </table:table-cell>
          <table:table-cell table:style-name="ce56"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13" office:value-type="float" office:value="532" calcext:value-type="float">
            <text:p>532</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3]&lt;&gt;&quot;&quot;;CONCATENATE(&quot;https://cwe.mitre.org/data/definitions/&quot;;[.D13]; &quot;.html&quot;);&quot;&quot;)" office:value-type="string" office:string-value="https://cwe.mitre.org/data/definitions/532.html" calcext:value-type="string">
            <text:p>https://cwe.mitre.org/data/definitions/532.html</text:p>
          </table:table-cell>
          <table:table-cell table:number-columns-repeated="1016"/>
        </table:table-row>
        <table:table-row table:style-name="ro1">
          <table:table-cell table:style-name="ce3" office:value-type="date" office:date-value="2006-03-08" calcext:value-type="date">
            <text:p>8.3.2006</text:p>
          </table:table-cell>
          <table:table-cell table:style-name="ce54" office:value-type="float" office:value="2" calcext:value-type="float">
            <text:p>2</text:p>
          </table:table-cell>
          <table:table-cell table:style-name="ce56" office:value-type="string" calcext:value-type="string">
            <text:p>Verify that sensitive information contained in memory is overwritten as soon as it is no longer required to mitigate memory dumping attacks, using zeroes or random data.</text:p>
          </table:table-cell>
          <table:table-cell table:style-name="ce13" office:value-type="float" office:value="226" calcext:value-type="float">
            <text:p>22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4]&lt;&gt;&quot;&quot;;CONCATENATE(&quot;https://cwe.mitre.org/data/definitions/&quot;;[.D14]; &quot;.html&quot;);&quot;&quot;)" office:value-type="string" office:string-value="https://cwe.mitre.org/data/definitions/226.html" calcext:value-type="string">
            <text:p>https://cwe.mitre.org/data/definitions/226.html</text:p>
          </table:table-cell>
          <table:table-cell table:number-columns-repeated="1016"/>
        </table:table-row>
        <table:table-row table:style-name="ro1">
          <table:table-cell table:style-name="ce3" office:value-type="date" office:date-value="2007-03-08" calcext:value-type="date">
            <text:p>8.3.2007</text:p>
          </table:table-cell>
          <table:table-cell table:style-name="ce54" office:value-type="float" office:value="2" calcext:value-type="float">
            <text:p>2</text:p>
          </table:table-cell>
          <table:table-cell table:style-name="ce56"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13" office:value-type="float" office:value="327" calcext:value-type="float">
            <text:p>327</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5]&lt;&gt;&quot;&quot;;CONCATENATE(&quot;https://cwe.mitre.org/data/definitions/&quot;;[.D15]; &quot;.html&quot;);&quot;&quot;)" office:value-type="string" office:string-value="https://cwe.mitre.org/data/definitions/327.html" calcext:value-type="string">
            <text:p>https://cwe.mitre.org/data/definitions/327.html</text:p>
          </table:table-cell>
          <table:table-cell table:number-columns-repeated="1016"/>
        </table:table-row>
        <table:table-row table:style-name="ro1">
          <table:table-cell table:style-name="ce3" office:value-type="date" office:date-value="2008-03-08" calcext:value-type="date">
            <text:p>8.3.2008</text:p>
          </table:table-cell>
          <table:table-cell table:style-name="ce54" office:value-type="float" office:value="2" calcext:value-type="float">
            <text:p>2</text:p>
          </table:table-cell>
          <table:table-cell table:style-name="ce56"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13" office:value-type="float" office:value="285" calcext:value-type="float">
            <text:p>285</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6]&lt;&gt;&quot;&quot;;CONCATENATE(&quot;https://cwe.mitre.org/data/definitions/&quot;;[.D16]; &quot;.html&quot;);&quot;&quot;)" office:value-type="string" office:string-value="https://cwe.mitre.org/data/definitions/285.html" calcext:value-type="string">
            <text:p>https://cwe.mitre.org/data/definitions/285.html</text:p>
          </table:table-cell>
          <table:table-cell table:number-columns-repeated="1016"/>
        </table:table-row>
        <table:table-row table:style-name="ro1" table:number-rows-repeated="24">
          <table:table-cell table:style-name="ce3"/>
          <table:table-cell table:style-name="ce55"/>
          <table:table-cell table:style-name="ce56"/>
          <table:table-cell table:style-name="ce13"/>
          <table:table-cell table:number-columns-repeated="1020"/>
        </table:table-row>
        <table:table-row table:style-name="ro1">
          <table:table-cell table:style-name="ce3"/>
          <table:table-cell table:style-name="ce55"/>
          <table:table-cell table:style-name="ce57"/>
          <table:table-cell table:style-name="ce13"/>
          <table:table-cell table:number-columns-repeated="1020"/>
        </table:table-row>
        <table:table-row table:style-name="ro1" table:number-rows-repeated="2">
          <table:table-cell table:style-name="ce3"/>
          <table:table-cell table:style-name="ce55"/>
          <table:table-cell table:style-name="ce56"/>
          <table:table-cell table:style-name="ce13"/>
          <table:table-cell table:number-columns-repeated="1020"/>
        </table:table-row>
        <table:table-row table:style-name="ro1">
          <table:table-cell table:style-name="ce13"/>
          <table:table-cell table:style-name="ce7"/>
          <table:table-cell table:style-name="ce58"/>
          <table:table-cell table:style-name="ce14"/>
          <table:table-cell table:number-columns-repeated="1020"/>
        </table:table-row>
        <table:table-row table:style-name="ro1" table:number-rows-repeated="957">
          <table:table-cell table:style-name="ce13"/>
          <table:table-cell table:style-name="ce7"/>
          <table:table-cell table:style-name="ce12"/>
          <table:table-cell table:style-name="ce14"/>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Data.$F$1:.$F$1001"/>
        </table:named-expressions>
        <calcext:conditional-formats>
          <calcext:conditional-format calcext:target-range-address="Data.C44:Data.C44">
            <calcext:condition calcext:apply-style-name="ConditionalStyle_1" calcext:value="formula-is([.F44]=0)" calcext:base-cell-address="Data.C44"/>
          </calcext:conditional-format>
          <calcext:conditional-format calcext:target-range-address="Data.C2:Data.C43">
            <calcext:condition calcext:apply-style-name="ConditionalStyle_2" calcext:value="formula-is([.E2]=1)" calcext:base-cell-address="Data.C2"/>
          </calcext:conditional-format>
          <calcext:conditional-format calcext:target-range-address="Data.C2:Data.C43">
            <calcext:condition calcext:apply-style-name="ConditionalStyle_1" calcext:value="formula-is([.F2]=0)" calcext:base-cell-address="Data.C2"/>
          </calcext:conditional-format>
          <calcext:conditional-format calcext:target-range-address="Data.B2:Data.B43">
            <calcext:condition calcext:apply-style-name="ConditionalStyle_3" calcext:value="=3" calcext:base-cell-address="Data.B2"/>
          </calcext:conditional-format>
          <calcext:conditional-format calcext:target-range-address="Data.B2:Data.B43">
            <calcext:condition calcext:apply-style-name="ConditionalStyle_4" calcext:value="=2" calcext:base-cell-address="Data.B2"/>
          </calcext:conditional-format>
          <calcext:conditional-format calcext:target-range-address="Data.B2:Data.B43">
            <calcext:condition calcext:apply-style-name="ConditionalStyle_5" calcext:value="=1" calcext:base-cell-address="Data.B2"/>
          </calcext:conditional-format>
        </calcext:conditional-formats>
      </table:table>
      <table:table table:name="Error" table:style-name="ta10">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7"/>
          <table:table-cell table:number-columns-repeated="999"/>
        </table:table-row>
        <table:table-row table:style-name="ro1">
          <table:table-cell table:style-name="ce3" office:value-type="date" office:date-value="2001-03-07" calcext:value-type="date">
            <text:p>7.3.2001</text:p>
          </table:table-cell>
          <table:table-cell table:style-name="ce59" office:value-type="float" office:value="2" calcext:value-type="float">
            <text:p>2</text:p>
          </table:table-cell>
          <table:table-cell table:style-name="ce61" office:value-type="string" calcext:value-type="string">
            <text:p>Verify that the application appropriately encodes user-supplied data to prevent log injection. ([C9](https://www.owasp.org/index.php/OWASP_Proactive_Controls#tab=Formal_Numbering))</text:p>
          </table:table-cell>
          <table:table-cell table:style-name="ce13" office:value-type="float" office:value="117" calcext:value-type="float">
            <text:p>117</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lt;&gt;&quot;&quot;;CONCATENATE(&quot;https://cwe.mitre.org/data/definitions/&quot;;[.D2]; &quot;.html&quot;);&quot;&quot;)" office:value-type="string" office:string-value="https://cwe.mitre.org/data/definitions/117.html" calcext:value-type="string">
            <text:p>https://cwe.mitre.org/data/definitions/117.html</text:p>
          </table:table-cell>
          <table:table-cell table:number-columns-repeated="1016"/>
        </table:table-row>
        <table:table-row table:style-name="ro1">
          <table:table-cell table:style-name="ce3" office:value-type="date" office:date-value="2002-03-07" calcext:value-type="date">
            <text:p>7.3.2002</text:p>
          </table:table-cell>
          <table:table-cell table:style-name="ce59" office:value-type="float" office:value="2" calcext:value-type="float">
            <text:p>2</text:p>
          </table:table-cell>
          <table:table-cell table:style-name="ce61" office:value-type="string" calcext:value-type="string">
            <text:p>Verify that all events are protected from injection when viewed in log viewing software. ([C9](https://www.owasp.org/index.php/OWASP_Proactive_Controls#tab=Formal_Numbering))</text:p>
          </table:table-cell>
          <table:table-cell table:style-name="ce13" office:value-type="float" office:value="117" calcext:value-type="float">
            <text:p>117</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lt;&gt;&quot;&quot;;CONCATENATE(&quot;https://cwe.mitre.org/data/definitions/&quot;;[.D3]; &quot;.html&quot;);&quot;&quot;)" office:value-type="string" office:string-value="https://cwe.mitre.org/data/definitions/117.html" calcext:value-type="string">
            <text:p>https://cwe.mitre.org/data/definitions/117.html</text:p>
          </table:table-cell>
          <table:table-cell table:number-columns-repeated="1016"/>
        </table:table-row>
        <table:table-row table:style-name="ro1">
          <table:table-cell table:style-name="ce3" office:value-type="date" office:date-value="2003-03-07" calcext:value-type="date">
            <text:p>7.3.2003</text:p>
          </table:table-cell>
          <table:table-cell table:style-name="ce59" office:value-type="float" office:value="2" calcext:value-type="float">
            <text:p>2</text:p>
          </table:table-cell>
          <table:table-cell table:style-name="ce61" office:value-type="string" calcext:value-type="string">
            <text:p>Verify that security logs are protected from unauthorized access and modification. ([C9](https://www.owasp.org/index.php/OWASP_Proactive_Controls#tab=Formal_Numbering))</text:p>
          </table:table-cell>
          <table:table-cell table:style-name="ce13" office:value-type="float" office:value="200" calcext:value-type="float">
            <text:p>20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lt;&gt;&quot;&quot;;CONCATENATE(&quot;https://cwe.mitre.org/data/definitions/&quot;;[.D4]; &quot;.html&quot;);&quot;&quot;)" office:value-type="string" office:string-value="https://cwe.mitre.org/data/definitions/200.html" calcext:value-type="string">
            <text:p>https://cwe.mitre.org/data/definitions/200.html</text:p>
          </table:table-cell>
          <table:table-cell table:number-columns-repeated="1016"/>
        </table:table-row>
        <table:table-row table:style-name="ro1">
          <table:table-cell table:style-name="ce3" office:value-type="date" office:date-value="2004-03-07" calcext:value-type="date">
            <text:p>7.3.2004</text:p>
          </table:table-cell>
          <table:table-cell table:style-name="ce59" office:value-type="float" office:value="2" calcext:value-type="float">
            <text:p>2</text:p>
          </table:table-cell>
          <table:table-cell table:style-name="ce62" office:value-type="string" calcext:value-type="string">
            <text:p>Verify that time sources are synchronized to the correct time and time zone. Strongly consider logging only in UTC if systems are global to assist with post-incident forensic analysis. ([C9](https://www.owasp.org/index.php/OWASP_Proactive_Controls#tab=Formal_Numbering))</text:p>
          </table:table-cell>
          <table:table-cell table:style-name="ce64"/>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formula="of:=IF([.D5]&lt;&gt;&quot;&quot;;CONCATENATE(&quot;https://cwe.mitre.org/data/definitions/&quot;;[.D5]; &quot;.html&quot;);&quot;&quot;)">
            <text:p/>
          </table:table-cell>
          <table:table-cell table:number-columns-repeated="1016"/>
        </table:table-row>
        <table:table-row table:style-name="ro1">
          <table:table-cell table:style-name="ce3" office:value-type="date" office:date-value="2001-04-07" calcext:value-type="date">
            <text:p>7.4.2001</text:p>
          </table:table-cell>
          <table:table-cell table:style-name="ce59" office:value-type="float" office:value="1" calcext:value-type="float">
            <text:p>1</text:p>
          </table:table-cell>
          <table:table-cell table:style-name="ce61" office:value-type="string" calcext:value-type="string">
            <text:p>Verify that a generic message is shown when an unexpected or security sensitive error occurs, potentially with a unique ID which support personnel can use to investigate. <text:s/>([C10](https://www.owasp.org/index.php/OWASP_Proactive_Controls#tab=Formal_Numbering))</text:p>
          </table:table-cell>
          <table:table-cell table:style-name="ce13" office:value-type="float" office:value="210" calcext:value-type="float">
            <text:p>21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6]&lt;&gt;&quot;&quot;;CONCATENATE(&quot;https://cwe.mitre.org/data/definitions/&quot;;[.D6]; &quot;.html&quot;);&quot;&quot;)" office:value-type="string" office:string-value="https://cwe.mitre.org/data/definitions/210.html" calcext:value-type="string">
            <text:p>https://cwe.mitre.org/data/definitions/210.html</text:p>
          </table:table-cell>
          <table:table-cell table:number-columns-repeated="1016"/>
        </table:table-row>
        <table:table-row table:style-name="ro1">
          <table:table-cell table:style-name="ce3" office:value-type="date" office:date-value="2002-04-07" calcext:value-type="date">
            <text:p>7.4.2002</text:p>
          </table:table-cell>
          <table:table-cell table:style-name="ce59" office:value-type="float" office:value="2" calcext:value-type="float">
            <text:p>2</text:p>
          </table:table-cell>
          <table:table-cell table:style-name="ce61" office:value-type="string" calcext:value-type="string">
            <text:p>Verify that exception handling (or a functional equivalent) is used across the codebase to account for expected and unexpected error conditions. ([C10](https://www.owasp.org/index.php/OWASP_Proactive_Controls#tab=Formal_Numbering))</text:p>
          </table:table-cell>
          <table:table-cell table:style-name="ce13" office:value-type="float" office:value="544" calcext:value-type="float">
            <text:p>544</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7]&lt;&gt;&quot;&quot;;CONCATENATE(&quot;https://cwe.mitre.org/data/definitions/&quot;;[.D7]; &quot;.html&quot;);&quot;&quot;)" office:value-type="string" office:string-value="https://cwe.mitre.org/data/definitions/544.html" calcext:value-type="string">
            <text:p>https://cwe.mitre.org/data/definitions/544.html</text:p>
          </table:table-cell>
          <table:table-cell table:number-columns-repeated="1016"/>
        </table:table-row>
        <table:table-row table:style-name="ro1">
          <table:table-cell table:style-name="ce3" office:value-type="date" office:date-value="2003-04-07" calcext:value-type="date">
            <text:p>7.4.2003</text:p>
          </table:table-cell>
          <table:table-cell table:style-name="ce59" office:value-type="float" office:value="2" calcext:value-type="float">
            <text:p>2</text:p>
          </table:table-cell>
          <table:table-cell table:style-name="ce61" office:value-type="string" calcext:value-type="string">
            <text:p>Verify that a "last resort" error handler is defined which will catch all unhandled exceptions. ([C10](https://www.owasp.org/index.php/OWASP_Proactive_Controls#tab=Formal_Numbering))</text:p>
          </table:table-cell>
          <table:table-cell table:style-name="ce13" office:value-type="float" office:value="460" calcext:value-type="float">
            <text:p>46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8]&lt;&gt;&quot;&quot;;CONCATENATE(&quot;https://cwe.mitre.org/data/definitions/&quot;;[.D8]; &quot;.html&quot;);&quot;&quot;)" office:value-type="string" office:string-value="https://cwe.mitre.org/data/definitions/460.html" calcext:value-type="string">
            <text:p>https://cwe.mitre.org/data/definitions/460.html</text:p>
          </table:table-cell>
          <table:table-cell table:number-columns-repeated="1016"/>
        </table:table-row>
        <table:table-row table:style-name="ro1" table:number-rows-repeated="32">
          <table:table-cell table:style-name="ce3"/>
          <table:table-cell table:style-name="ce60"/>
          <table:table-cell table:style-name="ce61"/>
          <table:table-cell table:style-name="ce13"/>
          <table:table-cell table:number-columns-repeated="1020"/>
        </table:table-row>
        <table:table-row table:style-name="ro1">
          <table:table-cell table:style-name="ce3"/>
          <table:table-cell table:style-name="ce60"/>
          <table:table-cell table:style-name="ce62"/>
          <table:table-cell table:style-name="ce13"/>
          <table:table-cell table:number-columns-repeated="1020"/>
        </table:table-row>
        <table:table-row table:style-name="ro1" table:number-rows-repeated="2">
          <table:table-cell table:style-name="ce3"/>
          <table:table-cell table:style-name="ce60"/>
          <table:table-cell table:style-name="ce61"/>
          <table:table-cell table:style-name="ce13"/>
          <table:table-cell table:number-columns-repeated="1020"/>
        </table:table-row>
        <table:table-row table:style-name="ro1">
          <table:table-cell table:style-name="ce13"/>
          <table:table-cell table:style-name="ce7"/>
          <table:table-cell table:style-name="ce63"/>
          <table:table-cell table:style-name="ce14"/>
          <table:table-cell table:number-columns-repeated="1020"/>
        </table:table-row>
        <table:table-row table:style-name="ro1" table:number-rows-repeated="957">
          <table:table-cell table:style-name="ce13"/>
          <table:table-cell table:style-name="ce7"/>
          <table:table-cell table:style-name="ce12"/>
          <table:table-cell table:style-name="ce14"/>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Error.$F$1:.$F$1001"/>
        </table:named-expressions>
        <calcext:conditional-formats>
          <calcext:conditional-format calcext:target-range-address="Error.C44:Error.C44">
            <calcext:condition calcext:apply-style-name="ConditionalStyle_1" calcext:value="formula-is([.F44]=0)" calcext:base-cell-address="Error.C44"/>
          </calcext:conditional-format>
          <calcext:conditional-format calcext:target-range-address="Error.C2:Error.C43">
            <calcext:condition calcext:apply-style-name="ConditionalStyle_2" calcext:value="formula-is([.E2]=1)" calcext:base-cell-address="Error.C2"/>
          </calcext:conditional-format>
          <calcext:conditional-format calcext:target-range-address="Error.C2:Error.C43">
            <calcext:condition calcext:apply-style-name="ConditionalStyle_1" calcext:value="formula-is([.F2]=0)" calcext:base-cell-address="Error.C2"/>
          </calcext:conditional-format>
          <calcext:conditional-format calcext:target-range-address="Error.B2:Error.B43">
            <calcext:condition calcext:apply-style-name="ConditionalStyle_3" calcext:value="=3" calcext:base-cell-address="Error.B2"/>
          </calcext:conditional-format>
          <calcext:conditional-format calcext:target-range-address="Error.B2:Error.B43">
            <calcext:condition calcext:apply-style-name="ConditionalStyle_4" calcext:value="=2" calcext:base-cell-address="Error.B2"/>
          </calcext:conditional-format>
          <calcext:conditional-format calcext:target-range-address="Error.B2:Error.B43">
            <calcext:condition calcext:apply-style-name="ConditionalStyle_5" calcext:value="=1" calcext:base-cell-address="Error.B2"/>
          </calcext:conditional-format>
        </calcext:conditional-formats>
      </table:table>
      <table:table table:name="Files" table:style-name="ta1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7"/>
          <table:table-cell table:number-columns-repeated="999"/>
        </table:table-row>
        <table:table-row table:style-name="ro1">
          <table:table-cell table:style-name="ce3" office:value-type="date" office:date-value="2001-03-12" calcext:value-type="date">
            <text:p>12.3.2001</text:p>
          </table:table-cell>
          <table:table-cell table:style-name="ce65" office:value-type="float" office:value="1" calcext:value-type="float">
            <text:p>1</text:p>
          </table:table-cell>
          <table:table-cell table:style-name="ce67" office:value-type="string" calcext:value-type="string">
            <text:p>Verify that user-submitted filename metadata is not used directly with system or framework file and URL API to protect against path traversal.</text:p>
          </table:table-cell>
          <table:table-cell table:style-name="ce13" office:value-type="float" office:value="22" calcext:value-type="float">
            <text:p>22</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lt;&gt;&quot;&quot;;CONCATENATE(&quot;https://cwe.mitre.org/data/definitions/&quot;;[.D2]; &quot;.html&quot;);&quot;&quot;)" office:value-type="string" office:string-value="https://cwe.mitre.org/data/definitions/22.html" calcext:value-type="string">
            <text:p>https://cwe.mitre.org/data/definitions/22.html</text:p>
          </table:table-cell>
          <table:table-cell table:number-columns-repeated="1016"/>
        </table:table-row>
        <table:table-row table:style-name="ro1">
          <table:table-cell table:style-name="ce3" office:value-type="date" office:date-value="2002-03-12" calcext:value-type="date">
            <text:p>12.3.2002</text:p>
          </table:table-cell>
          <table:table-cell table:style-name="ce65" office:value-type="float" office:value="1" calcext:value-type="float">
            <text:p>1</text:p>
          </table:table-cell>
          <table:table-cell table:style-name="ce67" office:value-type="string" calcext:value-type="string">
            <text:p>Verify that user-submitted filename metadata is validated or ignored to prevent the disclosure, creation, updating or removal of local files (LFI).</text:p>
          </table:table-cell>
          <table:table-cell table:style-name="ce13" office:value-type="float" office:value="73" calcext:value-type="float">
            <text:p>73</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lt;&gt;&quot;&quot;;CONCATENATE(&quot;https://cwe.mitre.org/data/definitions/&quot;;[.D3]; &quot;.html&quot;);&quot;&quot;)" office:value-type="string" office:string-value="https://cwe.mitre.org/data/definitions/73.html" calcext:value-type="string">
            <text:p>https://cwe.mitre.org/data/definitions/73.html</text:p>
          </table:table-cell>
          <table:table-cell table:number-columns-repeated="1016"/>
        </table:table-row>
        <table:table-row table:style-name="ro1">
          <table:table-cell table:style-name="ce3" office:value-type="date" office:date-value="2003-03-12" calcext:value-type="date">
            <text:p>12.3.2003</text:p>
          </table:table-cell>
          <table:table-cell table:style-name="ce65" office:value-type="float" office:value="1" calcext:value-type="float">
            <text:p>1</text:p>
          </table:table-cell>
          <table:table-cell table:style-name="ce67" office:value-type="string" calcext:value-type="string">
            <text:p>Verify that user-submitted filename metadata is validated or ignored to prevent the disclosure or execution of remote files (RFI), which may also lead to SSRF.</text:p>
          </table:table-cell>
          <table:table-cell table:style-name="ce13" office:value-type="float" office:value="98" calcext:value-type="float">
            <text:p>98</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lt;&gt;&quot;&quot;;CONCATENATE(&quot;https://cwe.mitre.org/data/definitions/&quot;;[.D4]; &quot;.html&quot;);&quot;&quot;)" office:value-type="string" office:string-value="https://cwe.mitre.org/data/definitions/98.html" calcext:value-type="string">
            <text:p>https://cwe.mitre.org/data/definitions/98.html</text:p>
          </table:table-cell>
          <table:table-cell table:number-columns-repeated="1016"/>
        </table:table-row>
        <table:table-row table:style-name="ro1">
          <table:table-cell table:style-name="ce3" office:value-type="date" office:date-value="2004-03-12" calcext:value-type="date">
            <text:p>12.3.2004</text:p>
          </table:table-cell>
          <table:table-cell table:style-name="ce65" office:value-type="float" office:value="1" calcext:value-type="float">
            <text:p>1</text:p>
          </table:table-cell>
          <table:table-cell table:style-name="ce67"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13" office:value-type="float" office:value="641" calcext:value-type="float">
            <text:p>641</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5]&lt;&gt;&quot;&quot;;CONCATENATE(&quot;https://cwe.mitre.org/data/definitions/&quot;;[.D5]; &quot;.html&quot;);&quot;&quot;)" office:value-type="string" office:string-value="https://cwe.mitre.org/data/definitions/641.html" calcext:value-type="string">
            <text:p>https://cwe.mitre.org/data/definitions/641.html</text:p>
          </table:table-cell>
          <table:table-cell table:number-columns-repeated="1016"/>
        </table:table-row>
        <table:table-row table:style-name="ro1">
          <table:table-cell table:style-name="ce3" office:value-type="date" office:date-value="2005-03-12" calcext:value-type="date">
            <text:p>12.3.2005</text:p>
          </table:table-cell>
          <table:table-cell table:style-name="ce65" office:value-type="float" office:value="1" calcext:value-type="float">
            <text:p>1</text:p>
          </table:table-cell>
          <table:table-cell table:style-name="ce67" office:value-type="string" calcext:value-type="string">
            <text:p>Verify that untrusted file metadata is not used directly with system API or libraries, to protect against OS command injection.</text:p>
          </table:table-cell>
          <table:table-cell table:style-name="ce13" office:value-type="float" office:value="78" calcext:value-type="float">
            <text:p>78</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6]&lt;&gt;&quot;&quot;;CONCATENATE(&quot;https://cwe.mitre.org/data/definitions/&quot;;[.D6]; &quot;.html&quot;);&quot;&quot;)" office:value-type="string" office:string-value="https://cwe.mitre.org/data/definitions/78.html" calcext:value-type="string">
            <text:p>https://cwe.mitre.org/data/definitions/78.html</text:p>
          </table:table-cell>
          <table:table-cell table:number-columns-repeated="1016"/>
        </table:table-row>
        <table:table-row table:style-name="ro1">
          <table:table-cell table:style-name="ce3" office:value-type="date" office:date-value="2006-03-12" calcext:value-type="date">
            <text:p>12.3.2006</text:p>
          </table:table-cell>
          <table:table-cell table:style-name="ce65" office:value-type="float" office:value="2" calcext:value-type="float">
            <text:p>2</text:p>
          </table:table-cell>
          <table:table-cell table:style-name="ce67"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13" office:value-type="float" office:value="829" calcext:value-type="float">
            <text:p>82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7]&lt;&gt;&quot;&quot;;CONCATENATE(&quot;https://cwe.mitre.org/data/definitions/&quot;;[.D7]; &quot;.html&quot;);&quot;&quot;)" office:value-type="string" office:string-value="https://cwe.mitre.org/data/definitions/829.html" calcext:value-type="string">
            <text:p>https://cwe.mitre.org/data/definitions/829.html</text:p>
          </table:table-cell>
          <table:table-cell table:number-columns-repeated="1016"/>
        </table:table-row>
        <table:table-row table:style-name="ro1">
          <table:table-cell table:style-name="ce3" office:value-type="date" office:date-value="2001-04-12" calcext:value-type="date">
            <text:p>12.4.2001</text:p>
          </table:table-cell>
          <table:table-cell table:style-name="ce65" office:value-type="float" office:value="1" calcext:value-type="float">
            <text:p>1</text:p>
          </table:table-cell>
          <table:table-cell table:style-name="ce67" office:value-type="string" calcext:value-type="string">
            <text:p>Verify that files obtained from untrusted sources are stored outside the web root, with limited permissions, preferably with strong validation.</text:p>
          </table:table-cell>
          <table:table-cell table:style-name="ce13" office:value-type="float" office:value="922" calcext:value-type="float">
            <text:p>922</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8]&lt;&gt;&quot;&quot;;CONCATENATE(&quot;https://cwe.mitre.org/data/definitions/&quot;;[.D8]; &quot;.html&quot;);&quot;&quot;)" office:value-type="string" office:string-value="https://cwe.mitre.org/data/definitions/922.html" calcext:value-type="string">
            <text:p>https://cwe.mitre.org/data/definitions/922.html</text:p>
          </table:table-cell>
          <table:table-cell table:number-columns-repeated="1016"/>
        </table:table-row>
        <table:table-row table:style-name="ro1">
          <table:table-cell table:style-name="ce3" office:value-type="date" office:date-value="2002-04-12" calcext:value-type="date">
            <text:p>12.4.2002</text:p>
          </table:table-cell>
          <table:table-cell table:style-name="ce65" office:value-type="float" office:value="1" calcext:value-type="float">
            <text:p>1</text:p>
          </table:table-cell>
          <table:table-cell table:style-name="ce67" office:value-type="string" calcext:value-type="string">
            <text:p>Verify that files obtained from untrusted sources are scanned by antivirus scanners to prevent upload of known malicious content.</text:p>
          </table:table-cell>
          <table:table-cell table:style-name="ce13" office:value-type="float" office:value="509" calcext:value-type="float">
            <text:p>50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9]&lt;&gt;&quot;&quot;;CONCATENATE(&quot;https://cwe.mitre.org/data/definitions/&quot;;[.D9]; &quot;.html&quot;);&quot;&quot;)" office:value-type="string" office:string-value="https://cwe.mitre.org/data/definitions/509.html" calcext:value-type="string">
            <text:p>https://cwe.mitre.org/data/definitions/509.html</text:p>
          </table:table-cell>
          <table:table-cell table:number-columns-repeated="1016"/>
        </table:table-row>
        <table:table-row table:style-name="ro1">
          <table:table-cell table:style-name="ce3" office:value-type="date" office:date-value="2001-05-12" calcext:value-type="date">
            <text:p>12.5.2001</text:p>
          </table:table-cell>
          <table:table-cell table:style-name="ce65" office:value-type="float" office:value="1" calcext:value-type="float">
            <text:p>1</text:p>
          </table:table-cell>
          <table:table-cell table:style-name="ce67"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13" office:value-type="float" office:value="552" calcext:value-type="float">
            <text:p>552</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0]&lt;&gt;&quot;&quot;;CONCATENATE(&quot;https://cwe.mitre.org/data/definitions/&quot;;[.D10]; &quot;.html&quot;);&quot;&quot;)" office:value-type="string" office:string-value="https://cwe.mitre.org/data/definitions/552.html" calcext:value-type="string">
            <text:p>https://cwe.mitre.org/data/definitions/552.html</text:p>
          </table:table-cell>
          <table:table-cell table:number-columns-repeated="1016"/>
        </table:table-row>
        <table:table-row table:style-name="ro1">
          <table:table-cell table:style-name="ce3" office:value-type="date" office:date-value="2002-05-12" calcext:value-type="date">
            <text:p>12.5.2002</text:p>
          </table:table-cell>
          <table:table-cell table:style-name="ce65" office:value-type="float" office:value="1" calcext:value-type="float">
            <text:p>1</text:p>
          </table:table-cell>
          <table:table-cell table:style-name="ce67" office:value-type="string" calcext:value-type="string">
            <text:p>Verify that direct requests to uploaded files will never be executed as HTML/JavaScript content.</text:p>
          </table:table-cell>
          <table:table-cell table:style-name="ce13" office:value-type="float" office:value="434" calcext:value-type="float">
            <text:p>434</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1]&lt;&gt;&quot;&quot;;CONCATENATE(&quot;https://cwe.mitre.org/data/definitions/&quot;;[.D11]; &quot;.html&quot;);&quot;&quot;)" office:value-type="string" office:string-value="https://cwe.mitre.org/data/definitions/434.html" calcext:value-type="string">
            <text:p>https://cwe.mitre.org/data/definitions/434.html</text:p>
          </table:table-cell>
          <table:table-cell table:number-columns-repeated="1016"/>
        </table:table-row>
        <table:table-row table:style-name="ro1">
          <table:table-cell table:style-name="ce3" office:value-type="date" office:date-value="2001-06-12" calcext:value-type="date">
            <text:p>12.6.2001</text:p>
          </table:table-cell>
          <table:table-cell table:style-name="ce65" office:value-type="float" office:value="1" calcext:value-type="float">
            <text:p>1</text:p>
          </table:table-cell>
          <table:table-cell table:style-name="ce67" office:value-type="string" calcext:value-type="string">
            <text:p>Verify that the web or application server is configured with a whitelist of resources or systems to which the server can send requests or load data/files from.</text:p>
          </table:table-cell>
          <table:table-cell table:style-name="ce13" office:value-type="float" office:value="918" calcext:value-type="float">
            <text:p>918</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2]&lt;&gt;&quot;&quot;;CONCATENATE(&quot;https://cwe.mitre.org/data/definitions/&quot;;[.D12]; &quot;.html&quot;);&quot;&quot;)" office:value-type="string" office:string-value="https://cwe.mitre.org/data/definitions/918.html" calcext:value-type="string">
            <text:p>https://cwe.mitre.org/data/definitions/918.html</text:p>
          </table:table-cell>
          <table:table-cell table:number-columns-repeated="1016"/>
        </table:table-row>
        <table:table-row table:style-name="ro1" table:number-rows-repeated="28">
          <table:table-cell table:style-name="ce3"/>
          <table:table-cell table:style-name="ce66"/>
          <table:table-cell table:style-name="ce67"/>
          <table:table-cell table:style-name="ce13"/>
          <table:table-cell table:number-columns-repeated="1020"/>
        </table:table-row>
        <table:table-row table:style-name="ro1">
          <table:table-cell table:style-name="ce3"/>
          <table:table-cell table:style-name="ce66"/>
          <table:table-cell table:style-name="ce68"/>
          <table:table-cell table:style-name="ce13"/>
          <table:table-cell table:number-columns-repeated="1020"/>
        </table:table-row>
        <table:table-row table:style-name="ro1" table:number-rows-repeated="2">
          <table:table-cell table:style-name="ce3"/>
          <table:table-cell table:style-name="ce66"/>
          <table:table-cell table:style-name="ce67"/>
          <table:table-cell table:style-name="ce13"/>
          <table:table-cell table:number-columns-repeated="1020"/>
        </table:table-row>
        <table:table-row table:style-name="ro1">
          <table:table-cell table:style-name="ce13"/>
          <table:table-cell table:style-name="ce7"/>
          <table:table-cell table:style-name="ce69"/>
          <table:table-cell table:style-name="ce14"/>
          <table:table-cell table:number-columns-repeated="1020"/>
        </table:table-row>
        <table:table-row table:style-name="ro1" table:number-rows-repeated="957">
          <table:table-cell table:style-name="ce13"/>
          <table:table-cell table:style-name="ce7"/>
          <table:table-cell table:style-name="ce12"/>
          <table:table-cell table:style-name="ce14"/>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Files.$F$1:.$F$1001"/>
        </table:named-expressions>
        <calcext:conditional-formats>
          <calcext:conditional-format calcext:target-range-address="Files.C44:Files.C44">
            <calcext:condition calcext:apply-style-name="ConditionalStyle_1" calcext:value="formula-is([.F44]=0)" calcext:base-cell-address="Files.C44"/>
          </calcext:conditional-format>
          <calcext:conditional-format calcext:target-range-address="Files.C2:Files.C43">
            <calcext:condition calcext:apply-style-name="ConditionalStyle_2" calcext:value="formula-is([.E2]=1)" calcext:base-cell-address="Files.C2"/>
          </calcext:conditional-format>
          <calcext:conditional-format calcext:target-range-address="Files.C2:Files.C43">
            <calcext:condition calcext:apply-style-name="ConditionalStyle_1" calcext:value="formula-is([.F2]=0)" calcext:base-cell-address="Files.C2"/>
          </calcext:conditional-format>
          <calcext:conditional-format calcext:target-range-address="Files.B2:Files.B43">
            <calcext:condition calcext:apply-style-name="ConditionalStyle_3" calcext:value="=3" calcext:base-cell-address="Files.B2"/>
          </calcext:conditional-format>
          <calcext:conditional-format calcext:target-range-address="Files.B2:Files.B43">
            <calcext:condition calcext:apply-style-name="ConditionalStyle_4" calcext:value="=2" calcext:base-cell-address="Files.B2"/>
          </calcext:conditional-format>
          <calcext:conditional-format calcext:target-range-address="Files.B2:Files.B43">
            <calcext:condition calcext:apply-style-name="ConditionalStyle_5" calcext:value="=1" calcext:base-cell-address="Files.B2"/>
          </calcext:conditional-format>
        </calcext:conditional-formats>
      </table:table>
      <table:table table:name="Malicious" table:style-name="ta12">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7"/>
          <table:table-cell table:number-columns-repeated="999"/>
        </table:table-row>
        <table:table-row table:style-name="ro1">
          <table:table-cell table:style-name="ce3" office:value-type="date" office:date-value="2003-03-10" calcext:value-type="date">
            <text:p>10.3.2003</text:p>
          </table:table-cell>
          <table:table-cell table:style-name="ce70" office:value-type="float" office:value="1" calcext:value-type="float">
            <text:p>1</text:p>
          </table:table-cell>
          <table:table-cell table:style-name="ce72"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13" office:value-type="float" office:value="350" calcext:value-type="float">
            <text:p>35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lt;&gt;&quot;&quot;;CONCATENATE(&quot;https://cwe.mitre.org/data/definitions/&quot;;[.D2]; &quot;.html&quot;);&quot;&quot;)" office:value-type="string" office:string-value="https://cwe.mitre.org/data/definitions/350.html" calcext:value-type="string">
            <text:p>https://cwe.mitre.org/data/definitions/350.html</text:p>
          </table:table-cell>
          <table:table-cell table:number-columns-repeated="1016"/>
        </table:table-row>
        <table:table-row table:style-name="ro1">
          <table:table-cell table:style-name="ce3"/>
          <table:table-cell table:style-name="ce71"/>
          <table:table-cell table:style-name="ce72"/>
          <table:table-cell table:style-name="ce13"/>
          <table:table-cell table:number-columns-repeated="1020"/>
        </table:table-row>
        <table:table-row table:style-name="ro1">
          <table:table-cell table:style-name="ce3"/>
          <table:table-cell table:style-name="ce71"/>
          <table:table-cell table:style-name="ce72"/>
          <table:table-cell table:style-name="ce13"/>
          <table:table-cell table:number-columns-repeated="1020"/>
        </table:table-row>
        <table:table-row table:style-name="ro1" table:number-rows-repeated="36">
          <table:table-cell table:style-name="ce3"/>
          <table:table-cell table:style-name="ce71"/>
          <table:table-cell table:style-name="ce72"/>
          <table:table-cell table:style-name="ce13"/>
          <table:table-cell table:number-columns-repeated="1020"/>
        </table:table-row>
        <table:table-row table:style-name="ro1">
          <table:table-cell table:style-name="ce3"/>
          <table:table-cell table:style-name="ce71"/>
          <table:table-cell table:style-name="ce73"/>
          <table:table-cell table:style-name="ce13"/>
          <table:table-cell table:number-columns-repeated="1020"/>
        </table:table-row>
        <table:table-row table:style-name="ro1" table:number-rows-repeated="2">
          <table:table-cell table:style-name="ce3"/>
          <table:table-cell table:style-name="ce71"/>
          <table:table-cell table:style-name="ce72"/>
          <table:table-cell table:style-name="ce13"/>
          <table:table-cell table:number-columns-repeated="1020"/>
        </table:table-row>
        <table:table-row table:style-name="ro1">
          <table:table-cell table:style-name="ce13"/>
          <table:table-cell table:style-name="ce7"/>
          <table:table-cell table:style-name="ce74"/>
          <table:table-cell table:style-name="ce14"/>
          <table:table-cell table:number-columns-repeated="1020"/>
        </table:table-row>
        <table:table-row table:style-name="ro1" table:number-rows-repeated="957">
          <table:table-cell table:style-name="ce13"/>
          <table:table-cell table:style-name="ce7"/>
          <table:table-cell table:style-name="ce12"/>
          <table:table-cell table:style-name="ce14"/>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Malicious.$F$1:.$F$1001"/>
        </table:named-expressions>
        <calcext:conditional-formats>
          <calcext:conditional-format calcext:target-range-address="Malicious.C44:Malicious.C44">
            <calcext:condition calcext:apply-style-name="ConditionalStyle_1" calcext:value="formula-is([.F44]=0)" calcext:base-cell-address="Malicious.C44"/>
          </calcext:conditional-format>
          <calcext:conditional-format calcext:target-range-address="Malicious.C2:Malicious.C43">
            <calcext:condition calcext:apply-style-name="ConditionalStyle_2" calcext:value="formula-is([.E2]=1)" calcext:base-cell-address="Malicious.C2"/>
          </calcext:conditional-format>
          <calcext:conditional-format calcext:target-range-address="Malicious.C2:Malicious.C43">
            <calcext:condition calcext:apply-style-name="ConditionalStyle_1" calcext:value="formula-is([.F2]=0)" calcext:base-cell-address="Malicious.C2"/>
          </calcext:conditional-format>
          <calcext:conditional-format calcext:target-range-address="Malicious.B2:Malicious.B43">
            <calcext:condition calcext:apply-style-name="ConditionalStyle_3" calcext:value="=3" calcext:base-cell-address="Malicious.B2"/>
          </calcext:conditional-format>
          <calcext:conditional-format calcext:target-range-address="Malicious.B2:Malicious.B43">
            <calcext:condition calcext:apply-style-name="ConditionalStyle_4" calcext:value="=2" calcext:base-cell-address="Malicious.B2"/>
          </calcext:conditional-format>
          <calcext:conditional-format calcext:target-range-address="Malicious.B2:Malicious.B43">
            <calcext:condition calcext:apply-style-name="ConditionalStyle_5" calcext:value="=1" calcext:base-cell-address="Malicious.B2"/>
          </calcext:conditional-format>
        </calcext:conditional-formats>
      </table:table>
      <table:table table:name="Session" table:style-name="ta13">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7"/>
          <table:table-cell table:number-columns-repeated="999"/>
        </table:table-row>
        <table:table-row table:style-name="ro1">
          <table:table-cell table:style-name="ce3" office:value-type="date" office:date-value="2001-07-03" calcext:value-type="date">
            <text:p>3.7.2001</text:p>
          </table:table-cell>
          <table:table-cell table:style-name="ce75" office:value-type="float" office:value="1" calcext:value-type="float">
            <text:p>1</text:p>
          </table:table-cell>
          <table:table-cell table:style-name="ce77" office:value-type="string" calcext:value-type="string">
            <text:p>Verify the application ensures a valid login session or requires re-authentication or secondary verification before allowing any sensitive transactions or account modifications.</text:p>
          </table:table-cell>
          <table:table-cell table:style-name="ce13" office:value-type="float" office:value="778" calcext:value-type="float">
            <text:p>778</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lt;&gt;&quot;&quot;;CONCATENATE(&quot;https://cwe.mitre.org/data/definitions/&quot;;[.D2]; &quot;.html&quot;);&quot;&quot;)" office:value-type="string" office:string-value="https://cwe.mitre.org/data/definitions/778.html" calcext:value-type="string">
            <text:p>https://cwe.mitre.org/data/definitions/778.html</text:p>
          </table:table-cell>
          <table:table-cell table:number-columns-repeated="1016"/>
        </table:table-row>
        <table:table-row table:style-name="ro1">
          <table:table-cell table:style-name="ce3" office:value-type="date" office:date-value="2001-01-03" calcext:value-type="date">
            <text:p>3.1.2001</text:p>
          </table:table-cell>
          <table:table-cell table:style-name="ce75" office:value-type="float" office:value="1" calcext:value-type="float">
            <text:p>1</text:p>
          </table:table-cell>
          <table:table-cell table:style-name="ce77" office:value-type="string" calcext:value-type="string">
            <text:p>Verify the application never reveals session tokens in URL parameters or error messages.</text:p>
          </table:table-cell>
          <table:table-cell table:style-name="ce13" office:value-type="float" office:value="598" calcext:value-type="float">
            <text:p>598</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lt;&gt;&quot;&quot;;CONCATENATE(&quot;https://cwe.mitre.org/data/definitions/&quot;;[.D3]; &quot;.html&quot;);&quot;&quot;)" office:value-type="string" office:string-value="https://cwe.mitre.org/data/definitions/598.html" calcext:value-type="string">
            <text:p>https://cwe.mitre.org/data/definitions/598.html</text:p>
          </table:table-cell>
          <table:table-cell table:number-columns-repeated="1016"/>
        </table:table-row>
        <table:table-row table:style-name="ro1">
          <table:table-cell table:style-name="ce3" office:value-type="date" office:date-value="2001-02-03" calcext:value-type="date">
            <text:p>3.2.2001</text:p>
          </table:table-cell>
          <table:table-cell table:style-name="ce75" office:value-type="float" office:value="1" calcext:value-type="float">
            <text:p>1</text:p>
          </table:table-cell>
          <table:table-cell table:style-name="ce77" office:value-type="string" calcext:value-type="string">
            <text:p>Verify the application generates a new session token on user authentication. ([C6](https://www.owasp.org/index.php/OWASP_Proactive_Controls#tab=Formal_Numbering))</text:p>
          </table:table-cell>
          <table:table-cell table:style-name="ce13" office:value-type="float" office:value="384" calcext:value-type="float">
            <text:p>384</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lt;&gt;&quot;&quot;;CONCATENATE(&quot;https://cwe.mitre.org/data/definitions/&quot;;[.D4]; &quot;.html&quot;);&quot;&quot;)" office:value-type="string" office:string-value="https://cwe.mitre.org/data/definitions/384.html" calcext:value-type="string">
            <text:p>https://cwe.mitre.org/data/definitions/384.html</text:p>
          </table:table-cell>
          <table:table-cell table:number-columns-repeated="1016"/>
        </table:table-row>
        <table:table-row table:style-name="ro1">
          <table:table-cell table:style-name="ce3" office:value-type="date" office:date-value="2002-02-03" calcext:value-type="date">
            <text:p>3.2.2002</text:p>
          </table:table-cell>
          <table:table-cell table:style-name="ce75" office:value-type="float" office:value="1" calcext:value-type="float">
            <text:p>1</text:p>
          </table:table-cell>
          <table:table-cell table:style-name="ce77" office:value-type="string" calcext:value-type="string">
            <text:p>Verify that session tokens possess at least 64 bits of entropy. ([C6](https://www.owasp.org/index.php/OWASP_Proactive_Controls#tab=Formal_Numbering))</text:p>
          </table:table-cell>
          <table:table-cell table:style-name="ce13" office:value-type="float" office:value="331" calcext:value-type="float">
            <text:p>331</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5]&lt;&gt;&quot;&quot;;CONCATENATE(&quot;https://cwe.mitre.org/data/definitions/&quot;;[.D5]; &quot;.html&quot;);&quot;&quot;)" office:value-type="string" office:string-value="https://cwe.mitre.org/data/definitions/331.html" calcext:value-type="string">
            <text:p>https://cwe.mitre.org/data/definitions/331.html</text:p>
          </table:table-cell>
          <table:table-cell table:number-columns-repeated="1016"/>
        </table:table-row>
        <table:table-row table:style-name="ro1">
          <table:table-cell table:style-name="ce3" office:value-type="date" office:date-value="2003-02-03" calcext:value-type="date">
            <text:p>3.2.2003</text:p>
          </table:table-cell>
          <table:table-cell table:style-name="ce75" office:value-type="float" office:value="1" calcext:value-type="float">
            <text:p>1</text:p>
          </table:table-cell>
          <table:table-cell table:style-name="ce77" office:value-type="string" calcext:value-type="string">
            <text:p>Verify the application only stores session tokens in the browser using secure methods such as appropriately secured cookies (see section 3.4) or HTML 5 session storage.</text:p>
          </table:table-cell>
          <table:table-cell table:style-name="ce13" office:value-type="float" office:value="539" calcext:value-type="float">
            <text:p>539</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6]&lt;&gt;&quot;&quot;;CONCATENATE(&quot;https://cwe.mitre.org/data/definitions/&quot;;[.D6]; &quot;.html&quot;);&quot;&quot;)" office:value-type="string" office:string-value="https://cwe.mitre.org/data/definitions/539.html" calcext:value-type="string">
            <text:p>https://cwe.mitre.org/data/definitions/539.html</text:p>
          </table:table-cell>
          <table:table-cell table:number-columns-repeated="1016"/>
        </table:table-row>
        <table:table-row table:style-name="ro1">
          <table:table-cell table:style-name="ce3" office:value-type="date" office:date-value="2004-02-03" calcext:value-type="date">
            <text:p>3.2.2004</text:p>
          </table:table-cell>
          <table:table-cell table:style-name="ce75" office:value-type="float" office:value="2" calcext:value-type="float">
            <text:p>2</text:p>
          </table:table-cell>
          <table:table-cell table:style-name="ce77" office:value-type="string" calcext:value-type="string">
            <text:p>Verify that session token are generated using approved cryptographic algorithms. ([C6](https://www.owasp.org/index.php/OWASP_Proactive_Controls#tab=Formal_Numbering))</text:p>
          </table:table-cell>
          <table:table-cell table:style-name="ce13" office:value-type="float" office:value="331" calcext:value-type="float">
            <text:p>331</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7]&lt;&gt;&quot;&quot;;CONCATENATE(&quot;https://cwe.mitre.org/data/definitions/&quot;;[.D7]; &quot;.html&quot;);&quot;&quot;)" office:value-type="string" office:string-value="https://cwe.mitre.org/data/definitions/331.html" calcext:value-type="string">
            <text:p>https://cwe.mitre.org/data/definitions/331.html</text:p>
          </table:table-cell>
          <table:table-cell table:number-columns-repeated="1016"/>
        </table:table-row>
        <table:table-row table:style-name="ro1">
          <table:table-cell table:style-name="ce3" office:value-type="date" office:date-value="2001-03-03" calcext:value-type="date">
            <text:p>3.3.2001</text:p>
          </table:table-cell>
          <table:table-cell table:style-name="ce75" office:value-type="float" office:value="1" calcext:value-type="float">
            <text:p>1</text:p>
          </table:table-cell>
          <table:table-cell table:style-name="ce77"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13" office:value-type="float" office:value="613" calcext:value-type="float">
            <text:p>613</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8]&lt;&gt;&quot;&quot;;CONCATENATE(&quot;https://cwe.mitre.org/data/definitions/&quot;;[.D8];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3" office:value-type="date" office:date-value="2002-03-03" calcext:value-type="date">
            <text:p>3.3.2002</text:p>
          </table:table-cell>
          <table:table-cell table:style-name="ce75" office:value-type="float" office:value="1" calcext:value-type="float">
            <text:p>1</text:p>
          </table:table-cell>
          <table:table-cell table:style-name="ce77" office:value-type="string" calcext:value-type="string">
            <text:p>If authenticators permit users to remain logged in, verify that re-authentication occurs periodically both when actively used or after an idle period. ([C6](https://www.owasp.org/index.php/OWASP_Proactive_Controls#tab=Formal_Numbering))</text:p>
          </table:table-cell>
          <table:table-cell table:style-name="ce13" office:value-type="float" office:value="613" calcext:value-type="float">
            <text:p>613</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9]&lt;&gt;&quot;&quot;;CONCATENATE(&quot;https://cwe.mitre.org/data/definitions/&quot;;[.D9];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3" office:value-type="date" office:date-value="2003-03-03" calcext:value-type="date">
            <text:p>3.3.2003</text:p>
          </table:table-cell>
          <table:table-cell table:style-name="ce75" office:value-type="float" office:value="2" calcext:value-type="float">
            <text:p>2</text:p>
          </table:table-cell>
          <table:table-cell table:style-name="ce77"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13" office:value-type="float" office:value="613" calcext:value-type="float">
            <text:p>613</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0]&lt;&gt;&quot;&quot;;CONCATENATE(&quot;https://cwe.mitre.org/data/definitions/&quot;;[.D10];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3" office:value-type="date" office:date-value="2004-03-03" calcext:value-type="date">
            <text:p>3.3.2004</text:p>
          </table:table-cell>
          <table:table-cell table:style-name="ce75" office:value-type="float" office:value="2" calcext:value-type="float">
            <text:p>2</text:p>
          </table:table-cell>
          <table:table-cell table:style-name="ce77" office:value-type="string" calcext:value-type="string">
            <text:p>Verify that users are able to view and log out of any or all currently active sessions and devices.</text:p>
          </table:table-cell>
          <table:table-cell table:style-name="ce13" office:value-type="float" office:value="613" calcext:value-type="float">
            <text:p>613</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1]&lt;&gt;&quot;&quot;;CONCATENATE(&quot;https://cwe.mitre.org/data/definitions/&quot;;[.D11];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3" office:value-type="date" office:date-value="2001-04-03" calcext:value-type="date">
            <text:p>3.4.2001</text:p>
          </table:table-cell>
          <table:table-cell table:style-name="ce75" office:value-type="float" office:value="1" calcext:value-type="float">
            <text:p>1</text:p>
          </table:table-cell>
          <table:table-cell table:style-name="ce77" office:value-type="string" calcext:value-type="string">
            <text:p>Verify that cookie-based session tokens have the 'Secure' attribute set. ([C6](https://www.owasp.org/index.php/OWASP_Proactive_Controls#tab=Formal_Numbering))</text:p>
          </table:table-cell>
          <table:table-cell table:style-name="ce13" office:value-type="float" office:value="614" calcext:value-type="float">
            <text:p>614</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2]&lt;&gt;&quot;&quot;;CONCATENATE(&quot;https://cwe.mitre.org/data/definitions/&quot;;[.D12]; &quot;.html&quot;);&quot;&quot;)" office:value-type="string" office:string-value="https://cwe.mitre.org/data/definitions/614.html" calcext:value-type="string">
            <text:p>https://cwe.mitre.org/data/definitions/614.html</text:p>
          </table:table-cell>
          <table:table-cell table:number-columns-repeated="1016"/>
        </table:table-row>
        <table:table-row table:style-name="ro1">
          <table:table-cell table:style-name="ce3" office:value-type="date" office:date-value="2002-04-03" calcext:value-type="date">
            <text:p>3.4.2002</text:p>
          </table:table-cell>
          <table:table-cell table:style-name="ce75" office:value-type="float" office:value="1" calcext:value-type="float">
            <text:p>1</text:p>
          </table:table-cell>
          <table:table-cell table:style-name="ce77" office:value-type="string" calcext:value-type="string">
            <text:p>Verify that cookie-based session tokens have the 'HttpOnly' attribute set. ([C6](https://www.owasp.org/index.php/OWASP_Proactive_Controls#tab=Formal_Numbering))</text:p>
          </table:table-cell>
          <table:table-cell table:style-name="ce13" office:value-type="float" office:value="1004" calcext:value-type="float">
            <text:p>1004</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3]&lt;&gt;&quot;&quot;;CONCATENATE(&quot;https://cwe.mitre.org/data/definitions/&quot;;[.D13]; &quot;.html&quot;);&quot;&quot;)" office:value-type="string" office:string-value="https://cwe.mitre.org/data/definitions/1004.html" calcext:value-type="string">
            <text:p>https://cwe.mitre.org/data/definitions/1004.html</text:p>
          </table:table-cell>
          <table:table-cell table:number-columns-repeated="1016"/>
        </table:table-row>
        <table:table-row table:style-name="ro1">
          <table:table-cell table:style-name="ce3" office:value-type="date" office:date-value="2003-04-03" calcext:value-type="date">
            <text:p>3.4.2003</text:p>
          </table:table-cell>
          <table:table-cell table:style-name="ce75" office:value-type="float" office:value="1" calcext:value-type="float">
            <text:p>1</text:p>
          </table:table-cell>
          <table:table-cell table:style-name="ce77"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13" office:value-type="float" office:value="16" calcext:value-type="float">
            <text:p>1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4]&lt;&gt;&quot;&quot;;CONCATENATE(&quot;https://cwe.mitre.org/data/definitions/&quot;;[.D14];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3" office:value-type="date" office:date-value="2004-04-03" calcext:value-type="date">
            <text:p>3.4.2004</text:p>
          </table:table-cell>
          <table:table-cell table:style-name="ce75" office:value-type="float" office:value="1" calcext:value-type="float">
            <text:p>1</text:p>
          </table:table-cell>
          <table:table-cell table:style-name="ce77" office:value-type="string" calcext:value-type="string">
            <text:p>Verify that cookie-based session tokens use "__Host-" prefix (see references) to provide session cookie confidentiality.</text:p>
          </table:table-cell>
          <table:table-cell table:style-name="ce13" office:value-type="float" office:value="16" calcext:value-type="float">
            <text:p>1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5]&lt;&gt;&quot;&quot;;CONCATENATE(&quot;https://cwe.mitre.org/data/definitions/&quot;;[.D15];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3" office:value-type="date" office:date-value="2005-04-03" calcext:value-type="date">
            <text:p>3.4.2005</text:p>
          </table:table-cell>
          <table:table-cell table:style-name="ce75" office:value-type="float" office:value="1" calcext:value-type="float">
            <text:p>1</text:p>
          </table:table-cell>
          <table:table-cell table:style-name="ce77"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13" office:value-type="float" office:value="16" calcext:value-type="float">
            <text:p>16</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6]&lt;&gt;&quot;&quot;;CONCATENATE(&quot;https://cwe.mitre.org/data/definitions/&quot;;[.D16]; &quot;.html&quot;);&quot;&quot;)" office:value-type="string" office:string-value="https://cwe.mitre.org/data/definitions/16.html" calcext:value-type="string">
            <text:p>https://cwe.mitre.org/data/definitions/16.html</text:p>
          </table:table-cell>
          <table:table-cell table:number-columns-repeated="1016"/>
        </table:table-row>
        <table:table-row table:style-name="ro1">
          <table:table-cell table:style-name="ce3" office:value-type="date" office:date-value="2001-05-03" calcext:value-type="date">
            <text:p>3.5.2001</text:p>
          </table:table-cell>
          <table:table-cell table:style-name="ce75" office:value-type="float" office:value="2" calcext:value-type="float">
            <text:p>2</text:p>
          </table:table-cell>
          <table:table-cell table:style-name="ce77" office:value-type="string" calcext:value-type="string">
            <text:p>Verify the application does not treat OAuth and refresh tokens &amp;mdash; on their own &amp;mdash; as the presence of the subscriber and allows users to terminate trust relationships with linked applications.</text:p>
          </table:table-cell>
          <table:table-cell table:style-name="ce13" office:value-type="float" office:value="290" calcext:value-type="float">
            <text:p>290</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7]&lt;&gt;&quot;&quot;;CONCATENATE(&quot;https://cwe.mitre.org/data/definitions/&quot;;[.D17]; &quot;.html&quot;);&quot;&quot;)" office:value-type="string" office:string-value="https://cwe.mitre.org/data/definitions/290.html" calcext:value-type="string">
            <text:p>https://cwe.mitre.org/data/definitions/290.html</text:p>
          </table:table-cell>
          <table:table-cell table:number-columns-repeated="1016"/>
        </table:table-row>
        <table:table-row table:style-name="ro1">
          <table:table-cell table:style-name="ce3" office:value-type="date" office:date-value="2002-05-03" calcext:value-type="date">
            <text:p>3.5.2002</text:p>
          </table:table-cell>
          <table:table-cell table:style-name="ce75" office:value-type="float" office:value="2" calcext:value-type="float">
            <text:p>2</text:p>
          </table:table-cell>
          <table:table-cell table:style-name="ce77" office:value-type="string" calcext:value-type="string">
            <text:p>Verify the application uses session tokens rather than static API secrets and keys, except with legacy implementations.</text:p>
          </table:table-cell>
          <table:table-cell table:style-name="ce13" office:value-type="float" office:value="798" calcext:value-type="float">
            <text:p>798</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8]&lt;&gt;&quot;&quot;;CONCATENATE(&quot;https://cwe.mitre.org/data/definitions/&quot;;[.D18]; &quot;.html&quot;);&quot;&quot;)" office:value-type="string" office:string-value="https://cwe.mitre.org/data/definitions/798.html" calcext:value-type="string">
            <text:p>https://cwe.mitre.org/data/definitions/798.html</text:p>
          </table:table-cell>
          <table:table-cell table:number-columns-repeated="1016"/>
        </table:table-row>
        <table:table-row table:style-name="ro1">
          <table:table-cell table:style-name="ce3" office:value-type="date" office:date-value="2003-05-03" calcext:value-type="date">
            <text:p>3.5.2003</text:p>
          </table:table-cell>
          <table:table-cell table:style-name="ce75" office:value-type="float" office:value="2" calcext:value-type="float">
            <text:p>2</text:p>
          </table:table-cell>
          <table:table-cell table:style-name="ce77"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13" office:value-type="float" office:value="345" calcext:value-type="float">
            <text:p>345</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9]&lt;&gt;&quot;&quot;;CONCATENATE(&quot;https://cwe.mitre.org/data/definitions/&quot;;[.D19]; &quot;.html&quot;);&quot;&quot;)" office:value-type="string" office:string-value="https://cwe.mitre.org/data/definitions/345.html" calcext:value-type="string">
            <text:p>https://cwe.mitre.org/data/definitions/345.html</text:p>
          </table:table-cell>
          <table:table-cell table:number-columns-repeated="1016"/>
        </table:table-row>
        <table:table-row table:style-name="ro1">
          <table:table-cell table:style-name="ce3" office:value-type="date" office:date-value="2001-06-03" calcext:value-type="date">
            <text:p>3.6.2001</text:p>
          </table:table-cell>
          <table:table-cell table:style-name="ce75" office:value-type="float" office:value="3" calcext:value-type="float">
            <text:p>3</text:p>
          </table:table-cell>
          <table:table-cell table:style-name="ce77" office:value-type="string" calcext:value-type="string">
            <text:p>Verify that relying parties specify the maximum authentication time to CSPs and that CSPs re-authenticate the subscriber if they haven't used a session within that period.</text:p>
          </table:table-cell>
          <table:table-cell table:style-name="ce13" office:value-type="float" office:value="613" calcext:value-type="float">
            <text:p>613</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0]&lt;&gt;&quot;&quot;;CONCATENATE(&quot;https://cwe.mitre.org/data/definitions/&quot;;[.D20];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3" office:value-type="date" office:date-value="2002-06-03" calcext:value-type="date">
            <text:p>3.6.2002</text:p>
          </table:table-cell>
          <table:table-cell table:style-name="ce75" office:value-type="float" office:value="3" calcext:value-type="float">
            <text:p>3</text:p>
          </table:table-cell>
          <table:table-cell table:style-name="ce77" office:value-type="string" calcext:value-type="string">
            <text:p>Verify that CSPs inform relying parties of the last authentication event, to allow RPs to determine if they need to re-authenticate the user.</text:p>
          </table:table-cell>
          <table:table-cell table:style-name="ce13" office:value-type="float" office:value="613" calcext:value-type="float">
            <text:p>613</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1]&lt;&gt;&quot;&quot;;CONCATENATE(&quot;https://cwe.mitre.org/data/definitions/&quot;;[.D21]; &quot;.html&quot;);&quot;&quot;)" office:value-type="string" office:string-value="https://cwe.mitre.org/data/definitions/613.html" calcext:value-type="string">
            <text:p>https://cwe.mitre.org/data/definitions/613.html</text:p>
          </table:table-cell>
          <table:table-cell table:number-columns-repeated="1016"/>
        </table:table-row>
        <table:table-row table:style-name="ro1">
          <table:table-cell table:style-name="ce3" office:value-type="date" office:date-value="2001-07-03" calcext:value-type="date">
            <text:p>3.7.2001</text:p>
          </table:table-cell>
          <table:table-cell table:style-name="ce75" office:value-type="float" office:value="1" calcext:value-type="float">
            <text:p>1</text:p>
          </table:table-cell>
          <table:table-cell table:style-name="ce77" office:value-type="string" calcext:value-type="string">
            <text:p>Verify the application ensures a valid login session or requires re-authentication or secondary verification before allowing any sensitive transactions or account modifications.</text:p>
          </table:table-cell>
          <table:table-cell table:style-name="ce13" office:value-type="float" office:value="778" calcext:value-type="float">
            <text:p>778</text:p>
          </table:table-cell>
          <table:table-cell table:style-name="ce15"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2]&lt;&gt;&quot;&quot;;CONCATENATE(&quot;https://cwe.mitre.org/data/definitions/&quot;;[.D22]; &quot;.html&quot;);&quot;&quot;)" office:value-type="string" office:string-value="https://cwe.mitre.org/data/definitions/778.html" calcext:value-type="string">
            <text:p>https://cwe.mitre.org/data/definitions/778.html</text:p>
          </table:table-cell>
          <table:table-cell table:number-columns-repeated="1016"/>
        </table:table-row>
        <table:table-row table:style-name="ro1" table:number-rows-repeated="18">
          <table:table-cell table:style-name="ce3"/>
          <table:table-cell table:style-name="ce76"/>
          <table:table-cell table:style-name="ce77"/>
          <table:table-cell table:style-name="ce13"/>
          <table:table-cell table:number-columns-repeated="1020"/>
        </table:table-row>
        <table:table-row table:style-name="ro1">
          <table:table-cell table:style-name="ce3"/>
          <table:table-cell table:style-name="ce76"/>
          <table:table-cell table:style-name="ce78"/>
          <table:table-cell table:style-name="ce13"/>
          <table:table-cell table:number-columns-repeated="1020"/>
        </table:table-row>
        <table:table-row table:style-name="ro1" table:number-rows-repeated="2">
          <table:table-cell table:style-name="ce3"/>
          <table:table-cell table:style-name="ce76"/>
          <table:table-cell table:style-name="ce77"/>
          <table:table-cell table:style-name="ce13"/>
          <table:table-cell table:number-columns-repeated="1020"/>
        </table:table-row>
        <table:table-row table:style-name="ro1">
          <table:table-cell table:style-name="ce13"/>
          <table:table-cell table:style-name="ce7"/>
          <table:table-cell table:style-name="ce79"/>
          <table:table-cell table:style-name="ce14"/>
          <table:table-cell table:number-columns-repeated="1020"/>
        </table:table-row>
        <table:table-row table:style-name="ro1" table:number-rows-repeated="957">
          <table:table-cell table:style-name="ce13"/>
          <table:table-cell table:style-name="ce7"/>
          <table:table-cell table:style-name="ce12"/>
          <table:table-cell table:style-name="ce14"/>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Session.$F$1:.$F$1001"/>
        </table:named-expressions>
        <calcext:conditional-formats>
          <calcext:conditional-format calcext:target-range-address="Session.C44:Session.C44">
            <calcext:condition calcext:apply-style-name="ConditionalStyle_1" calcext:value="formula-is([.F44]=0)" calcext:base-cell-address="Session.C44"/>
          </calcext:conditional-format>
          <calcext:conditional-format calcext:target-range-address="Session.C2:Session.C43">
            <calcext:condition calcext:apply-style-name="ConditionalStyle_2" calcext:value="formula-is([.E2]=1)" calcext:base-cell-address="Session.C2"/>
          </calcext:conditional-format>
          <calcext:conditional-format calcext:target-range-address="Session.C2:Session.C43">
            <calcext:condition calcext:apply-style-name="ConditionalStyle_1" calcext:value="formula-is([.F2]=0)" calcext:base-cell-address="Session.C2"/>
          </calcext:conditional-format>
          <calcext:conditional-format calcext:target-range-address="Session.B2:Session.B43">
            <calcext:condition calcext:apply-style-name="ConditionalStyle_3" calcext:value="=3" calcext:base-cell-address="Session.B2"/>
          </calcext:conditional-format>
          <calcext:conditional-format calcext:target-range-address="Session.B2:Session.B43">
            <calcext:condition calcext:apply-style-name="ConditionalStyle_4" calcext:value="=2" calcext:base-cell-address="Session.B2"/>
          </calcext:conditional-format>
          <calcext:conditional-format calcext:target-range-address="Session.B2:Session.B43">
            <calcext:condition calcext:apply-style-name="ConditionalStyle_5" calcext:value="=1" calcext:base-cell-address="Session.B2"/>
          </calcext:conditional-format>
        </calcext:conditional-formats>
      </table:table>
      <table:table table:name="Validation" table:style-name="ta14">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6" table:default-cell-style-name="Default"/>
        <table:table-row table:style-name="ro1">
          <table:table-cell table:style-name="ce1" office:value-type="string" calcext:value-type="string">
            <text:p>Item</text:p>
          </table:table-cell>
          <table:table-cell table:style-name="ce1" office:value-type="string" calcext:value-type="string">
            <text:p>Level</text:p>
          </table:table-cell>
          <table:table-cell table:style-name="ce8" office:value-type="string" calcext:value-type="string">
            <text:p>Description</text:p>
          </table:table-cell>
          <table:table-cell table:style-name="ce1" office:value-type="string" calcext:value-type="string">
            <text:p>CWE</text:p>
          </table:table-cell>
          <table:table-cell table:style-name="ce1" office:value-type="string" calcext:value-type="string">
            <text:p>Done</text:p>
          </table:table-cell>
          <table:table-cell table:style-name="ce1" office:value-type="string" calcext:value-type="string">
            <text:p>Applicable</text:p>
          </table:table-cell>
          <table:table-cell table:style-name="ce16" office:value-type="string" calcext:value-type="string">
            <text:p>Notes</text:p>
          </table:table-cell>
          <table:table-cell table:style-name="ce16" office:value-type="string" calcext:value-type="string">
            <text:p>URL</text:p>
          </table:table-cell>
          <table:table-cell table:style-name="ce18" table:number-columns-repeated="17"/>
          <table:table-cell table:number-columns-repeated="999"/>
        </table:table-row>
        <table:table-row table:style-name="ro1">
          <table:table-cell table:style-name="ce3" office:value-type="date" office:date-value="2006-03-05" calcext:value-type="date">
            <text:p>5.3.2006</text:p>
          </table:table-cell>
          <table:table-cell table:style-name="ce80" office:value-type="float" office:value="1" calcext:value-type="float">
            <text:p>1</text:p>
          </table:table-cell>
          <table:table-cell table:style-name="ce82"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13" office:value-type="float" office:value="830" calcext:value-type="float">
            <text:p>830</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lt;&gt;&quot;&quot;;CONCATENATE(&quot;https://cwe.mitre.org/data/definitions/&quot;;[.D2]; &quot;.html&quot;);&quot;&quot;)" office:value-type="string" office:string-value="https://cwe.mitre.org/data/definitions/830.html" calcext:value-type="string">
            <text:p>https://cwe.mitre.org/data/definitions/830.html</text:p>
          </table:table-cell>
          <table:table-cell table:number-columns-repeated="1016"/>
        </table:table-row>
        <table:table-row table:style-name="ro1">
          <table:table-cell table:style-name="ce3" office:value-type="date" office:date-value="2007-03-05" calcext:value-type="date">
            <text:p>5.3.2007</text:p>
          </table:table-cell>
          <table:table-cell table:style-name="ce80" office:value-type="float" office:value="1" calcext:value-type="float">
            <text:p>1</text:p>
          </table:table-cell>
          <table:table-cell table:style-name="ce82"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13" office:value-type="float" office:value="943" calcext:value-type="float">
            <text:p>943</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lt;&gt;&quot;&quot;;CONCATENATE(&quot;https://cwe.mitre.org/data/definitions/&quot;;[.D3]; &quot;.html&quot;);&quot;&quot;)" office:value-type="string" office:string-value="https://cwe.mitre.org/data/definitions/943.html" calcext:value-type="string">
            <text:p>https://cwe.mitre.org/data/definitions/943.html</text:p>
          </table:table-cell>
          <table:table-cell table:number-columns-repeated="1016"/>
        </table:table-row>
        <table:table-row table:style-name="ro1">
          <table:table-cell table:style-name="ce3" office:value-type="date" office:date-value="2008-03-05" calcext:value-type="date">
            <text:p>5.3.2008</text:p>
          </table:table-cell>
          <table:table-cell table:style-name="ce80" office:value-type="float" office:value="1" calcext:value-type="float">
            <text:p>1</text:p>
          </table:table-cell>
          <table:table-cell table:style-name="ce82"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13" office:value-type="float" office:value="78" calcext:value-type="float">
            <text:p>78</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lt;&gt;&quot;&quot;;CONCATENATE(&quot;https://cwe.mitre.org/data/definitions/&quot;;[.D4]; &quot;.html&quot;);&quot;&quot;)" office:value-type="string" office:string-value="https://cwe.mitre.org/data/definitions/78.html" calcext:value-type="string">
            <text:p>https://cwe.mitre.org/data/definitions/78.html</text:p>
          </table:table-cell>
          <table:table-cell table:number-columns-repeated="1016"/>
        </table:table-row>
        <table:table-row table:style-name="ro1">
          <table:table-cell table:style-name="ce3" office:value-type="date" office:date-value="2009-03-05" calcext:value-type="date">
            <text:p>5.3.2009</text:p>
          </table:table-cell>
          <table:table-cell table:style-name="ce80" office:value-type="float" office:value="1" calcext:value-type="float">
            <text:p>1</text:p>
          </table:table-cell>
          <table:table-cell table:style-name="ce82" office:value-type="string" calcext:value-type="string">
            <text:p>Verify that the application protects against Local File Inclusion (LFI) or Remote File Inclusion (RFI) attacks.</text:p>
          </table:table-cell>
          <table:table-cell table:style-name="ce13" office:value-type="float" office:value="829" calcext:value-type="float">
            <text:p>829</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5]&lt;&gt;&quot;&quot;;CONCATENATE(&quot;https://cwe.mitre.org/data/definitions/&quot;;[.D5]; &quot;.html&quot;);&quot;&quot;)" office:value-type="string" office:string-value="https://cwe.mitre.org/data/definitions/829.html" calcext:value-type="string">
            <text:p>https://cwe.mitre.org/data/definitions/829.html</text:p>
          </table:table-cell>
          <table:table-cell table:number-columns-repeated="1016"/>
        </table:table-row>
        <table:table-row table:style-name="ro1">
          <table:table-cell table:style-name="ce3" office:value-type="date" office:date-value="2001-04-05" calcext:value-type="date">
            <text:p>5.4.2001</text:p>
          </table:table-cell>
          <table:table-cell table:style-name="ce80" office:value-type="float" office:value="2" calcext:value-type="float">
            <text:p>2</text:p>
          </table:table-cell>
          <table:table-cell table:style-name="ce82" office:value-type="string" calcext:value-type="string">
            <text:p>Verify that the application uses memory-safe string, safer memory copy and pointer arithmetic to detect or prevent stack, buffer, or heap overflows.</text:p>
          </table:table-cell>
          <table:table-cell table:style-name="ce13" office:value-type="float" office:value="120" calcext:value-type="float">
            <text:p>120</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6]&lt;&gt;&quot;&quot;;CONCATENATE(&quot;https://cwe.mitre.org/data/definitions/&quot;;[.D6]; &quot;.html&quot;);&quot;&quot;)" office:value-type="string" office:string-value="https://cwe.mitre.org/data/definitions/120.html" calcext:value-type="string">
            <text:p>https://cwe.mitre.org/data/definitions/120.html</text:p>
          </table:table-cell>
          <table:table-cell table:number-columns-repeated="1016"/>
        </table:table-row>
        <table:table-row table:style-name="ro1">
          <table:table-cell table:style-name="ce3" office:value-type="date" office:date-value="2002-04-05" calcext:value-type="date">
            <text:p>5.4.2002</text:p>
          </table:table-cell>
          <table:table-cell table:style-name="ce80" office:value-type="float" office:value="2" calcext:value-type="float">
            <text:p>2</text:p>
          </table:table-cell>
          <table:table-cell table:style-name="ce82" office:value-type="string" calcext:value-type="string">
            <text:p>Verify that format strings do not take potentially hostile input, and are constant.</text:p>
          </table:table-cell>
          <table:table-cell table:style-name="ce13" office:value-type="float" office:value="134" calcext:value-type="float">
            <text:p>134</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7]&lt;&gt;&quot;&quot;;CONCATENATE(&quot;https://cwe.mitre.org/data/definitions/&quot;;[.D7]; &quot;.html&quot;);&quot;&quot;)" office:value-type="string" office:string-value="https://cwe.mitre.org/data/definitions/134.html" calcext:value-type="string">
            <text:p>https://cwe.mitre.org/data/definitions/134.html</text:p>
          </table:table-cell>
          <table:table-cell table:number-columns-repeated="1016"/>
        </table:table-row>
        <table:table-row table:style-name="ro1">
          <table:table-cell table:style-name="ce3" office:value-type="date" office:date-value="2003-04-05" calcext:value-type="date">
            <text:p>5.4.2003</text:p>
          </table:table-cell>
          <table:table-cell table:style-name="ce80" office:value-type="float" office:value="2" calcext:value-type="float">
            <text:p>2</text:p>
          </table:table-cell>
          <table:table-cell table:style-name="ce82" office:value-type="string" calcext:value-type="string">
            <text:p>Verify that sign, range, and input validation techniques are used to prevent integer overflows.</text:p>
          </table:table-cell>
          <table:table-cell table:style-name="ce13" office:value-type="float" office:value="190" calcext:value-type="float">
            <text:p>190</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8]&lt;&gt;&quot;&quot;;CONCATENATE(&quot;https://cwe.mitre.org/data/definitions/&quot;;[.D8]; &quot;.html&quot;);&quot;&quot;)" office:value-type="string" office:string-value="https://cwe.mitre.org/data/definitions/190.html" calcext:value-type="string">
            <text:p>https://cwe.mitre.org/data/definitions/190.html</text:p>
          </table:table-cell>
          <table:table-cell table:number-columns-repeated="1016"/>
        </table:table-row>
        <table:table-row table:style-name="ro1">
          <table:table-cell table:style-name="ce3" office:value-type="date" office:date-value="2001-05-05" calcext:value-type="date">
            <text:p>5.5.2001</text:p>
          </table:table-cell>
          <table:table-cell table:style-name="ce80" office:value-type="float" office:value="1" calcext:value-type="float">
            <text:p>1</text:p>
          </table:table-cell>
          <table:table-cell table:style-name="ce82"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13" office:value-type="float" office:value="502" calcext:value-type="float">
            <text:p>502</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9]&lt;&gt;&quot;&quot;;CONCATENATE(&quot;https://cwe.mitre.org/data/definitions/&quot;;[.D9]; &quot;.html&quot;);&quot;&quot;)" office:value-type="string" office:string-value="https://cwe.mitre.org/data/definitions/502.html" calcext:value-type="string">
            <text:p>https://cwe.mitre.org/data/definitions/502.html</text:p>
          </table:table-cell>
          <table:table-cell table:number-columns-repeated="1016"/>
        </table:table-row>
        <table:table-row table:style-name="ro1">
          <table:table-cell table:style-name="ce3" office:value-type="date" office:date-value="2002-05-05" calcext:value-type="date">
            <text:p>5.5.2002</text:p>
          </table:table-cell>
          <table:table-cell table:style-name="ce80" office:value-type="float" office:value="1" calcext:value-type="float">
            <text:p>1</text:p>
          </table:table-cell>
          <table:table-cell table:style-name="ce82"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13" office:value-type="float" office:value="611" calcext:value-type="float">
            <text:p>611</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0]&lt;&gt;&quot;&quot;;CONCATENATE(&quot;https://cwe.mitre.org/data/definitions/&quot;;[.D10]; &quot;.html&quot;);&quot;&quot;)" office:value-type="string" office:string-value="https://cwe.mitre.org/data/definitions/611.html" calcext:value-type="string">
            <text:p>https://cwe.mitre.org/data/definitions/611.html</text:p>
          </table:table-cell>
          <table:table-cell table:number-columns-repeated="1016"/>
        </table:table-row>
        <table:table-row table:style-name="ro1">
          <table:table-cell table:style-name="ce3" office:value-type="date" office:date-value="2003-05-05" calcext:value-type="date">
            <text:p>5.5.2003</text:p>
          </table:table-cell>
          <table:table-cell table:style-name="ce80" office:value-type="float" office:value="1" calcext:value-type="float">
            <text:p>1</text:p>
          </table:table-cell>
          <table:table-cell table:style-name="ce82" office:value-type="string" calcext:value-type="string">
            <text:p>Verify that deserialization of untrusted data is avoided or is protected in both custom code and third-party libraries (such as JSON, XML and YAML parsers).</text:p>
          </table:table-cell>
          <table:table-cell table:style-name="ce13" office:value-type="float" office:value="502" calcext:value-type="float">
            <text:p>502</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1]&lt;&gt;&quot;&quot;;CONCATENATE(&quot;https://cwe.mitre.org/data/definitions/&quot;;[.D11]; &quot;.html&quot;);&quot;&quot;)" office:value-type="string" office:string-value="https://cwe.mitre.org/data/definitions/502.html" calcext:value-type="string">
            <text:p>https://cwe.mitre.org/data/definitions/502.html</text:p>
          </table:table-cell>
          <table:table-cell table:number-columns-repeated="1016"/>
        </table:table-row>
        <table:table-row table:style-name="ro1">
          <table:table-cell table:style-name="ce3" office:value-type="date" office:date-value="2004-05-05" calcext:value-type="date">
            <text:p>5.5.2004</text:p>
          </table:table-cell>
          <table:table-cell table:style-name="ce80" office:value-type="float" office:value="1" calcext:value-type="float">
            <text:p>1</text:p>
          </table:table-cell>
          <table:table-cell table:style-name="ce82" office:value-type="string" calcext:value-type="string">
            <text:p>Verify that when parsing JSON in browsers or JavaScript-based backends, JSON.parse is used to parse the JSON document. Do not use eval() to parse JSON.</text:p>
          </table:table-cell>
          <table:table-cell table:style-name="ce13" office:value-type="float" office:value="95" calcext:value-type="float">
            <text:p>95</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2]&lt;&gt;&quot;&quot;;CONCATENATE(&quot;https://cwe.mitre.org/data/definitions/&quot;;[.D12]; &quot;.html&quot;);&quot;&quot;)" office:value-type="string" office:string-value="https://cwe.mitre.org/data/definitions/95.html" calcext:value-type="string">
            <text:p>https://cwe.mitre.org/data/definitions/95.html</text:p>
          </table:table-cell>
          <table:table-cell table:number-columns-repeated="1016"/>
        </table:table-row>
        <table:table-row table:style-name="ro1">
          <table:table-cell table:style-name="ce3" office:value-type="date" office:date-value="2001-01-05" calcext:value-type="date">
            <text:p>5.1.2001</text:p>
          </table:table-cell>
          <table:table-cell table:style-name="ce80" office:value-type="float" office:value="1" calcext:value-type="float">
            <text:p>1</text:p>
          </table:table-cell>
          <table:table-cell table:style-name="ce82"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13" office:value-type="float" office:value="235" calcext:value-type="float">
            <text:p>235</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3]&lt;&gt;&quot;&quot;;CONCATENATE(&quot;https://cwe.mitre.org/data/definitions/&quot;;[.D13]; &quot;.html&quot;);&quot;&quot;)" office:value-type="string" office:string-value="https://cwe.mitre.org/data/definitions/235.html" calcext:value-type="string">
            <text:p>https://cwe.mitre.org/data/definitions/235.html</text:p>
          </table:table-cell>
          <table:table-cell table:number-columns-repeated="1016"/>
        </table:table-row>
        <table:table-row table:style-name="ro1">
          <table:table-cell table:style-name="ce3" office:value-type="date" office:date-value="2002-01-05" calcext:value-type="date">
            <text:p>5.1.2002</text:p>
          </table:table-cell>
          <table:table-cell table:style-name="ce80" office:value-type="float" office:value="1" calcext:value-type="float">
            <text:p>1</text:p>
          </table:table-cell>
          <table:table-cell table:style-name="ce82"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13" office:value-type="float" office:value="915" calcext:value-type="float">
            <text:p>915</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4]&lt;&gt;&quot;&quot;;CONCATENATE(&quot;https://cwe.mitre.org/data/definitions/&quot;;[.D14]; &quot;.html&quot;);&quot;&quot;)" office:value-type="string" office:string-value="https://cwe.mitre.org/data/definitions/915.html" calcext:value-type="string">
            <text:p>https://cwe.mitre.org/data/definitions/915.html</text:p>
          </table:table-cell>
          <table:table-cell table:number-columns-repeated="1016"/>
        </table:table-row>
        <table:table-row table:style-name="ro1">
          <table:table-cell table:style-name="ce3" office:value-type="date" office:date-value="2003-01-05" calcext:value-type="date">
            <text:p>5.1.2003</text:p>
          </table:table-cell>
          <table:table-cell table:style-name="ce80" office:value-type="float" office:value="1" calcext:value-type="float">
            <text:p>1</text:p>
          </table:table-cell>
          <table:table-cell table:style-name="ce82"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13" office:value-type="float" office:value="20" calcext:value-type="float">
            <text:p>20</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5]&lt;&gt;&quot;&quot;;CONCATENATE(&quot;https://cwe.mitre.org/data/definitions/&quot;;[.D15];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3" office:value-type="date" office:date-value="2004-01-05" calcext:value-type="date">
            <text:p>5.1.2004</text:p>
          </table:table-cell>
          <table:table-cell table:style-name="ce80" office:value-type="float" office:value="1" calcext:value-type="float">
            <text:p>1</text:p>
          </table:table-cell>
          <table:table-cell table:style-name="ce82"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13" office:value-type="float" office:value="20" calcext:value-type="float">
            <text:p>20</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6]&lt;&gt;&quot;&quot;;CONCATENATE(&quot;https://cwe.mitre.org/data/definitions/&quot;;[.D16]; &quot;.html&quot;);&quot;&quot;)" office:value-type="string" office:string-value="https://cwe.mitre.org/data/definitions/20.html" calcext:value-type="string">
            <text:p>https://cwe.mitre.org/data/definitions/20.html</text:p>
          </table:table-cell>
          <table:table-cell table:number-columns-repeated="1016"/>
        </table:table-row>
        <table:table-row table:style-name="ro1">
          <table:table-cell table:style-name="ce3" office:value-type="date" office:date-value="2005-01-05" calcext:value-type="date">
            <text:p>5.1.2005</text:p>
          </table:table-cell>
          <table:table-cell table:style-name="ce80" office:value-type="float" office:value="1" calcext:value-type="float">
            <text:p>1</text:p>
          </table:table-cell>
          <table:table-cell table:style-name="ce82" office:value-type="string" calcext:value-type="string">
            <text:p>Verify that URL redirects and forwards only allow whitelisted destinations, or show a warning when redirecting to potentially untrusted content.</text:p>
          </table:table-cell>
          <table:table-cell table:style-name="ce13" office:value-type="float" office:value="601" calcext:value-type="float">
            <text:p>601</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7]&lt;&gt;&quot;&quot;;CONCATENATE(&quot;https://cwe.mitre.org/data/definitions/&quot;;[.D17]; &quot;.html&quot;);&quot;&quot;)" office:value-type="string" office:string-value="https://cwe.mitre.org/data/definitions/601.html" calcext:value-type="string">
            <text:p>https://cwe.mitre.org/data/definitions/601.html</text:p>
          </table:table-cell>
          <table:table-cell table:number-columns-repeated="1016"/>
        </table:table-row>
        <table:table-row table:style-name="ro1">
          <table:table-cell table:style-name="ce3" office:value-type="date" office:date-value="2001-02-05" calcext:value-type="date">
            <text:p>5.2.2001</text:p>
          </table:table-cell>
          <table:table-cell table:style-name="ce80" office:value-type="float" office:value="1" calcext:value-type="float">
            <text:p>1</text:p>
          </table:table-cell>
          <table:table-cell table:style-name="ce82"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13" office:value-type="float" office:value="116" calcext:value-type="float">
            <text:p>116</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8]&lt;&gt;&quot;&quot;;CONCATENATE(&quot;https://cwe.mitre.org/data/definitions/&quot;;[.D18];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3" office:value-type="date" office:date-value="2002-02-05" calcext:value-type="date">
            <text:p>5.2.2002</text:p>
          </table:table-cell>
          <table:table-cell table:style-name="ce80" office:value-type="float" office:value="1" calcext:value-type="float">
            <text:p>1</text:p>
          </table:table-cell>
          <table:table-cell table:style-name="ce82" office:value-type="string" calcext:value-type="string">
            <text:p>Verify that unstructured data is sanitized to enforce safety measures such as allowed characters and length.</text:p>
          </table:table-cell>
          <table:table-cell table:style-name="ce13" office:value-type="float" office:value="138" calcext:value-type="float">
            <text:p>138</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19]&lt;&gt;&quot;&quot;;CONCATENATE(&quot;https://cwe.mitre.org/data/definitions/&quot;;[.D19]; &quot;.html&quot;);&quot;&quot;)" office:value-type="string" office:string-value="https://cwe.mitre.org/data/definitions/138.html" calcext:value-type="string">
            <text:p>https://cwe.mitre.org/data/definitions/138.html</text:p>
          </table:table-cell>
          <table:table-cell table:number-columns-repeated="1016"/>
        </table:table-row>
        <table:table-row table:style-name="ro1">
          <table:table-cell table:style-name="ce3" office:value-type="date" office:date-value="2003-02-05" calcext:value-type="date">
            <text:p>5.2.2003</text:p>
          </table:table-cell>
          <table:table-cell table:style-name="ce80" office:value-type="float" office:value="1" calcext:value-type="float">
            <text:p>1</text:p>
          </table:table-cell>
          <table:table-cell table:style-name="ce82" office:value-type="string" calcext:value-type="string">
            <text:p>Verify that the application sanitizes user input before passing to mail systems to protect against SMTP or IMAP injection.</text:p>
          </table:table-cell>
          <table:table-cell table:style-name="ce13" office:value-type="float" office:value="147" calcext:value-type="float">
            <text:p>147</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0]&lt;&gt;&quot;&quot;;CONCATENATE(&quot;https://cwe.mitre.org/data/definitions/&quot;;[.D20]; &quot;.html&quot;);&quot;&quot;)" office:value-type="string" office:string-value="https://cwe.mitre.org/data/definitions/147.html" calcext:value-type="string">
            <text:p>https://cwe.mitre.org/data/definitions/147.html</text:p>
          </table:table-cell>
          <table:table-cell table:number-columns-repeated="1016"/>
        </table:table-row>
        <table:table-row table:style-name="ro1">
          <table:table-cell table:style-name="ce3" office:value-type="date" office:date-value="2004-02-05" calcext:value-type="date">
            <text:p>5.2.2004</text:p>
          </table:table-cell>
          <table:table-cell table:style-name="ce80" office:value-type="float" office:value="1" calcext:value-type="float">
            <text:p>1</text:p>
          </table:table-cell>
          <table:table-cell table:style-name="ce82"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13" office:value-type="float" office:value="95" calcext:value-type="float">
            <text:p>95</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1]&lt;&gt;&quot;&quot;;CONCATENATE(&quot;https://cwe.mitre.org/data/definitions/&quot;;[.D21]; &quot;.html&quot;);&quot;&quot;)" office:value-type="string" office:string-value="https://cwe.mitre.org/data/definitions/95.html" calcext:value-type="string">
            <text:p>https://cwe.mitre.org/data/definitions/95.html</text:p>
          </table:table-cell>
          <table:table-cell table:number-columns-repeated="1016"/>
        </table:table-row>
        <table:table-row table:style-name="ro1">
          <table:table-cell table:style-name="ce3" office:value-type="date" office:date-value="2005-02-05" calcext:value-type="date">
            <text:p>5.2.2005</text:p>
          </table:table-cell>
          <table:table-cell table:style-name="ce80" office:value-type="float" office:value="1" calcext:value-type="float">
            <text:p>1</text:p>
          </table:table-cell>
          <table:table-cell table:style-name="ce82" office:value-type="string" calcext:value-type="string">
            <text:p>Verify that the application protects against template injection attacks by ensuring that any user input being included is sanitized or sandboxed.</text:p>
          </table:table-cell>
          <table:table-cell table:style-name="ce13" office:value-type="float" office:value="94" calcext:value-type="float">
            <text:p>94</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2]&lt;&gt;&quot;&quot;;CONCATENATE(&quot;https://cwe.mitre.org/data/definitions/&quot;;[.D22]; &quot;.html&quot;);&quot;&quot;)" office:value-type="string" office:string-value="https://cwe.mitre.org/data/definitions/94.html" calcext:value-type="string">
            <text:p>https://cwe.mitre.org/data/definitions/94.html</text:p>
          </table:table-cell>
          <table:table-cell table:number-columns-repeated="1016"/>
        </table:table-row>
        <table:table-row table:style-name="ro1">
          <table:table-cell table:style-name="ce3" office:value-type="date" office:date-value="2006-02-05" calcext:value-type="date">
            <text:p>5.2.2006</text:p>
          </table:table-cell>
          <table:table-cell table:style-name="ce80" office:value-type="float" office:value="1" calcext:value-type="float">
            <text:p>1</text:p>
          </table:table-cell>
          <table:table-cell table:style-name="ce82"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13" office:value-type="float" office:value="918" calcext:value-type="float">
            <text:p>918</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3]&lt;&gt;&quot;&quot;;CONCATENATE(&quot;https://cwe.mitre.org/data/definitions/&quot;;[.D23]; &quot;.html&quot;);&quot;&quot;)" office:value-type="string" office:string-value="https://cwe.mitre.org/data/definitions/918.html" calcext:value-type="string">
            <text:p>https://cwe.mitre.org/data/definitions/918.html</text:p>
          </table:table-cell>
          <table:table-cell table:number-columns-repeated="1016"/>
        </table:table-row>
        <table:table-row table:style-name="ro1">
          <table:table-cell table:style-name="ce3" office:value-type="date" office:date-value="2007-02-05" calcext:value-type="date">
            <text:p>5.2.2007</text:p>
          </table:table-cell>
          <table:table-cell table:style-name="ce80" office:value-type="float" office:value="1" calcext:value-type="float">
            <text:p>1</text:p>
          </table:table-cell>
          <table:table-cell table:style-name="ce82" office:value-type="string" calcext:value-type="string">
            <text:p>Verify that the application sanitizes, disables, or sandboxes user-supplied SVG scriptable content, especially as they relate to XSS resulting from inline scripts, and foreignObject.</text:p>
          </table:table-cell>
          <table:table-cell table:style-name="ce13" office:value-type="float" office:value="159" calcext:value-type="float">
            <text:p>159</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4]&lt;&gt;&quot;&quot;;CONCATENATE(&quot;https://cwe.mitre.org/data/definitions/&quot;;[.D24]; &quot;.html&quot;);&quot;&quot;)" office:value-type="string" office:string-value="https://cwe.mitre.org/data/definitions/159.html" calcext:value-type="string">
            <text:p>https://cwe.mitre.org/data/definitions/159.html</text:p>
          </table:table-cell>
          <table:table-cell table:number-columns-repeated="1016"/>
        </table:table-row>
        <table:table-row table:style-name="ro1">
          <table:table-cell table:style-name="ce3" office:value-type="date" office:date-value="2008-02-05" calcext:value-type="date">
            <text:p>5.2.2008</text:p>
          </table:table-cell>
          <table:table-cell table:style-name="ce80" office:value-type="float" office:value="1" calcext:value-type="float">
            <text:p>1</text:p>
          </table:table-cell>
          <table:table-cell table:style-name="ce82"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13" office:value-type="float" office:value="94" calcext:value-type="float">
            <text:p>94</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5]&lt;&gt;&quot;&quot;;CONCATENATE(&quot;https://cwe.mitre.org/data/definitions/&quot;;[.D25]; &quot;.html&quot;);&quot;&quot;)" office:value-type="string" office:string-value="https://cwe.mitre.org/data/definitions/94.html" calcext:value-type="string">
            <text:p>https://cwe.mitre.org/data/definitions/94.html</text:p>
          </table:table-cell>
          <table:table-cell table:number-columns-repeated="1016"/>
        </table:table-row>
        <table:table-row table:style-name="ro1">
          <table:table-cell table:style-name="ce3" office:value-type="date" office:date-value="2001-03-05" calcext:value-type="date">
            <text:p>5.3.2001</text:p>
          </table:table-cell>
          <table:table-cell table:style-name="ce80" office:value-type="float" office:value="1" calcext:value-type="float">
            <text:p>1</text:p>
          </table:table-cell>
          <table:table-cell table:style-name="ce82"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13" office:value-type="float" office:value="116" calcext:value-type="float">
            <text:p>116</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6]&lt;&gt;&quot;&quot;;CONCATENATE(&quot;https://cwe.mitre.org/data/definitions/&quot;;[.D26]; &quot;.html&quot;);&quot;&quot;)" office:value-type="string" office:string-value="https://cwe.mitre.org/data/definitions/116.html" calcext:value-type="string">
            <text:p>https://cwe.mitre.org/data/definitions/116.html</text:p>
          </table:table-cell>
          <table:table-cell table:number-columns-repeated="1016"/>
        </table:table-row>
        <table:table-row table:style-name="ro1">
          <table:table-cell table:style-name="ce28" office:value-type="date" office:date-value="2010-03-05" calcext:value-type="date">
            <text:p>5.3.10</text:p>
          </table:table-cell>
          <table:table-cell table:style-name="ce80" office:value-type="float" office:value="1" calcext:value-type="float">
            <text:p>1</text:p>
          </table:table-cell>
          <table:table-cell table:style-name="ce82" office:value-type="string" calcext:value-type="string">
            <text:p>Verify that the application protects against XPath injection or XML injection attacks. ([C4](https://www.owasp.org/index.php/OWASP_Proactive_Controls#tab=Formal_Numbering))</text:p>
          </table:table-cell>
          <table:table-cell table:style-name="ce13" office:value-type="float" office:value="643" calcext:value-type="float">
            <text:p>643</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7]&lt;&gt;&quot;&quot;;CONCATENATE(&quot;https://cwe.mitre.org/data/definitions/&quot;;[.D27]; &quot;.html&quot;);&quot;&quot;)" office:value-type="string" office:string-value="https://cwe.mitre.org/data/definitions/643.html" calcext:value-type="string">
            <text:p>https://cwe.mitre.org/data/definitions/643.html</text:p>
          </table:table-cell>
          <table:table-cell table:number-columns-repeated="1016"/>
        </table:table-row>
        <table:table-row table:style-name="ro1">
          <table:table-cell table:style-name="ce3" office:value-type="date" office:date-value="2002-03-05" calcext:value-type="date">
            <text:p>5.3.2002</text:p>
          </table:table-cell>
          <table:table-cell table:style-name="ce80" office:value-type="float" office:value="1" calcext:value-type="float">
            <text:p>1</text:p>
          </table:table-cell>
          <table:table-cell table:style-name="ce82"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13" office:value-type="float" office:value="176" calcext:value-type="float">
            <text:p>176</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8]&lt;&gt;&quot;&quot;;CONCATENATE(&quot;https://cwe.mitre.org/data/definitions/&quot;;[.D28]; &quot;.html&quot;);&quot;&quot;)" office:value-type="string" office:string-value="https://cwe.mitre.org/data/definitions/176.html" calcext:value-type="string">
            <text:p>https://cwe.mitre.org/data/definitions/176.html</text:p>
          </table:table-cell>
          <table:table-cell table:number-columns-repeated="1016"/>
        </table:table-row>
        <table:table-row table:style-name="ro1">
          <table:table-cell table:style-name="ce3" office:value-type="date" office:date-value="2003-03-05" calcext:value-type="date">
            <text:p>5.3.2003</text:p>
          </table:table-cell>
          <table:table-cell table:style-name="ce80" office:value-type="float" office:value="1" calcext:value-type="float">
            <text:p>1</text:p>
          </table:table-cell>
          <table:table-cell table:style-name="ce82"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13" office:value-type="float" office:value="79" calcext:value-type="float">
            <text:p>79</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29]&lt;&gt;&quot;&quot;;CONCATENATE(&quot;https://cwe.mitre.org/data/definitions/&quot;;[.D29]; &quot;.html&quot;);&quot;&quot;)" office:value-type="string" office:string-value="https://cwe.mitre.org/data/definitions/79.html" calcext:value-type="string">
            <text:p>https://cwe.mitre.org/data/definitions/79.html</text:p>
          </table:table-cell>
          <table:table-cell table:number-columns-repeated="1016"/>
        </table:table-row>
        <table:table-row table:style-name="ro1">
          <table:table-cell table:style-name="ce3" office:value-type="date" office:date-value="2004-03-05" calcext:value-type="date">
            <text:p>5.3.2004</text:p>
          </table:table-cell>
          <table:table-cell table:style-name="ce80" office:value-type="float" office:value="1" calcext:value-type="float">
            <text:p>1</text:p>
          </table:table-cell>
          <table:table-cell table:style-name="ce82"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13" office:value-type="float" office:value="89" calcext:value-type="float">
            <text:p>89</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0]&lt;&gt;&quot;&quot;;CONCATENATE(&quot;https://cwe.mitre.org/data/definitions/&quot;;[.D30]; &quot;.html&quot;);&quot;&quot;)" office:value-type="string" office:string-value="https://cwe.mitre.org/data/definitions/89.html" calcext:value-type="string">
            <text:p>https://cwe.mitre.org/data/definitions/89.html</text:p>
          </table:table-cell>
          <table:table-cell table:number-columns-repeated="1016"/>
        </table:table-row>
        <table:table-row table:style-name="ro1">
          <table:table-cell table:style-name="ce3" office:value-type="date" office:date-value="2005-03-05" calcext:value-type="date">
            <text:p>5.3.2005</text:p>
          </table:table-cell>
          <table:table-cell table:style-name="ce80" office:value-type="float" office:value="1" calcext:value-type="float">
            <text:p>1</text:p>
          </table:table-cell>
          <table:table-cell table:style-name="ce82"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13" office:value-type="float" office:value="89" calcext:value-type="float">
            <text:p>89</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1]&lt;&gt;&quot;&quot;;CONCATENATE(&quot;https://cwe.mitre.org/data/definitions/&quot;;[.D31]; &quot;.html&quot;);&quot;&quot;)" office:value-type="string" office:string-value="https://cwe.mitre.org/data/definitions/89.html" calcext:value-type="string">
            <text:p>https://cwe.mitre.org/data/definitions/89.html</text:p>
          </table:table-cell>
          <table:table-cell table:number-columns-repeated="1016"/>
        </table:table-row>
        <table:table-row table:style-name="ro1">
          <table:table-cell table:style-name="ce3" office:value-type="date" office:date-value="2006-03-05" calcext:value-type="date">
            <text:p>5.3.2006</text:p>
          </table:table-cell>
          <table:table-cell table:style-name="ce80" office:value-type="float" office:value="1" calcext:value-type="float">
            <text:p>1</text:p>
          </table:table-cell>
          <table:table-cell table:style-name="ce82"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13" office:value-type="float" office:value="830" calcext:value-type="float">
            <text:p>830</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2]&lt;&gt;&quot;&quot;;CONCATENATE(&quot;https://cwe.mitre.org/data/definitions/&quot;;[.D32]; &quot;.html&quot;);&quot;&quot;)" office:value-type="string" office:string-value="https://cwe.mitre.org/data/definitions/830.html" calcext:value-type="string">
            <text:p>https://cwe.mitre.org/data/definitions/830.html</text:p>
          </table:table-cell>
          <table:table-cell table:number-columns-repeated="1016"/>
        </table:table-row>
        <table:table-row table:style-name="ro1">
          <table:table-cell table:style-name="ce3" office:value-type="date" office:date-value="2007-03-05" calcext:value-type="date">
            <text:p>5.3.2007</text:p>
          </table:table-cell>
          <table:table-cell table:style-name="ce80" office:value-type="float" office:value="1" calcext:value-type="float">
            <text:p>1</text:p>
          </table:table-cell>
          <table:table-cell table:style-name="ce82"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13" office:value-type="float" office:value="943" calcext:value-type="float">
            <text:p>943</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3]&lt;&gt;&quot;&quot;;CONCATENATE(&quot;https://cwe.mitre.org/data/definitions/&quot;;[.D33]; &quot;.html&quot;);&quot;&quot;)" office:value-type="string" office:string-value="https://cwe.mitre.org/data/definitions/943.html" calcext:value-type="string">
            <text:p>https://cwe.mitre.org/data/definitions/943.html</text:p>
          </table:table-cell>
          <table:table-cell table:number-columns-repeated="1016"/>
        </table:table-row>
        <table:table-row table:style-name="ro1">
          <table:table-cell table:style-name="ce3" office:value-type="date" office:date-value="2008-03-05" calcext:value-type="date">
            <text:p>5.3.2008</text:p>
          </table:table-cell>
          <table:table-cell table:style-name="ce80" office:value-type="float" office:value="1" calcext:value-type="float">
            <text:p>1</text:p>
          </table:table-cell>
          <table:table-cell table:style-name="ce82"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13" office:value-type="float" office:value="78" calcext:value-type="float">
            <text:p>78</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4]&lt;&gt;&quot;&quot;;CONCATENATE(&quot;https://cwe.mitre.org/data/definitions/&quot;;[.D34]; &quot;.html&quot;);&quot;&quot;)" office:value-type="string" office:string-value="https://cwe.mitre.org/data/definitions/78.html" calcext:value-type="string">
            <text:p>https://cwe.mitre.org/data/definitions/78.html</text:p>
          </table:table-cell>
          <table:table-cell table:number-columns-repeated="1016"/>
        </table:table-row>
        <table:table-row table:style-name="ro1">
          <table:table-cell table:style-name="ce3" office:value-type="date" office:date-value="2009-03-05" calcext:value-type="date">
            <text:p>5.3.2009</text:p>
          </table:table-cell>
          <table:table-cell table:style-name="ce80" office:value-type="float" office:value="1" calcext:value-type="float">
            <text:p>1</text:p>
          </table:table-cell>
          <table:table-cell table:style-name="ce82" office:value-type="string" calcext:value-type="string">
            <text:p>Verify that the application protects against Local File Inclusion (LFI) or Remote File Inclusion (RFI) attacks.</text:p>
          </table:table-cell>
          <table:table-cell table:style-name="ce13" office:value-type="float" office:value="829" calcext:value-type="float">
            <text:p>829</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5]&lt;&gt;&quot;&quot;;CONCATENATE(&quot;https://cwe.mitre.org/data/definitions/&quot;;[.D35]; &quot;.html&quot;);&quot;&quot;)" office:value-type="string" office:string-value="https://cwe.mitre.org/data/definitions/829.html" calcext:value-type="string">
            <text:p>https://cwe.mitre.org/data/definitions/829.html</text:p>
          </table:table-cell>
          <table:table-cell table:number-columns-repeated="1016"/>
        </table:table-row>
        <table:table-row table:style-name="ro1">
          <table:table-cell table:style-name="ce3" office:value-type="date" office:date-value="2001-04-05" calcext:value-type="date">
            <text:p>5.4.2001</text:p>
          </table:table-cell>
          <table:table-cell table:style-name="ce80" office:value-type="float" office:value="2" calcext:value-type="float">
            <text:p>2</text:p>
          </table:table-cell>
          <table:table-cell table:style-name="ce82" office:value-type="string" calcext:value-type="string">
            <text:p>Verify that the application uses memory-safe string, safer memory copy and pointer arithmetic to detect or prevent stack, buffer, or heap overflows.</text:p>
          </table:table-cell>
          <table:table-cell table:style-name="ce13" office:value-type="float" office:value="120" calcext:value-type="float">
            <text:p>120</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6]&lt;&gt;&quot;&quot;;CONCATENATE(&quot;https://cwe.mitre.org/data/definitions/&quot;;[.D36]; &quot;.html&quot;);&quot;&quot;)" office:value-type="string" office:string-value="https://cwe.mitre.org/data/definitions/120.html" calcext:value-type="string">
            <text:p>https://cwe.mitre.org/data/definitions/120.html</text:p>
          </table:table-cell>
          <table:table-cell table:number-columns-repeated="1016"/>
        </table:table-row>
        <table:table-row table:style-name="ro1">
          <table:table-cell table:style-name="ce3" office:value-type="date" office:date-value="2002-04-05" calcext:value-type="date">
            <text:p>5.4.2002</text:p>
          </table:table-cell>
          <table:table-cell table:style-name="ce80" office:value-type="float" office:value="2" calcext:value-type="float">
            <text:p>2</text:p>
          </table:table-cell>
          <table:table-cell table:style-name="ce82" office:value-type="string" calcext:value-type="string">
            <text:p>Verify that format strings do not take potentially hostile input, and are constant.</text:p>
          </table:table-cell>
          <table:table-cell table:style-name="ce13" office:value-type="float" office:value="134" calcext:value-type="float">
            <text:p>134</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7]&lt;&gt;&quot;&quot;;CONCATENATE(&quot;https://cwe.mitre.org/data/definitions/&quot;;[.D37]; &quot;.html&quot;);&quot;&quot;)" office:value-type="string" office:string-value="https://cwe.mitre.org/data/definitions/134.html" calcext:value-type="string">
            <text:p>https://cwe.mitre.org/data/definitions/134.html</text:p>
          </table:table-cell>
          <table:table-cell table:number-columns-repeated="1016"/>
        </table:table-row>
        <table:table-row table:style-name="ro1">
          <table:table-cell table:style-name="ce3" office:value-type="date" office:date-value="2003-04-05" calcext:value-type="date">
            <text:p>5.4.2003</text:p>
          </table:table-cell>
          <table:table-cell table:style-name="ce80" office:value-type="float" office:value="2" calcext:value-type="float">
            <text:p>2</text:p>
          </table:table-cell>
          <table:table-cell table:style-name="ce82" office:value-type="string" calcext:value-type="string">
            <text:p>Verify that sign, range, and input validation techniques are used to prevent integer overflows.</text:p>
          </table:table-cell>
          <table:table-cell table:style-name="ce13" office:value-type="float" office:value="190" calcext:value-type="float">
            <text:p>190</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8]&lt;&gt;&quot;&quot;;CONCATENATE(&quot;https://cwe.mitre.org/data/definitions/&quot;;[.D38]; &quot;.html&quot;);&quot;&quot;)" office:value-type="string" office:string-value="https://cwe.mitre.org/data/definitions/190.html" calcext:value-type="string">
            <text:p>https://cwe.mitre.org/data/definitions/190.html</text:p>
          </table:table-cell>
          <table:table-cell table:number-columns-repeated="1016"/>
        </table:table-row>
        <table:table-row table:style-name="ro1">
          <table:table-cell table:style-name="ce3" office:value-type="date" office:date-value="2001-05-05" calcext:value-type="date">
            <text:p>5.5.2001</text:p>
          </table:table-cell>
          <table:table-cell table:style-name="ce80" office:value-type="float" office:value="1" calcext:value-type="float">
            <text:p>1</text:p>
          </table:table-cell>
          <table:table-cell table:style-name="ce82"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13" office:value-type="float" office:value="502" calcext:value-type="float">
            <text:p>502</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39]&lt;&gt;&quot;&quot;;CONCATENATE(&quot;https://cwe.mitre.org/data/definitions/&quot;;[.D39]; &quot;.html&quot;);&quot;&quot;)" office:value-type="string" office:string-value="https://cwe.mitre.org/data/definitions/502.html" calcext:value-type="string">
            <text:p>https://cwe.mitre.org/data/definitions/502.html</text:p>
          </table:table-cell>
          <table:table-cell table:number-columns-repeated="1016"/>
        </table:table-row>
        <table:table-row table:style-name="ro1">
          <table:table-cell table:style-name="ce3" office:value-type="date" office:date-value="2002-05-05" calcext:value-type="date">
            <text:p>5.5.2002</text:p>
          </table:table-cell>
          <table:table-cell table:style-name="ce80" office:value-type="float" office:value="1" calcext:value-type="float">
            <text:p>1</text:p>
          </table:table-cell>
          <table:table-cell table:style-name="ce82"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13" office:value-type="float" office:value="611" calcext:value-type="float">
            <text:p>611</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0]&lt;&gt;&quot;&quot;;CONCATENATE(&quot;https://cwe.mitre.org/data/definitions/&quot;;[.D40]; &quot;.html&quot;);&quot;&quot;)" office:value-type="string" office:string-value="https://cwe.mitre.org/data/definitions/611.html" calcext:value-type="string">
            <text:p>https://cwe.mitre.org/data/definitions/611.html</text:p>
          </table:table-cell>
          <table:table-cell table:number-columns-repeated="1016"/>
        </table:table-row>
        <table:table-row table:style-name="ro1">
          <table:table-cell table:style-name="ce3" office:value-type="date" office:date-value="2003-05-05" calcext:value-type="date">
            <text:p>5.5.2003</text:p>
          </table:table-cell>
          <table:table-cell table:style-name="ce80" office:value-type="float" office:value="1" calcext:value-type="float">
            <text:p>1</text:p>
          </table:table-cell>
          <table:table-cell table:style-name="ce82" office:value-type="string" calcext:value-type="string">
            <text:p>Verify that deserialization of untrusted data is avoided or is protected in both custom code and third-party libraries (such as JSON, XML and YAML parsers).</text:p>
          </table:table-cell>
          <table:table-cell table:style-name="ce13" office:value-type="float" office:value="502" calcext:value-type="float">
            <text:p>502</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1]&lt;&gt;&quot;&quot;;CONCATENATE(&quot;https://cwe.mitre.org/data/definitions/&quot;;[.D41]; &quot;.html&quot;);&quot;&quot;)" office:value-type="string" office:string-value="https://cwe.mitre.org/data/definitions/502.html" calcext:value-type="string">
            <text:p>https://cwe.mitre.org/data/definitions/502.html</text:p>
          </table:table-cell>
          <table:table-cell table:number-columns-repeated="1016"/>
        </table:table-row>
        <table:table-row table:style-name="ro1">
          <table:table-cell table:style-name="ce3" office:value-type="date" office:date-value="2004-05-05" calcext:value-type="date">
            <text:p>5.5.2004</text:p>
          </table:table-cell>
          <table:table-cell table:style-name="ce80" office:value-type="float" office:value="1" calcext:value-type="float">
            <text:p>1</text:p>
          </table:table-cell>
          <table:table-cell table:style-name="ce82" office:value-type="string" calcext:value-type="string">
            <text:p>Verify that when parsing JSON in browsers or JavaScript-based backends, JSON.parse is used to parse the JSON document. Do not use eval() to parse JSON.</text:p>
          </table:table-cell>
          <table:table-cell table:style-name="ce13" office:value-type="float" office:value="95" calcext:value-type="float">
            <text:p>95</text:p>
          </table:table-cell>
          <table:table-cell table:style-name="ce4" table:formula="of:=FALSE()" office:value-type="float" office:value="0" calcext:value-type="float">
            <text:p>0</text:p>
          </table:table-cell>
          <table:table-cell table:style-name="ce40" table:formula="of:=TRUE()" office:value-type="float" office:value="1" calcext:value-type="float">
            <text:p>1</text:p>
          </table:table-cell>
          <table:table-cell/>
          <table:table-cell table:style-name="ce17" table:formula="of:=IF([.D42]&lt;&gt;&quot;&quot;;CONCATENATE(&quot;https://cwe.mitre.org/data/definitions/&quot;;[.D42]; &quot;.html&quot;);&quot;&quot;)" office:value-type="string" office:string-value="https://cwe.mitre.org/data/definitions/95.html" calcext:value-type="string">
            <text:p>https://cwe.mitre.org/data/definitions/95.html</text:p>
          </table:table-cell>
          <table:table-cell table:number-columns-repeated="1016"/>
        </table:table-row>
        <table:table-row table:style-name="ro1">
          <table:table-cell table:style-name="ce3"/>
          <table:table-cell table:style-name="ce81"/>
          <table:table-cell table:style-name="ce82"/>
          <table:table-cell table:style-name="ce13"/>
          <table:table-cell table:number-columns-repeated="1020"/>
        </table:table-row>
        <table:table-row table:style-name="ro1">
          <table:table-cell table:style-name="ce13"/>
          <table:table-cell table:style-name="ce7"/>
          <table:table-cell table:style-name="ce83"/>
          <table:table-cell table:style-name="ce14"/>
          <table:table-cell table:number-columns-repeated="1020"/>
        </table:table-row>
        <table:table-row table:style-name="ro1" table:number-rows-repeated="957">
          <table:table-cell table:style-name="ce13"/>
          <table:table-cell table:style-name="ce7"/>
          <table:table-cell table:style-name="ce12"/>
          <table:table-cell table:style-name="ce14"/>
          <table:table-cell table:number-columns-repeated="1020"/>
        </table:table-row>
        <table:table-row table:style-name="ro2" table:number-rows-repeated="1047574">
          <table:table-cell table:number-columns-repeated="1024"/>
        </table:table-row>
        <table:table-row table:style-name="ro2">
          <table:table-cell table:number-columns-repeated="1024"/>
        </table:table-row>
        <table:named-expressions>
          <table:named-range table:name="Z_FDD8BED9_6F74_40C0_80B7_76A51278808A_.wvu.FilterData" table:base-cell-address="$Access.$A$1" table:cell-range-address="$Validation.$F$1:.$F$1001"/>
        </table:named-expressions>
        <calcext:conditional-formats>
          <calcext:conditional-format calcext:target-range-address="Validation.C44:Validation.C44">
            <calcext:condition calcext:apply-style-name="ConditionalStyle_1" calcext:value="formula-is([.F44]=0)" calcext:base-cell-address="Validation.C44"/>
          </calcext:conditional-format>
          <calcext:conditional-format calcext:target-range-address="Validation.C2:Validation.C43">
            <calcext:condition calcext:apply-style-name="ConditionalStyle_2" calcext:value="formula-is([.E2]=1)" calcext:base-cell-address="Validation.C2"/>
          </calcext:conditional-format>
          <calcext:conditional-format calcext:target-range-address="Validation.C2:Validation.C43">
            <calcext:condition calcext:apply-style-name="ConditionalStyle_1" calcext:value="formula-is([.F2]=0)" calcext:base-cell-address="Validation.C2"/>
          </calcext:conditional-format>
          <calcext:conditional-format calcext:target-range-address="Validation.B2:Validation.B43">
            <calcext:condition calcext:apply-style-name="ConditionalStyle_3" calcext:value="=3" calcext:base-cell-address="Validation.B2"/>
          </calcext:conditional-format>
          <calcext:conditional-format calcext:target-range-address="Validation.B2:Validation.B43">
            <calcext:condition calcext:apply-style-name="ConditionalStyle_4" calcext:value="=2" calcext:base-cell-address="Validation.B2"/>
          </calcext:conditional-format>
          <calcext:conditional-format calcext:target-range-address="Validation.B2:Validation.B43">
            <calcext:condition calcext:apply-style-name="ConditionalStyle_5" calcext:value="=1" calcext:base-cell-address="Validation.B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date-style style:name="N126">
      <number:day/>
      <number:text>.</number:text>
      <number:month/>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transparent"/>
      <style:text-properties style:text-line-through-style="solid" style:text-line-through-type="single"/>
    </style:style>
    <style:style style:name="ConditionalStyle_5f_2" style:display-name="ConditionalStyle_2" style:family="table-cell" style:parent-style-name="Default">
      <style:table-cell-properties fo:background-color="#b7e1cd"/>
    </style:style>
    <style:style style:name="ConditionalStyle_5f_3" style:display-name="ConditionalStyle_3" style:family="table-cell" style:parent-style-name="Default">
      <style:table-cell-properties fo:background-color="#00ccff"/>
      <style:text-properties fo:font-weight="bold" style:font-weight-asian="bold" style:font-weight-complex="bold"/>
    </style:style>
    <style:style style:name="ConditionalStyle_5f_4" style:display-name="ConditionalStyle_4" style:family="table-cell" style:parent-style-name="Default">
      <style:table-cell-properties fo:background-color="#00ff66"/>
      <style:text-properties fo:font-weight="bold" style:font-weight-asian="bold" style:font-weight-complex="bold"/>
    </style:style>
    <style:style style:name="ConditionalStyle_5f_5" style:display-name="ConditionalStyle_5" style:family="table-cell" style:parent-style-name="Default">
      <style:table-cell-properties fo:background-color="#ffd320"/>
      <style:text-properties fo:font-weight="bold" style:font-weight-asian="bold" style:font-weight-complex="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ccess" style:display-name="PageStyle_Access" style:page-layout-name="Mpm3">
      <style:header style:display="false"/>
      <style:header-left style:display="false"/>
      <style:footer style:display="false"/>
      <style:footer-left style:display="false"/>
    </style:master-page>
    <style:master-page style:name="PageStyle_5f_API" style:display-name="PageStyle_API" style:page-layout-name="Mpm3">
      <style:header style:display="false"/>
      <style:header-left style:display="false"/>
      <style:footer style:display="false"/>
      <style:footer-left style:display="false"/>
    </style:master-page>
    <style:master-page style:name="PageStyle_5f_Architecture" style:display-name="PageStyle_Architecture" style:page-layout-name="Mpm3">
      <style:header style:display="false"/>
      <style:header-left style:display="false"/>
      <style:footer style:display="false"/>
      <style:footer-left style:display="false"/>
    </style:master-page>
    <style:master-page style:name="PageStyle_5f_Authentication" style:display-name="PageStyle_Authentication" style:page-layout-name="Mpm3">
      <style:header style:display="false"/>
      <style:header-left style:display="false"/>
      <style:footer style:display="false"/>
      <style:footer-left style:display="false"/>
    </style:master-page>
    <style:master-page style:name="PageStyle_5f_BusLogic" style:display-name="PageStyle_BusLogic" style:page-layout-name="Mpm3">
      <style:header style:display="false"/>
      <style:header-left style:display="false"/>
      <style:footer style:display="false"/>
      <style:footer-left style:display="false"/>
    </style:master-page>
    <style:master-page style:name="PageStyle_5f_Communications" style:display-name="PageStyle_Communications"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Crypto" style:display-name="PageStyle_Crypto" style:page-layout-name="Mpm3">
      <style:header style:display="false"/>
      <style:header-left style:display="false"/>
      <style:footer style:display="false"/>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Error" style:display-name="PageStyle_Error" style:page-layout-name="Mpm3">
      <style:header style:display="false"/>
      <style:header-left style:display="false"/>
      <style:footer style:display="false"/>
      <style:footer-left style:display="false"/>
    </style:master-page>
    <style:master-page style:name="PageStyle_5f_Files" style:display-name="PageStyle_Files" style:page-layout-name="Mpm3">
      <style:header style:display="false"/>
      <style:header-left style:display="false"/>
      <style:footer style:display="false"/>
      <style:footer-left style:display="false"/>
    </style:master-page>
    <style:master-page style:name="PageStyle_5f_Malicious" style:display-name="PageStyle_Malicious" style:page-layout-name="Mpm3">
      <style:header style:display="false"/>
      <style:header-left style:display="false"/>
      <style:footer style:display="false"/>
      <style:footer-left style:display="false"/>
    </style:master-page>
    <style:master-page style:name="PageStyle_5f_Session" style:display-name="PageStyle_Session" style:page-layout-name="Mpm3">
      <style:header style:display="false"/>
      <style:header-left style:display="false"/>
      <style:footer style:display="false"/>
      <style:footer-left style:display="false"/>
    </style:master-page>
    <style:master-page style:name="PageStyle_5f_Validation" style:display-name="PageStyle_Valid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cell-count="2773" meta:object-count="0"/>
    <meta:generator>LibreOfficeDev/6.0.5.2$Linux_X86_64 LibreOffice_project/</meta:generator>
  </office:meta>
</office:document-meta>
</file>